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6">
      <style:table-cell-properties fo:background-color="#ddddd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6">
      <style:table-cell-properties fo:background-color="#ffff6d" fo:border="0.06pt solid #00000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ample rate</text:p>
          </table:table-cell>
          <table:table-cell table:style-name="ce1" table:formula="of:=3125000/16" office:value-type="float" office:value="195312.5" calcext:value-type="float">
            <text:p>195.31E+03</text:p>
          </table:table-cell>
          <table:table-cell/>
          <table:table-cell office:value-type="string" calcext:value-type="string">
            <text:p>Frequencies allow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E1]/([.E2]-1)/2" office:value-type="float" office:value="95.4606549364614" calcext:value-type="float">
            <text:p>95.46E+00</text:p>
          </table:table-cell>
          <table:table-cell table:formula="of:=IF(OR(AND([.B2]&gt;[.$G$2];[.B2]&lt;[.$G$3]);AND([.B2]&gt;[.$G$4];[.B2]&lt;[.$G$5]));1;0)" office:value-type="float" office:value="0" calcext:value-type="float">
            <text:p>0</text:p>
          </table:table-cell>
          <table:table-cell office:value-type="string" calcext:value-type="string">
            <text:p>Samples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float" office:value="1000" calcext:value-type="float">
            <text:p>1.00E+03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" table:formula="of:=[.$E$1]/([.$E$2]-1)*[.A3]" office:value-type="float" office:value="190.921309872923" calcext:value-type="float">
            <text:p>190.92E+00</text:p>
          </table:table-cell>
          <table:table-cell table:formula="of:=IF(OR(AND([.B3]&gt;[.$G$2];[.B3]&lt;[.$G$3]);AND([.B3]&gt;[.$G$4];[.B3]&lt;[.$G$5])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float" office:value="6000" calcext:value-type="float">
            <text:p>6.00E+03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" table:formula="of:=[.$E$1]/([.$E$2]-1)*[.A4]" office:value-type="float" office:value="381.842619745846" calcext:value-type="float">
            <text:p>381.84E+00</text:p>
          </table:table-cell>
          <table:table-cell table:formula="of:=IF(OR(AND([.B4]&gt;[.$G$2];[.B4]&lt;[.$G$3]);AND([.B4]&gt;[.$G$4];[.B4]&lt;[.$G$5])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in</text:p>
          </table:table-cell>
          <table:table-cell table:style-name="ce4" office:value-type="float" office:value="12000" calcext:value-type="float">
            <text:p>12.00E+03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" table:formula="of:=[.$E$1]/([.$E$2]-1)*[.A5]" office:value-type="float" office:value="572.763929618768" calcext:value-type="float">
            <text:p>572.76E+00</text:p>
          </table:table-cell>
          <table:table-cell table:formula="of:=IF(OR(AND([.B5]&gt;[.$G$2];[.B5]&lt;[.$G$3]);AND([.B5]&gt;[.$G$4];[.B5]&lt;[.$G$5]));1;0)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max</text:p>
          </table:table-cell>
          <table:table-cell table:style-name="ce4" office:value-type="float" office:value="16000" calcext:value-type="float">
            <text:p>16.00E+0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" table:formula="of:=[.$E$1]/([.$E$2]-1)*[.A6]" office:value-type="float" office:value="763.685239491691" calcext:value-type="float">
            <text:p>763.69E+00</text:p>
          </table:table-cell>
          <table:table-cell table:formula="of:=IF(OR(AND([.B6]&gt;[.$G$2];[.B6]&lt;[.$G$3]);AND([.B6]&gt;[.$G$4];[.B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" table:formula="of:=[.$E$1]/([.$E$2]-1)*[.A7]" office:value-type="float" office:value="954.606549364614" calcext:value-type="float">
            <text:p>954.61E+00</text:p>
          </table:table-cell>
          <table:table-cell table:formula="of:=IF(OR(AND([.B7]&gt;[.$G$2];[.B7]&lt;[.$G$3]);AND([.B7]&gt;[.$G$4];[.B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" table:formula="of:=[.$E$1]/([.$E$2]-1)*[.A8]" office:value-type="float" office:value="1145.52785923754" calcext:value-type="float">
            <text:p>1.15E+03</text:p>
          </table:table-cell>
          <table:table-cell table:formula="of:=IF(OR(AND([.B8]&gt;[.$G$2];[.B8]&lt;[.$G$3]);AND([.B8]&gt;[.$G$4];[.B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" table:formula="of:=[.$E$1]/([.$E$2]-1)*[.A9]" office:value-type="float" office:value="1336.44916911046" calcext:value-type="float">
            <text:p>1.34E+03</text:p>
          </table:table-cell>
          <table:table-cell table:formula="of:=IF(OR(AND([.B9]&gt;[.$G$2];[.B9]&lt;[.$G$3]);AND([.B9]&gt;[.$G$4];[.B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" table:formula="of:=[.$E$1]/([.$E$2]-1)*[.A10]" office:value-type="float" office:value="1527.37047898338" calcext:value-type="float">
            <text:p>1.53E+03</text:p>
          </table:table-cell>
          <table:table-cell table:formula="of:=IF(OR(AND([.B10]&gt;[.$G$2];[.B10]&lt;[.$G$3]);AND([.B10]&gt;[.$G$4];[.B1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" table:formula="of:=[.$E$1]/([.$E$2]-1)*[.A11]" office:value-type="float" office:value="1718.29178885631" calcext:value-type="float">
            <text:p>1.72E+03</text:p>
          </table:table-cell>
          <table:table-cell table:formula="of:=IF(OR(AND([.B11]&gt;[.$G$2];[.B11]&lt;[.$G$3]);AND([.B11]&gt;[.$G$4];[.B1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" table:formula="of:=[.$E$1]/([.$E$2]-1)*[.A12]" office:value-type="float" office:value="1909.21309872923" calcext:value-type="float">
            <text:p>1.91E+03</text:p>
          </table:table-cell>
          <table:table-cell table:formula="of:=IF(OR(AND([.B12]&gt;[.$G$2];[.B12]&lt;[.$G$3]);AND([.B12]&gt;[.$G$4];[.B1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" table:formula="of:=[.$E$1]/([.$E$2]-1)*[.A13]" office:value-type="float" office:value="2100.13440860215" calcext:value-type="float">
            <text:p>2.10E+03</text:p>
          </table:table-cell>
          <table:table-cell table:formula="of:=IF(OR(AND([.B13]&gt;[.$G$2];[.B13]&lt;[.$G$3]);AND([.B13]&gt;[.$G$4];[.B1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" table:formula="of:=[.$E$1]/([.$E$2]-1)*[.A14]" office:value-type="float" office:value="2291.05571847507" calcext:value-type="float">
            <text:p>2.29E+03</text:p>
          </table:table-cell>
          <table:table-cell table:formula="of:=IF(OR(AND([.B14]&gt;[.$G$2];[.B14]&lt;[.$G$3]);AND([.B14]&gt;[.$G$4];[.B1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" table:formula="of:=[.$E$1]/([.$E$2]-1)*[.A15]" office:value-type="float" office:value="2481.977028348" calcext:value-type="float">
            <text:p>2.48E+03</text:p>
          </table:table-cell>
          <table:table-cell table:formula="of:=IF(OR(AND([.B15]&gt;[.$G$2];[.B15]&lt;[.$G$3]);AND([.B15]&gt;[.$G$4];[.B1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" table:formula="of:=[.$E$1]/([.$E$2]-1)*[.A16]" office:value-type="float" office:value="2672.89833822092" calcext:value-type="float">
            <text:p>2.67E+03</text:p>
          </table:table-cell>
          <table:table-cell table:formula="of:=IF(OR(AND([.B16]&gt;[.$G$2];[.B16]&lt;[.$G$3]);AND([.B16]&gt;[.$G$4];[.B1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" table:formula="of:=[.$E$1]/([.$E$2]-1)*[.A17]" office:value-type="float" office:value="2863.81964809384" calcext:value-type="float">
            <text:p>2.86E+03</text:p>
          </table:table-cell>
          <table:table-cell table:formula="of:=IF(OR(AND([.B17]&gt;[.$G$2];[.B17]&lt;[.$G$3]);AND([.B17]&gt;[.$G$4];[.B1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1" table:formula="of:=[.$E$1]/([.$E$2]-1)*[.A18]" office:value-type="float" office:value="3054.74095796676" calcext:value-type="float">
            <text:p>3.05E+03</text:p>
          </table:table-cell>
          <table:table-cell table:formula="of:=IF(OR(AND([.B18]&gt;[.$G$2];[.B18]&lt;[.$G$3]);AND([.B18]&gt;[.$G$4];[.B1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1" table:formula="of:=[.$E$1]/([.$E$2]-1)*[.A19]" office:value-type="float" office:value="3245.66226783969" calcext:value-type="float">
            <text:p>3.25E+03</text:p>
          </table:table-cell>
          <table:table-cell table:formula="of:=IF(OR(AND([.B19]&gt;[.$G$2];[.B19]&lt;[.$G$3]);AND([.B19]&gt;[.$G$4];[.B1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1" table:formula="of:=[.$E$1]/([.$E$2]-1)*[.A20]" office:value-type="float" office:value="3436.58357771261" calcext:value-type="float">
            <text:p>3.44E+03</text:p>
          </table:table-cell>
          <table:table-cell table:formula="of:=IF(OR(AND([.B20]&gt;[.$G$2];[.B20]&lt;[.$G$3]);AND([.B20]&gt;[.$G$4];[.B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1" table:formula="of:=[.$E$1]/([.$E$2]-1)*[.A21]" office:value-type="float" office:value="3627.50488758553" calcext:value-type="float">
            <text:p>3.63E+03</text:p>
          </table:table-cell>
          <table:table-cell table:formula="of:=IF(OR(AND([.B21]&gt;[.$G$2];[.B21]&lt;[.$G$3]);AND([.B21]&gt;[.$G$4];[.B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1" table:formula="of:=[.$E$1]/([.$E$2]-1)*[.A22]" office:value-type="float" office:value="3818.42619745845" calcext:value-type="float">
            <text:p>3.82E+03</text:p>
          </table:table-cell>
          <table:table-cell table:formula="of:=IF(OR(AND([.B22]&gt;[.$G$2];[.B22]&lt;[.$G$3]);AND([.B22]&gt;[.$G$4];[.B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1" table:formula="of:=[.$E$1]/([.$E$2]-1)*[.A23]" office:value-type="float" office:value="4009.34750733138" calcext:value-type="float">
            <text:p>4.01E+03</text:p>
          </table:table-cell>
          <table:table-cell table:formula="of:=IF(OR(AND([.B23]&gt;[.$G$2];[.B23]&lt;[.$G$3]);AND([.B23]&gt;[.$G$4];[.B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1" table:formula="of:=[.$E$1]/([.$E$2]-1)*[.A24]" office:value-type="float" office:value="4200.2688172043" calcext:value-type="float">
            <text:p>4.20E+03</text:p>
          </table:table-cell>
          <table:table-cell table:formula="of:=IF(OR(AND([.B24]&gt;[.$G$2];[.B24]&lt;[.$G$3]);AND([.B24]&gt;[.$G$4];[.B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1" table:formula="of:=[.$E$1]/([.$E$2]-1)*[.A25]" office:value-type="float" office:value="4391.19012707722" calcext:value-type="float">
            <text:p>4.39E+03</text:p>
          </table:table-cell>
          <table:table-cell table:formula="of:=IF(OR(AND([.B25]&gt;[.$G$2];[.B25]&lt;[.$G$3]);AND([.B25]&gt;[.$G$4];[.B2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1" table:formula="of:=[.$E$1]/([.$E$2]-1)*[.A26]" office:value-type="float" office:value="4582.11143695015" calcext:value-type="float">
            <text:p>4.58E+03</text:p>
          </table:table-cell>
          <table:table-cell table:formula="of:=IF(OR(AND([.B26]&gt;[.$G$2];[.B26]&lt;[.$G$3]);AND([.B26]&gt;[.$G$4];[.B2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1" table:formula="of:=[.$E$1]/([.$E$2]-1)*[.A27]" office:value-type="float" office:value="4773.03274682307" calcext:value-type="float">
            <text:p>4.77E+03</text:p>
          </table:table-cell>
          <table:table-cell table:formula="of:=IF(OR(AND([.B27]&gt;[.$G$2];[.B27]&lt;[.$G$3]);AND([.B27]&gt;[.$G$4];[.B2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1" table:formula="of:=[.$E$1]/([.$E$2]-1)*[.A28]" office:value-type="float" office:value="4963.95405669599" calcext:value-type="float">
            <text:p>4.96E+03</text:p>
          </table:table-cell>
          <table:table-cell table:formula="of:=IF(OR(AND([.B28]&gt;[.$G$2];[.B28]&lt;[.$G$3]);AND([.B28]&gt;[.$G$4];[.B2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1" table:formula="of:=[.$E$1]/([.$E$2]-1)*[.A29]" office:value-type="float" office:value="5154.87536656891" calcext:value-type="float">
            <text:p>5.15E+03</text:p>
          </table:table-cell>
          <table:table-cell table:formula="of:=IF(OR(AND([.B29]&gt;[.$G$2];[.B29]&lt;[.$G$3]);AND([.B29]&gt;[.$G$4];[.B2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1" table:formula="of:=[.$E$1]/([.$E$2]-1)*[.A30]" office:value-type="float" office:value="5345.79667644184" calcext:value-type="float">
            <text:p>5.35E+03</text:p>
          </table:table-cell>
          <table:table-cell table:formula="of:=IF(OR(AND([.B30]&gt;[.$G$2];[.B30]&lt;[.$G$3]);AND([.B30]&gt;[.$G$4];[.B3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1" table:formula="of:=[.$E$1]/([.$E$2]-1)*[.A31]" office:value-type="float" office:value="5536.71798631476" calcext:value-type="float">
            <text:p>5.54E+03</text:p>
          </table:table-cell>
          <table:table-cell table:formula="of:=IF(OR(AND([.B31]&gt;[.$G$2];[.B31]&lt;[.$G$3]);AND([.B31]&gt;[.$G$4];[.B3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style-name="ce1" table:formula="of:=[.$E$1]/([.$E$2]-1)*[.A32]" office:value-type="float" office:value="5727.63929618768" calcext:value-type="float">
            <text:p>5.73E+03</text:p>
          </table:table-cell>
          <table:table-cell table:formula="of:=IF(OR(AND([.B32]&gt;[.$G$2];[.B32]&lt;[.$G$3]);AND([.B32]&gt;[.$G$4];[.B3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style-name="ce1" table:formula="of:=[.$E$1]/([.$E$2]-1)*[.A33]" office:value-type="float" office:value="5918.56060606061" calcext:value-type="float">
            <text:p>5.92E+03</text:p>
          </table:table-cell>
          <table:table-cell table:formula="of:=IF(OR(AND([.B33]&gt;[.$G$2];[.B33]&lt;[.$G$3]);AND([.B33]&gt;[.$G$4];[.B3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style-name="ce1" table:formula="of:=[.$E$1]/([.$E$2]-1)*[.A34]" office:value-type="float" office:value="6109.48191593353" calcext:value-type="float">
            <text:p>6.11E+03</text:p>
          </table:table-cell>
          <table:table-cell table:formula="of:=IF(OR(AND([.B34]&gt;[.$G$2];[.B34]&lt;[.$G$3]);AND([.B34]&gt;[.$G$4];[.B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style-name="ce1" table:formula="of:=[.$E$1]/([.$E$2]-1)*[.A35]" office:value-type="float" office:value="6300.40322580645" calcext:value-type="float">
            <text:p>6.30E+03</text:p>
          </table:table-cell>
          <table:table-cell table:formula="of:=IF(OR(AND([.B35]&gt;[.$G$2];[.B35]&lt;[.$G$3]);AND([.B35]&gt;[.$G$4];[.B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style-name="ce1" table:formula="of:=[.$E$1]/([.$E$2]-1)*[.A36]" office:value-type="float" office:value="6491.32453567937" calcext:value-type="float">
            <text:p>6.49E+03</text:p>
          </table:table-cell>
          <table:table-cell table:formula="of:=IF(OR(AND([.B36]&gt;[.$G$2];[.B36]&lt;[.$G$3]);AND([.B36]&gt;[.$G$4];[.B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style-name="ce1" table:formula="of:=[.$E$1]/([.$E$2]-1)*[.A37]" office:value-type="float" office:value="6682.2458455523" calcext:value-type="float">
            <text:p>6.68E+03</text:p>
          </table:table-cell>
          <table:table-cell table:formula="of:=IF(OR(AND([.B37]&gt;[.$G$2];[.B37]&lt;[.$G$3]);AND([.B37]&gt;[.$G$4];[.B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style-name="ce1" table:formula="of:=[.$E$1]/([.$E$2]-1)*[.A38]" office:value-type="float" office:value="6873.16715542522" calcext:value-type="float">
            <text:p>6.87E+03</text:p>
          </table:table-cell>
          <table:table-cell table:formula="of:=IF(OR(AND([.B38]&gt;[.$G$2];[.B38]&lt;[.$G$3]);AND([.B38]&gt;[.$G$4];[.B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style-name="ce1" table:formula="of:=[.$E$1]/([.$E$2]-1)*[.A39]" office:value-type="float" office:value="7064.08846529814" calcext:value-type="float">
            <text:p>7.06E+03</text:p>
          </table:table-cell>
          <table:table-cell table:formula="of:=IF(OR(AND([.B39]&gt;[.$G$2];[.B39]&lt;[.$G$3]);AND([.B39]&gt;[.$G$4];[.B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style-name="ce1" table:formula="of:=[.$E$1]/([.$E$2]-1)*[.A40]" office:value-type="float" office:value="7255.00977517106" calcext:value-type="float">
            <text:p>7.26E+03</text:p>
          </table:table-cell>
          <table:table-cell table:formula="of:=IF(OR(AND([.B40]&gt;[.$G$2];[.B40]&lt;[.$G$3]);AND([.B40]&gt;[.$G$4];[.B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style-name="ce1" table:formula="of:=[.$E$1]/([.$E$2]-1)*[.A41]" office:value-type="float" office:value="7445.93108504399" calcext:value-type="float">
            <text:p>7.45E+03</text:p>
          </table:table-cell>
          <table:table-cell table:formula="of:=IF(OR(AND([.B41]&gt;[.$G$2];[.B41]&lt;[.$G$3]);AND([.B41]&gt;[.$G$4];[.B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style-name="ce1" table:formula="of:=[.$E$1]/([.$E$2]-1)*[.A42]" office:value-type="float" office:value="7636.85239491691" calcext:value-type="float">
            <text:p>7.64E+03</text:p>
          </table:table-cell>
          <table:table-cell table:formula="of:=IF(OR(AND([.B42]&gt;[.$G$2];[.B42]&lt;[.$G$3]);AND([.B42]&gt;[.$G$4];[.B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style-name="ce1" table:formula="of:=[.$E$1]/([.$E$2]-1)*[.A43]" office:value-type="float" office:value="7827.77370478983" calcext:value-type="float">
            <text:p>7.83E+03</text:p>
          </table:table-cell>
          <table:table-cell table:formula="of:=IF(OR(AND([.B43]&gt;[.$G$2];[.B43]&lt;[.$G$3]);AND([.B43]&gt;[.$G$4];[.B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style-name="ce1" table:formula="of:=[.$E$1]/([.$E$2]-1)*[.A44]" office:value-type="float" office:value="8018.69501466276" calcext:value-type="float">
            <text:p>8.02E+03</text:p>
          </table:table-cell>
          <table:table-cell table:formula="of:=IF(OR(AND([.B44]&gt;[.$G$2];[.B44]&lt;[.$G$3]);AND([.B44]&gt;[.$G$4];[.B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style-name="ce1" table:formula="of:=[.$E$1]/([.$E$2]-1)*[.A45]" office:value-type="float" office:value="8209.61632453568" calcext:value-type="float">
            <text:p>8.21E+03</text:p>
          </table:table-cell>
          <table:table-cell table:formula="of:=IF(OR(AND([.B45]&gt;[.$G$2];[.B45]&lt;[.$G$3]);AND([.B45]&gt;[.$G$4];[.B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style-name="ce1" table:formula="of:=[.$E$1]/([.$E$2]-1)*[.A46]" office:value-type="float" office:value="8400.5376344086" calcext:value-type="float">
            <text:p>8.40E+03</text:p>
          </table:table-cell>
          <table:table-cell table:formula="of:=IF(OR(AND([.B46]&gt;[.$G$2];[.B46]&lt;[.$G$3]);AND([.B46]&gt;[.$G$4];[.B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style-name="ce1" table:formula="of:=[.$E$1]/([.$E$2]-1)*[.A47]" office:value-type="float" office:value="8591.45894428153" calcext:value-type="float">
            <text:p>8.59E+03</text:p>
          </table:table-cell>
          <table:table-cell table:formula="of:=IF(OR(AND([.B47]&gt;[.$G$2];[.B47]&lt;[.$G$3]);AND([.B47]&gt;[.$G$4];[.B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style-name="ce1" table:formula="of:=[.$E$1]/([.$E$2]-1)*[.A48]" office:value-type="float" office:value="8782.38025415445" calcext:value-type="float">
            <text:p>8.78E+03</text:p>
          </table:table-cell>
          <table:table-cell table:formula="of:=IF(OR(AND([.B48]&gt;[.$G$2];[.B48]&lt;[.$G$3]);AND([.B48]&gt;[.$G$4];[.B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style-name="ce1" table:formula="of:=[.$E$1]/([.$E$2]-1)*[.A49]" office:value-type="float" office:value="8973.30156402737" calcext:value-type="float">
            <text:p>8.97E+03</text:p>
          </table:table-cell>
          <table:table-cell table:formula="of:=IF(OR(AND([.B49]&gt;[.$G$2];[.B49]&lt;[.$G$3]);AND([.B49]&gt;[.$G$4];[.B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style-name="ce1" table:formula="of:=[.$E$1]/([.$E$2]-1)*[.A50]" office:value-type="float" office:value="9164.22287390029" calcext:value-type="float">
            <text:p>9.16E+03</text:p>
          </table:table-cell>
          <table:table-cell table:formula="of:=IF(OR(AND([.B50]&gt;[.$G$2];[.B50]&lt;[.$G$3]);AND([.B50]&gt;[.$G$4];[.B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style-name="ce1" table:formula="of:=[.$E$1]/([.$E$2]-1)*[.A51]" office:value-type="float" office:value="9355.14418377321" calcext:value-type="float">
            <text:p>9.36E+03</text:p>
          </table:table-cell>
          <table:table-cell table:formula="of:=IF(OR(AND([.B51]&gt;[.$G$2];[.B51]&lt;[.$G$3]);AND([.B51]&gt;[.$G$4];[.B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style-name="ce1" table:formula="of:=[.$E$1]/([.$E$2]-1)*[.A52]" office:value-type="float" office:value="9546.06549364614" calcext:value-type="float">
            <text:p>9.55E+03</text:p>
          </table:table-cell>
          <table:table-cell table:formula="of:=IF(OR(AND([.B52]&gt;[.$G$2];[.B52]&lt;[.$G$3]);AND([.B52]&gt;[.$G$4];[.B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style-name="ce1" table:formula="of:=[.$E$1]/([.$E$2]-1)*[.A53]" office:value-type="float" office:value="9736.98680351906" calcext:value-type="float">
            <text:p>9.74E+03</text:p>
          </table:table-cell>
          <table:table-cell table:formula="of:=IF(OR(AND([.B53]&gt;[.$G$2];[.B53]&lt;[.$G$3]);AND([.B53]&gt;[.$G$4];[.B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style-name="ce1" table:formula="of:=[.$E$1]/([.$E$2]-1)*[.A54]" office:value-type="float" office:value="9927.90811339198" calcext:value-type="float">
            <text:p>9.93E+03</text:p>
          </table:table-cell>
          <table:table-cell table:formula="of:=IF(OR(AND([.B54]&gt;[.$G$2];[.B54]&lt;[.$G$3]);AND([.B54]&gt;[.$G$4];[.B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style-name="ce1" table:formula="of:=[.$E$1]/([.$E$2]-1)*[.A55]" office:value-type="float" office:value="10118.8294232649" calcext:value-type="float">
            <text:p>10.12E+03</text:p>
          </table:table-cell>
          <table:table-cell table:formula="of:=IF(OR(AND([.B55]&gt;[.$G$2];[.B55]&lt;[.$G$3]);AND([.B55]&gt;[.$G$4];[.B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style-name="ce1" table:formula="of:=[.$E$1]/([.$E$2]-1)*[.A56]" office:value-type="float" office:value="10309.7507331378" calcext:value-type="float">
            <text:p>10.31E+03</text:p>
          </table:table-cell>
          <table:table-cell table:formula="of:=IF(OR(AND([.B56]&gt;[.$G$2];[.B56]&lt;[.$G$3]);AND([.B56]&gt;[.$G$4];[.B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style-name="ce1" table:formula="of:=[.$E$1]/([.$E$2]-1)*[.A57]" office:value-type="float" office:value="10500.6720430108" calcext:value-type="float">
            <text:p>10.50E+03</text:p>
          </table:table-cell>
          <table:table-cell table:formula="of:=IF(OR(AND([.B57]&gt;[.$G$2];[.B57]&lt;[.$G$3]);AND([.B57]&gt;[.$G$4];[.B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style-name="ce1" table:formula="of:=[.$E$1]/([.$E$2]-1)*[.A58]" office:value-type="float" office:value="10691.5933528837" calcext:value-type="float">
            <text:p>10.69E+03</text:p>
          </table:table-cell>
          <table:table-cell table:formula="of:=IF(OR(AND([.B58]&gt;[.$G$2];[.B58]&lt;[.$G$3]);AND([.B58]&gt;[.$G$4];[.B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style-name="ce1" table:formula="of:=[.$E$1]/([.$E$2]-1)*[.A59]" office:value-type="float" office:value="10882.5146627566" calcext:value-type="float">
            <text:p>10.88E+03</text:p>
          </table:table-cell>
          <table:table-cell table:formula="of:=IF(OR(AND([.B59]&gt;[.$G$2];[.B59]&lt;[.$G$3]);AND([.B59]&gt;[.$G$4];[.B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style-name="ce1" table:formula="of:=[.$E$1]/([.$E$2]-1)*[.A60]" office:value-type="float" office:value="11073.4359726295" calcext:value-type="float">
            <text:p>11.07E+03</text:p>
          </table:table-cell>
          <table:table-cell table:formula="of:=IF(OR(AND([.B60]&gt;[.$G$2];[.B60]&lt;[.$G$3]);AND([.B60]&gt;[.$G$4];[.B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style-name="ce1" table:formula="of:=[.$E$1]/([.$E$2]-1)*[.A61]" office:value-type="float" office:value="11264.3572825024" calcext:value-type="float">
            <text:p>11.26E+03</text:p>
          </table:table-cell>
          <table:table-cell table:formula="of:=IF(OR(AND([.B61]&gt;[.$G$2];[.B61]&lt;[.$G$3]);AND([.B61]&gt;[.$G$4];[.B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style-name="ce1" table:formula="of:=[.$E$1]/([.$E$2]-1)*[.A62]" office:value-type="float" office:value="11455.2785923754" calcext:value-type="float">
            <text:p>11.46E+03</text:p>
          </table:table-cell>
          <table:table-cell table:formula="of:=IF(OR(AND([.B62]&gt;[.$G$2];[.B62]&lt;[.$G$3]);AND([.B62]&gt;[.$G$4];[.B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style-name="ce1" table:formula="of:=[.$E$1]/([.$E$2]-1)*[.A63]" office:value-type="float" office:value="11646.1999022483" calcext:value-type="float">
            <text:p>11.65E+03</text:p>
          </table:table-cell>
          <table:table-cell table:formula="of:=IF(OR(AND([.B63]&gt;[.$G$2];[.B63]&lt;[.$G$3]);AND([.B63]&gt;[.$G$4];[.B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style-name="ce1" table:formula="of:=[.$E$1]/([.$E$2]-1)*[.A64]" office:value-type="float" office:value="11837.1212121212" calcext:value-type="float">
            <text:p>11.84E+03</text:p>
          </table:table-cell>
          <table:table-cell table:formula="of:=IF(OR(AND([.B64]&gt;[.$G$2];[.B64]&lt;[.$G$3]);AND([.B64]&gt;[.$G$4];[.B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style-name="ce1" table:formula="of:=[.$E$1]/([.$E$2]-1)*[.A65]" office:value-type="float" office:value="12028.0425219941" calcext:value-type="float">
            <text:p>12.03E+03</text:p>
          </table:table-cell>
          <table:table-cell table:formula="of:=IF(OR(AND([.B65]&gt;[.$G$2];[.B65]&lt;[.$G$3]);AND([.B65]&gt;[.$G$4];[.B6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style-name="ce1" table:formula="of:=[.$E$1]/([.$E$2]-1)*[.A66]" office:value-type="float" office:value="12218.9638318671" calcext:value-type="float">
            <text:p>12.22E+03</text:p>
          </table:table-cell>
          <table:table-cell table:formula="of:=IF(OR(AND([.B66]&gt;[.$G$2];[.B66]&lt;[.$G$3]);AND([.B66]&gt;[.$G$4];[.B6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style-name="ce1" table:formula="of:=[.$E$1]/([.$E$2]-1)*[.A67]" office:value-type="float" office:value="12409.88514174" calcext:value-type="float">
            <text:p>12.41E+03</text:p>
          </table:table-cell>
          <table:table-cell table:formula="of:=IF(OR(AND([.B67]&gt;[.$G$2];[.B67]&lt;[.$G$3]);AND([.B67]&gt;[.$G$4];[.B6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style-name="ce1" table:formula="of:=[.$E$1]/([.$E$2]-1)*[.A68]" office:value-type="float" office:value="12600.8064516129" calcext:value-type="float">
            <text:p>12.60E+03</text:p>
          </table:table-cell>
          <table:table-cell table:formula="of:=IF(OR(AND([.B68]&gt;[.$G$2];[.B68]&lt;[.$G$3]);AND([.B68]&gt;[.$G$4];[.B6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style-name="ce1" table:formula="of:=[.$E$1]/([.$E$2]-1)*[.A69]" office:value-type="float" office:value="12791.7277614858" calcext:value-type="float">
            <text:p>12.79E+03</text:p>
          </table:table-cell>
          <table:table-cell table:formula="of:=IF(OR(AND([.B69]&gt;[.$G$2];[.B69]&lt;[.$G$3]);AND([.B69]&gt;[.$G$4];[.B6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style-name="ce1" table:formula="of:=[.$E$1]/([.$E$2]-1)*[.A70]" office:value-type="float" office:value="12982.6490713587" calcext:value-type="float">
            <text:p>12.98E+03</text:p>
          </table:table-cell>
          <table:table-cell table:formula="of:=IF(OR(AND([.B70]&gt;[.$G$2];[.B70]&lt;[.$G$3]);AND([.B70]&gt;[.$G$4];[.B7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style-name="ce1" table:formula="of:=[.$E$1]/([.$E$2]-1)*[.A71]" office:value-type="float" office:value="13173.5703812317" calcext:value-type="float">
            <text:p>13.17E+03</text:p>
          </table:table-cell>
          <table:table-cell table:formula="of:=IF(OR(AND([.B71]&gt;[.$G$2];[.B71]&lt;[.$G$3]);AND([.B71]&gt;[.$G$4];[.B7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style-name="ce1" table:formula="of:=[.$E$1]/([.$E$2]-1)*[.A72]" office:value-type="float" office:value="13364.4916911046" calcext:value-type="float">
            <text:p>13.36E+03</text:p>
          </table:table-cell>
          <table:table-cell table:formula="of:=IF(OR(AND([.B72]&gt;[.$G$2];[.B72]&lt;[.$G$3]);AND([.B72]&gt;[.$G$4];[.B7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style-name="ce1" table:formula="of:=[.$E$1]/([.$E$2]-1)*[.A73]" office:value-type="float" office:value="13555.4130009775" calcext:value-type="float">
            <text:p>13.56E+03</text:p>
          </table:table-cell>
          <table:table-cell table:formula="of:=IF(OR(AND([.B73]&gt;[.$G$2];[.B73]&lt;[.$G$3]);AND([.B73]&gt;[.$G$4];[.B7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style-name="ce1" table:formula="of:=[.$E$1]/([.$E$2]-1)*[.A74]" office:value-type="float" office:value="13746.3343108504" calcext:value-type="float">
            <text:p>13.75E+03</text:p>
          </table:table-cell>
          <table:table-cell table:formula="of:=IF(OR(AND([.B74]&gt;[.$G$2];[.B74]&lt;[.$G$3]);AND([.B74]&gt;[.$G$4];[.B7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style-name="ce1" table:formula="of:=[.$E$1]/([.$E$2]-1)*[.A75]" office:value-type="float" office:value="13937.2556207234" calcext:value-type="float">
            <text:p>13.94E+03</text:p>
          </table:table-cell>
          <table:table-cell table:formula="of:=IF(OR(AND([.B75]&gt;[.$G$2];[.B75]&lt;[.$G$3]);AND([.B75]&gt;[.$G$4];[.B7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style-name="ce1" table:formula="of:=[.$E$1]/([.$E$2]-1)*[.A76]" office:value-type="float" office:value="14128.1769305963" calcext:value-type="float">
            <text:p>14.13E+03</text:p>
          </table:table-cell>
          <table:table-cell table:formula="of:=IF(OR(AND([.B76]&gt;[.$G$2];[.B76]&lt;[.$G$3]);AND([.B76]&gt;[.$G$4];[.B7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style-name="ce1" table:formula="of:=[.$E$1]/([.$E$2]-1)*[.A77]" office:value-type="float" office:value="14319.0982404692" calcext:value-type="float">
            <text:p>14.32E+03</text:p>
          </table:table-cell>
          <table:table-cell table:formula="of:=IF(OR(AND([.B77]&gt;[.$G$2];[.B77]&lt;[.$G$3]);AND([.B77]&gt;[.$G$4];[.B7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style-name="ce1" table:formula="of:=[.$E$1]/([.$E$2]-1)*[.A78]" office:value-type="float" office:value="14510.0195503421" calcext:value-type="float">
            <text:p>14.51E+03</text:p>
          </table:table-cell>
          <table:table-cell table:formula="of:=IF(OR(AND([.B78]&gt;[.$G$2];[.B78]&lt;[.$G$3]);AND([.B78]&gt;[.$G$4];[.B7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style-name="ce1" table:formula="of:=[.$E$1]/([.$E$2]-1)*[.A79]" office:value-type="float" office:value="14700.9408602151" calcext:value-type="float">
            <text:p>14.70E+03</text:p>
          </table:table-cell>
          <table:table-cell table:formula="of:=IF(OR(AND([.B79]&gt;[.$G$2];[.B79]&lt;[.$G$3]);AND([.B79]&gt;[.$G$4];[.B7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style-name="ce1" table:formula="of:=[.$E$1]/([.$E$2]-1)*[.A80]" office:value-type="float" office:value="14891.862170088" calcext:value-type="float">
            <text:p>14.89E+03</text:p>
          </table:table-cell>
          <table:table-cell table:formula="of:=IF(OR(AND([.B80]&gt;[.$G$2];[.B80]&lt;[.$G$3]);AND([.B80]&gt;[.$G$4];[.B8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style-name="ce1" table:formula="of:=[.$E$1]/([.$E$2]-1)*[.A81]" office:value-type="float" office:value="15082.7834799609" calcext:value-type="float">
            <text:p>15.08E+03</text:p>
          </table:table-cell>
          <table:table-cell table:formula="of:=IF(OR(AND([.B81]&gt;[.$G$2];[.B81]&lt;[.$G$3]);AND([.B81]&gt;[.$G$4];[.B8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style-name="ce1" table:formula="of:=[.$E$1]/([.$E$2]-1)*[.A82]" office:value-type="float" office:value="15273.7047898338" calcext:value-type="float">
            <text:p>15.27E+03</text:p>
          </table:table-cell>
          <table:table-cell table:formula="of:=IF(OR(AND([.B82]&gt;[.$G$2];[.B82]&lt;[.$G$3]);AND([.B82]&gt;[.$G$4];[.B8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style-name="ce1" table:formula="of:=[.$E$1]/([.$E$2]-1)*[.A83]" office:value-type="float" office:value="15464.6260997067" calcext:value-type="float">
            <text:p>15.46E+03</text:p>
          </table:table-cell>
          <table:table-cell table:formula="of:=IF(OR(AND([.B83]&gt;[.$G$2];[.B83]&lt;[.$G$3]);AND([.B83]&gt;[.$G$4];[.B8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style-name="ce1" table:formula="of:=[.$E$1]/([.$E$2]-1)*[.A84]" office:value-type="float" office:value="15655.5474095797" calcext:value-type="float">
            <text:p>15.66E+03</text:p>
          </table:table-cell>
          <table:table-cell table:formula="of:=IF(OR(AND([.B84]&gt;[.$G$2];[.B84]&lt;[.$G$3]);AND([.B84]&gt;[.$G$4];[.B8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style-name="ce1" table:formula="of:=[.$E$1]/([.$E$2]-1)*[.A85]" office:value-type="float" office:value="15846.4687194526" calcext:value-type="float">
            <text:p>15.85E+03</text:p>
          </table:table-cell>
          <table:table-cell table:formula="of:=IF(OR(AND([.B85]&gt;[.$G$2];[.B85]&lt;[.$G$3]);AND([.B85]&gt;[.$G$4];[.B8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style-name="ce1" table:formula="of:=[.$E$1]/([.$E$2]-1)*[.A86]" office:value-type="float" office:value="16037.3900293255" calcext:value-type="float">
            <text:p>16.04E+03</text:p>
          </table:table-cell>
          <table:table-cell table:formula="of:=IF(OR(AND([.B86]&gt;[.$G$2];[.B86]&lt;[.$G$3]);AND([.B86]&gt;[.$G$4];[.B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style-name="ce1" table:formula="of:=[.$E$1]/([.$E$2]-1)*[.A87]" office:value-type="float" office:value="16228.3113391984" calcext:value-type="float">
            <text:p>16.23E+03</text:p>
          </table:table-cell>
          <table:table-cell table:formula="of:=IF(OR(AND([.B87]&gt;[.$G$2];[.B87]&lt;[.$G$3]);AND([.B87]&gt;[.$G$4];[.B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style-name="ce1" table:formula="of:=[.$E$1]/([.$E$2]-1)*[.A88]" office:value-type="float" office:value="16419.2326490714" calcext:value-type="float">
            <text:p>16.42E+03</text:p>
          </table:table-cell>
          <table:table-cell table:formula="of:=IF(OR(AND([.B88]&gt;[.$G$2];[.B88]&lt;[.$G$3]);AND([.B88]&gt;[.$G$4];[.B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style-name="ce1" table:formula="of:=[.$E$1]/([.$E$2]-1)*[.A89]" office:value-type="float" office:value="16610.1539589443" calcext:value-type="float">
            <text:p>16.61E+03</text:p>
          </table:table-cell>
          <table:table-cell table:formula="of:=IF(OR(AND([.B89]&gt;[.$G$2];[.B89]&lt;[.$G$3]);AND([.B89]&gt;[.$G$4];[.B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style-name="ce1" table:formula="of:=[.$E$1]/([.$E$2]-1)*[.A90]" office:value-type="float" office:value="16801.0752688172" calcext:value-type="float">
            <text:p>16.80E+03</text:p>
          </table:table-cell>
          <table:table-cell table:formula="of:=IF(OR(AND([.B90]&gt;[.$G$2];[.B90]&lt;[.$G$3]);AND([.B90]&gt;[.$G$4];[.B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style-name="ce1" table:formula="of:=[.$E$1]/([.$E$2]-1)*[.A91]" office:value-type="float" office:value="16991.9965786901" calcext:value-type="float">
            <text:p>16.99E+03</text:p>
          </table:table-cell>
          <table:table-cell table:formula="of:=IF(OR(AND([.B91]&gt;[.$G$2];[.B91]&lt;[.$G$3]);AND([.B91]&gt;[.$G$4];[.B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style-name="ce1" table:formula="of:=[.$E$1]/([.$E$2]-1)*[.A92]" office:value-type="float" office:value="17182.9178885631" calcext:value-type="float">
            <text:p>17.18E+03</text:p>
          </table:table-cell>
          <table:table-cell table:formula="of:=IF(OR(AND([.B92]&gt;[.$G$2];[.B92]&lt;[.$G$3]);AND([.B92]&gt;[.$G$4];[.B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style-name="ce1" table:formula="of:=[.$E$1]/([.$E$2]-1)*[.A93]" office:value-type="float" office:value="17373.839198436" calcext:value-type="float">
            <text:p>17.37E+03</text:p>
          </table:table-cell>
          <table:table-cell table:formula="of:=IF(OR(AND([.B93]&gt;[.$G$2];[.B93]&lt;[.$G$3]);AND([.B93]&gt;[.$G$4];[.B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style-name="ce1" table:formula="of:=[.$E$1]/([.$E$2]-1)*[.A94]" office:value-type="float" office:value="17564.7605083089" calcext:value-type="float">
            <text:p>17.56E+03</text:p>
          </table:table-cell>
          <table:table-cell table:formula="of:=IF(OR(AND([.B94]&gt;[.$G$2];[.B94]&lt;[.$G$3]);AND([.B94]&gt;[.$G$4];[.B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style-name="ce1" table:formula="of:=[.$E$1]/([.$E$2]-1)*[.A95]" office:value-type="float" office:value="17755.6818181818" calcext:value-type="float">
            <text:p>17.76E+03</text:p>
          </table:table-cell>
          <table:table-cell table:formula="of:=IF(OR(AND([.B95]&gt;[.$G$2];[.B95]&lt;[.$G$3]);AND([.B95]&gt;[.$G$4];[.B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style-name="ce1" table:formula="of:=[.$E$1]/([.$E$2]-1)*[.A96]" office:value-type="float" office:value="17946.6031280547" calcext:value-type="float">
            <text:p>17.95E+03</text:p>
          </table:table-cell>
          <table:table-cell table:formula="of:=IF(OR(AND([.B96]&gt;[.$G$2];[.B96]&lt;[.$G$3]);AND([.B96]&gt;[.$G$4];[.B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style-name="ce1" table:formula="of:=[.$E$1]/([.$E$2]-1)*[.A97]" office:value-type="float" office:value="18137.5244379277" calcext:value-type="float">
            <text:p>18.14E+03</text:p>
          </table:table-cell>
          <table:table-cell table:formula="of:=IF(OR(AND([.B97]&gt;[.$G$2];[.B97]&lt;[.$G$3]);AND([.B97]&gt;[.$G$4];[.B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style-name="ce1" table:formula="of:=[.$E$1]/([.$E$2]-1)*[.A98]" office:value-type="float" office:value="18328.4457478006" calcext:value-type="float">
            <text:p>18.33E+03</text:p>
          </table:table-cell>
          <table:table-cell table:formula="of:=IF(OR(AND([.B98]&gt;[.$G$2];[.B98]&lt;[.$G$3]);AND([.B98]&gt;[.$G$4];[.B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style-name="ce1" table:formula="of:=[.$E$1]/([.$E$2]-1)*[.A99]" office:value-type="float" office:value="18519.3670576735" calcext:value-type="float">
            <text:p>18.52E+03</text:p>
          </table:table-cell>
          <table:table-cell table:formula="of:=IF(OR(AND([.B99]&gt;[.$G$2];[.B99]&lt;[.$G$3]);AND([.B99]&gt;[.$G$4];[.B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style-name="ce1" table:formula="of:=[.$E$1]/([.$E$2]-1)*[.A100]" office:value-type="float" office:value="18710.2883675464" calcext:value-type="float">
            <text:p>18.71E+03</text:p>
          </table:table-cell>
          <table:table-cell table:formula="of:=IF(OR(AND([.B100]&gt;[.$G$2];[.B100]&lt;[.$G$3]);AND([.B100]&gt;[.$G$4];[.B1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style-name="ce1" table:formula="of:=[.$E$1]/([.$E$2]-1)*[.A101]" office:value-type="float" office:value="18901.2096774194" calcext:value-type="float">
            <text:p>18.90E+03</text:p>
          </table:table-cell>
          <table:table-cell table:formula="of:=IF(OR(AND([.B101]&gt;[.$G$2];[.B101]&lt;[.$G$3]);AND([.B101]&gt;[.$G$4];[.B1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style-name="ce1" table:formula="of:=[.$E$1]/([.$E$2]-1)*[.A102]" office:value-type="float" office:value="19092.1309872923" calcext:value-type="float">
            <text:p>19.09E+03</text:p>
          </table:table-cell>
          <table:table-cell table:formula="of:=IF(OR(AND([.B102]&gt;[.$G$2];[.B102]&lt;[.$G$3]);AND([.B102]&gt;[.$G$4];[.B1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style-name="ce1" table:formula="of:=[.$E$1]/([.$E$2]-1)*[.A103]" office:value-type="float" office:value="19283.0522971652" calcext:value-type="float">
            <text:p>19.28E+03</text:p>
          </table:table-cell>
          <table:table-cell table:formula="of:=IF(OR(AND([.B103]&gt;[.$G$2];[.B103]&lt;[.$G$3]);AND([.B103]&gt;[.$G$4];[.B1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style-name="ce1" table:formula="of:=[.$E$1]/([.$E$2]-1)*[.A104]" office:value-type="float" office:value="19473.9736070381" calcext:value-type="float">
            <text:p>19.47E+03</text:p>
          </table:table-cell>
          <table:table-cell table:formula="of:=IF(OR(AND([.B104]&gt;[.$G$2];[.B104]&lt;[.$G$3]);AND([.B104]&gt;[.$G$4];[.B1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style-name="ce1" table:formula="of:=[.$E$1]/([.$E$2]-1)*[.A105]" office:value-type="float" office:value="19664.894916911" calcext:value-type="float">
            <text:p>19.66E+03</text:p>
          </table:table-cell>
          <table:table-cell table:formula="of:=IF(OR(AND([.B105]&gt;[.$G$2];[.B105]&lt;[.$G$3]);AND([.B105]&gt;[.$G$4];[.B1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style-name="ce1" table:formula="of:=[.$E$1]/([.$E$2]-1)*[.A106]" office:value-type="float" office:value="19855.816226784" calcext:value-type="float">
            <text:p>19.86E+03</text:p>
          </table:table-cell>
          <table:table-cell table:formula="of:=IF(OR(AND([.B106]&gt;[.$G$2];[.B106]&lt;[.$G$3]);AND([.B106]&gt;[.$G$4];[.B1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style-name="ce1" table:formula="of:=[.$E$1]/([.$E$2]-1)*[.A107]" office:value-type="float" office:value="20046.7375366569" calcext:value-type="float">
            <text:p>20.05E+03</text:p>
          </table:table-cell>
          <table:table-cell table:formula="of:=IF(OR(AND([.B107]&gt;[.$G$2];[.B107]&lt;[.$G$3]);AND([.B107]&gt;[.$G$4];[.B1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style-name="ce1" table:formula="of:=[.$E$1]/([.$E$2]-1)*[.A108]" office:value-type="float" office:value="20237.6588465298" calcext:value-type="float">
            <text:p>20.24E+03</text:p>
          </table:table-cell>
          <table:table-cell table:formula="of:=IF(OR(AND([.B108]&gt;[.$G$2];[.B108]&lt;[.$G$3]);AND([.B108]&gt;[.$G$4];[.B1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style-name="ce1" table:formula="of:=[.$E$1]/([.$E$2]-1)*[.A109]" office:value-type="float" office:value="20428.5801564027" calcext:value-type="float">
            <text:p>20.43E+03</text:p>
          </table:table-cell>
          <table:table-cell table:formula="of:=IF(OR(AND([.B109]&gt;[.$G$2];[.B109]&lt;[.$G$3]);AND([.B109]&gt;[.$G$4];[.B1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style-name="ce1" table:formula="of:=[.$E$1]/([.$E$2]-1)*[.A110]" office:value-type="float" office:value="20619.5014662757" calcext:value-type="float">
            <text:p>20.62E+03</text:p>
          </table:table-cell>
          <table:table-cell table:formula="of:=IF(OR(AND([.B110]&gt;[.$G$2];[.B110]&lt;[.$G$3]);AND([.B110]&gt;[.$G$4];[.B1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style-name="ce1" table:formula="of:=[.$E$1]/([.$E$2]-1)*[.A111]" office:value-type="float" office:value="20810.4227761486" calcext:value-type="float">
            <text:p>20.81E+03</text:p>
          </table:table-cell>
          <table:table-cell table:formula="of:=IF(OR(AND([.B111]&gt;[.$G$2];[.B111]&lt;[.$G$3]);AND([.B111]&gt;[.$G$4];[.B1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style-name="ce1" table:formula="of:=[.$E$1]/([.$E$2]-1)*[.A112]" office:value-type="float" office:value="21001.3440860215" calcext:value-type="float">
            <text:p>21.00E+03</text:p>
          </table:table-cell>
          <table:table-cell table:formula="of:=IF(OR(AND([.B112]&gt;[.$G$2];[.B112]&lt;[.$G$3]);AND([.B112]&gt;[.$G$4];[.B1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style-name="ce1" table:formula="of:=[.$E$1]/([.$E$2]-1)*[.A113]" office:value-type="float" office:value="21192.2653958944" calcext:value-type="float">
            <text:p>21.19E+03</text:p>
          </table:table-cell>
          <table:table-cell table:formula="of:=IF(OR(AND([.B113]&gt;[.$G$2];[.B113]&lt;[.$G$3]);AND([.B113]&gt;[.$G$4];[.B1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style-name="ce1" table:formula="of:=[.$E$1]/([.$E$2]-1)*[.A114]" office:value-type="float" office:value="21383.1867057673" calcext:value-type="float">
            <text:p>21.38E+03</text:p>
          </table:table-cell>
          <table:table-cell table:formula="of:=IF(OR(AND([.B114]&gt;[.$G$2];[.B114]&lt;[.$G$3]);AND([.B114]&gt;[.$G$4];[.B1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style-name="ce1" table:formula="of:=[.$E$1]/([.$E$2]-1)*[.A115]" office:value-type="float" office:value="21574.1080156403" calcext:value-type="float">
            <text:p>21.57E+03</text:p>
          </table:table-cell>
          <table:table-cell table:formula="of:=IF(OR(AND([.B115]&gt;[.$G$2];[.B115]&lt;[.$G$3]);AND([.B115]&gt;[.$G$4];[.B1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style-name="ce1" table:formula="of:=[.$E$1]/([.$E$2]-1)*[.A116]" office:value-type="float" office:value="21765.0293255132" calcext:value-type="float">
            <text:p>21.77E+03</text:p>
          </table:table-cell>
          <table:table-cell table:formula="of:=IF(OR(AND([.B116]&gt;[.$G$2];[.B116]&lt;[.$G$3]);AND([.B116]&gt;[.$G$4];[.B1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style-name="ce1" table:formula="of:=[.$E$1]/([.$E$2]-1)*[.A117]" office:value-type="float" office:value="21955.9506353861" calcext:value-type="float">
            <text:p>21.96E+03</text:p>
          </table:table-cell>
          <table:table-cell table:formula="of:=IF(OR(AND([.B117]&gt;[.$G$2];[.B117]&lt;[.$G$3]);AND([.B117]&gt;[.$G$4];[.B1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style-name="ce1" table:formula="of:=[.$E$1]/([.$E$2]-1)*[.A118]" office:value-type="float" office:value="22146.871945259" calcext:value-type="float">
            <text:p>22.15E+03</text:p>
          </table:table-cell>
          <table:table-cell table:formula="of:=IF(OR(AND([.B118]&gt;[.$G$2];[.B118]&lt;[.$G$3]);AND([.B118]&gt;[.$G$4];[.B1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style-name="ce1" table:formula="of:=[.$E$1]/([.$E$2]-1)*[.A119]" office:value-type="float" office:value="22337.793255132" calcext:value-type="float">
            <text:p>22.34E+03</text:p>
          </table:table-cell>
          <table:table-cell table:formula="of:=IF(OR(AND([.B119]&gt;[.$G$2];[.B119]&lt;[.$G$3]);AND([.B119]&gt;[.$G$4];[.B1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style-name="ce1" table:formula="of:=[.$E$1]/([.$E$2]-1)*[.A120]" office:value-type="float" office:value="22528.7145650049" calcext:value-type="float">
            <text:p>22.53E+03</text:p>
          </table:table-cell>
          <table:table-cell table:formula="of:=IF(OR(AND([.B120]&gt;[.$G$2];[.B120]&lt;[.$G$3]);AND([.B120]&gt;[.$G$4];[.B1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style-name="ce1" table:formula="of:=[.$E$1]/([.$E$2]-1)*[.A121]" office:value-type="float" office:value="22719.6358748778" calcext:value-type="float">
            <text:p>22.72E+03</text:p>
          </table:table-cell>
          <table:table-cell table:formula="of:=IF(OR(AND([.B121]&gt;[.$G$2];[.B121]&lt;[.$G$3]);AND([.B121]&gt;[.$G$4];[.B1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style-name="ce1" table:formula="of:=[.$E$1]/([.$E$2]-1)*[.A122]" office:value-type="float" office:value="22910.5571847507" calcext:value-type="float">
            <text:p>22.91E+03</text:p>
          </table:table-cell>
          <table:table-cell table:formula="of:=IF(OR(AND([.B122]&gt;[.$G$2];[.B122]&lt;[.$G$3]);AND([.B122]&gt;[.$G$4];[.B1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style-name="ce1" table:formula="of:=[.$E$1]/([.$E$2]-1)*[.A123]" office:value-type="float" office:value="23101.4784946237" calcext:value-type="float">
            <text:p>23.10E+03</text:p>
          </table:table-cell>
          <table:table-cell table:formula="of:=IF(OR(AND([.B123]&gt;[.$G$2];[.B123]&lt;[.$G$3]);AND([.B123]&gt;[.$G$4];[.B1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style-name="ce1" table:formula="of:=[.$E$1]/([.$E$2]-1)*[.A124]" office:value-type="float" office:value="23292.3998044966" calcext:value-type="float">
            <text:p>23.29E+03</text:p>
          </table:table-cell>
          <table:table-cell table:formula="of:=IF(OR(AND([.B124]&gt;[.$G$2];[.B124]&lt;[.$G$3]);AND([.B124]&gt;[.$G$4];[.B1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style-name="ce1" table:formula="of:=[.$E$1]/([.$E$2]-1)*[.A125]" office:value-type="float" office:value="23483.3211143695" calcext:value-type="float">
            <text:p>23.48E+03</text:p>
          </table:table-cell>
          <table:table-cell table:formula="of:=IF(OR(AND([.B125]&gt;[.$G$2];[.B125]&lt;[.$G$3]);AND([.B125]&gt;[.$G$4];[.B1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style-name="ce1" table:formula="of:=[.$E$1]/([.$E$2]-1)*[.A126]" office:value-type="float" office:value="23674.2424242424" calcext:value-type="float">
            <text:p>23.67E+03</text:p>
          </table:table-cell>
          <table:table-cell table:formula="of:=IF(OR(AND([.B126]&gt;[.$G$2];[.B126]&lt;[.$G$3]);AND([.B126]&gt;[.$G$4];[.B1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style-name="ce1" table:formula="of:=[.$E$1]/([.$E$2]-1)*[.A127]" office:value-type="float" office:value="23865.1637341153" calcext:value-type="float">
            <text:p>23.87E+03</text:p>
          </table:table-cell>
          <table:table-cell table:formula="of:=IF(OR(AND([.B127]&gt;[.$G$2];[.B127]&lt;[.$G$3]);AND([.B127]&gt;[.$G$4];[.B1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style-name="ce1" table:formula="of:=[.$E$1]/([.$E$2]-1)*[.A128]" office:value-type="float" office:value="24056.0850439883" calcext:value-type="float">
            <text:p>24.06E+03</text:p>
          </table:table-cell>
          <table:table-cell table:formula="of:=IF(OR(AND([.B128]&gt;[.$G$2];[.B128]&lt;[.$G$3]);AND([.B128]&gt;[.$G$4];[.B1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style-name="ce1" table:formula="of:=[.$E$1]/([.$E$2]-1)*[.A129]" office:value-type="float" office:value="24247.0063538612" calcext:value-type="float">
            <text:p>24.25E+03</text:p>
          </table:table-cell>
          <table:table-cell table:formula="of:=IF(OR(AND([.B129]&gt;[.$G$2];[.B129]&lt;[.$G$3]);AND([.B129]&gt;[.$G$4];[.B1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style-name="ce1" table:formula="of:=[.$E$1]/([.$E$2]-1)*[.A130]" office:value-type="float" office:value="24437.9276637341" calcext:value-type="float">
            <text:p>24.44E+03</text:p>
          </table:table-cell>
          <table:table-cell table:formula="of:=IF(OR(AND([.B130]&gt;[.$G$2];[.B130]&lt;[.$G$3]);AND([.B130]&gt;[.$G$4];[.B1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style-name="ce1" table:formula="of:=[.$E$1]/([.$E$2]-1)*[.A131]" office:value-type="float" office:value="24628.848973607" calcext:value-type="float">
            <text:p>24.63E+03</text:p>
          </table:table-cell>
          <table:table-cell table:formula="of:=IF(OR(AND([.B131]&gt;[.$G$2];[.B131]&lt;[.$G$3]);AND([.B131]&gt;[.$G$4];[.B1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style-name="ce1" table:formula="of:=[.$E$1]/([.$E$2]-1)*[.A132]" office:value-type="float" office:value="24819.77028348" calcext:value-type="float">
            <text:p>24.82E+03</text:p>
          </table:table-cell>
          <table:table-cell table:formula="of:=IF(OR(AND([.B132]&gt;[.$G$2];[.B132]&lt;[.$G$3]);AND([.B132]&gt;[.$G$4];[.B1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style-name="ce1" table:formula="of:=[.$E$1]/([.$E$2]-1)*[.A133]" office:value-type="float" office:value="25010.6915933529" calcext:value-type="float">
            <text:p>25.01E+03</text:p>
          </table:table-cell>
          <table:table-cell table:formula="of:=IF(OR(AND([.B133]&gt;[.$G$2];[.B133]&lt;[.$G$3]);AND([.B133]&gt;[.$G$4];[.B1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style-name="ce1" table:formula="of:=[.$E$1]/([.$E$2]-1)*[.A134]" office:value-type="float" office:value="25201.6129032258" calcext:value-type="float">
            <text:p>25.20E+03</text:p>
          </table:table-cell>
          <table:table-cell table:formula="of:=IF(OR(AND([.B134]&gt;[.$G$2];[.B134]&lt;[.$G$3]);AND([.B134]&gt;[.$G$4];[.B1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style-name="ce1" table:formula="of:=[.$E$1]/([.$E$2]-1)*[.A135]" office:value-type="float" office:value="25392.5342130987" calcext:value-type="float">
            <text:p>25.39E+03</text:p>
          </table:table-cell>
          <table:table-cell table:formula="of:=IF(OR(AND([.B135]&gt;[.$G$2];[.B135]&lt;[.$G$3]);AND([.B135]&gt;[.$G$4];[.B1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style-name="ce1" table:formula="of:=[.$E$1]/([.$E$2]-1)*[.A136]" office:value-type="float" office:value="25583.4555229716" calcext:value-type="float">
            <text:p>25.58E+03</text:p>
          </table:table-cell>
          <table:table-cell table:formula="of:=IF(OR(AND([.B136]&gt;[.$G$2];[.B136]&lt;[.$G$3]);AND([.B136]&gt;[.$G$4];[.B1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style-name="ce1" table:formula="of:=[.$E$1]/([.$E$2]-1)*[.A137]" office:value-type="float" office:value="25774.3768328446" calcext:value-type="float">
            <text:p>25.77E+03</text:p>
          </table:table-cell>
          <table:table-cell table:formula="of:=IF(OR(AND([.B137]&gt;[.$G$2];[.B137]&lt;[.$G$3]);AND([.B137]&gt;[.$G$4];[.B1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style-name="ce1" table:formula="of:=[.$E$1]/([.$E$2]-1)*[.A138]" office:value-type="float" office:value="25965.2981427175" calcext:value-type="float">
            <text:p>25.97E+03</text:p>
          </table:table-cell>
          <table:table-cell table:formula="of:=IF(OR(AND([.B138]&gt;[.$G$2];[.B138]&lt;[.$G$3]);AND([.B138]&gt;[.$G$4];[.B1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style-name="ce1" table:formula="of:=[.$E$1]/([.$E$2]-1)*[.A139]" office:value-type="float" office:value="26156.2194525904" calcext:value-type="float">
            <text:p>26.16E+03</text:p>
          </table:table-cell>
          <table:table-cell table:formula="of:=IF(OR(AND([.B139]&gt;[.$G$2];[.B139]&lt;[.$G$3]);AND([.B139]&gt;[.$G$4];[.B1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style-name="ce1" table:formula="of:=[.$E$1]/([.$E$2]-1)*[.A140]" office:value-type="float" office:value="26347.1407624633" calcext:value-type="float">
            <text:p>26.35E+03</text:p>
          </table:table-cell>
          <table:table-cell table:formula="of:=IF(OR(AND([.B140]&gt;[.$G$2];[.B140]&lt;[.$G$3]);AND([.B140]&gt;[.$G$4];[.B1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style-name="ce1" table:formula="of:=[.$E$1]/([.$E$2]-1)*[.A141]" office:value-type="float" office:value="26538.0620723363" calcext:value-type="float">
            <text:p>26.54E+03</text:p>
          </table:table-cell>
          <table:table-cell table:formula="of:=IF(OR(AND([.B141]&gt;[.$G$2];[.B141]&lt;[.$G$3]);AND([.B141]&gt;[.$G$4];[.B1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style-name="ce1" table:formula="of:=[.$E$1]/([.$E$2]-1)*[.A142]" office:value-type="float" office:value="26728.9833822092" calcext:value-type="float">
            <text:p>26.73E+03</text:p>
          </table:table-cell>
          <table:table-cell table:formula="of:=IF(OR(AND([.B142]&gt;[.$G$2];[.B142]&lt;[.$G$3]);AND([.B142]&gt;[.$G$4];[.B1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style-name="ce1" table:formula="of:=[.$E$1]/([.$E$2]-1)*[.A143]" office:value-type="float" office:value="26919.9046920821" calcext:value-type="float">
            <text:p>26.92E+03</text:p>
          </table:table-cell>
          <table:table-cell table:formula="of:=IF(OR(AND([.B143]&gt;[.$G$2];[.B143]&lt;[.$G$3]);AND([.B143]&gt;[.$G$4];[.B1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style-name="ce1" table:formula="of:=[.$E$1]/([.$E$2]-1)*[.A144]" office:value-type="float" office:value="27110.826001955" calcext:value-type="float">
            <text:p>27.11E+03</text:p>
          </table:table-cell>
          <table:table-cell table:formula="of:=IF(OR(AND([.B144]&gt;[.$G$2];[.B144]&lt;[.$G$3]);AND([.B144]&gt;[.$G$4];[.B1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style-name="ce1" table:formula="of:=[.$E$1]/([.$E$2]-1)*[.A145]" office:value-type="float" office:value="27301.747311828" calcext:value-type="float">
            <text:p>27.30E+03</text:p>
          </table:table-cell>
          <table:table-cell table:formula="of:=IF(OR(AND([.B145]&gt;[.$G$2];[.B145]&lt;[.$G$3]);AND([.B145]&gt;[.$G$4];[.B1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style-name="ce1" table:formula="of:=[.$E$1]/([.$E$2]-1)*[.A146]" office:value-type="float" office:value="27492.6686217009" calcext:value-type="float">
            <text:p>27.49E+03</text:p>
          </table:table-cell>
          <table:table-cell table:formula="of:=IF(OR(AND([.B146]&gt;[.$G$2];[.B146]&lt;[.$G$3]);AND([.B146]&gt;[.$G$4];[.B1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style-name="ce1" table:formula="of:=[.$E$1]/([.$E$2]-1)*[.A147]" office:value-type="float" office:value="27683.5899315738" calcext:value-type="float">
            <text:p>27.68E+03</text:p>
          </table:table-cell>
          <table:table-cell table:formula="of:=IF(OR(AND([.B147]&gt;[.$G$2];[.B147]&lt;[.$G$3]);AND([.B147]&gt;[.$G$4];[.B1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style-name="ce1" table:formula="of:=[.$E$1]/([.$E$2]-1)*[.A148]" office:value-type="float" office:value="27874.5112414467" calcext:value-type="float">
            <text:p>27.87E+03</text:p>
          </table:table-cell>
          <table:table-cell table:formula="of:=IF(OR(AND([.B148]&gt;[.$G$2];[.B148]&lt;[.$G$3]);AND([.B148]&gt;[.$G$4];[.B1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style-name="ce1" table:formula="of:=[.$E$1]/([.$E$2]-1)*[.A149]" office:value-type="float" office:value="28065.4325513196" calcext:value-type="float">
            <text:p>28.07E+03</text:p>
          </table:table-cell>
          <table:table-cell table:formula="of:=IF(OR(AND([.B149]&gt;[.$G$2];[.B149]&lt;[.$G$3]);AND([.B149]&gt;[.$G$4];[.B1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style-name="ce1" table:formula="of:=[.$E$1]/([.$E$2]-1)*[.A150]" office:value-type="float" office:value="28256.3538611926" calcext:value-type="float">
            <text:p>28.26E+03</text:p>
          </table:table-cell>
          <table:table-cell table:formula="of:=IF(OR(AND([.B150]&gt;[.$G$2];[.B150]&lt;[.$G$3]);AND([.B150]&gt;[.$G$4];[.B1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style-name="ce1" table:formula="of:=[.$E$1]/([.$E$2]-1)*[.A151]" office:value-type="float" office:value="28447.2751710655" calcext:value-type="float">
            <text:p>28.45E+03</text:p>
          </table:table-cell>
          <table:table-cell table:formula="of:=IF(OR(AND([.B151]&gt;[.$G$2];[.B151]&lt;[.$G$3]);AND([.B151]&gt;[.$G$4];[.B1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style-name="ce1" table:formula="of:=[.$E$1]/([.$E$2]-1)*[.A152]" office:value-type="float" office:value="28638.1964809384" calcext:value-type="float">
            <text:p>28.64E+03</text:p>
          </table:table-cell>
          <table:table-cell table:formula="of:=IF(OR(AND([.B152]&gt;[.$G$2];[.B152]&lt;[.$G$3]);AND([.B152]&gt;[.$G$4];[.B1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style-name="ce1" table:formula="of:=[.$E$1]/([.$E$2]-1)*[.A153]" office:value-type="float" office:value="28829.1177908113" calcext:value-type="float">
            <text:p>28.83E+03</text:p>
          </table:table-cell>
          <table:table-cell table:formula="of:=IF(OR(AND([.B153]&gt;[.$G$2];[.B153]&lt;[.$G$3]);AND([.B153]&gt;[.$G$4];[.B1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style-name="ce1" table:formula="of:=[.$E$1]/([.$E$2]-1)*[.A154]" office:value-type="float" office:value="29020.0391006843" calcext:value-type="float">
            <text:p>29.02E+03</text:p>
          </table:table-cell>
          <table:table-cell table:formula="of:=IF(OR(AND([.B154]&gt;[.$G$2];[.B154]&lt;[.$G$3]);AND([.B154]&gt;[.$G$4];[.B1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style-name="ce1" table:formula="of:=[.$E$1]/([.$E$2]-1)*[.A155]" office:value-type="float" office:value="29210.9604105572" calcext:value-type="float">
            <text:p>29.21E+03</text:p>
          </table:table-cell>
          <table:table-cell table:formula="of:=IF(OR(AND([.B155]&gt;[.$G$2];[.B155]&lt;[.$G$3]);AND([.B155]&gt;[.$G$4];[.B1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style-name="ce1" table:formula="of:=[.$E$1]/([.$E$2]-1)*[.A156]" office:value-type="float" office:value="29401.8817204301" calcext:value-type="float">
            <text:p>29.40E+03</text:p>
          </table:table-cell>
          <table:table-cell table:formula="of:=IF(OR(AND([.B156]&gt;[.$G$2];[.B156]&lt;[.$G$3]);AND([.B156]&gt;[.$G$4];[.B1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style-name="ce1" table:formula="of:=[.$E$1]/([.$E$2]-1)*[.A157]" office:value-type="float" office:value="29592.803030303" calcext:value-type="float">
            <text:p>29.59E+03</text:p>
          </table:table-cell>
          <table:table-cell table:formula="of:=IF(OR(AND([.B157]&gt;[.$G$2];[.B157]&lt;[.$G$3]);AND([.B157]&gt;[.$G$4];[.B1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style-name="ce1" table:formula="of:=[.$E$1]/([.$E$2]-1)*[.A158]" office:value-type="float" office:value="29783.7243401759" calcext:value-type="float">
            <text:p>29.78E+03</text:p>
          </table:table-cell>
          <table:table-cell table:formula="of:=IF(OR(AND([.B158]&gt;[.$G$2];[.B158]&lt;[.$G$3]);AND([.B158]&gt;[.$G$4];[.B1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style-name="ce1" table:formula="of:=[.$E$1]/([.$E$2]-1)*[.A159]" office:value-type="float" office:value="29974.6456500489" calcext:value-type="float">
            <text:p>29.97E+03</text:p>
          </table:table-cell>
          <table:table-cell table:formula="of:=IF(OR(AND([.B159]&gt;[.$G$2];[.B159]&lt;[.$G$3]);AND([.B159]&gt;[.$G$4];[.B1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style-name="ce1" table:formula="of:=[.$E$1]/([.$E$2]-1)*[.A160]" office:value-type="float" office:value="30165.5669599218" calcext:value-type="float">
            <text:p>30.17E+03</text:p>
          </table:table-cell>
          <table:table-cell table:formula="of:=IF(OR(AND([.B160]&gt;[.$G$2];[.B160]&lt;[.$G$3]);AND([.B160]&gt;[.$G$4];[.B1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style-name="ce1" table:formula="of:=[.$E$1]/([.$E$2]-1)*[.A161]" office:value-type="float" office:value="30356.4882697947" calcext:value-type="float">
            <text:p>30.36E+03</text:p>
          </table:table-cell>
          <table:table-cell table:formula="of:=IF(OR(AND([.B161]&gt;[.$G$2];[.B161]&lt;[.$G$3]);AND([.B161]&gt;[.$G$4];[.B1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style-name="ce1" table:formula="of:=[.$E$1]/([.$E$2]-1)*[.A162]" office:value-type="float" office:value="30547.4095796676" calcext:value-type="float">
            <text:p>30.55E+03</text:p>
          </table:table-cell>
          <table:table-cell table:formula="of:=IF(OR(AND([.B162]&gt;[.$G$2];[.B162]&lt;[.$G$3]);AND([.B162]&gt;[.$G$4];[.B1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style-name="ce1" table:formula="of:=[.$E$1]/([.$E$2]-1)*[.A163]" office:value-type="float" office:value="30738.3308895406" calcext:value-type="float">
            <text:p>30.74E+03</text:p>
          </table:table-cell>
          <table:table-cell table:formula="of:=IF(OR(AND([.B163]&gt;[.$G$2];[.B163]&lt;[.$G$3]);AND([.B163]&gt;[.$G$4];[.B1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style-name="ce1" table:formula="of:=[.$E$1]/([.$E$2]-1)*[.A164]" office:value-type="float" office:value="30929.2521994135" calcext:value-type="float">
            <text:p>30.93E+03</text:p>
          </table:table-cell>
          <table:table-cell table:formula="of:=IF(OR(AND([.B164]&gt;[.$G$2];[.B164]&lt;[.$G$3]);AND([.B164]&gt;[.$G$4];[.B1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style-name="ce1" table:formula="of:=[.$E$1]/([.$E$2]-1)*[.A165]" office:value-type="float" office:value="31120.1735092864" calcext:value-type="float">
            <text:p>31.12E+03</text:p>
          </table:table-cell>
          <table:table-cell table:formula="of:=IF(OR(AND([.B165]&gt;[.$G$2];[.B165]&lt;[.$G$3]);AND([.B165]&gt;[.$G$4];[.B1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style-name="ce1" table:formula="of:=[.$E$1]/([.$E$2]-1)*[.A166]" office:value-type="float" office:value="31311.0948191593" calcext:value-type="float">
            <text:p>31.31E+03</text:p>
          </table:table-cell>
          <table:table-cell table:formula="of:=IF(OR(AND([.B166]&gt;[.$G$2];[.B166]&lt;[.$G$3]);AND([.B166]&gt;[.$G$4];[.B1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style-name="ce1" table:formula="of:=[.$E$1]/([.$E$2]-1)*[.A167]" office:value-type="float" office:value="31502.0161290323" calcext:value-type="float">
            <text:p>31.50E+03</text:p>
          </table:table-cell>
          <table:table-cell table:formula="of:=IF(OR(AND([.B167]&gt;[.$G$2];[.B167]&lt;[.$G$3]);AND([.B167]&gt;[.$G$4];[.B1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style-name="ce1" table:formula="of:=[.$E$1]/([.$E$2]-1)*[.A168]" office:value-type="float" office:value="31692.9374389052" calcext:value-type="float">
            <text:p>31.69E+03</text:p>
          </table:table-cell>
          <table:table-cell table:formula="of:=IF(OR(AND([.B168]&gt;[.$G$2];[.B168]&lt;[.$G$3]);AND([.B168]&gt;[.$G$4];[.B1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style-name="ce1" table:formula="of:=[.$E$1]/([.$E$2]-1)*[.A169]" office:value-type="float" office:value="31883.8587487781" calcext:value-type="float">
            <text:p>31.88E+03</text:p>
          </table:table-cell>
          <table:table-cell table:formula="of:=IF(OR(AND([.B169]&gt;[.$G$2];[.B169]&lt;[.$G$3]);AND([.B169]&gt;[.$G$4];[.B1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style-name="ce1" table:formula="of:=[.$E$1]/([.$E$2]-1)*[.A170]" office:value-type="float" office:value="32074.780058651" calcext:value-type="float">
            <text:p>32.07E+03</text:p>
          </table:table-cell>
          <table:table-cell table:formula="of:=IF(OR(AND([.B170]&gt;[.$G$2];[.B170]&lt;[.$G$3]);AND([.B170]&gt;[.$G$4];[.B1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style-name="ce1" table:formula="of:=[.$E$1]/([.$E$2]-1)*[.A171]" office:value-type="float" office:value="32265.7013685239" calcext:value-type="float">
            <text:p>32.27E+03</text:p>
          </table:table-cell>
          <table:table-cell table:formula="of:=IF(OR(AND([.B171]&gt;[.$G$2];[.B171]&lt;[.$G$3]);AND([.B171]&gt;[.$G$4];[.B1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style-name="ce1" table:formula="of:=[.$E$1]/([.$E$2]-1)*[.A172]" office:value-type="float" office:value="32456.6226783969" calcext:value-type="float">
            <text:p>32.46E+03</text:p>
          </table:table-cell>
          <table:table-cell table:formula="of:=IF(OR(AND([.B172]&gt;[.$G$2];[.B172]&lt;[.$G$3]);AND([.B172]&gt;[.$G$4];[.B1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style-name="ce1" table:formula="of:=[.$E$1]/([.$E$2]-1)*[.A173]" office:value-type="float" office:value="32647.5439882698" calcext:value-type="float">
            <text:p>32.65E+03</text:p>
          </table:table-cell>
          <table:table-cell table:formula="of:=IF(OR(AND([.B173]&gt;[.$G$2];[.B173]&lt;[.$G$3]);AND([.B173]&gt;[.$G$4];[.B1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style-name="ce1" table:formula="of:=[.$E$1]/([.$E$2]-1)*[.A174]" office:value-type="float" office:value="32838.4652981427" calcext:value-type="float">
            <text:p>32.84E+03</text:p>
          </table:table-cell>
          <table:table-cell table:formula="of:=IF(OR(AND([.B174]&gt;[.$G$2];[.B174]&lt;[.$G$3]);AND([.B174]&gt;[.$G$4];[.B1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style-name="ce1" table:formula="of:=[.$E$1]/([.$E$2]-1)*[.A175]" office:value-type="float" office:value="33029.3866080156" calcext:value-type="float">
            <text:p>33.03E+03</text:p>
          </table:table-cell>
          <table:table-cell table:formula="of:=IF(OR(AND([.B175]&gt;[.$G$2];[.B175]&lt;[.$G$3]);AND([.B175]&gt;[.$G$4];[.B1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style-name="ce1" table:formula="of:=[.$E$1]/([.$E$2]-1)*[.A176]" office:value-type="float" office:value="33220.3079178886" calcext:value-type="float">
            <text:p>33.22E+03</text:p>
          </table:table-cell>
          <table:table-cell table:formula="of:=IF(OR(AND([.B176]&gt;[.$G$2];[.B176]&lt;[.$G$3]);AND([.B176]&gt;[.$G$4];[.B1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style-name="ce1" table:formula="of:=[.$E$1]/([.$E$2]-1)*[.A177]" office:value-type="float" office:value="33411.2292277615" calcext:value-type="float">
            <text:p>33.41E+03</text:p>
          </table:table-cell>
          <table:table-cell table:formula="of:=IF(OR(AND([.B177]&gt;[.$G$2];[.B177]&lt;[.$G$3]);AND([.B177]&gt;[.$G$4];[.B1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style-name="ce1" table:formula="of:=[.$E$1]/([.$E$2]-1)*[.A178]" office:value-type="float" office:value="33602.1505376344" calcext:value-type="float">
            <text:p>33.60E+03</text:p>
          </table:table-cell>
          <table:table-cell table:formula="of:=IF(OR(AND([.B178]&gt;[.$G$2];[.B178]&lt;[.$G$3]);AND([.B178]&gt;[.$G$4];[.B1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style-name="ce1" table:formula="of:=[.$E$1]/([.$E$2]-1)*[.A179]" office:value-type="float" office:value="33793.0718475073" calcext:value-type="float">
            <text:p>33.79E+03</text:p>
          </table:table-cell>
          <table:table-cell table:formula="of:=IF(OR(AND([.B179]&gt;[.$G$2];[.B179]&lt;[.$G$3]);AND([.B179]&gt;[.$G$4];[.B1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style-name="ce1" table:formula="of:=[.$E$1]/([.$E$2]-1)*[.A180]" office:value-type="float" office:value="33983.9931573803" calcext:value-type="float">
            <text:p>33.98E+03</text:p>
          </table:table-cell>
          <table:table-cell table:formula="of:=IF(OR(AND([.B180]&gt;[.$G$2];[.B180]&lt;[.$G$3]);AND([.B180]&gt;[.$G$4];[.B1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style-name="ce1" table:formula="of:=[.$E$1]/([.$E$2]-1)*[.A181]" office:value-type="float" office:value="34174.9144672532" calcext:value-type="float">
            <text:p>34.17E+03</text:p>
          </table:table-cell>
          <table:table-cell table:formula="of:=IF(OR(AND([.B181]&gt;[.$G$2];[.B181]&lt;[.$G$3]);AND([.B181]&gt;[.$G$4];[.B1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style-name="ce1" table:formula="of:=[.$E$1]/([.$E$2]-1)*[.A182]" office:value-type="float" office:value="34365.8357771261" calcext:value-type="float">
            <text:p>34.37E+03</text:p>
          </table:table-cell>
          <table:table-cell table:formula="of:=IF(OR(AND([.B182]&gt;[.$G$2];[.B182]&lt;[.$G$3]);AND([.B182]&gt;[.$G$4];[.B1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style-name="ce1" table:formula="of:=[.$E$1]/([.$E$2]-1)*[.A183]" office:value-type="float" office:value="34556.757086999" calcext:value-type="float">
            <text:p>34.56E+03</text:p>
          </table:table-cell>
          <table:table-cell table:formula="of:=IF(OR(AND([.B183]&gt;[.$G$2];[.B183]&lt;[.$G$3]);AND([.B183]&gt;[.$G$4];[.B1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style-name="ce1" table:formula="of:=[.$E$1]/([.$E$2]-1)*[.A184]" office:value-type="float" office:value="34747.6783968719" calcext:value-type="float">
            <text:p>34.75E+03</text:p>
          </table:table-cell>
          <table:table-cell table:formula="of:=IF(OR(AND([.B184]&gt;[.$G$2];[.B184]&lt;[.$G$3]);AND([.B184]&gt;[.$G$4];[.B1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style-name="ce1" table:formula="of:=[.$E$1]/([.$E$2]-1)*[.A185]" office:value-type="float" office:value="34938.5997067449" calcext:value-type="float">
            <text:p>34.94E+03</text:p>
          </table:table-cell>
          <table:table-cell table:formula="of:=IF(OR(AND([.B185]&gt;[.$G$2];[.B185]&lt;[.$G$3]);AND([.B185]&gt;[.$G$4];[.B1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style-name="ce1" table:formula="of:=[.$E$1]/([.$E$2]-1)*[.A186]" office:value-type="float" office:value="35129.5210166178" calcext:value-type="float">
            <text:p>35.13E+03</text:p>
          </table:table-cell>
          <table:table-cell table:formula="of:=IF(OR(AND([.B186]&gt;[.$G$2];[.B186]&lt;[.$G$3]);AND([.B186]&gt;[.$G$4];[.B1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style-name="ce1" table:formula="of:=[.$E$1]/([.$E$2]-1)*[.A187]" office:value-type="float" office:value="35320.4423264907" calcext:value-type="float">
            <text:p>35.32E+03</text:p>
          </table:table-cell>
          <table:table-cell table:formula="of:=IF(OR(AND([.B187]&gt;[.$G$2];[.B187]&lt;[.$G$3]);AND([.B187]&gt;[.$G$4];[.B1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style-name="ce1" table:formula="of:=[.$E$1]/([.$E$2]-1)*[.A188]" office:value-type="float" office:value="35511.3636363636" calcext:value-type="float">
            <text:p>35.51E+03</text:p>
          </table:table-cell>
          <table:table-cell table:formula="of:=IF(OR(AND([.B188]&gt;[.$G$2];[.B188]&lt;[.$G$3]);AND([.B188]&gt;[.$G$4];[.B1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style-name="ce1" table:formula="of:=[.$E$1]/([.$E$2]-1)*[.A189]" office:value-type="float" office:value="35702.2849462366" calcext:value-type="float">
            <text:p>35.70E+03</text:p>
          </table:table-cell>
          <table:table-cell table:formula="of:=IF(OR(AND([.B189]&gt;[.$G$2];[.B189]&lt;[.$G$3]);AND([.B189]&gt;[.$G$4];[.B1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style-name="ce1" table:formula="of:=[.$E$1]/([.$E$2]-1)*[.A190]" office:value-type="float" office:value="35893.2062561095" calcext:value-type="float">
            <text:p>35.89E+03</text:p>
          </table:table-cell>
          <table:table-cell table:formula="of:=IF(OR(AND([.B190]&gt;[.$G$2];[.B190]&lt;[.$G$3]);AND([.B190]&gt;[.$G$4];[.B1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style-name="ce1" table:formula="of:=[.$E$1]/([.$E$2]-1)*[.A191]" office:value-type="float" office:value="36084.1275659824" calcext:value-type="float">
            <text:p>36.08E+03</text:p>
          </table:table-cell>
          <table:table-cell table:formula="of:=IF(OR(AND([.B191]&gt;[.$G$2];[.B191]&lt;[.$G$3]);AND([.B191]&gt;[.$G$4];[.B1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style-name="ce1" table:formula="of:=[.$E$1]/([.$E$2]-1)*[.A192]" office:value-type="float" office:value="36275.0488758553" calcext:value-type="float">
            <text:p>36.28E+03</text:p>
          </table:table-cell>
          <table:table-cell table:formula="of:=IF(OR(AND([.B192]&gt;[.$G$2];[.B192]&lt;[.$G$3]);AND([.B192]&gt;[.$G$4];[.B1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style-name="ce1" table:formula="of:=[.$E$1]/([.$E$2]-1)*[.A193]" office:value-type="float" office:value="36465.9701857282" calcext:value-type="float">
            <text:p>36.47E+03</text:p>
          </table:table-cell>
          <table:table-cell table:formula="of:=IF(OR(AND([.B193]&gt;[.$G$2];[.B193]&lt;[.$G$3]);AND([.B193]&gt;[.$G$4];[.B1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style-name="ce1" table:formula="of:=[.$E$1]/([.$E$2]-1)*[.A194]" office:value-type="float" office:value="36656.8914956012" calcext:value-type="float">
            <text:p>36.66E+03</text:p>
          </table:table-cell>
          <table:table-cell table:formula="of:=IF(OR(AND([.B194]&gt;[.$G$2];[.B194]&lt;[.$G$3]);AND([.B194]&gt;[.$G$4];[.B1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style-name="ce1" table:formula="of:=[.$E$1]/([.$E$2]-1)*[.A195]" office:value-type="float" office:value="36847.8128054741" calcext:value-type="float">
            <text:p>36.85E+03</text:p>
          </table:table-cell>
          <table:table-cell table:formula="of:=IF(OR(AND([.B195]&gt;[.$G$2];[.B195]&lt;[.$G$3]);AND([.B195]&gt;[.$G$4];[.B1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style-name="ce1" table:formula="of:=[.$E$1]/([.$E$2]-1)*[.A196]" office:value-type="float" office:value="37038.734115347" calcext:value-type="float">
            <text:p>37.04E+03</text:p>
          </table:table-cell>
          <table:table-cell table:formula="of:=IF(OR(AND([.B196]&gt;[.$G$2];[.B196]&lt;[.$G$3]);AND([.B196]&gt;[.$G$4];[.B1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style-name="ce1" table:formula="of:=[.$E$1]/([.$E$2]-1)*[.A197]" office:value-type="float" office:value="37229.6554252199" calcext:value-type="float">
            <text:p>37.23E+03</text:p>
          </table:table-cell>
          <table:table-cell table:formula="of:=IF(OR(AND([.B197]&gt;[.$G$2];[.B197]&lt;[.$G$3]);AND([.B197]&gt;[.$G$4];[.B1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style-name="ce1" table:formula="of:=[.$E$1]/([.$E$2]-1)*[.A198]" office:value-type="float" office:value="37420.5767350929" calcext:value-type="float">
            <text:p>37.42E+03</text:p>
          </table:table-cell>
          <table:table-cell table:formula="of:=IF(OR(AND([.B198]&gt;[.$G$2];[.B198]&lt;[.$G$3]);AND([.B198]&gt;[.$G$4];[.B1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style-name="ce1" table:formula="of:=[.$E$1]/([.$E$2]-1)*[.A199]" office:value-type="float" office:value="37611.4980449658" calcext:value-type="float">
            <text:p>37.61E+03</text:p>
          </table:table-cell>
          <table:table-cell table:formula="of:=IF(OR(AND([.B199]&gt;[.$G$2];[.B199]&lt;[.$G$3]);AND([.B199]&gt;[.$G$4];[.B1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style-name="ce1" table:formula="of:=[.$E$1]/([.$E$2]-1)*[.A200]" office:value-type="float" office:value="37802.4193548387" calcext:value-type="float">
            <text:p>37.80E+03</text:p>
          </table:table-cell>
          <table:table-cell table:formula="of:=IF(OR(AND([.B200]&gt;[.$G$2];[.B200]&lt;[.$G$3]);AND([.B200]&gt;[.$G$4];[.B2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style-name="ce1" table:formula="of:=[.$E$1]/([.$E$2]-1)*[.A201]" office:value-type="float" office:value="37993.3406647116" calcext:value-type="float">
            <text:p>37.99E+03</text:p>
          </table:table-cell>
          <table:table-cell table:formula="of:=IF(OR(AND([.B201]&gt;[.$G$2];[.B201]&lt;[.$G$3]);AND([.B201]&gt;[.$G$4];[.B2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style-name="ce1" table:formula="of:=[.$E$1]/([.$E$2]-1)*[.A202]" office:value-type="float" office:value="38184.2619745845" calcext:value-type="float">
            <text:p>38.18E+03</text:p>
          </table:table-cell>
          <table:table-cell table:formula="of:=IF(OR(AND([.B202]&gt;[.$G$2];[.B202]&lt;[.$G$3]);AND([.B202]&gt;[.$G$4];[.B2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style-name="ce1" table:formula="of:=[.$E$1]/([.$E$2]-1)*[.A203]" office:value-type="float" office:value="38375.1832844575" calcext:value-type="float">
            <text:p>38.38E+03</text:p>
          </table:table-cell>
          <table:table-cell table:formula="of:=IF(OR(AND([.B203]&gt;[.$G$2];[.B203]&lt;[.$G$3]);AND([.B203]&gt;[.$G$4];[.B2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style-name="ce1" table:formula="of:=[.$E$1]/([.$E$2]-1)*[.A204]" office:value-type="float" office:value="38566.1045943304" calcext:value-type="float">
            <text:p>38.57E+03</text:p>
          </table:table-cell>
          <table:table-cell table:formula="of:=IF(OR(AND([.B204]&gt;[.$G$2];[.B204]&lt;[.$G$3]);AND([.B204]&gt;[.$G$4];[.B2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style-name="ce1" table:formula="of:=[.$E$1]/([.$E$2]-1)*[.A205]" office:value-type="float" office:value="38757.0259042033" calcext:value-type="float">
            <text:p>38.76E+03</text:p>
          </table:table-cell>
          <table:table-cell table:formula="of:=IF(OR(AND([.B205]&gt;[.$G$2];[.B205]&lt;[.$G$3]);AND([.B205]&gt;[.$G$4];[.B2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style-name="ce1" table:formula="of:=[.$E$1]/([.$E$2]-1)*[.A206]" office:value-type="float" office:value="38947.9472140762" calcext:value-type="float">
            <text:p>38.95E+03</text:p>
          </table:table-cell>
          <table:table-cell table:formula="of:=IF(OR(AND([.B206]&gt;[.$G$2];[.B206]&lt;[.$G$3]);AND([.B206]&gt;[.$G$4];[.B2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style-name="ce1" table:formula="of:=[.$E$1]/([.$E$2]-1)*[.A207]" office:value-type="float" office:value="39138.8685239492" calcext:value-type="float">
            <text:p>39.14E+03</text:p>
          </table:table-cell>
          <table:table-cell table:formula="of:=IF(OR(AND([.B207]&gt;[.$G$2];[.B207]&lt;[.$G$3]);AND([.B207]&gt;[.$G$4];[.B2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style-name="ce1" table:formula="of:=[.$E$1]/([.$E$2]-1)*[.A208]" office:value-type="float" office:value="39329.7898338221" calcext:value-type="float">
            <text:p>39.33E+03</text:p>
          </table:table-cell>
          <table:table-cell table:formula="of:=IF(OR(AND([.B208]&gt;[.$G$2];[.B208]&lt;[.$G$3]);AND([.B208]&gt;[.$G$4];[.B2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style-name="ce1" table:formula="of:=[.$E$1]/([.$E$2]-1)*[.A209]" office:value-type="float" office:value="39520.711143695" calcext:value-type="float">
            <text:p>39.52E+03</text:p>
          </table:table-cell>
          <table:table-cell table:formula="of:=IF(OR(AND([.B209]&gt;[.$G$2];[.B209]&lt;[.$G$3]);AND([.B209]&gt;[.$G$4];[.B2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style-name="ce1" table:formula="of:=[.$E$1]/([.$E$2]-1)*[.A210]" office:value-type="float" office:value="39711.6324535679" calcext:value-type="float">
            <text:p>39.71E+03</text:p>
          </table:table-cell>
          <table:table-cell table:formula="of:=IF(OR(AND([.B210]&gt;[.$G$2];[.B210]&lt;[.$G$3]);AND([.B210]&gt;[.$G$4];[.B2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style-name="ce1" table:formula="of:=[.$E$1]/([.$E$2]-1)*[.A211]" office:value-type="float" office:value="39902.5537634409" calcext:value-type="float">
            <text:p>39.90E+03</text:p>
          </table:table-cell>
          <table:table-cell table:formula="of:=IF(OR(AND([.B211]&gt;[.$G$2];[.B211]&lt;[.$G$3]);AND([.B211]&gt;[.$G$4];[.B2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style-name="ce1" table:formula="of:=[.$E$1]/([.$E$2]-1)*[.A212]" office:value-type="float" office:value="40093.4750733138" calcext:value-type="float">
            <text:p>40.09E+03</text:p>
          </table:table-cell>
          <table:table-cell table:formula="of:=IF(OR(AND([.B212]&gt;[.$G$2];[.B212]&lt;[.$G$3]);AND([.B212]&gt;[.$G$4];[.B2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style-name="ce1" table:formula="of:=[.$E$1]/([.$E$2]-1)*[.A213]" office:value-type="float" office:value="40284.3963831867" calcext:value-type="float">
            <text:p>40.28E+03</text:p>
          </table:table-cell>
          <table:table-cell table:formula="of:=IF(OR(AND([.B213]&gt;[.$G$2];[.B213]&lt;[.$G$3]);AND([.B213]&gt;[.$G$4];[.B2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style-name="ce1" table:formula="of:=[.$E$1]/([.$E$2]-1)*[.A214]" office:value-type="float" office:value="40475.3176930596" calcext:value-type="float">
            <text:p>40.48E+03</text:p>
          </table:table-cell>
          <table:table-cell table:formula="of:=IF(OR(AND([.B214]&gt;[.$G$2];[.B214]&lt;[.$G$3]);AND([.B214]&gt;[.$G$4];[.B2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style-name="ce1" table:formula="of:=[.$E$1]/([.$E$2]-1)*[.A215]" office:value-type="float" office:value="40666.2390029326" calcext:value-type="float">
            <text:p>40.67E+03</text:p>
          </table:table-cell>
          <table:table-cell table:formula="of:=IF(OR(AND([.B215]&gt;[.$G$2];[.B215]&lt;[.$G$3]);AND([.B215]&gt;[.$G$4];[.B2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style-name="ce1" table:formula="of:=[.$E$1]/([.$E$2]-1)*[.A216]" office:value-type="float" office:value="40857.1603128055" calcext:value-type="float">
            <text:p>40.86E+03</text:p>
          </table:table-cell>
          <table:table-cell table:formula="of:=IF(OR(AND([.B216]&gt;[.$G$2];[.B216]&lt;[.$G$3]);AND([.B216]&gt;[.$G$4];[.B2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style-name="ce1" table:formula="of:=[.$E$1]/([.$E$2]-1)*[.A217]" office:value-type="float" office:value="41048.0816226784" calcext:value-type="float">
            <text:p>41.05E+03</text:p>
          </table:table-cell>
          <table:table-cell table:formula="of:=IF(OR(AND([.B217]&gt;[.$G$2];[.B217]&lt;[.$G$3]);AND([.B217]&gt;[.$G$4];[.B2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style-name="ce1" table:formula="of:=[.$E$1]/([.$E$2]-1)*[.A218]" office:value-type="float" office:value="41239.0029325513" calcext:value-type="float">
            <text:p>41.24E+03</text:p>
          </table:table-cell>
          <table:table-cell table:formula="of:=IF(OR(AND([.B218]&gt;[.$G$2];[.B218]&lt;[.$G$3]);AND([.B218]&gt;[.$G$4];[.B2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style-name="ce1" table:formula="of:=[.$E$1]/([.$E$2]-1)*[.A219]" office:value-type="float" office:value="41429.9242424242" calcext:value-type="float">
            <text:p>41.43E+03</text:p>
          </table:table-cell>
          <table:table-cell table:formula="of:=IF(OR(AND([.B219]&gt;[.$G$2];[.B219]&lt;[.$G$3]);AND([.B219]&gt;[.$G$4];[.B2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style-name="ce1" table:formula="of:=[.$E$1]/([.$E$2]-1)*[.A220]" office:value-type="float" office:value="41620.8455522972" calcext:value-type="float">
            <text:p>41.62E+03</text:p>
          </table:table-cell>
          <table:table-cell table:formula="of:=IF(OR(AND([.B220]&gt;[.$G$2];[.B220]&lt;[.$G$3]);AND([.B220]&gt;[.$G$4];[.B2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style-name="ce1" table:formula="of:=[.$E$1]/([.$E$2]-1)*[.A221]" office:value-type="float" office:value="41811.7668621701" calcext:value-type="float">
            <text:p>41.81E+03</text:p>
          </table:table-cell>
          <table:table-cell table:formula="of:=IF(OR(AND([.B221]&gt;[.$G$2];[.B221]&lt;[.$G$3]);AND([.B221]&gt;[.$G$4];[.B2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style-name="ce1" table:formula="of:=[.$E$1]/([.$E$2]-1)*[.A222]" office:value-type="float" office:value="42002.688172043" calcext:value-type="float">
            <text:p>42.00E+03</text:p>
          </table:table-cell>
          <table:table-cell table:formula="of:=IF(OR(AND([.B222]&gt;[.$G$2];[.B222]&lt;[.$G$3]);AND([.B222]&gt;[.$G$4];[.B2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style-name="ce1" table:formula="of:=[.$E$1]/([.$E$2]-1)*[.A223]" office:value-type="float" office:value="42193.6094819159" calcext:value-type="float">
            <text:p>42.19E+03</text:p>
          </table:table-cell>
          <table:table-cell table:formula="of:=IF(OR(AND([.B223]&gt;[.$G$2];[.B223]&lt;[.$G$3]);AND([.B223]&gt;[.$G$4];[.B2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style-name="ce1" table:formula="of:=[.$E$1]/([.$E$2]-1)*[.A224]" office:value-type="float" office:value="42384.5307917889" calcext:value-type="float">
            <text:p>42.38E+03</text:p>
          </table:table-cell>
          <table:table-cell table:formula="of:=IF(OR(AND([.B224]&gt;[.$G$2];[.B224]&lt;[.$G$3]);AND([.B224]&gt;[.$G$4];[.B2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style-name="ce1" table:formula="of:=[.$E$1]/([.$E$2]-1)*[.A225]" office:value-type="float" office:value="42575.4521016618" calcext:value-type="float">
            <text:p>42.58E+03</text:p>
          </table:table-cell>
          <table:table-cell table:formula="of:=IF(OR(AND([.B225]&gt;[.$G$2];[.B225]&lt;[.$G$3]);AND([.B225]&gt;[.$G$4];[.B2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style-name="ce1" table:formula="of:=[.$E$1]/([.$E$2]-1)*[.A226]" office:value-type="float" office:value="42766.3734115347" calcext:value-type="float">
            <text:p>42.77E+03</text:p>
          </table:table-cell>
          <table:table-cell table:formula="of:=IF(OR(AND([.B226]&gt;[.$G$2];[.B226]&lt;[.$G$3]);AND([.B226]&gt;[.$G$4];[.B2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style-name="ce1" table:formula="of:=[.$E$1]/([.$E$2]-1)*[.A227]" office:value-type="float" office:value="42957.2947214076" calcext:value-type="float">
            <text:p>42.96E+03</text:p>
          </table:table-cell>
          <table:table-cell table:formula="of:=IF(OR(AND([.B227]&gt;[.$G$2];[.B227]&lt;[.$G$3]);AND([.B227]&gt;[.$G$4];[.B2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style-name="ce1" table:formula="of:=[.$E$1]/([.$E$2]-1)*[.A228]" office:value-type="float" office:value="43148.2160312805" calcext:value-type="float">
            <text:p>43.15E+03</text:p>
          </table:table-cell>
          <table:table-cell table:formula="of:=IF(OR(AND([.B228]&gt;[.$G$2];[.B228]&lt;[.$G$3]);AND([.B228]&gt;[.$G$4];[.B2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style-name="ce1" table:formula="of:=[.$E$1]/([.$E$2]-1)*[.A229]" office:value-type="float" office:value="43339.1373411535" calcext:value-type="float">
            <text:p>43.34E+03</text:p>
          </table:table-cell>
          <table:table-cell table:formula="of:=IF(OR(AND([.B229]&gt;[.$G$2];[.B229]&lt;[.$G$3]);AND([.B229]&gt;[.$G$4];[.B2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style-name="ce1" table:formula="of:=[.$E$1]/([.$E$2]-1)*[.A230]" office:value-type="float" office:value="43530.0586510264" calcext:value-type="float">
            <text:p>43.53E+03</text:p>
          </table:table-cell>
          <table:table-cell table:formula="of:=IF(OR(AND([.B230]&gt;[.$G$2];[.B230]&lt;[.$G$3]);AND([.B230]&gt;[.$G$4];[.B2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style-name="ce1" table:formula="of:=[.$E$1]/([.$E$2]-1)*[.A231]" office:value-type="float" office:value="43720.9799608993" calcext:value-type="float">
            <text:p>43.72E+03</text:p>
          </table:table-cell>
          <table:table-cell table:formula="of:=IF(OR(AND([.B231]&gt;[.$G$2];[.B231]&lt;[.$G$3]);AND([.B231]&gt;[.$G$4];[.B2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style-name="ce1" table:formula="of:=[.$E$1]/([.$E$2]-1)*[.A232]" office:value-type="float" office:value="43911.9012707722" calcext:value-type="float">
            <text:p>43.91E+03</text:p>
          </table:table-cell>
          <table:table-cell table:formula="of:=IF(OR(AND([.B232]&gt;[.$G$2];[.B232]&lt;[.$G$3]);AND([.B232]&gt;[.$G$4];[.B2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style-name="ce1" table:formula="of:=[.$E$1]/([.$E$2]-1)*[.A233]" office:value-type="float" office:value="44102.8225806452" calcext:value-type="float">
            <text:p>44.10E+03</text:p>
          </table:table-cell>
          <table:table-cell table:formula="of:=IF(OR(AND([.B233]&gt;[.$G$2];[.B233]&lt;[.$G$3]);AND([.B233]&gt;[.$G$4];[.B2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style-name="ce1" table:formula="of:=[.$E$1]/([.$E$2]-1)*[.A234]" office:value-type="float" office:value="44293.7438905181" calcext:value-type="float">
            <text:p>44.29E+03</text:p>
          </table:table-cell>
          <table:table-cell table:formula="of:=IF(OR(AND([.B234]&gt;[.$G$2];[.B234]&lt;[.$G$3]);AND([.B234]&gt;[.$G$4];[.B2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style-name="ce1" table:formula="of:=[.$E$1]/([.$E$2]-1)*[.A235]" office:value-type="float" office:value="44484.665200391" calcext:value-type="float">
            <text:p>44.48E+03</text:p>
          </table:table-cell>
          <table:table-cell table:formula="of:=IF(OR(AND([.B235]&gt;[.$G$2];[.B235]&lt;[.$G$3]);AND([.B235]&gt;[.$G$4];[.B2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style-name="ce1" table:formula="of:=[.$E$1]/([.$E$2]-1)*[.A236]" office:value-type="float" office:value="44675.5865102639" calcext:value-type="float">
            <text:p>44.68E+03</text:p>
          </table:table-cell>
          <table:table-cell table:formula="of:=IF(OR(AND([.B236]&gt;[.$G$2];[.B236]&lt;[.$G$3]);AND([.B236]&gt;[.$G$4];[.B2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style-name="ce1" table:formula="of:=[.$E$1]/([.$E$2]-1)*[.A237]" office:value-type="float" office:value="44866.5078201369" calcext:value-type="float">
            <text:p>44.87E+03</text:p>
          </table:table-cell>
          <table:table-cell table:formula="of:=IF(OR(AND([.B237]&gt;[.$G$2];[.B237]&lt;[.$G$3]);AND([.B237]&gt;[.$G$4];[.B2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style-name="ce1" table:formula="of:=[.$E$1]/([.$E$2]-1)*[.A238]" office:value-type="float" office:value="45057.4291300098" calcext:value-type="float">
            <text:p>45.06E+03</text:p>
          </table:table-cell>
          <table:table-cell table:formula="of:=IF(OR(AND([.B238]&gt;[.$G$2];[.B238]&lt;[.$G$3]);AND([.B238]&gt;[.$G$4];[.B2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style-name="ce1" table:formula="of:=[.$E$1]/([.$E$2]-1)*[.A239]" office:value-type="float" office:value="45248.3504398827" calcext:value-type="float">
            <text:p>45.25E+03</text:p>
          </table:table-cell>
          <table:table-cell table:formula="of:=IF(OR(AND([.B239]&gt;[.$G$2];[.B239]&lt;[.$G$3]);AND([.B239]&gt;[.$G$4];[.B2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style-name="ce1" table:formula="of:=[.$E$1]/([.$E$2]-1)*[.A240]" office:value-type="float" office:value="45439.2717497556" calcext:value-type="float">
            <text:p>45.44E+03</text:p>
          </table:table-cell>
          <table:table-cell table:formula="of:=IF(OR(AND([.B240]&gt;[.$G$2];[.B240]&lt;[.$G$3]);AND([.B240]&gt;[.$G$4];[.B2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style-name="ce1" table:formula="of:=[.$E$1]/([.$E$2]-1)*[.A241]" office:value-type="float" office:value="45630.1930596285" calcext:value-type="float">
            <text:p>45.63E+03</text:p>
          </table:table-cell>
          <table:table-cell table:formula="of:=IF(OR(AND([.B241]&gt;[.$G$2];[.B241]&lt;[.$G$3]);AND([.B241]&gt;[.$G$4];[.B2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style-name="ce1" table:formula="of:=[.$E$1]/([.$E$2]-1)*[.A242]" office:value-type="float" office:value="45821.1143695015" calcext:value-type="float">
            <text:p>45.82E+03</text:p>
          </table:table-cell>
          <table:table-cell table:formula="of:=IF(OR(AND([.B242]&gt;[.$G$2];[.B242]&lt;[.$G$3]);AND([.B242]&gt;[.$G$4];[.B2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style-name="ce1" table:formula="of:=[.$E$1]/([.$E$2]-1)*[.A243]" office:value-type="float" office:value="46012.0356793744" calcext:value-type="float">
            <text:p>46.01E+03</text:p>
          </table:table-cell>
          <table:table-cell table:formula="of:=IF(OR(AND([.B243]&gt;[.$G$2];[.B243]&lt;[.$G$3]);AND([.B243]&gt;[.$G$4];[.B2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style-name="ce1" table:formula="of:=[.$E$1]/([.$E$2]-1)*[.A244]" office:value-type="float" office:value="46202.9569892473" calcext:value-type="float">
            <text:p>46.20E+03</text:p>
          </table:table-cell>
          <table:table-cell table:formula="of:=IF(OR(AND([.B244]&gt;[.$G$2];[.B244]&lt;[.$G$3]);AND([.B244]&gt;[.$G$4];[.B2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style-name="ce1" table:formula="of:=[.$E$1]/([.$E$2]-1)*[.A245]" office:value-type="float" office:value="46393.8782991202" calcext:value-type="float">
            <text:p>46.39E+03</text:p>
          </table:table-cell>
          <table:table-cell table:formula="of:=IF(OR(AND([.B245]&gt;[.$G$2];[.B245]&lt;[.$G$3]);AND([.B245]&gt;[.$G$4];[.B2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style-name="ce1" table:formula="of:=[.$E$1]/([.$E$2]-1)*[.A246]" office:value-type="float" office:value="46584.7996089932" calcext:value-type="float">
            <text:p>46.58E+03</text:p>
          </table:table-cell>
          <table:table-cell table:formula="of:=IF(OR(AND([.B246]&gt;[.$G$2];[.B246]&lt;[.$G$3]);AND([.B246]&gt;[.$G$4];[.B2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style-name="ce1" table:formula="of:=[.$E$1]/([.$E$2]-1)*[.A247]" office:value-type="float" office:value="46775.7209188661" calcext:value-type="float">
            <text:p>46.78E+03</text:p>
          </table:table-cell>
          <table:table-cell table:formula="of:=IF(OR(AND([.B247]&gt;[.$G$2];[.B247]&lt;[.$G$3]);AND([.B247]&gt;[.$G$4];[.B2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style-name="ce1" table:formula="of:=[.$E$1]/([.$E$2]-1)*[.A248]" office:value-type="float" office:value="46966.642228739" calcext:value-type="float">
            <text:p>46.97E+03</text:p>
          </table:table-cell>
          <table:table-cell table:formula="of:=IF(OR(AND([.B248]&gt;[.$G$2];[.B248]&lt;[.$G$3]);AND([.B248]&gt;[.$G$4];[.B2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style-name="ce1" table:formula="of:=[.$E$1]/([.$E$2]-1)*[.A249]" office:value-type="float" office:value="47157.5635386119" calcext:value-type="float">
            <text:p>47.16E+03</text:p>
          </table:table-cell>
          <table:table-cell table:formula="of:=IF(OR(AND([.B249]&gt;[.$G$2];[.B249]&lt;[.$G$3]);AND([.B249]&gt;[.$G$4];[.B2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style-name="ce1" table:formula="of:=[.$E$1]/([.$E$2]-1)*[.A250]" office:value-type="float" office:value="47348.4848484848" calcext:value-type="float">
            <text:p>47.35E+03</text:p>
          </table:table-cell>
          <table:table-cell table:formula="of:=IF(OR(AND([.B250]&gt;[.$G$2];[.B250]&lt;[.$G$3]);AND([.B250]&gt;[.$G$4];[.B2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style-name="ce1" table:formula="of:=[.$E$1]/([.$E$2]-1)*[.A251]" office:value-type="float" office:value="47539.4061583578" calcext:value-type="float">
            <text:p>47.54E+03</text:p>
          </table:table-cell>
          <table:table-cell table:formula="of:=IF(OR(AND([.B251]&gt;[.$G$2];[.B251]&lt;[.$G$3]);AND([.B251]&gt;[.$G$4];[.B2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style-name="ce1" table:formula="of:=[.$E$1]/([.$E$2]-1)*[.A252]" office:value-type="float" office:value="47730.3274682307" calcext:value-type="float">
            <text:p>47.73E+03</text:p>
          </table:table-cell>
          <table:table-cell table:formula="of:=IF(OR(AND([.B252]&gt;[.$G$2];[.B252]&lt;[.$G$3]);AND([.B252]&gt;[.$G$4];[.B2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style-name="ce1" table:formula="of:=[.$E$1]/([.$E$2]-1)*[.A253]" office:value-type="float" office:value="47921.2487781036" calcext:value-type="float">
            <text:p>47.92E+03</text:p>
          </table:table-cell>
          <table:table-cell table:formula="of:=IF(OR(AND([.B253]&gt;[.$G$2];[.B253]&lt;[.$G$3]);AND([.B253]&gt;[.$G$4];[.B2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style-name="ce1" table:formula="of:=[.$E$1]/([.$E$2]-1)*[.A254]" office:value-type="float" office:value="48112.1700879765" calcext:value-type="float">
            <text:p>48.11E+03</text:p>
          </table:table-cell>
          <table:table-cell table:formula="of:=IF(OR(AND([.B254]&gt;[.$G$2];[.B254]&lt;[.$G$3]);AND([.B254]&gt;[.$G$4];[.B2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style-name="ce1" table:formula="of:=[.$E$1]/([.$E$2]-1)*[.A255]" office:value-type="float" office:value="48303.0913978495" calcext:value-type="float">
            <text:p>48.30E+03</text:p>
          </table:table-cell>
          <table:table-cell table:formula="of:=IF(OR(AND([.B255]&gt;[.$G$2];[.B255]&lt;[.$G$3]);AND([.B255]&gt;[.$G$4];[.B2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style-name="ce1" table:formula="of:=[.$E$1]/([.$E$2]-1)*[.A256]" office:value-type="float" office:value="48494.0127077224" calcext:value-type="float">
            <text:p>48.49E+03</text:p>
          </table:table-cell>
          <table:table-cell table:formula="of:=IF(OR(AND([.B256]&gt;[.$G$2];[.B256]&lt;[.$G$3]);AND([.B256]&gt;[.$G$4];[.B2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style-name="ce1" table:formula="of:=[.$E$1]/([.$E$2]-1)*[.A257]" office:value-type="float" office:value="48684.9340175953" calcext:value-type="float">
            <text:p>48.68E+03</text:p>
          </table:table-cell>
          <table:table-cell table:formula="of:=IF(OR(AND([.B257]&gt;[.$G$2];[.B257]&lt;[.$G$3]);AND([.B257]&gt;[.$G$4];[.B2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style-name="ce1" table:formula="of:=[.$E$1]/([.$E$2]-1)*[.A258]" office:value-type="float" office:value="48875.8553274682" calcext:value-type="float">
            <text:p>48.88E+03</text:p>
          </table:table-cell>
          <table:table-cell table:formula="of:=IF(OR(AND([.B258]&gt;[.$G$2];[.B258]&lt;[.$G$3]);AND([.B258]&gt;[.$G$4];[.B2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style-name="ce1" table:formula="of:=[.$E$1]/([.$E$2]-1)*[.A259]" office:value-type="float" office:value="49066.7766373412" calcext:value-type="float">
            <text:p>49.07E+03</text:p>
          </table:table-cell>
          <table:table-cell table:formula="of:=IF(OR(AND([.B259]&gt;[.$G$2];[.B259]&lt;[.$G$3]);AND([.B259]&gt;[.$G$4];[.B2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style-name="ce1" table:formula="of:=[.$E$1]/([.$E$2]-1)*[.A260]" office:value-type="float" office:value="49257.6979472141" calcext:value-type="float">
            <text:p>49.26E+03</text:p>
          </table:table-cell>
          <table:table-cell table:formula="of:=IF(OR(AND([.B260]&gt;[.$G$2];[.B260]&lt;[.$G$3]);AND([.B260]&gt;[.$G$4];[.B2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style-name="ce1" table:formula="of:=[.$E$1]/([.$E$2]-1)*[.A261]" office:value-type="float" office:value="49448.619257087" calcext:value-type="float">
            <text:p>49.45E+03</text:p>
          </table:table-cell>
          <table:table-cell table:formula="of:=IF(OR(AND([.B261]&gt;[.$G$2];[.B261]&lt;[.$G$3]);AND([.B261]&gt;[.$G$4];[.B2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style-name="ce1" table:formula="of:=[.$E$1]/([.$E$2]-1)*[.A262]" office:value-type="float" office:value="49639.5405669599" calcext:value-type="float">
            <text:p>49.64E+03</text:p>
          </table:table-cell>
          <table:table-cell table:formula="of:=IF(OR(AND([.B262]&gt;[.$G$2];[.B262]&lt;[.$G$3]);AND([.B262]&gt;[.$G$4];[.B2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style-name="ce1" table:formula="of:=[.$E$1]/([.$E$2]-1)*[.A263]" office:value-type="float" office:value="49830.4618768329" calcext:value-type="float">
            <text:p>49.83E+03</text:p>
          </table:table-cell>
          <table:table-cell table:formula="of:=IF(OR(AND([.B263]&gt;[.$G$2];[.B263]&lt;[.$G$3]);AND([.B263]&gt;[.$G$4];[.B2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style-name="ce1" table:formula="of:=[.$E$1]/([.$E$2]-1)*[.A264]" office:value-type="float" office:value="50021.3831867058" calcext:value-type="float">
            <text:p>50.02E+03</text:p>
          </table:table-cell>
          <table:table-cell table:formula="of:=IF(OR(AND([.B264]&gt;[.$G$2];[.B264]&lt;[.$G$3]);AND([.B264]&gt;[.$G$4];[.B2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style-name="ce1" table:formula="of:=[.$E$1]/([.$E$2]-1)*[.A265]" office:value-type="float" office:value="50212.3044965787" calcext:value-type="float">
            <text:p>50.21E+03</text:p>
          </table:table-cell>
          <table:table-cell table:formula="of:=IF(OR(AND([.B265]&gt;[.$G$2];[.B265]&lt;[.$G$3]);AND([.B265]&gt;[.$G$4];[.B2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style-name="ce1" table:formula="of:=[.$E$1]/([.$E$2]-1)*[.A266]" office:value-type="float" office:value="50403.2258064516" calcext:value-type="float">
            <text:p>50.40E+03</text:p>
          </table:table-cell>
          <table:table-cell table:formula="of:=IF(OR(AND([.B266]&gt;[.$G$2];[.B266]&lt;[.$G$3]);AND([.B266]&gt;[.$G$4];[.B2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style-name="ce1" table:formula="of:=[.$E$1]/([.$E$2]-1)*[.A267]" office:value-type="float" office:value="50594.1471163245" calcext:value-type="float">
            <text:p>50.59E+03</text:p>
          </table:table-cell>
          <table:table-cell table:formula="of:=IF(OR(AND([.B267]&gt;[.$G$2];[.B267]&lt;[.$G$3]);AND([.B267]&gt;[.$G$4];[.B2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style-name="ce1" table:formula="of:=[.$E$1]/([.$E$2]-1)*[.A268]" office:value-type="float" office:value="50785.0684261975" calcext:value-type="float">
            <text:p>50.79E+03</text:p>
          </table:table-cell>
          <table:table-cell table:formula="of:=IF(OR(AND([.B268]&gt;[.$G$2];[.B268]&lt;[.$G$3]);AND([.B268]&gt;[.$G$4];[.B2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style-name="ce1" table:formula="of:=[.$E$1]/([.$E$2]-1)*[.A269]" office:value-type="float" office:value="50975.9897360704" calcext:value-type="float">
            <text:p>50.98E+03</text:p>
          </table:table-cell>
          <table:table-cell table:formula="of:=IF(OR(AND([.B269]&gt;[.$G$2];[.B269]&lt;[.$G$3]);AND([.B269]&gt;[.$G$4];[.B2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style-name="ce1" table:formula="of:=[.$E$1]/([.$E$2]-1)*[.A270]" office:value-type="float" office:value="51166.9110459433" calcext:value-type="float">
            <text:p>51.17E+03</text:p>
          </table:table-cell>
          <table:table-cell table:formula="of:=IF(OR(AND([.B270]&gt;[.$G$2];[.B270]&lt;[.$G$3]);AND([.B270]&gt;[.$G$4];[.B2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style-name="ce1" table:formula="of:=[.$E$1]/([.$E$2]-1)*[.A271]" office:value-type="float" office:value="51357.8323558162" calcext:value-type="float">
            <text:p>51.36E+03</text:p>
          </table:table-cell>
          <table:table-cell table:formula="of:=IF(OR(AND([.B271]&gt;[.$G$2];[.B271]&lt;[.$G$3]);AND([.B271]&gt;[.$G$4];[.B2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style-name="ce1" table:formula="of:=[.$E$1]/([.$E$2]-1)*[.A272]" office:value-type="float" office:value="51548.7536656891" calcext:value-type="float">
            <text:p>51.55E+03</text:p>
          </table:table-cell>
          <table:table-cell table:formula="of:=IF(OR(AND([.B272]&gt;[.$G$2];[.B272]&lt;[.$G$3]);AND([.B272]&gt;[.$G$4];[.B2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style-name="ce1" table:formula="of:=[.$E$1]/([.$E$2]-1)*[.A273]" office:value-type="float" office:value="51739.6749755621" calcext:value-type="float">
            <text:p>51.74E+03</text:p>
          </table:table-cell>
          <table:table-cell table:formula="of:=IF(OR(AND([.B273]&gt;[.$G$2];[.B273]&lt;[.$G$3]);AND([.B273]&gt;[.$G$4];[.B2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style-name="ce1" table:formula="of:=[.$E$1]/([.$E$2]-1)*[.A274]" office:value-type="float" office:value="51930.596285435" calcext:value-type="float">
            <text:p>51.93E+03</text:p>
          </table:table-cell>
          <table:table-cell table:formula="of:=IF(OR(AND([.B274]&gt;[.$G$2];[.B274]&lt;[.$G$3]);AND([.B274]&gt;[.$G$4];[.B2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style-name="ce1" table:formula="of:=[.$E$1]/([.$E$2]-1)*[.A275]" office:value-type="float" office:value="52121.5175953079" calcext:value-type="float">
            <text:p>52.12E+03</text:p>
          </table:table-cell>
          <table:table-cell table:formula="of:=IF(OR(AND([.B275]&gt;[.$G$2];[.B275]&lt;[.$G$3]);AND([.B275]&gt;[.$G$4];[.B2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style-name="ce1" table:formula="of:=[.$E$1]/([.$E$2]-1)*[.A276]" office:value-type="float" office:value="52312.4389051808" calcext:value-type="float">
            <text:p>52.31E+03</text:p>
          </table:table-cell>
          <table:table-cell table:formula="of:=IF(OR(AND([.B276]&gt;[.$G$2];[.B276]&lt;[.$G$3]);AND([.B276]&gt;[.$G$4];[.B2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style-name="ce1" table:formula="of:=[.$E$1]/([.$E$2]-1)*[.A277]" office:value-type="float" office:value="52503.3602150538" calcext:value-type="float">
            <text:p>52.50E+03</text:p>
          </table:table-cell>
          <table:table-cell table:formula="of:=IF(OR(AND([.B277]&gt;[.$G$2];[.B277]&lt;[.$G$3]);AND([.B277]&gt;[.$G$4];[.B2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style-name="ce1" table:formula="of:=[.$E$1]/([.$E$2]-1)*[.A278]" office:value-type="float" office:value="52694.2815249267" calcext:value-type="float">
            <text:p>52.69E+03</text:p>
          </table:table-cell>
          <table:table-cell table:formula="of:=IF(OR(AND([.B278]&gt;[.$G$2];[.B278]&lt;[.$G$3]);AND([.B278]&gt;[.$G$4];[.B2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style-name="ce1" table:formula="of:=[.$E$1]/([.$E$2]-1)*[.A279]" office:value-type="float" office:value="52885.2028347996" calcext:value-type="float">
            <text:p>52.89E+03</text:p>
          </table:table-cell>
          <table:table-cell table:formula="of:=IF(OR(AND([.B279]&gt;[.$G$2];[.B279]&lt;[.$G$3]);AND([.B279]&gt;[.$G$4];[.B2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style-name="ce1" table:formula="of:=[.$E$1]/([.$E$2]-1)*[.A280]" office:value-type="float" office:value="53076.1241446725" calcext:value-type="float">
            <text:p>53.08E+03</text:p>
          </table:table-cell>
          <table:table-cell table:formula="of:=IF(OR(AND([.B280]&gt;[.$G$2];[.B280]&lt;[.$G$3]);AND([.B280]&gt;[.$G$4];[.B2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style-name="ce1" table:formula="of:=[.$E$1]/([.$E$2]-1)*[.A281]" office:value-type="float" office:value="53267.0454545455" calcext:value-type="float">
            <text:p>53.27E+03</text:p>
          </table:table-cell>
          <table:table-cell table:formula="of:=IF(OR(AND([.B281]&gt;[.$G$2];[.B281]&lt;[.$G$3]);AND([.B281]&gt;[.$G$4];[.B2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style-name="ce1" table:formula="of:=[.$E$1]/([.$E$2]-1)*[.A282]" office:value-type="float" office:value="53457.9667644184" calcext:value-type="float">
            <text:p>53.46E+03</text:p>
          </table:table-cell>
          <table:table-cell table:formula="of:=IF(OR(AND([.B282]&gt;[.$G$2];[.B282]&lt;[.$G$3]);AND([.B282]&gt;[.$G$4];[.B2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style-name="ce1" table:formula="of:=[.$E$1]/([.$E$2]-1)*[.A283]" office:value-type="float" office:value="53648.8880742913" calcext:value-type="float">
            <text:p>53.65E+03</text:p>
          </table:table-cell>
          <table:table-cell table:formula="of:=IF(OR(AND([.B283]&gt;[.$G$2];[.B283]&lt;[.$G$3]);AND([.B283]&gt;[.$G$4];[.B2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style-name="ce1" table:formula="of:=[.$E$1]/([.$E$2]-1)*[.A284]" office:value-type="float" office:value="53839.8093841642" calcext:value-type="float">
            <text:p>53.84E+03</text:p>
          </table:table-cell>
          <table:table-cell table:formula="of:=IF(OR(AND([.B284]&gt;[.$G$2];[.B284]&lt;[.$G$3]);AND([.B284]&gt;[.$G$4];[.B2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style-name="ce1" table:formula="of:=[.$E$1]/([.$E$2]-1)*[.A285]" office:value-type="float" office:value="54030.7306940371" calcext:value-type="float">
            <text:p>54.03E+03</text:p>
          </table:table-cell>
          <table:table-cell table:formula="of:=IF(OR(AND([.B285]&gt;[.$G$2];[.B285]&lt;[.$G$3]);AND([.B285]&gt;[.$G$4];[.B2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style-name="ce1" table:formula="of:=[.$E$1]/([.$E$2]-1)*[.A286]" office:value-type="float" office:value="54221.6520039101" calcext:value-type="float">
            <text:p>54.22E+03</text:p>
          </table:table-cell>
          <table:table-cell table:formula="of:=IF(OR(AND([.B286]&gt;[.$G$2];[.B286]&lt;[.$G$3]);AND([.B286]&gt;[.$G$4];[.B2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style-name="ce1" table:formula="of:=[.$E$1]/([.$E$2]-1)*[.A287]" office:value-type="float" office:value="54412.573313783" calcext:value-type="float">
            <text:p>54.41E+03</text:p>
          </table:table-cell>
          <table:table-cell table:formula="of:=IF(OR(AND([.B287]&gt;[.$G$2];[.B287]&lt;[.$G$3]);AND([.B287]&gt;[.$G$4];[.B2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style-name="ce1" table:formula="of:=[.$E$1]/([.$E$2]-1)*[.A288]" office:value-type="float" office:value="54603.4946236559" calcext:value-type="float">
            <text:p>54.60E+03</text:p>
          </table:table-cell>
          <table:table-cell table:formula="of:=IF(OR(AND([.B288]&gt;[.$G$2];[.B288]&lt;[.$G$3]);AND([.B288]&gt;[.$G$4];[.B2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style-name="ce1" table:formula="of:=[.$E$1]/([.$E$2]-1)*[.A289]" office:value-type="float" office:value="54794.4159335288" calcext:value-type="float">
            <text:p>54.79E+03</text:p>
          </table:table-cell>
          <table:table-cell table:formula="of:=IF(OR(AND([.B289]&gt;[.$G$2];[.B289]&lt;[.$G$3]);AND([.B289]&gt;[.$G$4];[.B2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style-name="ce1" table:formula="of:=[.$E$1]/([.$E$2]-1)*[.A290]" office:value-type="float" office:value="54985.3372434018" calcext:value-type="float">
            <text:p>54.99E+03</text:p>
          </table:table-cell>
          <table:table-cell table:formula="of:=IF(OR(AND([.B290]&gt;[.$G$2];[.B290]&lt;[.$G$3]);AND([.B290]&gt;[.$G$4];[.B2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style-name="ce1" table:formula="of:=[.$E$1]/([.$E$2]-1)*[.A291]" office:value-type="float" office:value="55176.2585532747" calcext:value-type="float">
            <text:p>55.18E+03</text:p>
          </table:table-cell>
          <table:table-cell table:formula="of:=IF(OR(AND([.B291]&gt;[.$G$2];[.B291]&lt;[.$G$3]);AND([.B291]&gt;[.$G$4];[.B2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style-name="ce1" table:formula="of:=[.$E$1]/([.$E$2]-1)*[.A292]" office:value-type="float" office:value="55367.1798631476" calcext:value-type="float">
            <text:p>55.37E+03</text:p>
          </table:table-cell>
          <table:table-cell table:formula="of:=IF(OR(AND([.B292]&gt;[.$G$2];[.B292]&lt;[.$G$3]);AND([.B292]&gt;[.$G$4];[.B2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style-name="ce1" table:formula="of:=[.$E$1]/([.$E$2]-1)*[.A293]" office:value-type="float" office:value="55558.1011730205" calcext:value-type="float">
            <text:p>55.56E+03</text:p>
          </table:table-cell>
          <table:table-cell table:formula="of:=IF(OR(AND([.B293]&gt;[.$G$2];[.B293]&lt;[.$G$3]);AND([.B293]&gt;[.$G$4];[.B2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style-name="ce1" table:formula="of:=[.$E$1]/([.$E$2]-1)*[.A294]" office:value-type="float" office:value="55749.0224828934" calcext:value-type="float">
            <text:p>55.75E+03</text:p>
          </table:table-cell>
          <table:table-cell table:formula="of:=IF(OR(AND([.B294]&gt;[.$G$2];[.B294]&lt;[.$G$3]);AND([.B294]&gt;[.$G$4];[.B2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style-name="ce1" table:formula="of:=[.$E$1]/([.$E$2]-1)*[.A295]" office:value-type="float" office:value="55939.9437927664" calcext:value-type="float">
            <text:p>55.94E+03</text:p>
          </table:table-cell>
          <table:table-cell table:formula="of:=IF(OR(AND([.B295]&gt;[.$G$2];[.B295]&lt;[.$G$3]);AND([.B295]&gt;[.$G$4];[.B2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style-name="ce1" table:formula="of:=[.$E$1]/([.$E$2]-1)*[.A296]" office:value-type="float" office:value="56130.8651026393" calcext:value-type="float">
            <text:p>56.13E+03</text:p>
          </table:table-cell>
          <table:table-cell table:formula="of:=IF(OR(AND([.B296]&gt;[.$G$2];[.B296]&lt;[.$G$3]);AND([.B296]&gt;[.$G$4];[.B2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style-name="ce1" table:formula="of:=[.$E$1]/([.$E$2]-1)*[.A297]" office:value-type="float" office:value="56321.7864125122" calcext:value-type="float">
            <text:p>56.32E+03</text:p>
          </table:table-cell>
          <table:table-cell table:formula="of:=IF(OR(AND([.B297]&gt;[.$G$2];[.B297]&lt;[.$G$3]);AND([.B297]&gt;[.$G$4];[.B2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style-name="ce1" table:formula="of:=[.$E$1]/([.$E$2]-1)*[.A298]" office:value-type="float" office:value="56512.7077223851" calcext:value-type="float">
            <text:p>56.51E+03</text:p>
          </table:table-cell>
          <table:table-cell table:formula="of:=IF(OR(AND([.B298]&gt;[.$G$2];[.B298]&lt;[.$G$3]);AND([.B298]&gt;[.$G$4];[.B2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style-name="ce1" table:formula="of:=[.$E$1]/([.$E$2]-1)*[.A299]" office:value-type="float" office:value="56703.6290322581" calcext:value-type="float">
            <text:p>56.70E+03</text:p>
          </table:table-cell>
          <table:table-cell table:formula="of:=IF(OR(AND([.B299]&gt;[.$G$2];[.B299]&lt;[.$G$3]);AND([.B299]&gt;[.$G$4];[.B2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style-name="ce1" table:formula="of:=[.$E$1]/([.$E$2]-1)*[.A300]" office:value-type="float" office:value="56894.550342131" calcext:value-type="float">
            <text:p>56.89E+03</text:p>
          </table:table-cell>
          <table:table-cell table:formula="of:=IF(OR(AND([.B300]&gt;[.$G$2];[.B300]&lt;[.$G$3]);AND([.B300]&gt;[.$G$4];[.B3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style-name="ce1" table:formula="of:=[.$E$1]/([.$E$2]-1)*[.A301]" office:value-type="float" office:value="57085.4716520039" calcext:value-type="float">
            <text:p>57.09E+03</text:p>
          </table:table-cell>
          <table:table-cell table:formula="of:=IF(OR(AND([.B301]&gt;[.$G$2];[.B301]&lt;[.$G$3]);AND([.B301]&gt;[.$G$4];[.B3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style-name="ce1" table:formula="of:=[.$E$1]/([.$E$2]-1)*[.A302]" office:value-type="float" office:value="57276.3929618768" calcext:value-type="float">
            <text:p>57.28E+03</text:p>
          </table:table-cell>
          <table:table-cell table:formula="of:=IF(OR(AND([.B302]&gt;[.$G$2];[.B302]&lt;[.$G$3]);AND([.B302]&gt;[.$G$4];[.B3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style-name="ce1" table:formula="of:=[.$E$1]/([.$E$2]-1)*[.A303]" office:value-type="float" office:value="57467.3142717498" calcext:value-type="float">
            <text:p>57.47E+03</text:p>
          </table:table-cell>
          <table:table-cell table:formula="of:=IF(OR(AND([.B303]&gt;[.$G$2];[.B303]&lt;[.$G$3]);AND([.B303]&gt;[.$G$4];[.B3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style-name="ce1" table:formula="of:=[.$E$1]/([.$E$2]-1)*[.A304]" office:value-type="float" office:value="57658.2355816227" calcext:value-type="float">
            <text:p>57.66E+03</text:p>
          </table:table-cell>
          <table:table-cell table:formula="of:=IF(OR(AND([.B304]&gt;[.$G$2];[.B304]&lt;[.$G$3]);AND([.B304]&gt;[.$G$4];[.B3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style-name="ce1" table:formula="of:=[.$E$1]/([.$E$2]-1)*[.A305]" office:value-type="float" office:value="57849.1568914956" calcext:value-type="float">
            <text:p>57.85E+03</text:p>
          </table:table-cell>
          <table:table-cell table:formula="of:=IF(OR(AND([.B305]&gt;[.$G$2];[.B305]&lt;[.$G$3]);AND([.B305]&gt;[.$G$4];[.B3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style-name="ce1" table:formula="of:=[.$E$1]/([.$E$2]-1)*[.A306]" office:value-type="float" office:value="58040.0782013685" calcext:value-type="float">
            <text:p>58.04E+03</text:p>
          </table:table-cell>
          <table:table-cell table:formula="of:=IF(OR(AND([.B306]&gt;[.$G$2];[.B306]&lt;[.$G$3]);AND([.B306]&gt;[.$G$4];[.B3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style-name="ce1" table:formula="of:=[.$E$1]/([.$E$2]-1)*[.A307]" office:value-type="float" office:value="58230.9995112414" calcext:value-type="float">
            <text:p>58.23E+03</text:p>
          </table:table-cell>
          <table:table-cell table:formula="of:=IF(OR(AND([.B307]&gt;[.$G$2];[.B307]&lt;[.$G$3]);AND([.B307]&gt;[.$G$4];[.B3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style-name="ce1" table:formula="of:=[.$E$1]/([.$E$2]-1)*[.A308]" office:value-type="float" office:value="58421.9208211144" calcext:value-type="float">
            <text:p>58.42E+03</text:p>
          </table:table-cell>
          <table:table-cell table:formula="of:=IF(OR(AND([.B308]&gt;[.$G$2];[.B308]&lt;[.$G$3]);AND([.B308]&gt;[.$G$4];[.B3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style-name="ce1" table:formula="of:=[.$E$1]/([.$E$2]-1)*[.A309]" office:value-type="float" office:value="58612.8421309873" calcext:value-type="float">
            <text:p>58.61E+03</text:p>
          </table:table-cell>
          <table:table-cell table:formula="of:=IF(OR(AND([.B309]&gt;[.$G$2];[.B309]&lt;[.$G$3]);AND([.B309]&gt;[.$G$4];[.B3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style-name="ce1" table:formula="of:=[.$E$1]/([.$E$2]-1)*[.A310]" office:value-type="float" office:value="58803.7634408602" calcext:value-type="float">
            <text:p>58.80E+03</text:p>
          </table:table-cell>
          <table:table-cell table:formula="of:=IF(OR(AND([.B310]&gt;[.$G$2];[.B310]&lt;[.$G$3]);AND([.B310]&gt;[.$G$4];[.B3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style-name="ce1" table:formula="of:=[.$E$1]/([.$E$2]-1)*[.A311]" office:value-type="float" office:value="58994.6847507331" calcext:value-type="float">
            <text:p>58.99E+03</text:p>
          </table:table-cell>
          <table:table-cell table:formula="of:=IF(OR(AND([.B311]&gt;[.$G$2];[.B311]&lt;[.$G$3]);AND([.B311]&gt;[.$G$4];[.B3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style-name="ce1" table:formula="of:=[.$E$1]/([.$E$2]-1)*[.A312]" office:value-type="float" office:value="59185.6060606061" calcext:value-type="float">
            <text:p>59.19E+03</text:p>
          </table:table-cell>
          <table:table-cell table:formula="of:=IF(OR(AND([.B312]&gt;[.$G$2];[.B312]&lt;[.$G$3]);AND([.B312]&gt;[.$G$4];[.B3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style-name="ce1" table:formula="of:=[.$E$1]/([.$E$2]-1)*[.A313]" office:value-type="float" office:value="59376.527370479" calcext:value-type="float">
            <text:p>59.38E+03</text:p>
          </table:table-cell>
          <table:table-cell table:formula="of:=IF(OR(AND([.B313]&gt;[.$G$2];[.B313]&lt;[.$G$3]);AND([.B313]&gt;[.$G$4];[.B3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style-name="ce1" table:formula="of:=[.$E$1]/([.$E$2]-1)*[.A314]" office:value-type="float" office:value="59567.4486803519" calcext:value-type="float">
            <text:p>59.57E+03</text:p>
          </table:table-cell>
          <table:table-cell table:formula="of:=IF(OR(AND([.B314]&gt;[.$G$2];[.B314]&lt;[.$G$3]);AND([.B314]&gt;[.$G$4];[.B3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style-name="ce1" table:formula="of:=[.$E$1]/([.$E$2]-1)*[.A315]" office:value-type="float" office:value="59758.3699902248" calcext:value-type="float">
            <text:p>59.76E+03</text:p>
          </table:table-cell>
          <table:table-cell table:formula="of:=IF(OR(AND([.B315]&gt;[.$G$2];[.B315]&lt;[.$G$3]);AND([.B315]&gt;[.$G$4];[.B3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style-name="ce1" table:formula="of:=[.$E$1]/([.$E$2]-1)*[.A316]" office:value-type="float" office:value="59949.2913000978" calcext:value-type="float">
            <text:p>59.95E+03</text:p>
          </table:table-cell>
          <table:table-cell table:formula="of:=IF(OR(AND([.B316]&gt;[.$G$2];[.B316]&lt;[.$G$3]);AND([.B316]&gt;[.$G$4];[.B3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style-name="ce1" table:formula="of:=[.$E$1]/([.$E$2]-1)*[.A317]" office:value-type="float" office:value="60140.2126099707" calcext:value-type="float">
            <text:p>60.14E+03</text:p>
          </table:table-cell>
          <table:table-cell table:formula="of:=IF(OR(AND([.B317]&gt;[.$G$2];[.B317]&lt;[.$G$3]);AND([.B317]&gt;[.$G$4];[.B3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style-name="ce1" table:formula="of:=[.$E$1]/([.$E$2]-1)*[.A318]" office:value-type="float" office:value="60331.1339198436" calcext:value-type="float">
            <text:p>60.33E+03</text:p>
          </table:table-cell>
          <table:table-cell table:formula="of:=IF(OR(AND([.B318]&gt;[.$G$2];[.B318]&lt;[.$G$3]);AND([.B318]&gt;[.$G$4];[.B3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style-name="ce1" table:formula="of:=[.$E$1]/([.$E$2]-1)*[.A319]" office:value-type="float" office:value="60522.0552297165" calcext:value-type="float">
            <text:p>60.52E+03</text:p>
          </table:table-cell>
          <table:table-cell table:formula="of:=IF(OR(AND([.B319]&gt;[.$G$2];[.B319]&lt;[.$G$3]);AND([.B319]&gt;[.$G$4];[.B3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style-name="ce1" table:formula="of:=[.$E$1]/([.$E$2]-1)*[.A320]" office:value-type="float" office:value="60712.9765395894" calcext:value-type="float">
            <text:p>60.71E+03</text:p>
          </table:table-cell>
          <table:table-cell table:formula="of:=IF(OR(AND([.B320]&gt;[.$G$2];[.B320]&lt;[.$G$3]);AND([.B320]&gt;[.$G$4];[.B3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style-name="ce1" table:formula="of:=[.$E$1]/([.$E$2]-1)*[.A321]" office:value-type="float" office:value="60903.8978494624" calcext:value-type="float">
            <text:p>60.90E+03</text:p>
          </table:table-cell>
          <table:table-cell table:formula="of:=IF(OR(AND([.B321]&gt;[.$G$2];[.B321]&lt;[.$G$3]);AND([.B321]&gt;[.$G$4];[.B3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style-name="ce1" table:formula="of:=[.$E$1]/([.$E$2]-1)*[.A322]" office:value-type="float" office:value="61094.8191593353" calcext:value-type="float">
            <text:p>61.09E+03</text:p>
          </table:table-cell>
          <table:table-cell table:formula="of:=IF(OR(AND([.B322]&gt;[.$G$2];[.B322]&lt;[.$G$3]);AND([.B322]&gt;[.$G$4];[.B3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style-name="ce1" table:formula="of:=[.$E$1]/([.$E$2]-1)*[.A323]" office:value-type="float" office:value="61285.7404692082" calcext:value-type="float">
            <text:p>61.29E+03</text:p>
          </table:table-cell>
          <table:table-cell table:formula="of:=IF(OR(AND([.B323]&gt;[.$G$2];[.B323]&lt;[.$G$3]);AND([.B323]&gt;[.$G$4];[.B3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style-name="ce1" table:formula="of:=[.$E$1]/([.$E$2]-1)*[.A324]" office:value-type="float" office:value="61476.6617790811" calcext:value-type="float">
            <text:p>61.48E+03</text:p>
          </table:table-cell>
          <table:table-cell table:formula="of:=IF(OR(AND([.B324]&gt;[.$G$2];[.B324]&lt;[.$G$3]);AND([.B324]&gt;[.$G$4];[.B3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style-name="ce1" table:formula="of:=[.$E$1]/([.$E$2]-1)*[.A325]" office:value-type="float" office:value="61667.5830889541" calcext:value-type="float">
            <text:p>61.67E+03</text:p>
          </table:table-cell>
          <table:table-cell table:formula="of:=IF(OR(AND([.B325]&gt;[.$G$2];[.B325]&lt;[.$G$3]);AND([.B325]&gt;[.$G$4];[.B3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style-name="ce1" table:formula="of:=[.$E$1]/([.$E$2]-1)*[.A326]" office:value-type="float" office:value="61858.504398827" calcext:value-type="float">
            <text:p>61.86E+03</text:p>
          </table:table-cell>
          <table:table-cell table:formula="of:=IF(OR(AND([.B326]&gt;[.$G$2];[.B326]&lt;[.$G$3]);AND([.B326]&gt;[.$G$4];[.B3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style-name="ce1" table:formula="of:=[.$E$1]/([.$E$2]-1)*[.A327]" office:value-type="float" office:value="62049.4257086999" calcext:value-type="float">
            <text:p>62.05E+03</text:p>
          </table:table-cell>
          <table:table-cell table:formula="of:=IF(OR(AND([.B327]&gt;[.$G$2];[.B327]&lt;[.$G$3]);AND([.B327]&gt;[.$G$4];[.B3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style-name="ce1" table:formula="of:=[.$E$1]/([.$E$2]-1)*[.A328]" office:value-type="float" office:value="62240.3470185728" calcext:value-type="float">
            <text:p>62.24E+03</text:p>
          </table:table-cell>
          <table:table-cell table:formula="of:=IF(OR(AND([.B328]&gt;[.$G$2];[.B328]&lt;[.$G$3]);AND([.B328]&gt;[.$G$4];[.B3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style-name="ce1" table:formula="of:=[.$E$1]/([.$E$2]-1)*[.A329]" office:value-type="float" office:value="62431.2683284458" calcext:value-type="float">
            <text:p>62.43E+03</text:p>
          </table:table-cell>
          <table:table-cell table:formula="of:=IF(OR(AND([.B329]&gt;[.$G$2];[.B329]&lt;[.$G$3]);AND([.B329]&gt;[.$G$4];[.B3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style-name="ce1" table:formula="of:=[.$E$1]/([.$E$2]-1)*[.A330]" office:value-type="float" office:value="62622.1896383187" calcext:value-type="float">
            <text:p>62.62E+03</text:p>
          </table:table-cell>
          <table:table-cell table:formula="of:=IF(OR(AND([.B330]&gt;[.$G$2];[.B330]&lt;[.$G$3]);AND([.B330]&gt;[.$G$4];[.B3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style-name="ce1" table:formula="of:=[.$E$1]/([.$E$2]-1)*[.A331]" office:value-type="float" office:value="62813.1109481916" calcext:value-type="float">
            <text:p>62.81E+03</text:p>
          </table:table-cell>
          <table:table-cell table:formula="of:=IF(OR(AND([.B331]&gt;[.$G$2];[.B331]&lt;[.$G$3]);AND([.B331]&gt;[.$G$4];[.B3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style-name="ce1" table:formula="of:=[.$E$1]/([.$E$2]-1)*[.A332]" office:value-type="float" office:value="63004.0322580645" calcext:value-type="float">
            <text:p>63.00E+03</text:p>
          </table:table-cell>
          <table:table-cell table:formula="of:=IF(OR(AND([.B332]&gt;[.$G$2];[.B332]&lt;[.$G$3]);AND([.B332]&gt;[.$G$4];[.B3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style-name="ce1" table:formula="of:=[.$E$1]/([.$E$2]-1)*[.A333]" office:value-type="float" office:value="63194.9535679374" calcext:value-type="float">
            <text:p>63.19E+03</text:p>
          </table:table-cell>
          <table:table-cell table:formula="of:=IF(OR(AND([.B333]&gt;[.$G$2];[.B333]&lt;[.$G$3]);AND([.B333]&gt;[.$G$4];[.B3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style-name="ce1" table:formula="of:=[.$E$1]/([.$E$2]-1)*[.A334]" office:value-type="float" office:value="63385.8748778104" calcext:value-type="float">
            <text:p>63.39E+03</text:p>
          </table:table-cell>
          <table:table-cell table:formula="of:=IF(OR(AND([.B334]&gt;[.$G$2];[.B334]&lt;[.$G$3]);AND([.B334]&gt;[.$G$4];[.B3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style-name="ce1" table:formula="of:=[.$E$1]/([.$E$2]-1)*[.A335]" office:value-type="float" office:value="63576.7961876833" calcext:value-type="float">
            <text:p>63.58E+03</text:p>
          </table:table-cell>
          <table:table-cell table:formula="of:=IF(OR(AND([.B335]&gt;[.$G$2];[.B335]&lt;[.$G$3]);AND([.B335]&gt;[.$G$4];[.B3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style-name="ce1" table:formula="of:=[.$E$1]/([.$E$2]-1)*[.A336]" office:value-type="float" office:value="63767.7174975562" calcext:value-type="float">
            <text:p>63.77E+03</text:p>
          </table:table-cell>
          <table:table-cell table:formula="of:=IF(OR(AND([.B336]&gt;[.$G$2];[.B336]&lt;[.$G$3]);AND([.B336]&gt;[.$G$4];[.B3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style-name="ce1" table:formula="of:=[.$E$1]/([.$E$2]-1)*[.A337]" office:value-type="float" office:value="63958.6388074291" calcext:value-type="float">
            <text:p>63.96E+03</text:p>
          </table:table-cell>
          <table:table-cell table:formula="of:=IF(OR(AND([.B337]&gt;[.$G$2];[.B337]&lt;[.$G$3]);AND([.B337]&gt;[.$G$4];[.B3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style-name="ce1" table:formula="of:=[.$E$1]/([.$E$2]-1)*[.A338]" office:value-type="float" office:value="64149.560117302" calcext:value-type="float">
            <text:p>64.15E+03</text:p>
          </table:table-cell>
          <table:table-cell table:formula="of:=IF(OR(AND([.B338]&gt;[.$G$2];[.B338]&lt;[.$G$3]);AND([.B338]&gt;[.$G$4];[.B3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style-name="ce1" table:formula="of:=[.$E$1]/([.$E$2]-1)*[.A339]" office:value-type="float" office:value="64340.481427175" calcext:value-type="float">
            <text:p>64.34E+03</text:p>
          </table:table-cell>
          <table:table-cell table:formula="of:=IF(OR(AND([.B339]&gt;[.$G$2];[.B339]&lt;[.$G$3]);AND([.B339]&gt;[.$G$4];[.B3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style-name="ce1" table:formula="of:=[.$E$1]/([.$E$2]-1)*[.A340]" office:value-type="float" office:value="64531.4027370479" calcext:value-type="float">
            <text:p>64.53E+03</text:p>
          </table:table-cell>
          <table:table-cell table:formula="of:=IF(OR(AND([.B340]&gt;[.$G$2];[.B340]&lt;[.$G$3]);AND([.B340]&gt;[.$G$4];[.B3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style-name="ce1" table:formula="of:=[.$E$1]/([.$E$2]-1)*[.A341]" office:value-type="float" office:value="64722.3240469208" calcext:value-type="float">
            <text:p>64.72E+03</text:p>
          </table:table-cell>
          <table:table-cell table:formula="of:=IF(OR(AND([.B341]&gt;[.$G$2];[.B341]&lt;[.$G$3]);AND([.B341]&gt;[.$G$4];[.B3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style-name="ce1" table:formula="of:=[.$E$1]/([.$E$2]-1)*[.A342]" office:value-type="float" office:value="64913.2453567937" calcext:value-type="float">
            <text:p>64.91E+03</text:p>
          </table:table-cell>
          <table:table-cell table:formula="of:=IF(OR(AND([.B342]&gt;[.$G$2];[.B342]&lt;[.$G$3]);AND([.B342]&gt;[.$G$4];[.B3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style-name="ce1" table:formula="of:=[.$E$1]/([.$E$2]-1)*[.A343]" office:value-type="float" office:value="65104.1666666667" calcext:value-type="float">
            <text:p>65.10E+03</text:p>
          </table:table-cell>
          <table:table-cell table:formula="of:=IF(OR(AND([.B343]&gt;[.$G$2];[.B343]&lt;[.$G$3]);AND([.B343]&gt;[.$G$4];[.B3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style-name="ce1" table:formula="of:=[.$E$1]/([.$E$2]-1)*[.A344]" office:value-type="float" office:value="65295.0879765396" calcext:value-type="float">
            <text:p>65.30E+03</text:p>
          </table:table-cell>
          <table:table-cell table:formula="of:=IF(OR(AND([.B344]&gt;[.$G$2];[.B344]&lt;[.$G$3]);AND([.B344]&gt;[.$G$4];[.B3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style-name="ce1" table:formula="of:=[.$E$1]/([.$E$2]-1)*[.A345]" office:value-type="float" office:value="65486.0092864125" calcext:value-type="float">
            <text:p>65.49E+03</text:p>
          </table:table-cell>
          <table:table-cell table:formula="of:=IF(OR(AND([.B345]&gt;[.$G$2];[.B345]&lt;[.$G$3]);AND([.B345]&gt;[.$G$4];[.B3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style-name="ce1" table:formula="of:=[.$E$1]/([.$E$2]-1)*[.A346]" office:value-type="float" office:value="65676.9305962854" calcext:value-type="float">
            <text:p>65.68E+03</text:p>
          </table:table-cell>
          <table:table-cell table:formula="of:=IF(OR(AND([.B346]&gt;[.$G$2];[.B346]&lt;[.$G$3]);AND([.B346]&gt;[.$G$4];[.B3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style-name="ce1" table:formula="of:=[.$E$1]/([.$E$2]-1)*[.A347]" office:value-type="float" office:value="65867.8519061584" calcext:value-type="float">
            <text:p>65.87E+03</text:p>
          </table:table-cell>
          <table:table-cell table:formula="of:=IF(OR(AND([.B347]&gt;[.$G$2];[.B347]&lt;[.$G$3]);AND([.B347]&gt;[.$G$4];[.B3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style-name="ce1" table:formula="of:=[.$E$1]/([.$E$2]-1)*[.A348]" office:value-type="float" office:value="66058.7732160313" calcext:value-type="float">
            <text:p>66.06E+03</text:p>
          </table:table-cell>
          <table:table-cell table:formula="of:=IF(OR(AND([.B348]&gt;[.$G$2];[.B348]&lt;[.$G$3]);AND([.B348]&gt;[.$G$4];[.B3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style-name="ce1" table:formula="of:=[.$E$1]/([.$E$2]-1)*[.A349]" office:value-type="float" office:value="66249.6945259042" calcext:value-type="float">
            <text:p>66.25E+03</text:p>
          </table:table-cell>
          <table:table-cell table:formula="of:=IF(OR(AND([.B349]&gt;[.$G$2];[.B349]&lt;[.$G$3]);AND([.B349]&gt;[.$G$4];[.B3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style-name="ce1" table:formula="of:=[.$E$1]/([.$E$2]-1)*[.A350]" office:value-type="float" office:value="66440.6158357771" calcext:value-type="float">
            <text:p>66.44E+03</text:p>
          </table:table-cell>
          <table:table-cell table:formula="of:=IF(OR(AND([.B350]&gt;[.$G$2];[.B350]&lt;[.$G$3]);AND([.B350]&gt;[.$G$4];[.B3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style-name="ce1" table:formula="of:=[.$E$1]/([.$E$2]-1)*[.A351]" office:value-type="float" office:value="66631.53714565" calcext:value-type="float">
            <text:p>66.63E+03</text:p>
          </table:table-cell>
          <table:table-cell table:formula="of:=IF(OR(AND([.B351]&gt;[.$G$2];[.B351]&lt;[.$G$3]);AND([.B351]&gt;[.$G$4];[.B3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style-name="ce1" table:formula="of:=[.$E$1]/([.$E$2]-1)*[.A352]" office:value-type="float" office:value="66822.458455523" calcext:value-type="float">
            <text:p>66.82E+03</text:p>
          </table:table-cell>
          <table:table-cell table:formula="of:=IF(OR(AND([.B352]&gt;[.$G$2];[.B352]&lt;[.$G$3]);AND([.B352]&gt;[.$G$4];[.B3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style-name="ce1" table:formula="of:=[.$E$1]/([.$E$2]-1)*[.A353]" office:value-type="float" office:value="67013.3797653959" calcext:value-type="float">
            <text:p>67.01E+03</text:p>
          </table:table-cell>
          <table:table-cell table:formula="of:=IF(OR(AND([.B353]&gt;[.$G$2];[.B353]&lt;[.$G$3]);AND([.B353]&gt;[.$G$4];[.B3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style-name="ce1" table:formula="of:=[.$E$1]/([.$E$2]-1)*[.A354]" office:value-type="float" office:value="67204.3010752688" calcext:value-type="float">
            <text:p>67.20E+03</text:p>
          </table:table-cell>
          <table:table-cell table:formula="of:=IF(OR(AND([.B354]&gt;[.$G$2];[.B354]&lt;[.$G$3]);AND([.B354]&gt;[.$G$4];[.B3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style-name="ce1" table:formula="of:=[.$E$1]/([.$E$2]-1)*[.A355]" office:value-type="float" office:value="67395.2223851417" calcext:value-type="float">
            <text:p>67.40E+03</text:p>
          </table:table-cell>
          <table:table-cell table:formula="of:=IF(OR(AND([.B355]&gt;[.$G$2];[.B355]&lt;[.$G$3]);AND([.B355]&gt;[.$G$4];[.B3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style-name="ce1" table:formula="of:=[.$E$1]/([.$E$2]-1)*[.A356]" office:value-type="float" office:value="67586.1436950147" calcext:value-type="float">
            <text:p>67.59E+03</text:p>
          </table:table-cell>
          <table:table-cell table:formula="of:=IF(OR(AND([.B356]&gt;[.$G$2];[.B356]&lt;[.$G$3]);AND([.B356]&gt;[.$G$4];[.B3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style-name="ce1" table:formula="of:=[.$E$1]/([.$E$2]-1)*[.A357]" office:value-type="float" office:value="67777.0650048876" calcext:value-type="float">
            <text:p>67.78E+03</text:p>
          </table:table-cell>
          <table:table-cell table:formula="of:=IF(OR(AND([.B357]&gt;[.$G$2];[.B357]&lt;[.$G$3]);AND([.B357]&gt;[.$G$4];[.B3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style-name="ce1" table:formula="of:=[.$E$1]/([.$E$2]-1)*[.A358]" office:value-type="float" office:value="67967.9863147605" calcext:value-type="float">
            <text:p>67.97E+03</text:p>
          </table:table-cell>
          <table:table-cell table:formula="of:=IF(OR(AND([.B358]&gt;[.$G$2];[.B358]&lt;[.$G$3]);AND([.B358]&gt;[.$G$4];[.B3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style-name="ce1" table:formula="of:=[.$E$1]/([.$E$2]-1)*[.A359]" office:value-type="float" office:value="68158.9076246334" calcext:value-type="float">
            <text:p>68.16E+03</text:p>
          </table:table-cell>
          <table:table-cell table:formula="of:=IF(OR(AND([.B359]&gt;[.$G$2];[.B359]&lt;[.$G$3]);AND([.B359]&gt;[.$G$4];[.B3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style-name="ce1" table:formula="of:=[.$E$1]/([.$E$2]-1)*[.A360]" office:value-type="float" office:value="68349.8289345064" calcext:value-type="float">
            <text:p>68.35E+03</text:p>
          </table:table-cell>
          <table:table-cell table:formula="of:=IF(OR(AND([.B360]&gt;[.$G$2];[.B360]&lt;[.$G$3]);AND([.B360]&gt;[.$G$4];[.B3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style-name="ce1" table:formula="of:=[.$E$1]/([.$E$2]-1)*[.A361]" office:value-type="float" office:value="68540.7502443793" calcext:value-type="float">
            <text:p>68.54E+03</text:p>
          </table:table-cell>
          <table:table-cell table:formula="of:=IF(OR(AND([.B361]&gt;[.$G$2];[.B361]&lt;[.$G$3]);AND([.B361]&gt;[.$G$4];[.B3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style-name="ce1" table:formula="of:=[.$E$1]/([.$E$2]-1)*[.A362]" office:value-type="float" office:value="68731.6715542522" calcext:value-type="float">
            <text:p>68.73E+03</text:p>
          </table:table-cell>
          <table:table-cell table:formula="of:=IF(OR(AND([.B362]&gt;[.$G$2];[.B362]&lt;[.$G$3]);AND([.B362]&gt;[.$G$4];[.B3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style-name="ce1" table:formula="of:=[.$E$1]/([.$E$2]-1)*[.A363]" office:value-type="float" office:value="68922.5928641251" calcext:value-type="float">
            <text:p>68.92E+03</text:p>
          </table:table-cell>
          <table:table-cell table:formula="of:=IF(OR(AND([.B363]&gt;[.$G$2];[.B363]&lt;[.$G$3]);AND([.B363]&gt;[.$G$4];[.B3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style-name="ce1" table:formula="of:=[.$E$1]/([.$E$2]-1)*[.A364]" office:value-type="float" office:value="69113.514173998" calcext:value-type="float">
            <text:p>69.11E+03</text:p>
          </table:table-cell>
          <table:table-cell table:formula="of:=IF(OR(AND([.B364]&gt;[.$G$2];[.B364]&lt;[.$G$3]);AND([.B364]&gt;[.$G$4];[.B3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style-name="ce1" table:formula="of:=[.$E$1]/([.$E$2]-1)*[.A365]" office:value-type="float" office:value="69304.435483871" calcext:value-type="float">
            <text:p>69.30E+03</text:p>
          </table:table-cell>
          <table:table-cell table:formula="of:=IF(OR(AND([.B365]&gt;[.$G$2];[.B365]&lt;[.$G$3]);AND([.B365]&gt;[.$G$4];[.B3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style-name="ce1" table:formula="of:=[.$E$1]/([.$E$2]-1)*[.A366]" office:value-type="float" office:value="69495.3567937439" calcext:value-type="float">
            <text:p>69.50E+03</text:p>
          </table:table-cell>
          <table:table-cell table:formula="of:=IF(OR(AND([.B366]&gt;[.$G$2];[.B366]&lt;[.$G$3]);AND([.B366]&gt;[.$G$4];[.B3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style-name="ce1" table:formula="of:=[.$E$1]/([.$E$2]-1)*[.A367]" office:value-type="float" office:value="69686.2781036168" calcext:value-type="float">
            <text:p>69.69E+03</text:p>
          </table:table-cell>
          <table:table-cell table:formula="of:=IF(OR(AND([.B367]&gt;[.$G$2];[.B367]&lt;[.$G$3]);AND([.B367]&gt;[.$G$4];[.B3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style-name="ce1" table:formula="of:=[.$E$1]/([.$E$2]-1)*[.A368]" office:value-type="float" office:value="69877.1994134897" calcext:value-type="float">
            <text:p>69.88E+03</text:p>
          </table:table-cell>
          <table:table-cell table:formula="of:=IF(OR(AND([.B368]&gt;[.$G$2];[.B368]&lt;[.$G$3]);AND([.B368]&gt;[.$G$4];[.B3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style-name="ce1" table:formula="of:=[.$E$1]/([.$E$2]-1)*[.A369]" office:value-type="float" office:value="70068.1207233627" calcext:value-type="float">
            <text:p>70.07E+03</text:p>
          </table:table-cell>
          <table:table-cell table:formula="of:=IF(OR(AND([.B369]&gt;[.$G$2];[.B369]&lt;[.$G$3]);AND([.B369]&gt;[.$G$4];[.B3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style-name="ce1" table:formula="of:=[.$E$1]/([.$E$2]-1)*[.A370]" office:value-type="float" office:value="70259.0420332356" calcext:value-type="float">
            <text:p>70.26E+03</text:p>
          </table:table-cell>
          <table:table-cell table:formula="of:=IF(OR(AND([.B370]&gt;[.$G$2];[.B370]&lt;[.$G$3]);AND([.B370]&gt;[.$G$4];[.B3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style-name="ce1" table:formula="of:=[.$E$1]/([.$E$2]-1)*[.A371]" office:value-type="float" office:value="70449.9633431085" calcext:value-type="float">
            <text:p>70.45E+03</text:p>
          </table:table-cell>
          <table:table-cell table:formula="of:=IF(OR(AND([.B371]&gt;[.$G$2];[.B371]&lt;[.$G$3]);AND([.B371]&gt;[.$G$4];[.B3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style-name="ce1" table:formula="of:=[.$E$1]/([.$E$2]-1)*[.A372]" office:value-type="float" office:value="70640.8846529814" calcext:value-type="float">
            <text:p>70.64E+03</text:p>
          </table:table-cell>
          <table:table-cell table:formula="of:=IF(OR(AND([.B372]&gt;[.$G$2];[.B372]&lt;[.$G$3]);AND([.B372]&gt;[.$G$4];[.B3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style-name="ce1" table:formula="of:=[.$E$1]/([.$E$2]-1)*[.A373]" office:value-type="float" office:value="70831.8059628543" calcext:value-type="float">
            <text:p>70.83E+03</text:p>
          </table:table-cell>
          <table:table-cell table:formula="of:=IF(OR(AND([.B373]&gt;[.$G$2];[.B373]&lt;[.$G$3]);AND([.B373]&gt;[.$G$4];[.B3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style-name="ce1" table:formula="of:=[.$E$1]/([.$E$2]-1)*[.A374]" office:value-type="float" office:value="71022.7272727273" calcext:value-type="float">
            <text:p>71.02E+03</text:p>
          </table:table-cell>
          <table:table-cell table:formula="of:=IF(OR(AND([.B374]&gt;[.$G$2];[.B374]&lt;[.$G$3]);AND([.B374]&gt;[.$G$4];[.B3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style-name="ce1" table:formula="of:=[.$E$1]/([.$E$2]-1)*[.A375]" office:value-type="float" office:value="71213.6485826002" calcext:value-type="float">
            <text:p>71.21E+03</text:p>
          </table:table-cell>
          <table:table-cell table:formula="of:=IF(OR(AND([.B375]&gt;[.$G$2];[.B375]&lt;[.$G$3]);AND([.B375]&gt;[.$G$4];[.B3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style-name="ce1" table:formula="of:=[.$E$1]/([.$E$2]-1)*[.A376]" office:value-type="float" office:value="71404.5698924731" calcext:value-type="float">
            <text:p>71.40E+03</text:p>
          </table:table-cell>
          <table:table-cell table:formula="of:=IF(OR(AND([.B376]&gt;[.$G$2];[.B376]&lt;[.$G$3]);AND([.B376]&gt;[.$G$4];[.B3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style-name="ce1" table:formula="of:=[.$E$1]/([.$E$2]-1)*[.A377]" office:value-type="float" office:value="71595.491202346" calcext:value-type="float">
            <text:p>71.60E+03</text:p>
          </table:table-cell>
          <table:table-cell table:formula="of:=IF(OR(AND([.B377]&gt;[.$G$2];[.B377]&lt;[.$G$3]);AND([.B377]&gt;[.$G$4];[.B3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style-name="ce1" table:formula="of:=[.$E$1]/([.$E$2]-1)*[.A378]" office:value-type="float" office:value="71786.412512219" calcext:value-type="float">
            <text:p>71.79E+03</text:p>
          </table:table-cell>
          <table:table-cell table:formula="of:=IF(OR(AND([.B378]&gt;[.$G$2];[.B378]&lt;[.$G$3]);AND([.B378]&gt;[.$G$4];[.B3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style-name="ce1" table:formula="of:=[.$E$1]/([.$E$2]-1)*[.A379]" office:value-type="float" office:value="71977.3338220919" calcext:value-type="float">
            <text:p>71.98E+03</text:p>
          </table:table-cell>
          <table:table-cell table:formula="of:=IF(OR(AND([.B379]&gt;[.$G$2];[.B379]&lt;[.$G$3]);AND([.B379]&gt;[.$G$4];[.B3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style-name="ce1" table:formula="of:=[.$E$1]/([.$E$2]-1)*[.A380]" office:value-type="float" office:value="72168.2551319648" calcext:value-type="float">
            <text:p>72.17E+03</text:p>
          </table:table-cell>
          <table:table-cell table:formula="of:=IF(OR(AND([.B380]&gt;[.$G$2];[.B380]&lt;[.$G$3]);AND([.B380]&gt;[.$G$4];[.B3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style-name="ce1" table:formula="of:=[.$E$1]/([.$E$2]-1)*[.A381]" office:value-type="float" office:value="72359.1764418377" calcext:value-type="float">
            <text:p>72.36E+03</text:p>
          </table:table-cell>
          <table:table-cell table:formula="of:=IF(OR(AND([.B381]&gt;[.$G$2];[.B381]&lt;[.$G$3]);AND([.B381]&gt;[.$G$4];[.B3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style-name="ce1" table:formula="of:=[.$E$1]/([.$E$2]-1)*[.A382]" office:value-type="float" office:value="72550.0977517107" calcext:value-type="float">
            <text:p>72.55E+03</text:p>
          </table:table-cell>
          <table:table-cell table:formula="of:=IF(OR(AND([.B382]&gt;[.$G$2];[.B382]&lt;[.$G$3]);AND([.B382]&gt;[.$G$4];[.B3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style-name="ce1" table:formula="of:=[.$E$1]/([.$E$2]-1)*[.A383]" office:value-type="float" office:value="72741.0190615836" calcext:value-type="float">
            <text:p>72.74E+03</text:p>
          </table:table-cell>
          <table:table-cell table:formula="of:=IF(OR(AND([.B383]&gt;[.$G$2];[.B383]&lt;[.$G$3]);AND([.B383]&gt;[.$G$4];[.B3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style-name="ce1" table:formula="of:=[.$E$1]/([.$E$2]-1)*[.A384]" office:value-type="float" office:value="72931.9403714565" calcext:value-type="float">
            <text:p>72.93E+03</text:p>
          </table:table-cell>
          <table:table-cell table:formula="of:=IF(OR(AND([.B384]&gt;[.$G$2];[.B384]&lt;[.$G$3]);AND([.B384]&gt;[.$G$4];[.B3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style-name="ce1" table:formula="of:=[.$E$1]/([.$E$2]-1)*[.A385]" office:value-type="float" office:value="73122.8616813294" calcext:value-type="float">
            <text:p>73.12E+03</text:p>
          </table:table-cell>
          <table:table-cell table:formula="of:=IF(OR(AND([.B385]&gt;[.$G$2];[.B385]&lt;[.$G$3]);AND([.B385]&gt;[.$G$4];[.B3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style-name="ce1" table:formula="of:=[.$E$1]/([.$E$2]-1)*[.A386]" office:value-type="float" office:value="73313.7829912023" calcext:value-type="float">
            <text:p>73.31E+03</text:p>
          </table:table-cell>
          <table:table-cell table:formula="of:=IF(OR(AND([.B386]&gt;[.$G$2];[.B386]&lt;[.$G$3]);AND([.B386]&gt;[.$G$4];[.B3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style-name="ce1" table:formula="of:=[.$E$1]/([.$E$2]-1)*[.A387]" office:value-type="float" office:value="73504.7043010753" calcext:value-type="float">
            <text:p>73.50E+03</text:p>
          </table:table-cell>
          <table:table-cell table:formula="of:=IF(OR(AND([.B387]&gt;[.$G$2];[.B387]&lt;[.$G$3]);AND([.B387]&gt;[.$G$4];[.B3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style-name="ce1" table:formula="of:=[.$E$1]/([.$E$2]-1)*[.A388]" office:value-type="float" office:value="73695.6256109482" calcext:value-type="float">
            <text:p>73.70E+03</text:p>
          </table:table-cell>
          <table:table-cell table:formula="of:=IF(OR(AND([.B388]&gt;[.$G$2];[.B388]&lt;[.$G$3]);AND([.B388]&gt;[.$G$4];[.B3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style-name="ce1" table:formula="of:=[.$E$1]/([.$E$2]-1)*[.A389]" office:value-type="float" office:value="73886.5469208211" calcext:value-type="float">
            <text:p>73.89E+03</text:p>
          </table:table-cell>
          <table:table-cell table:formula="of:=IF(OR(AND([.B389]&gt;[.$G$2];[.B389]&lt;[.$G$3]);AND([.B389]&gt;[.$G$4];[.B3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style-name="ce1" table:formula="of:=[.$E$1]/([.$E$2]-1)*[.A390]" office:value-type="float" office:value="74077.468230694" calcext:value-type="float">
            <text:p>74.08E+03</text:p>
          </table:table-cell>
          <table:table-cell table:formula="of:=IF(OR(AND([.B390]&gt;[.$G$2];[.B390]&lt;[.$G$3]);AND([.B390]&gt;[.$G$4];[.B3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style-name="ce1" table:formula="of:=[.$E$1]/([.$E$2]-1)*[.A391]" office:value-type="float" office:value="74268.389540567" calcext:value-type="float">
            <text:p>74.27E+03</text:p>
          </table:table-cell>
          <table:table-cell table:formula="of:=IF(OR(AND([.B391]&gt;[.$G$2];[.B391]&lt;[.$G$3]);AND([.B391]&gt;[.$G$4];[.B3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style-name="ce1" table:formula="of:=[.$E$1]/([.$E$2]-1)*[.A392]" office:value-type="float" office:value="74459.3108504399" calcext:value-type="float">
            <text:p>74.46E+03</text:p>
          </table:table-cell>
          <table:table-cell table:formula="of:=IF(OR(AND([.B392]&gt;[.$G$2];[.B392]&lt;[.$G$3]);AND([.B392]&gt;[.$G$4];[.B3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style-name="ce1" table:formula="of:=[.$E$1]/([.$E$2]-1)*[.A393]" office:value-type="float" office:value="74650.2321603128" calcext:value-type="float">
            <text:p>74.65E+03</text:p>
          </table:table-cell>
          <table:table-cell table:formula="of:=IF(OR(AND([.B393]&gt;[.$G$2];[.B393]&lt;[.$G$3]);AND([.B393]&gt;[.$G$4];[.B3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style-name="ce1" table:formula="of:=[.$E$1]/([.$E$2]-1)*[.A394]" office:value-type="float" office:value="74841.1534701857" calcext:value-type="float">
            <text:p>74.84E+03</text:p>
          </table:table-cell>
          <table:table-cell table:formula="of:=IF(OR(AND([.B394]&gt;[.$G$2];[.B394]&lt;[.$G$3]);AND([.B394]&gt;[.$G$4];[.B3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style-name="ce1" table:formula="of:=[.$E$1]/([.$E$2]-1)*[.A395]" office:value-type="float" office:value="75032.0747800586" calcext:value-type="float">
            <text:p>75.03E+03</text:p>
          </table:table-cell>
          <table:table-cell table:formula="of:=IF(OR(AND([.B395]&gt;[.$G$2];[.B395]&lt;[.$G$3]);AND([.B395]&gt;[.$G$4];[.B3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style-name="ce1" table:formula="of:=[.$E$1]/([.$E$2]-1)*[.A396]" office:value-type="float" office:value="75222.9960899316" calcext:value-type="float">
            <text:p>75.22E+03</text:p>
          </table:table-cell>
          <table:table-cell table:formula="of:=IF(OR(AND([.B396]&gt;[.$G$2];[.B396]&lt;[.$G$3]);AND([.B396]&gt;[.$G$4];[.B3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style-name="ce1" table:formula="of:=[.$E$1]/([.$E$2]-1)*[.A397]" office:value-type="float" office:value="75413.9173998045" calcext:value-type="float">
            <text:p>75.41E+03</text:p>
          </table:table-cell>
          <table:table-cell table:formula="of:=IF(OR(AND([.B397]&gt;[.$G$2];[.B397]&lt;[.$G$3]);AND([.B397]&gt;[.$G$4];[.B3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style-name="ce1" table:formula="of:=[.$E$1]/([.$E$2]-1)*[.A398]" office:value-type="float" office:value="75604.8387096774" calcext:value-type="float">
            <text:p>75.60E+03</text:p>
          </table:table-cell>
          <table:table-cell table:formula="of:=IF(OR(AND([.B398]&gt;[.$G$2];[.B398]&lt;[.$G$3]);AND([.B398]&gt;[.$G$4];[.B3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style-name="ce1" table:formula="of:=[.$E$1]/([.$E$2]-1)*[.A399]" office:value-type="float" office:value="75795.7600195503" calcext:value-type="float">
            <text:p>75.80E+03</text:p>
          </table:table-cell>
          <table:table-cell table:formula="of:=IF(OR(AND([.B399]&gt;[.$G$2];[.B399]&lt;[.$G$3]);AND([.B399]&gt;[.$G$4];[.B3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style-name="ce1" table:formula="of:=[.$E$1]/([.$E$2]-1)*[.A400]" office:value-type="float" office:value="75986.6813294233" calcext:value-type="float">
            <text:p>75.99E+03</text:p>
          </table:table-cell>
          <table:table-cell table:formula="of:=IF(OR(AND([.B400]&gt;[.$G$2];[.B400]&lt;[.$G$3]);AND([.B400]&gt;[.$G$4];[.B4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style-name="ce1" table:formula="of:=[.$E$1]/([.$E$2]-1)*[.A401]" office:value-type="float" office:value="76177.6026392962" calcext:value-type="float">
            <text:p>76.18E+03</text:p>
          </table:table-cell>
          <table:table-cell table:formula="of:=IF(OR(AND([.B401]&gt;[.$G$2];[.B401]&lt;[.$G$3]);AND([.B401]&gt;[.$G$4];[.B4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style-name="ce1" table:formula="of:=[.$E$1]/([.$E$2]-1)*[.A402]" office:value-type="float" office:value="76368.5239491691" calcext:value-type="float">
            <text:p>76.37E+03</text:p>
          </table:table-cell>
          <table:table-cell table:formula="of:=IF(OR(AND([.B402]&gt;[.$G$2];[.B402]&lt;[.$G$3]);AND([.B402]&gt;[.$G$4];[.B4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style-name="ce1" table:formula="of:=[.$E$1]/([.$E$2]-1)*[.A403]" office:value-type="float" office:value="76559.445259042" calcext:value-type="float">
            <text:p>76.56E+03</text:p>
          </table:table-cell>
          <table:table-cell table:formula="of:=IF(OR(AND([.B403]&gt;[.$G$2];[.B403]&lt;[.$G$3]);AND([.B403]&gt;[.$G$4];[.B4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style-name="ce1" table:formula="of:=[.$E$1]/([.$E$2]-1)*[.A404]" office:value-type="float" office:value="76750.3665689149" calcext:value-type="float">
            <text:p>76.75E+03</text:p>
          </table:table-cell>
          <table:table-cell table:formula="of:=IF(OR(AND([.B404]&gt;[.$G$2];[.B404]&lt;[.$G$3]);AND([.B404]&gt;[.$G$4];[.B4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style-name="ce1" table:formula="of:=[.$E$1]/([.$E$2]-1)*[.A405]" office:value-type="float" office:value="76941.2878787879" calcext:value-type="float">
            <text:p>76.94E+03</text:p>
          </table:table-cell>
          <table:table-cell table:formula="of:=IF(OR(AND([.B405]&gt;[.$G$2];[.B405]&lt;[.$G$3]);AND([.B405]&gt;[.$G$4];[.B4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style-name="ce1" table:formula="of:=[.$E$1]/([.$E$2]-1)*[.A406]" office:value-type="float" office:value="77132.2091886608" calcext:value-type="float">
            <text:p>77.13E+03</text:p>
          </table:table-cell>
          <table:table-cell table:formula="of:=IF(OR(AND([.B406]&gt;[.$G$2];[.B406]&lt;[.$G$3]);AND([.B406]&gt;[.$G$4];[.B4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style-name="ce1" table:formula="of:=[.$E$1]/([.$E$2]-1)*[.A407]" office:value-type="float" office:value="77323.1304985337" calcext:value-type="float">
            <text:p>77.32E+03</text:p>
          </table:table-cell>
          <table:table-cell table:formula="of:=IF(OR(AND([.B407]&gt;[.$G$2];[.B407]&lt;[.$G$3]);AND([.B407]&gt;[.$G$4];[.B4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style-name="ce1" table:formula="of:=[.$E$1]/([.$E$2]-1)*[.A408]" office:value-type="float" office:value="77514.0518084066" calcext:value-type="float">
            <text:p>77.51E+03</text:p>
          </table:table-cell>
          <table:table-cell table:formula="of:=IF(OR(AND([.B408]&gt;[.$G$2];[.B408]&lt;[.$G$3]);AND([.B408]&gt;[.$G$4];[.B4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style-name="ce1" table:formula="of:=[.$E$1]/([.$E$2]-1)*[.A409]" office:value-type="float" office:value="77704.9731182796" calcext:value-type="float">
            <text:p>77.70E+03</text:p>
          </table:table-cell>
          <table:table-cell table:formula="of:=IF(OR(AND([.B409]&gt;[.$G$2];[.B409]&lt;[.$G$3]);AND([.B409]&gt;[.$G$4];[.B4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style-name="ce1" table:formula="of:=[.$E$1]/([.$E$2]-1)*[.A410]" office:value-type="float" office:value="77895.8944281525" calcext:value-type="float">
            <text:p>77.90E+03</text:p>
          </table:table-cell>
          <table:table-cell table:formula="of:=IF(OR(AND([.B410]&gt;[.$G$2];[.B410]&lt;[.$G$3]);AND([.B410]&gt;[.$G$4];[.B4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style-name="ce1" table:formula="of:=[.$E$1]/([.$E$2]-1)*[.A411]" office:value-type="float" office:value="78086.8157380254" calcext:value-type="float">
            <text:p>78.09E+03</text:p>
          </table:table-cell>
          <table:table-cell table:formula="of:=IF(OR(AND([.B411]&gt;[.$G$2];[.B411]&lt;[.$G$3]);AND([.B411]&gt;[.$G$4];[.B4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style-name="ce1" table:formula="of:=[.$E$1]/([.$E$2]-1)*[.A412]" office:value-type="float" office:value="78277.7370478983" calcext:value-type="float">
            <text:p>78.28E+03</text:p>
          </table:table-cell>
          <table:table-cell table:formula="of:=IF(OR(AND([.B412]&gt;[.$G$2];[.B412]&lt;[.$G$3]);AND([.B412]&gt;[.$G$4];[.B4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style-name="ce1" table:formula="of:=[.$E$1]/([.$E$2]-1)*[.A413]" office:value-type="float" office:value="78468.6583577713" calcext:value-type="float">
            <text:p>78.47E+03</text:p>
          </table:table-cell>
          <table:table-cell table:formula="of:=IF(OR(AND([.B413]&gt;[.$G$2];[.B413]&lt;[.$G$3]);AND([.B413]&gt;[.$G$4];[.B4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style-name="ce1" table:formula="of:=[.$E$1]/([.$E$2]-1)*[.A414]" office:value-type="float" office:value="78659.5796676442" calcext:value-type="float">
            <text:p>78.66E+03</text:p>
          </table:table-cell>
          <table:table-cell table:formula="of:=IF(OR(AND([.B414]&gt;[.$G$2];[.B414]&lt;[.$G$3]);AND([.B414]&gt;[.$G$4];[.B4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style-name="ce1" table:formula="of:=[.$E$1]/([.$E$2]-1)*[.A415]" office:value-type="float" office:value="78850.5009775171" calcext:value-type="float">
            <text:p>78.85E+03</text:p>
          </table:table-cell>
          <table:table-cell table:formula="of:=IF(OR(AND([.B415]&gt;[.$G$2];[.B415]&lt;[.$G$3]);AND([.B415]&gt;[.$G$4];[.B4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style-name="ce1" table:formula="of:=[.$E$1]/([.$E$2]-1)*[.A416]" office:value-type="float" office:value="79041.42228739" calcext:value-type="float">
            <text:p>79.04E+03</text:p>
          </table:table-cell>
          <table:table-cell table:formula="of:=IF(OR(AND([.B416]&gt;[.$G$2];[.B416]&lt;[.$G$3]);AND([.B416]&gt;[.$G$4];[.B4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style-name="ce1" table:formula="of:=[.$E$1]/([.$E$2]-1)*[.A417]" office:value-type="float" office:value="79232.343597263" calcext:value-type="float">
            <text:p>79.23E+03</text:p>
          </table:table-cell>
          <table:table-cell table:formula="of:=IF(OR(AND([.B417]&gt;[.$G$2];[.B417]&lt;[.$G$3]);AND([.B417]&gt;[.$G$4];[.B4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style-name="ce1" table:formula="of:=[.$E$1]/([.$E$2]-1)*[.A418]" office:value-type="float" office:value="79423.2649071359" calcext:value-type="float">
            <text:p>79.42E+03</text:p>
          </table:table-cell>
          <table:table-cell table:formula="of:=IF(OR(AND([.B418]&gt;[.$G$2];[.B418]&lt;[.$G$3]);AND([.B418]&gt;[.$G$4];[.B4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style-name="ce1" table:formula="of:=[.$E$1]/([.$E$2]-1)*[.A419]" office:value-type="float" office:value="79614.1862170088" calcext:value-type="float">
            <text:p>79.61E+03</text:p>
          </table:table-cell>
          <table:table-cell table:formula="of:=IF(OR(AND([.B419]&gt;[.$G$2];[.B419]&lt;[.$G$3]);AND([.B419]&gt;[.$G$4];[.B4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style-name="ce1" table:formula="of:=[.$E$1]/([.$E$2]-1)*[.A420]" office:value-type="float" office:value="79805.1075268817" calcext:value-type="float">
            <text:p>79.81E+03</text:p>
          </table:table-cell>
          <table:table-cell table:formula="of:=IF(OR(AND([.B420]&gt;[.$G$2];[.B420]&lt;[.$G$3]);AND([.B420]&gt;[.$G$4];[.B4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style-name="ce1" table:formula="of:=[.$E$1]/([.$E$2]-1)*[.A421]" office:value-type="float" office:value="79996.0288367546" calcext:value-type="float">
            <text:p>80.00E+03</text:p>
          </table:table-cell>
          <table:table-cell table:formula="of:=IF(OR(AND([.B421]&gt;[.$G$2];[.B421]&lt;[.$G$3]);AND([.B421]&gt;[.$G$4];[.B4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style-name="ce1" table:formula="of:=[.$E$1]/([.$E$2]-1)*[.A422]" office:value-type="float" office:value="80186.9501466276" calcext:value-type="float">
            <text:p>80.19E+03</text:p>
          </table:table-cell>
          <table:table-cell table:formula="of:=IF(OR(AND([.B422]&gt;[.$G$2];[.B422]&lt;[.$G$3]);AND([.B422]&gt;[.$G$4];[.B4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style-name="ce1" table:formula="of:=[.$E$1]/([.$E$2]-1)*[.A423]" office:value-type="float" office:value="80377.8714565005" calcext:value-type="float">
            <text:p>80.38E+03</text:p>
          </table:table-cell>
          <table:table-cell table:formula="of:=IF(OR(AND([.B423]&gt;[.$G$2];[.B423]&lt;[.$G$3]);AND([.B423]&gt;[.$G$4];[.B4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style-name="ce1" table:formula="of:=[.$E$1]/([.$E$2]-1)*[.A424]" office:value-type="float" office:value="80568.7927663734" calcext:value-type="float">
            <text:p>80.57E+03</text:p>
          </table:table-cell>
          <table:table-cell table:formula="of:=IF(OR(AND([.B424]&gt;[.$G$2];[.B424]&lt;[.$G$3]);AND([.B424]&gt;[.$G$4];[.B4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style-name="ce1" table:formula="of:=[.$E$1]/([.$E$2]-1)*[.A425]" office:value-type="float" office:value="80759.7140762463" calcext:value-type="float">
            <text:p>80.76E+03</text:p>
          </table:table-cell>
          <table:table-cell table:formula="of:=IF(OR(AND([.B425]&gt;[.$G$2];[.B425]&lt;[.$G$3]);AND([.B425]&gt;[.$G$4];[.B4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style-name="ce1" table:formula="of:=[.$E$1]/([.$E$2]-1)*[.A426]" office:value-type="float" office:value="80950.6353861192" calcext:value-type="float">
            <text:p>80.95E+03</text:p>
          </table:table-cell>
          <table:table-cell table:formula="of:=IF(OR(AND([.B426]&gt;[.$G$2];[.B426]&lt;[.$G$3]);AND([.B426]&gt;[.$G$4];[.B4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style-name="ce1" table:formula="of:=[.$E$1]/([.$E$2]-1)*[.A427]" office:value-type="float" office:value="81141.5566959922" calcext:value-type="float">
            <text:p>81.14E+03</text:p>
          </table:table-cell>
          <table:table-cell table:formula="of:=IF(OR(AND([.B427]&gt;[.$G$2];[.B427]&lt;[.$G$3]);AND([.B427]&gt;[.$G$4];[.B4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style-name="ce1" table:formula="of:=[.$E$1]/([.$E$2]-1)*[.A428]" office:value-type="float" office:value="81332.4780058651" calcext:value-type="float">
            <text:p>81.33E+03</text:p>
          </table:table-cell>
          <table:table-cell table:formula="of:=IF(OR(AND([.B428]&gt;[.$G$2];[.B428]&lt;[.$G$3]);AND([.B428]&gt;[.$G$4];[.B4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style-name="ce1" table:formula="of:=[.$E$1]/([.$E$2]-1)*[.A429]" office:value-type="float" office:value="81523.399315738" calcext:value-type="float">
            <text:p>81.52E+03</text:p>
          </table:table-cell>
          <table:table-cell table:formula="of:=IF(OR(AND([.B429]&gt;[.$G$2];[.B429]&lt;[.$G$3]);AND([.B429]&gt;[.$G$4];[.B4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style-name="ce1" table:formula="of:=[.$E$1]/([.$E$2]-1)*[.A430]" office:value-type="float" office:value="81714.3206256109" calcext:value-type="float">
            <text:p>81.71E+03</text:p>
          </table:table-cell>
          <table:table-cell table:formula="of:=IF(OR(AND([.B430]&gt;[.$G$2];[.B430]&lt;[.$G$3]);AND([.B430]&gt;[.$G$4];[.B4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style-name="ce1" table:formula="of:=[.$E$1]/([.$E$2]-1)*[.A431]" office:value-type="float" office:value="81905.2419354839" calcext:value-type="float">
            <text:p>81.91E+03</text:p>
          </table:table-cell>
          <table:table-cell table:formula="of:=IF(OR(AND([.B431]&gt;[.$G$2];[.B431]&lt;[.$G$3]);AND([.B431]&gt;[.$G$4];[.B4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style-name="ce1" table:formula="of:=[.$E$1]/([.$E$2]-1)*[.A432]" office:value-type="float" office:value="82096.1632453568" calcext:value-type="float">
            <text:p>82.10E+03</text:p>
          </table:table-cell>
          <table:table-cell table:formula="of:=IF(OR(AND([.B432]&gt;[.$G$2];[.B432]&lt;[.$G$3]);AND([.B432]&gt;[.$G$4];[.B4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style-name="ce1" table:formula="of:=[.$E$1]/([.$E$2]-1)*[.A433]" office:value-type="float" office:value="82287.0845552297" calcext:value-type="float">
            <text:p>82.29E+03</text:p>
          </table:table-cell>
          <table:table-cell table:formula="of:=IF(OR(AND([.B433]&gt;[.$G$2];[.B433]&lt;[.$G$3]);AND([.B433]&gt;[.$G$4];[.B4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style-name="ce1" table:formula="of:=[.$E$1]/([.$E$2]-1)*[.A434]" office:value-type="float" office:value="82478.0058651026" calcext:value-type="float">
            <text:p>82.48E+03</text:p>
          </table:table-cell>
          <table:table-cell table:formula="of:=IF(OR(AND([.B434]&gt;[.$G$2];[.B434]&lt;[.$G$3]);AND([.B434]&gt;[.$G$4];[.B4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style-name="ce1" table:formula="of:=[.$E$1]/([.$E$2]-1)*[.A435]" office:value-type="float" office:value="82668.9271749756" calcext:value-type="float">
            <text:p>82.67E+03</text:p>
          </table:table-cell>
          <table:table-cell table:formula="of:=IF(OR(AND([.B435]&gt;[.$G$2];[.B435]&lt;[.$G$3]);AND([.B435]&gt;[.$G$4];[.B4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style-name="ce1" table:formula="of:=[.$E$1]/([.$E$2]-1)*[.A436]" office:value-type="float" office:value="82859.8484848485" calcext:value-type="float">
            <text:p>82.86E+03</text:p>
          </table:table-cell>
          <table:table-cell table:formula="of:=IF(OR(AND([.B436]&gt;[.$G$2];[.B436]&lt;[.$G$3]);AND([.B436]&gt;[.$G$4];[.B4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style-name="ce1" table:formula="of:=[.$E$1]/([.$E$2]-1)*[.A437]" office:value-type="float" office:value="83050.7697947214" calcext:value-type="float">
            <text:p>83.05E+03</text:p>
          </table:table-cell>
          <table:table-cell table:formula="of:=IF(OR(AND([.B437]&gt;[.$G$2];[.B437]&lt;[.$G$3]);AND([.B437]&gt;[.$G$4];[.B4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style-name="ce1" table:formula="of:=[.$E$1]/([.$E$2]-1)*[.A438]" office:value-type="float" office:value="83241.6911045943" calcext:value-type="float">
            <text:p>83.24E+03</text:p>
          </table:table-cell>
          <table:table-cell table:formula="of:=IF(OR(AND([.B438]&gt;[.$G$2];[.B438]&lt;[.$G$3]);AND([.B438]&gt;[.$G$4];[.B4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style-name="ce1" table:formula="of:=[.$E$1]/([.$E$2]-1)*[.A439]" office:value-type="float" office:value="83432.6124144673" calcext:value-type="float">
            <text:p>83.43E+03</text:p>
          </table:table-cell>
          <table:table-cell table:formula="of:=IF(OR(AND([.B439]&gt;[.$G$2];[.B439]&lt;[.$G$3]);AND([.B439]&gt;[.$G$4];[.B4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style-name="ce1" table:formula="of:=[.$E$1]/([.$E$2]-1)*[.A440]" office:value-type="float" office:value="83623.5337243402" calcext:value-type="float">
            <text:p>83.62E+03</text:p>
          </table:table-cell>
          <table:table-cell table:formula="of:=IF(OR(AND([.B440]&gt;[.$G$2];[.B440]&lt;[.$G$3]);AND([.B440]&gt;[.$G$4];[.B4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style-name="ce1" table:formula="of:=[.$E$1]/([.$E$2]-1)*[.A441]" office:value-type="float" office:value="83814.4550342131" calcext:value-type="float">
            <text:p>83.81E+03</text:p>
          </table:table-cell>
          <table:table-cell table:formula="of:=IF(OR(AND([.B441]&gt;[.$G$2];[.B441]&lt;[.$G$3]);AND([.B441]&gt;[.$G$4];[.B4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style-name="ce1" table:formula="of:=[.$E$1]/([.$E$2]-1)*[.A442]" office:value-type="float" office:value="84005.376344086" calcext:value-type="float">
            <text:p>84.01E+03</text:p>
          </table:table-cell>
          <table:table-cell table:formula="of:=IF(OR(AND([.B442]&gt;[.$G$2];[.B442]&lt;[.$G$3]);AND([.B442]&gt;[.$G$4];[.B4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style-name="ce1" table:formula="of:=[.$E$1]/([.$E$2]-1)*[.A443]" office:value-type="float" office:value="84196.297653959" calcext:value-type="float">
            <text:p>84.20E+03</text:p>
          </table:table-cell>
          <table:table-cell table:formula="of:=IF(OR(AND([.B443]&gt;[.$G$2];[.B443]&lt;[.$G$3]);AND([.B443]&gt;[.$G$4];[.B4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style-name="ce1" table:formula="of:=[.$E$1]/([.$E$2]-1)*[.A444]" office:value-type="float" office:value="84387.2189638319" calcext:value-type="float">
            <text:p>84.39E+03</text:p>
          </table:table-cell>
          <table:table-cell table:formula="of:=IF(OR(AND([.B444]&gt;[.$G$2];[.B444]&lt;[.$G$3]);AND([.B444]&gt;[.$G$4];[.B4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style-name="ce1" table:formula="of:=[.$E$1]/([.$E$2]-1)*[.A445]" office:value-type="float" office:value="84578.1402737048" calcext:value-type="float">
            <text:p>84.58E+03</text:p>
          </table:table-cell>
          <table:table-cell table:formula="of:=IF(OR(AND([.B445]&gt;[.$G$2];[.B445]&lt;[.$G$3]);AND([.B445]&gt;[.$G$4];[.B4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style-name="ce1" table:formula="of:=[.$E$1]/([.$E$2]-1)*[.A446]" office:value-type="float" office:value="84769.0615835777" calcext:value-type="float">
            <text:p>84.77E+03</text:p>
          </table:table-cell>
          <table:table-cell table:formula="of:=IF(OR(AND([.B446]&gt;[.$G$2];[.B446]&lt;[.$G$3]);AND([.B446]&gt;[.$G$4];[.B4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style-name="ce1" table:formula="of:=[.$E$1]/([.$E$2]-1)*[.A447]" office:value-type="float" office:value="84959.9828934506" calcext:value-type="float">
            <text:p>84.96E+03</text:p>
          </table:table-cell>
          <table:table-cell table:formula="of:=IF(OR(AND([.B447]&gt;[.$G$2];[.B447]&lt;[.$G$3]);AND([.B447]&gt;[.$G$4];[.B4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style-name="ce1" table:formula="of:=[.$E$1]/([.$E$2]-1)*[.A448]" office:value-type="float" office:value="85150.9042033235" calcext:value-type="float">
            <text:p>85.15E+03</text:p>
          </table:table-cell>
          <table:table-cell table:formula="of:=IF(OR(AND([.B448]&gt;[.$G$2];[.B448]&lt;[.$G$3]);AND([.B448]&gt;[.$G$4];[.B4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style-name="ce1" table:formula="of:=[.$E$1]/([.$E$2]-1)*[.A449]" office:value-type="float" office:value="85341.8255131965" calcext:value-type="float">
            <text:p>85.34E+03</text:p>
          </table:table-cell>
          <table:table-cell table:formula="of:=IF(OR(AND([.B449]&gt;[.$G$2];[.B449]&lt;[.$G$3]);AND([.B449]&gt;[.$G$4];[.B4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style-name="ce1" table:formula="of:=[.$E$1]/([.$E$2]-1)*[.A450]" office:value-type="float" office:value="85532.7468230694" calcext:value-type="float">
            <text:p>85.53E+03</text:p>
          </table:table-cell>
          <table:table-cell table:formula="of:=IF(OR(AND([.B450]&gt;[.$G$2];[.B450]&lt;[.$G$3]);AND([.B450]&gt;[.$G$4];[.B4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style-name="ce1" table:formula="of:=[.$E$1]/([.$E$2]-1)*[.A451]" office:value-type="float" office:value="85723.6681329423" calcext:value-type="float">
            <text:p>85.72E+03</text:p>
          </table:table-cell>
          <table:table-cell table:formula="of:=IF(OR(AND([.B451]&gt;[.$G$2];[.B451]&lt;[.$G$3]);AND([.B451]&gt;[.$G$4];[.B4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style-name="ce1" table:formula="of:=[.$E$1]/([.$E$2]-1)*[.A452]" office:value-type="float" office:value="85914.5894428152" calcext:value-type="float">
            <text:p>85.91E+03</text:p>
          </table:table-cell>
          <table:table-cell table:formula="of:=IF(OR(AND([.B452]&gt;[.$G$2];[.B452]&lt;[.$G$3]);AND([.B452]&gt;[.$G$4];[.B4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style-name="ce1" table:formula="of:=[.$E$1]/([.$E$2]-1)*[.A453]" office:value-type="float" office:value="86105.5107526882" calcext:value-type="float">
            <text:p>86.11E+03</text:p>
          </table:table-cell>
          <table:table-cell table:formula="of:=IF(OR(AND([.B453]&gt;[.$G$2];[.B453]&lt;[.$G$3]);AND([.B453]&gt;[.$G$4];[.B4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style-name="ce1" table:formula="of:=[.$E$1]/([.$E$2]-1)*[.A454]" office:value-type="float" office:value="86296.4320625611" calcext:value-type="float">
            <text:p>86.30E+03</text:p>
          </table:table-cell>
          <table:table-cell table:formula="of:=IF(OR(AND([.B454]&gt;[.$G$2];[.B454]&lt;[.$G$3]);AND([.B454]&gt;[.$G$4];[.B4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style-name="ce1" table:formula="of:=[.$E$1]/([.$E$2]-1)*[.A455]" office:value-type="float" office:value="86487.353372434" calcext:value-type="float">
            <text:p>86.49E+03</text:p>
          </table:table-cell>
          <table:table-cell table:formula="of:=IF(OR(AND([.B455]&gt;[.$G$2];[.B455]&lt;[.$G$3]);AND([.B455]&gt;[.$G$4];[.B4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style-name="ce1" table:formula="of:=[.$E$1]/([.$E$2]-1)*[.A456]" office:value-type="float" office:value="86678.2746823069" calcext:value-type="float">
            <text:p>86.68E+03</text:p>
          </table:table-cell>
          <table:table-cell table:formula="of:=IF(OR(AND([.B456]&gt;[.$G$2];[.B456]&lt;[.$G$3]);AND([.B456]&gt;[.$G$4];[.B4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style-name="ce1" table:formula="of:=[.$E$1]/([.$E$2]-1)*[.A457]" office:value-type="float" office:value="86869.1959921799" calcext:value-type="float">
            <text:p>86.87E+03</text:p>
          </table:table-cell>
          <table:table-cell table:formula="of:=IF(OR(AND([.B457]&gt;[.$G$2];[.B457]&lt;[.$G$3]);AND([.B457]&gt;[.$G$4];[.B4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style-name="ce1" table:formula="of:=[.$E$1]/([.$E$2]-1)*[.A458]" office:value-type="float" office:value="87060.1173020528" calcext:value-type="float">
            <text:p>87.06E+03</text:p>
          </table:table-cell>
          <table:table-cell table:formula="of:=IF(OR(AND([.B458]&gt;[.$G$2];[.B458]&lt;[.$G$3]);AND([.B458]&gt;[.$G$4];[.B4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style-name="ce1" table:formula="of:=[.$E$1]/([.$E$2]-1)*[.A459]" office:value-type="float" office:value="87251.0386119257" calcext:value-type="float">
            <text:p>87.25E+03</text:p>
          </table:table-cell>
          <table:table-cell table:formula="of:=IF(OR(AND([.B459]&gt;[.$G$2];[.B459]&lt;[.$G$3]);AND([.B459]&gt;[.$G$4];[.B4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style-name="ce1" table:formula="of:=[.$E$1]/([.$E$2]-1)*[.A460]" office:value-type="float" office:value="87441.9599217986" calcext:value-type="float">
            <text:p>87.44E+03</text:p>
          </table:table-cell>
          <table:table-cell table:formula="of:=IF(OR(AND([.B460]&gt;[.$G$2];[.B460]&lt;[.$G$3]);AND([.B460]&gt;[.$G$4];[.B4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style-name="ce1" table:formula="of:=[.$E$1]/([.$E$2]-1)*[.A461]" office:value-type="float" office:value="87632.8812316715" calcext:value-type="float">
            <text:p>87.63E+03</text:p>
          </table:table-cell>
          <table:table-cell table:formula="of:=IF(OR(AND([.B461]&gt;[.$G$2];[.B461]&lt;[.$G$3]);AND([.B461]&gt;[.$G$4];[.B4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style-name="ce1" table:formula="of:=[.$E$1]/([.$E$2]-1)*[.A462]" office:value-type="float" office:value="87823.8025415445" calcext:value-type="float">
            <text:p>87.82E+03</text:p>
          </table:table-cell>
          <table:table-cell table:formula="of:=IF(OR(AND([.B462]&gt;[.$G$2];[.B462]&lt;[.$G$3]);AND([.B462]&gt;[.$G$4];[.B4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style-name="ce1" table:formula="of:=[.$E$1]/([.$E$2]-1)*[.A463]" office:value-type="float" office:value="88014.7238514174" calcext:value-type="float">
            <text:p>88.01E+03</text:p>
          </table:table-cell>
          <table:table-cell table:formula="of:=IF(OR(AND([.B463]&gt;[.$G$2];[.B463]&lt;[.$G$3]);AND([.B463]&gt;[.$G$4];[.B4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style-name="ce1" table:formula="of:=[.$E$1]/([.$E$2]-1)*[.A464]" office:value-type="float" office:value="88205.6451612903" calcext:value-type="float">
            <text:p>88.21E+03</text:p>
          </table:table-cell>
          <table:table-cell table:formula="of:=IF(OR(AND([.B464]&gt;[.$G$2];[.B464]&lt;[.$G$3]);AND([.B464]&gt;[.$G$4];[.B4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style-name="ce1" table:formula="of:=[.$E$1]/([.$E$2]-1)*[.A465]" office:value-type="float" office:value="88396.5664711633" calcext:value-type="float">
            <text:p>88.40E+03</text:p>
          </table:table-cell>
          <table:table-cell table:formula="of:=IF(OR(AND([.B465]&gt;[.$G$2];[.B465]&lt;[.$G$3]);AND([.B465]&gt;[.$G$4];[.B4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style-name="ce1" table:formula="of:=[.$E$1]/([.$E$2]-1)*[.A466]" office:value-type="float" office:value="88587.4877810362" calcext:value-type="float">
            <text:p>88.59E+03</text:p>
          </table:table-cell>
          <table:table-cell table:formula="of:=IF(OR(AND([.B466]&gt;[.$G$2];[.B466]&lt;[.$G$3]);AND([.B466]&gt;[.$G$4];[.B4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style-name="ce1" table:formula="of:=[.$E$1]/([.$E$2]-1)*[.A467]" office:value-type="float" office:value="88778.4090909091" calcext:value-type="float">
            <text:p>88.78E+03</text:p>
          </table:table-cell>
          <table:table-cell table:formula="of:=IF(OR(AND([.B467]&gt;[.$G$2];[.B467]&lt;[.$G$3]);AND([.B467]&gt;[.$G$4];[.B4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style-name="ce1" table:formula="of:=[.$E$1]/([.$E$2]-1)*[.A468]" office:value-type="float" office:value="88969.330400782" calcext:value-type="float">
            <text:p>88.97E+03</text:p>
          </table:table-cell>
          <table:table-cell table:formula="of:=IF(OR(AND([.B468]&gt;[.$G$2];[.B468]&lt;[.$G$3]);AND([.B468]&gt;[.$G$4];[.B4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style-name="ce1" table:formula="of:=[.$E$1]/([.$E$2]-1)*[.A469]" office:value-type="float" office:value="89160.2517106549" calcext:value-type="float">
            <text:p>89.16E+03</text:p>
          </table:table-cell>
          <table:table-cell table:formula="of:=IF(OR(AND([.B469]&gt;[.$G$2];[.B469]&lt;[.$G$3]);AND([.B469]&gt;[.$G$4];[.B4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style-name="ce1" table:formula="of:=[.$E$1]/([.$E$2]-1)*[.A470]" office:value-type="float" office:value="89351.1730205279" calcext:value-type="float">
            <text:p>89.35E+03</text:p>
          </table:table-cell>
          <table:table-cell table:formula="of:=IF(OR(AND([.B470]&gt;[.$G$2];[.B470]&lt;[.$G$3]);AND([.B470]&gt;[.$G$4];[.B4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style-name="ce1" table:formula="of:=[.$E$1]/([.$E$2]-1)*[.A471]" office:value-type="float" office:value="89542.0943304008" calcext:value-type="float">
            <text:p>89.54E+03</text:p>
          </table:table-cell>
          <table:table-cell table:formula="of:=IF(OR(AND([.B471]&gt;[.$G$2];[.B471]&lt;[.$G$3]);AND([.B471]&gt;[.$G$4];[.B4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style-name="ce1" table:formula="of:=[.$E$1]/([.$E$2]-1)*[.A472]" office:value-type="float" office:value="89733.0156402737" calcext:value-type="float">
            <text:p>89.73E+03</text:p>
          </table:table-cell>
          <table:table-cell table:formula="of:=IF(OR(AND([.B472]&gt;[.$G$2];[.B472]&lt;[.$G$3]);AND([.B472]&gt;[.$G$4];[.B4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style-name="ce1" table:formula="of:=[.$E$1]/([.$E$2]-1)*[.A473]" office:value-type="float" office:value="89923.9369501466" calcext:value-type="float">
            <text:p>89.92E+03</text:p>
          </table:table-cell>
          <table:table-cell table:formula="of:=IF(OR(AND([.B473]&gt;[.$G$2];[.B473]&lt;[.$G$3]);AND([.B473]&gt;[.$G$4];[.B4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style-name="ce1" table:formula="of:=[.$E$1]/([.$E$2]-1)*[.A474]" office:value-type="float" office:value="90114.8582600195" calcext:value-type="float">
            <text:p>90.11E+03</text:p>
          </table:table-cell>
          <table:table-cell table:formula="of:=IF(OR(AND([.B474]&gt;[.$G$2];[.B474]&lt;[.$G$3]);AND([.B474]&gt;[.$G$4];[.B4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style-name="ce1" table:formula="of:=[.$E$1]/([.$E$2]-1)*[.A475]" office:value-type="float" office:value="90305.7795698925" calcext:value-type="float">
            <text:p>90.31E+03</text:p>
          </table:table-cell>
          <table:table-cell table:formula="of:=IF(OR(AND([.B475]&gt;[.$G$2];[.B475]&lt;[.$G$3]);AND([.B475]&gt;[.$G$4];[.B4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style-name="ce1" table:formula="of:=[.$E$1]/([.$E$2]-1)*[.A476]" office:value-type="float" office:value="90496.7008797654" calcext:value-type="float">
            <text:p>90.50E+03</text:p>
          </table:table-cell>
          <table:table-cell table:formula="of:=IF(OR(AND([.B476]&gt;[.$G$2];[.B476]&lt;[.$G$3]);AND([.B476]&gt;[.$G$4];[.B4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style-name="ce1" table:formula="of:=[.$E$1]/([.$E$2]-1)*[.A477]" office:value-type="float" office:value="90687.6221896383" calcext:value-type="float">
            <text:p>90.69E+03</text:p>
          </table:table-cell>
          <table:table-cell table:formula="of:=IF(OR(AND([.B477]&gt;[.$G$2];[.B477]&lt;[.$G$3]);AND([.B477]&gt;[.$G$4];[.B4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style-name="ce1" table:formula="of:=[.$E$1]/([.$E$2]-1)*[.A478]" office:value-type="float" office:value="90878.5434995112" calcext:value-type="float">
            <text:p>90.88E+03</text:p>
          </table:table-cell>
          <table:table-cell table:formula="of:=IF(OR(AND([.B478]&gt;[.$G$2];[.B478]&lt;[.$G$3]);AND([.B478]&gt;[.$G$4];[.B4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style-name="ce1" table:formula="of:=[.$E$1]/([.$E$2]-1)*[.A479]" office:value-type="float" office:value="91069.4648093842" calcext:value-type="float">
            <text:p>91.07E+03</text:p>
          </table:table-cell>
          <table:table-cell table:formula="of:=IF(OR(AND([.B479]&gt;[.$G$2];[.B479]&lt;[.$G$3]);AND([.B479]&gt;[.$G$4];[.B4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style-name="ce1" table:formula="of:=[.$E$1]/([.$E$2]-1)*[.A480]" office:value-type="float" office:value="91260.3861192571" calcext:value-type="float">
            <text:p>91.26E+03</text:p>
          </table:table-cell>
          <table:table-cell table:formula="of:=IF(OR(AND([.B480]&gt;[.$G$2];[.B480]&lt;[.$G$3]);AND([.B480]&gt;[.$G$4];[.B4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style-name="ce1" table:formula="of:=[.$E$1]/([.$E$2]-1)*[.A481]" office:value-type="float" office:value="91451.30742913" calcext:value-type="float">
            <text:p>91.45E+03</text:p>
          </table:table-cell>
          <table:table-cell table:formula="of:=IF(OR(AND([.B481]&gt;[.$G$2];[.B481]&lt;[.$G$3]);AND([.B481]&gt;[.$G$4];[.B4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style-name="ce1" table:formula="of:=[.$E$1]/([.$E$2]-1)*[.A482]" office:value-type="float" office:value="91642.2287390029" calcext:value-type="float">
            <text:p>91.64E+03</text:p>
          </table:table-cell>
          <table:table-cell table:formula="of:=IF(OR(AND([.B482]&gt;[.$G$2];[.B482]&lt;[.$G$3]);AND([.B482]&gt;[.$G$4];[.B4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style-name="ce1" table:formula="of:=[.$E$1]/([.$E$2]-1)*[.A483]" office:value-type="float" office:value="91833.1500488758" calcext:value-type="float">
            <text:p>91.83E+03</text:p>
          </table:table-cell>
          <table:table-cell table:formula="of:=IF(OR(AND([.B483]&gt;[.$G$2];[.B483]&lt;[.$G$3]);AND([.B483]&gt;[.$G$4];[.B4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style-name="ce1" table:formula="of:=[.$E$1]/([.$E$2]-1)*[.A484]" office:value-type="float" office:value="92024.0713587488" calcext:value-type="float">
            <text:p>92.02E+03</text:p>
          </table:table-cell>
          <table:table-cell table:formula="of:=IF(OR(AND([.B484]&gt;[.$G$2];[.B484]&lt;[.$G$3]);AND([.B484]&gt;[.$G$4];[.B4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style-name="ce1" table:formula="of:=[.$E$1]/([.$E$2]-1)*[.A485]" office:value-type="float" office:value="92214.9926686217" calcext:value-type="float">
            <text:p>92.21E+03</text:p>
          </table:table-cell>
          <table:table-cell table:formula="of:=IF(OR(AND([.B485]&gt;[.$G$2];[.B485]&lt;[.$G$3]);AND([.B485]&gt;[.$G$4];[.B4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style-name="ce1" table:formula="of:=[.$E$1]/([.$E$2]-1)*[.A486]" office:value-type="float" office:value="92405.9139784946" calcext:value-type="float">
            <text:p>92.41E+03</text:p>
          </table:table-cell>
          <table:table-cell table:formula="of:=IF(OR(AND([.B486]&gt;[.$G$2];[.B486]&lt;[.$G$3]);AND([.B486]&gt;[.$G$4];[.B4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style-name="ce1" table:formula="of:=[.$E$1]/([.$E$2]-1)*[.A487]" office:value-type="float" office:value="92596.8352883676" calcext:value-type="float">
            <text:p>92.60E+03</text:p>
          </table:table-cell>
          <table:table-cell table:formula="of:=IF(OR(AND([.B487]&gt;[.$G$2];[.B487]&lt;[.$G$3]);AND([.B487]&gt;[.$G$4];[.B4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style-name="ce1" table:formula="of:=[.$E$1]/([.$E$2]-1)*[.A488]" office:value-type="float" office:value="92787.7565982405" calcext:value-type="float">
            <text:p>92.79E+03</text:p>
          </table:table-cell>
          <table:table-cell table:formula="of:=IF(OR(AND([.B488]&gt;[.$G$2];[.B488]&lt;[.$G$3]);AND([.B488]&gt;[.$G$4];[.B4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style-name="ce1" table:formula="of:=[.$E$1]/([.$E$2]-1)*[.A489]" office:value-type="float" office:value="92978.6779081134" calcext:value-type="float">
            <text:p>92.98E+03</text:p>
          </table:table-cell>
          <table:table-cell table:formula="of:=IF(OR(AND([.B489]&gt;[.$G$2];[.B489]&lt;[.$G$3]);AND([.B489]&gt;[.$G$4];[.B4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style-name="ce1" table:formula="of:=[.$E$1]/([.$E$2]-1)*[.A490]" office:value-type="float" office:value="93169.5992179863" calcext:value-type="float">
            <text:p>93.17E+03</text:p>
          </table:table-cell>
          <table:table-cell table:formula="of:=IF(OR(AND([.B490]&gt;[.$G$2];[.B490]&lt;[.$G$3]);AND([.B490]&gt;[.$G$4];[.B4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style-name="ce1" table:formula="of:=[.$E$1]/([.$E$2]-1)*[.A491]" office:value-type="float" office:value="93360.5205278592" calcext:value-type="float">
            <text:p>93.36E+03</text:p>
          </table:table-cell>
          <table:table-cell table:formula="of:=IF(OR(AND([.B491]&gt;[.$G$2];[.B491]&lt;[.$G$3]);AND([.B491]&gt;[.$G$4];[.B4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style-name="ce1" table:formula="of:=[.$E$1]/([.$E$2]-1)*[.A492]" office:value-type="float" office:value="93551.4418377322" calcext:value-type="float">
            <text:p>93.55E+03</text:p>
          </table:table-cell>
          <table:table-cell table:formula="of:=IF(OR(AND([.B492]&gt;[.$G$2];[.B492]&lt;[.$G$3]);AND([.B492]&gt;[.$G$4];[.B4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style-name="ce1" table:formula="of:=[.$E$1]/([.$E$2]-1)*[.A493]" office:value-type="float" office:value="93742.3631476051" calcext:value-type="float">
            <text:p>93.74E+03</text:p>
          </table:table-cell>
          <table:table-cell table:formula="of:=IF(OR(AND([.B493]&gt;[.$G$2];[.B493]&lt;[.$G$3]);AND([.B493]&gt;[.$G$4];[.B4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style-name="ce1" table:formula="of:=[.$E$1]/([.$E$2]-1)*[.A494]" office:value-type="float" office:value="93933.284457478" calcext:value-type="float">
            <text:p>93.93E+03</text:p>
          </table:table-cell>
          <table:table-cell table:formula="of:=IF(OR(AND([.B494]&gt;[.$G$2];[.B494]&lt;[.$G$3]);AND([.B494]&gt;[.$G$4];[.B4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style-name="ce1" table:formula="of:=[.$E$1]/([.$E$2]-1)*[.A495]" office:value-type="float" office:value="94124.2057673509" calcext:value-type="float">
            <text:p>94.12E+03</text:p>
          </table:table-cell>
          <table:table-cell table:formula="of:=IF(OR(AND([.B495]&gt;[.$G$2];[.B495]&lt;[.$G$3]);AND([.B495]&gt;[.$G$4];[.B4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style-name="ce1" table:formula="of:=[.$E$1]/([.$E$2]-1)*[.A496]" office:value-type="float" office:value="94315.1270772239" calcext:value-type="float">
            <text:p>94.32E+03</text:p>
          </table:table-cell>
          <table:table-cell table:formula="of:=IF(OR(AND([.B496]&gt;[.$G$2];[.B496]&lt;[.$G$3]);AND([.B496]&gt;[.$G$4];[.B4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style-name="ce1" table:formula="of:=[.$E$1]/([.$E$2]-1)*[.A497]" office:value-type="float" office:value="94506.0483870968" calcext:value-type="float">
            <text:p>94.51E+03</text:p>
          </table:table-cell>
          <table:table-cell table:formula="of:=IF(OR(AND([.B497]&gt;[.$G$2];[.B497]&lt;[.$G$3]);AND([.B497]&gt;[.$G$4];[.B4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style-name="ce1" table:formula="of:=[.$E$1]/([.$E$2]-1)*[.A498]" office:value-type="float" office:value="94696.9696969697" calcext:value-type="float">
            <text:p>94.70E+03</text:p>
          </table:table-cell>
          <table:table-cell table:formula="of:=IF(OR(AND([.B498]&gt;[.$G$2];[.B498]&lt;[.$G$3]);AND([.B498]&gt;[.$G$4];[.B4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style-name="ce1" table:formula="of:=[.$E$1]/([.$E$2]-1)*[.A499]" office:value-type="float" office:value="94887.8910068426" calcext:value-type="float">
            <text:p>94.89E+03</text:p>
          </table:table-cell>
          <table:table-cell table:formula="of:=IF(OR(AND([.B499]&gt;[.$G$2];[.B499]&lt;[.$G$3]);AND([.B499]&gt;[.$G$4];[.B4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style-name="ce1" table:formula="of:=[.$E$1]/([.$E$2]-1)*[.A500]" office:value-type="float" office:value="95078.8123167155" calcext:value-type="float">
            <text:p>95.08E+03</text:p>
          </table:table-cell>
          <table:table-cell table:formula="of:=IF(OR(AND([.B500]&gt;[.$G$2];[.B500]&lt;[.$G$3]);AND([.B500]&gt;[.$G$4];[.B5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style-name="ce1" table:formula="of:=[.$E$1]/([.$E$2]-1)*[.A501]" office:value-type="float" office:value="95269.7336265885" calcext:value-type="float">
            <text:p>95.27E+03</text:p>
          </table:table-cell>
          <table:table-cell table:formula="of:=IF(OR(AND([.B501]&gt;[.$G$2];[.B501]&lt;[.$G$3]);AND([.B501]&gt;[.$G$4];[.B5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style-name="ce1" table:formula="of:=[.$E$1]/([.$E$2]-1)*[.A502]" office:value-type="float" office:value="95460.6549364614" calcext:value-type="float">
            <text:p>95.46E+03</text:p>
          </table:table-cell>
          <table:table-cell table:formula="of:=IF(OR(AND([.B502]&gt;[.$G$2];[.B502]&lt;[.$G$3]);AND([.B502]&gt;[.$G$4];[.B5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style-name="ce1" table:formula="of:=[.$E$1]/([.$E$2]-1)*[.A503]" office:value-type="float" office:value="95651.5762463343" calcext:value-type="float">
            <text:p>95.65E+03</text:p>
          </table:table-cell>
          <table:table-cell table:formula="of:=IF(OR(AND([.B503]&gt;[.$G$2];[.B503]&lt;[.$G$3]);AND([.B503]&gt;[.$G$4];[.B5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style-name="ce1" table:formula="of:=[.$E$1]/([.$E$2]-1)*[.A504]" office:value-type="float" office:value="95842.4975562072" calcext:value-type="float">
            <text:p>95.84E+03</text:p>
          </table:table-cell>
          <table:table-cell table:formula="of:=IF(OR(AND([.B504]&gt;[.$G$2];[.B504]&lt;[.$G$3]);AND([.B504]&gt;[.$G$4];[.B5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style-name="ce1" table:formula="of:=[.$E$1]/([.$E$2]-1)*[.A505]" office:value-type="float" office:value="96033.4188660801" calcext:value-type="float">
            <text:p>96.03E+03</text:p>
          </table:table-cell>
          <table:table-cell table:formula="of:=IF(OR(AND([.B505]&gt;[.$G$2];[.B505]&lt;[.$G$3]);AND([.B505]&gt;[.$G$4];[.B5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style-name="ce1" table:formula="of:=[.$E$1]/([.$E$2]-1)*[.A506]" office:value-type="float" office:value="96224.3401759531" calcext:value-type="float">
            <text:p>96.22E+03</text:p>
          </table:table-cell>
          <table:table-cell table:formula="of:=IF(OR(AND([.B506]&gt;[.$G$2];[.B506]&lt;[.$G$3]);AND([.B506]&gt;[.$G$4];[.B5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style-name="ce1" table:formula="of:=[.$E$1]/([.$E$2]-1)*[.A507]" office:value-type="float" office:value="96415.261485826" calcext:value-type="float">
            <text:p>96.42E+03</text:p>
          </table:table-cell>
          <table:table-cell table:formula="of:=IF(OR(AND([.B507]&gt;[.$G$2];[.B507]&lt;[.$G$3]);AND([.B507]&gt;[.$G$4];[.B5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style-name="ce1" table:formula="of:=[.$E$1]/([.$E$2]-1)*[.A508]" office:value-type="float" office:value="96606.1827956989" calcext:value-type="float">
            <text:p>96.61E+03</text:p>
          </table:table-cell>
          <table:table-cell table:formula="of:=IF(OR(AND([.B508]&gt;[.$G$2];[.B508]&lt;[.$G$3]);AND([.B508]&gt;[.$G$4];[.B5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style-name="ce1" table:formula="of:=[.$E$1]/([.$E$2]-1)*[.A509]" office:value-type="float" office:value="96797.1041055718" calcext:value-type="float">
            <text:p>96.80E+03</text:p>
          </table:table-cell>
          <table:table-cell table:formula="of:=IF(OR(AND([.B509]&gt;[.$G$2];[.B509]&lt;[.$G$3]);AND([.B509]&gt;[.$G$4];[.B5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style-name="ce1" table:formula="of:=[.$E$1]/([.$E$2]-1)*[.A510]" office:value-type="float" office:value="96988.0254154448" calcext:value-type="float">
            <text:p>96.99E+03</text:p>
          </table:table-cell>
          <table:table-cell table:formula="of:=IF(OR(AND([.B510]&gt;[.$G$2];[.B510]&lt;[.$G$3]);AND([.B510]&gt;[.$G$4];[.B5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style-name="ce1" table:formula="of:=[.$E$1]/([.$E$2]-1)*[.A511]" office:value-type="float" office:value="97178.9467253177" calcext:value-type="float">
            <text:p>97.18E+03</text:p>
          </table:table-cell>
          <table:table-cell table:formula="of:=IF(OR(AND([.B511]&gt;[.$G$2];[.B511]&lt;[.$G$3]);AND([.B511]&gt;[.$G$4];[.B5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style-name="ce1" table:formula="of:=[.$E$1]/([.$E$2]-1)*[.A512]" office:value-type="float" office:value="97369.8680351906" calcext:value-type="float">
            <text:p>97.37E+03</text:p>
          </table:table-cell>
          <table:table-cell table:formula="of:=IF(OR(AND([.B512]&gt;[.$G$2];[.B512]&lt;[.$G$3]);AND([.B512]&gt;[.$G$4];[.B5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formula="of:=[.$E$1]/([.$E$2]-1)*[.A513]" office:value-type="float" office:value="97560.7893450635" calcext:value-type="float">
            <office:annotation draw:style-name="gr1" draw:text-style-name="P2" svg:width="2.899cm" svg:height="1.799cm" svg:x="5.115cm" svg:y="229.696cm" draw:caption-point-x="-0.61cm" draw:caption-point-y="1.51cm">
              <dc:date>2021-10-31T00:00:00</dc:date>
              <text:p text:style-name="P1">From here downwards are negative frequencies</text:p>
            </office:annotation>
            <text:p>97.56E+03</text:p>
          </table:table-cell>
          <table:table-cell table:formula="of:=IF(OR(AND([.B513]&gt;[.$G$2];[.B513]&lt;[.$G$3]);AND([.B513]&gt;[.$G$4];[.B5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table:formula="of:=[.E1]/([.E2]-1)/2" office:value-type="float" office:value="95.4606549364614" calcext:value-type="float">
            <text:p>95.46E+00</text:p>
          </table:table-cell>
          <table:table-cell table:formula="of:=IF(OR(AND([.B514]&gt;[.$G$2];[.B514]&lt;[.$G$3]);AND([.B514]&gt;[.$G$4];[.B5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table:formula="of:=[.$E$1]/([.$E$2]-1)*([.A515]-512)" office:value-type="float" office:value="190.921309872923" calcext:value-type="float">
            <text:p>190.92E+00</text:p>
          </table:table-cell>
          <table:table-cell table:formula="of:=IF(OR(AND([.B515]&gt;[.$G$2];[.B515]&lt;[.$G$3]);AND([.B515]&gt;[.$G$4];[.B5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table:formula="of:=[.$E$1]/([.$E$2]-1)*([.A516]-512)" office:value-type="float" office:value="381.842619745846" calcext:value-type="float">
            <text:p>381.84E+00</text:p>
          </table:table-cell>
          <table:table-cell table:formula="of:=IF(OR(AND([.B516]&gt;[.$G$2];[.B516]&lt;[.$G$3]);AND([.B516]&gt;[.$G$4];[.B5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table:formula="of:=[.$E$1]/([.$E$2]-1)*([.A517]-512)" office:value-type="float" office:value="572.763929618768" calcext:value-type="float">
            <text:p>572.76E+00</text:p>
          </table:table-cell>
          <table:table-cell table:formula="of:=IF(OR(AND([.B517]&gt;[.$G$2];[.B517]&lt;[.$G$3]);AND([.B517]&gt;[.$G$4];[.B5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table:formula="of:=[.$E$1]/([.$E$2]-1)*([.A518]-512)" office:value-type="float" office:value="763.685239491691" calcext:value-type="float">
            <text:p>763.69E+00</text:p>
          </table:table-cell>
          <table:table-cell table:formula="of:=IF(OR(AND([.B518]&gt;[.$G$2];[.B518]&lt;[.$G$3]);AND([.B518]&gt;[.$G$4];[.B5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table:formula="of:=[.$E$1]/([.$E$2]-1)*([.A519]-512)" office:value-type="float" office:value="954.606549364614" calcext:value-type="float">
            <text:p>954.61E+00</text:p>
          </table:table-cell>
          <table:table-cell table:formula="of:=IF(OR(AND([.B519]&gt;[.$G$2];[.B519]&lt;[.$G$3]);AND([.B519]&gt;[.$G$4];[.B5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table:formula="of:=[.$E$1]/([.$E$2]-1)*([.A520]-512)" office:value-type="float" office:value="1145.52785923754" calcext:value-type="float">
            <text:p>1.15E+03</text:p>
          </table:table-cell>
          <table:table-cell table:formula="of:=IF(OR(AND([.B520]&gt;[.$G$2];[.B520]&lt;[.$G$3]);AND([.B520]&gt;[.$G$4];[.B52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table:formula="of:=[.$E$1]/([.$E$2]-1)*([.A521]-512)" office:value-type="float" office:value="1336.44916911046" calcext:value-type="float">
            <text:p>1.34E+03</text:p>
          </table:table-cell>
          <table:table-cell table:formula="of:=IF(OR(AND([.B521]&gt;[.$G$2];[.B521]&lt;[.$G$3]);AND([.B521]&gt;[.$G$4];[.B52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formula="of:=[.$E$1]/([.$E$2]-1)*([.A522]-512)" office:value-type="float" office:value="1527.37047898338" calcext:value-type="float">
            <text:p>1.53E+03</text:p>
          </table:table-cell>
          <table:table-cell table:formula="of:=IF(OR(AND([.B522]&gt;[.$G$2];[.B522]&lt;[.$G$3]);AND([.B522]&gt;[.$G$4];[.B52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formula="of:=[.$E$1]/([.$E$2]-1)*([.A523]-512)" office:value-type="float" office:value="1718.29178885631" calcext:value-type="float">
            <text:p>1.72E+03</text:p>
          </table:table-cell>
          <table:table-cell table:formula="of:=IF(OR(AND([.B523]&gt;[.$G$2];[.B523]&lt;[.$G$3]);AND([.B523]&gt;[.$G$4];[.B52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table:formula="of:=[.$E$1]/([.$E$2]-1)*([.A524]-512)" office:value-type="float" office:value="1909.21309872923" calcext:value-type="float">
            <text:p>1.91E+03</text:p>
          </table:table-cell>
          <table:table-cell table:formula="of:=IF(OR(AND([.B524]&gt;[.$G$2];[.B524]&lt;[.$G$3]);AND([.B524]&gt;[.$G$4];[.B52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table:formula="of:=[.$E$1]/([.$E$2]-1)*([.A525]-512)" office:value-type="float" office:value="2100.13440860215" calcext:value-type="float">
            <text:p>2.10E+03</text:p>
          </table:table-cell>
          <table:table-cell table:formula="of:=IF(OR(AND([.B525]&gt;[.$G$2];[.B525]&lt;[.$G$3]);AND([.B525]&gt;[.$G$4];[.B52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table:formula="of:=[.$E$1]/([.$E$2]-1)*([.A526]-512)" office:value-type="float" office:value="2291.05571847507" calcext:value-type="float">
            <text:p>2.29E+03</text:p>
          </table:table-cell>
          <table:table-cell table:formula="of:=IF(OR(AND([.B526]&gt;[.$G$2];[.B526]&lt;[.$G$3]);AND([.B526]&gt;[.$G$4];[.B52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table:formula="of:=[.$E$1]/([.$E$2]-1)*([.A527]-512)" office:value-type="float" office:value="2481.977028348" calcext:value-type="float">
            <text:p>2.48E+03</text:p>
          </table:table-cell>
          <table:table-cell table:formula="of:=IF(OR(AND([.B527]&gt;[.$G$2];[.B527]&lt;[.$G$3]);AND([.B527]&gt;[.$G$4];[.B52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table:formula="of:=[.$E$1]/([.$E$2]-1)*([.A528]-512)" office:value-type="float" office:value="2672.89833822092" calcext:value-type="float">
            <text:p>2.67E+03</text:p>
          </table:table-cell>
          <table:table-cell table:formula="of:=IF(OR(AND([.B528]&gt;[.$G$2];[.B528]&lt;[.$G$3]);AND([.B528]&gt;[.$G$4];[.B52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table:formula="of:=[.$E$1]/([.$E$2]-1)*([.A529]-512)" office:value-type="float" office:value="2863.81964809384" calcext:value-type="float">
            <text:p>2.86E+03</text:p>
          </table:table-cell>
          <table:table-cell table:formula="of:=IF(OR(AND([.B529]&gt;[.$G$2];[.B529]&lt;[.$G$3]);AND([.B529]&gt;[.$G$4];[.B52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table:formula="of:=[.$E$1]/([.$E$2]-1)*([.A530]-512)" office:value-type="float" office:value="3054.74095796676" calcext:value-type="float">
            <text:p>3.05E+03</text:p>
          </table:table-cell>
          <table:table-cell table:formula="of:=IF(OR(AND([.B530]&gt;[.$G$2];[.B530]&lt;[.$G$3]);AND([.B530]&gt;[.$G$4];[.B53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table:formula="of:=[.$E$1]/([.$E$2]-1)*([.A531]-512)" office:value-type="float" office:value="3245.66226783969" calcext:value-type="float">
            <text:p>3.25E+03</text:p>
          </table:table-cell>
          <table:table-cell table:formula="of:=IF(OR(AND([.B531]&gt;[.$G$2];[.B531]&lt;[.$G$3]);AND([.B531]&gt;[.$G$4];[.B53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table:formula="of:=[.$E$1]/([.$E$2]-1)*([.A532]-512)" office:value-type="float" office:value="3436.58357771261" calcext:value-type="float">
            <text:p>3.44E+03</text:p>
          </table:table-cell>
          <table:table-cell table:formula="of:=IF(OR(AND([.B532]&gt;[.$G$2];[.B532]&lt;[.$G$3]);AND([.B532]&gt;[.$G$4];[.B53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table:formula="of:=[.$E$1]/([.$E$2]-1)*([.A533]-512)" office:value-type="float" office:value="3627.50488758553" calcext:value-type="float">
            <text:p>3.63E+03</text:p>
          </table:table-cell>
          <table:table-cell table:formula="of:=IF(OR(AND([.B533]&gt;[.$G$2];[.B533]&lt;[.$G$3]);AND([.B533]&gt;[.$G$4];[.B53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table:formula="of:=[.$E$1]/([.$E$2]-1)*([.A534]-512)" office:value-type="float" office:value="3818.42619745845" calcext:value-type="float">
            <text:p>3.82E+03</text:p>
          </table:table-cell>
          <table:table-cell table:formula="of:=IF(OR(AND([.B534]&gt;[.$G$2];[.B534]&lt;[.$G$3]);AND([.B534]&gt;[.$G$4];[.B53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table:formula="of:=[.$E$1]/([.$E$2]-1)*([.A535]-512)" office:value-type="float" office:value="4009.34750733138" calcext:value-type="float">
            <text:p>4.01E+03</text:p>
          </table:table-cell>
          <table:table-cell table:formula="of:=IF(OR(AND([.B535]&gt;[.$G$2];[.B535]&lt;[.$G$3]);AND([.B535]&gt;[.$G$4];[.B53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table:formula="of:=[.$E$1]/([.$E$2]-1)*([.A536]-512)" office:value-type="float" office:value="4200.2688172043" calcext:value-type="float">
            <text:p>4.20E+03</text:p>
          </table:table-cell>
          <table:table-cell table:formula="of:=IF(OR(AND([.B536]&gt;[.$G$2];[.B536]&lt;[.$G$3]);AND([.B536]&gt;[.$G$4];[.B53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table:formula="of:=[.$E$1]/([.$E$2]-1)*([.A537]-512)" office:value-type="float" office:value="4391.19012707722" calcext:value-type="float">
            <text:p>4.39E+03</text:p>
          </table:table-cell>
          <table:table-cell table:formula="of:=IF(OR(AND([.B537]&gt;[.$G$2];[.B537]&lt;[.$G$3]);AND([.B537]&gt;[.$G$4];[.B53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table:formula="of:=[.$E$1]/([.$E$2]-1)*([.A538]-512)" office:value-type="float" office:value="4582.11143695015" calcext:value-type="float">
            <text:p>4.58E+03</text:p>
          </table:table-cell>
          <table:table-cell table:formula="of:=IF(OR(AND([.B538]&gt;[.$G$2];[.B538]&lt;[.$G$3]);AND([.B538]&gt;[.$G$4];[.B53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table:formula="of:=[.$E$1]/([.$E$2]-1)*([.A539]-512)" office:value-type="float" office:value="4773.03274682307" calcext:value-type="float">
            <text:p>4.77E+03</text:p>
          </table:table-cell>
          <table:table-cell table:formula="of:=IF(OR(AND([.B539]&gt;[.$G$2];[.B539]&lt;[.$G$3]);AND([.B539]&gt;[.$G$4];[.B53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table:formula="of:=[.$E$1]/([.$E$2]-1)*([.A540]-512)" office:value-type="float" office:value="4963.95405669599" calcext:value-type="float">
            <text:p>4.96E+03</text:p>
          </table:table-cell>
          <table:table-cell table:formula="of:=IF(OR(AND([.B540]&gt;[.$G$2];[.B540]&lt;[.$G$3]);AND([.B540]&gt;[.$G$4];[.B54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table:formula="of:=[.$E$1]/([.$E$2]-1)*([.A541]-512)" office:value-type="float" office:value="5154.87536656891" calcext:value-type="float">
            <text:p>5.15E+03</text:p>
          </table:table-cell>
          <table:table-cell table:formula="of:=IF(OR(AND([.B541]&gt;[.$G$2];[.B541]&lt;[.$G$3]);AND([.B541]&gt;[.$G$4];[.B54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table:formula="of:=[.$E$1]/([.$E$2]-1)*([.A542]-512)" office:value-type="float" office:value="5345.79667644184" calcext:value-type="float">
            <text:p>5.35E+03</text:p>
          </table:table-cell>
          <table:table-cell table:formula="of:=IF(OR(AND([.B542]&gt;[.$G$2];[.B542]&lt;[.$G$3]);AND([.B542]&gt;[.$G$4];[.B54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table:formula="of:=[.$E$1]/([.$E$2]-1)*([.A543]-512)" office:value-type="float" office:value="5536.71798631476" calcext:value-type="float">
            <text:p>5.54E+03</text:p>
          </table:table-cell>
          <table:table-cell table:formula="of:=IF(OR(AND([.B543]&gt;[.$G$2];[.B543]&lt;[.$G$3]);AND([.B543]&gt;[.$G$4];[.B54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table:formula="of:=[.$E$1]/([.$E$2]-1)*([.A544]-512)" office:value-type="float" office:value="5727.63929618768" calcext:value-type="float">
            <text:p>5.73E+03</text:p>
          </table:table-cell>
          <table:table-cell table:formula="of:=IF(OR(AND([.B544]&gt;[.$G$2];[.B544]&lt;[.$G$3]);AND([.B544]&gt;[.$G$4];[.B54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table:formula="of:=[.$E$1]/([.$E$2]-1)*([.A545]-512)" office:value-type="float" office:value="5918.56060606061" calcext:value-type="float">
            <text:p>5.92E+03</text:p>
          </table:table-cell>
          <table:table-cell table:formula="of:=IF(OR(AND([.B545]&gt;[.$G$2];[.B545]&lt;[.$G$3]);AND([.B545]&gt;[.$G$4];[.B54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table:formula="of:=[.$E$1]/([.$E$2]-1)*([.A546]-512)" office:value-type="float" office:value="6109.48191593353" calcext:value-type="float">
            <text:p>6.11E+03</text:p>
          </table:table-cell>
          <table:table-cell table:formula="of:=IF(OR(AND([.B546]&gt;[.$G$2];[.B546]&lt;[.$G$3]);AND([.B546]&gt;[.$G$4];[.B5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table:formula="of:=[.$E$1]/([.$E$2]-1)*([.A547]-512)" office:value-type="float" office:value="6300.40322580645" calcext:value-type="float">
            <text:p>6.30E+03</text:p>
          </table:table-cell>
          <table:table-cell table:formula="of:=IF(OR(AND([.B547]&gt;[.$G$2];[.B547]&lt;[.$G$3]);AND([.B547]&gt;[.$G$4];[.B5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table:formula="of:=[.$E$1]/([.$E$2]-1)*([.A548]-512)" office:value-type="float" office:value="6491.32453567937" calcext:value-type="float">
            <text:p>6.49E+03</text:p>
          </table:table-cell>
          <table:table-cell table:formula="of:=IF(OR(AND([.B548]&gt;[.$G$2];[.B548]&lt;[.$G$3]);AND([.B548]&gt;[.$G$4];[.B5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table:formula="of:=[.$E$1]/([.$E$2]-1)*([.A549]-512)" office:value-type="float" office:value="6682.2458455523" calcext:value-type="float">
            <text:p>6.68E+03</text:p>
          </table:table-cell>
          <table:table-cell table:formula="of:=IF(OR(AND([.B549]&gt;[.$G$2];[.B549]&lt;[.$G$3]);AND([.B549]&gt;[.$G$4];[.B5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table:formula="of:=[.$E$1]/([.$E$2]-1)*([.A550]-512)" office:value-type="float" office:value="6873.16715542522" calcext:value-type="float">
            <text:p>6.87E+03</text:p>
          </table:table-cell>
          <table:table-cell table:formula="of:=IF(OR(AND([.B550]&gt;[.$G$2];[.B550]&lt;[.$G$3]);AND([.B550]&gt;[.$G$4];[.B5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table:formula="of:=[.$E$1]/([.$E$2]-1)*([.A551]-512)" office:value-type="float" office:value="7064.08846529814" calcext:value-type="float">
            <text:p>7.06E+03</text:p>
          </table:table-cell>
          <table:table-cell table:formula="of:=IF(OR(AND([.B551]&gt;[.$G$2];[.B551]&lt;[.$G$3]);AND([.B551]&gt;[.$G$4];[.B5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table:formula="of:=[.$E$1]/([.$E$2]-1)*([.A552]-512)" office:value-type="float" office:value="7255.00977517106" calcext:value-type="float">
            <text:p>7.26E+03</text:p>
          </table:table-cell>
          <table:table-cell table:formula="of:=IF(OR(AND([.B552]&gt;[.$G$2];[.B552]&lt;[.$G$3]);AND([.B552]&gt;[.$G$4];[.B5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table:formula="of:=[.$E$1]/([.$E$2]-1)*([.A553]-512)" office:value-type="float" office:value="7445.93108504399" calcext:value-type="float">
            <text:p>7.45E+03</text:p>
          </table:table-cell>
          <table:table-cell table:formula="of:=IF(OR(AND([.B553]&gt;[.$G$2];[.B553]&lt;[.$G$3]);AND([.B553]&gt;[.$G$4];[.B5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table:formula="of:=[.$E$1]/([.$E$2]-1)*([.A554]-512)" office:value-type="float" office:value="7636.85239491691" calcext:value-type="float">
            <text:p>7.64E+03</text:p>
          </table:table-cell>
          <table:table-cell table:formula="of:=IF(OR(AND([.B554]&gt;[.$G$2];[.B554]&lt;[.$G$3]);AND([.B554]&gt;[.$G$4];[.B5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table:formula="of:=[.$E$1]/([.$E$2]-1)*([.A555]-512)" office:value-type="float" office:value="7827.77370478983" calcext:value-type="float">
            <text:p>7.83E+03</text:p>
          </table:table-cell>
          <table:table-cell table:formula="of:=IF(OR(AND([.B555]&gt;[.$G$2];[.B555]&lt;[.$G$3]);AND([.B555]&gt;[.$G$4];[.B5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table:formula="of:=[.$E$1]/([.$E$2]-1)*([.A556]-512)" office:value-type="float" office:value="8018.69501466276" calcext:value-type="float">
            <text:p>8.02E+03</text:p>
          </table:table-cell>
          <table:table-cell table:formula="of:=IF(OR(AND([.B556]&gt;[.$G$2];[.B556]&lt;[.$G$3]);AND([.B556]&gt;[.$G$4];[.B5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table:formula="of:=[.$E$1]/([.$E$2]-1)*([.A557]-512)" office:value-type="float" office:value="8209.61632453568" calcext:value-type="float">
            <text:p>8.21E+03</text:p>
          </table:table-cell>
          <table:table-cell table:formula="of:=IF(OR(AND([.B557]&gt;[.$G$2];[.B557]&lt;[.$G$3]);AND([.B557]&gt;[.$G$4];[.B5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table:formula="of:=[.$E$1]/([.$E$2]-1)*([.A558]-512)" office:value-type="float" office:value="8400.5376344086" calcext:value-type="float">
            <text:p>8.40E+03</text:p>
          </table:table-cell>
          <table:table-cell table:formula="of:=IF(OR(AND([.B558]&gt;[.$G$2];[.B558]&lt;[.$G$3]);AND([.B558]&gt;[.$G$4];[.B5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table:formula="of:=[.$E$1]/([.$E$2]-1)*([.A559]-512)" office:value-type="float" office:value="8591.45894428153" calcext:value-type="float">
            <text:p>8.59E+03</text:p>
          </table:table-cell>
          <table:table-cell table:formula="of:=IF(OR(AND([.B559]&gt;[.$G$2];[.B559]&lt;[.$G$3]);AND([.B559]&gt;[.$G$4];[.B5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table:formula="of:=[.$E$1]/([.$E$2]-1)*([.A560]-512)" office:value-type="float" office:value="8782.38025415445" calcext:value-type="float">
            <text:p>8.78E+03</text:p>
          </table:table-cell>
          <table:table-cell table:formula="of:=IF(OR(AND([.B560]&gt;[.$G$2];[.B560]&lt;[.$G$3]);AND([.B560]&gt;[.$G$4];[.B5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table:formula="of:=[.$E$1]/([.$E$2]-1)*([.A561]-512)" office:value-type="float" office:value="8973.30156402737" calcext:value-type="float">
            <text:p>8.97E+03</text:p>
          </table:table-cell>
          <table:table-cell table:formula="of:=IF(OR(AND([.B561]&gt;[.$G$2];[.B561]&lt;[.$G$3]);AND([.B561]&gt;[.$G$4];[.B5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table:formula="of:=[.$E$1]/([.$E$2]-1)*([.A562]-512)" office:value-type="float" office:value="9164.22287390029" calcext:value-type="float">
            <text:p>9.16E+03</text:p>
          </table:table-cell>
          <table:table-cell table:formula="of:=IF(OR(AND([.B562]&gt;[.$G$2];[.B562]&lt;[.$G$3]);AND([.B562]&gt;[.$G$4];[.B5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table:formula="of:=[.$E$1]/([.$E$2]-1)*([.A563]-512)" office:value-type="float" office:value="9355.14418377321" calcext:value-type="float">
            <text:p>9.36E+03</text:p>
          </table:table-cell>
          <table:table-cell table:formula="of:=IF(OR(AND([.B563]&gt;[.$G$2];[.B563]&lt;[.$G$3]);AND([.B563]&gt;[.$G$4];[.B5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table:formula="of:=[.$E$1]/([.$E$2]-1)*([.A564]-512)" office:value-type="float" office:value="9546.06549364614" calcext:value-type="float">
            <text:p>9.55E+03</text:p>
          </table:table-cell>
          <table:table-cell table:formula="of:=IF(OR(AND([.B564]&gt;[.$G$2];[.B564]&lt;[.$G$3]);AND([.B564]&gt;[.$G$4];[.B5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table:formula="of:=[.$E$1]/([.$E$2]-1)*([.A565]-512)" office:value-type="float" office:value="9736.98680351906" calcext:value-type="float">
            <text:p>9.74E+03</text:p>
          </table:table-cell>
          <table:table-cell table:formula="of:=IF(OR(AND([.B565]&gt;[.$G$2];[.B565]&lt;[.$G$3]);AND([.B565]&gt;[.$G$4];[.B5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table:formula="of:=[.$E$1]/([.$E$2]-1)*([.A566]-512)" office:value-type="float" office:value="9927.90811339198" calcext:value-type="float">
            <text:p>9.93E+03</text:p>
          </table:table-cell>
          <table:table-cell table:formula="of:=IF(OR(AND([.B566]&gt;[.$G$2];[.B566]&lt;[.$G$3]);AND([.B566]&gt;[.$G$4];[.B5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table:formula="of:=[.$E$1]/([.$E$2]-1)*([.A567]-512)" office:value-type="float" office:value="10118.8294232649" calcext:value-type="float">
            <text:p>10.12E+03</text:p>
          </table:table-cell>
          <table:table-cell table:formula="of:=IF(OR(AND([.B567]&gt;[.$G$2];[.B567]&lt;[.$G$3]);AND([.B567]&gt;[.$G$4];[.B5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table:formula="of:=[.$E$1]/([.$E$2]-1)*([.A568]-512)" office:value-type="float" office:value="10309.7507331378" calcext:value-type="float">
            <text:p>10.31E+03</text:p>
          </table:table-cell>
          <table:table-cell table:formula="of:=IF(OR(AND([.B568]&gt;[.$G$2];[.B568]&lt;[.$G$3]);AND([.B568]&gt;[.$G$4];[.B5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table:formula="of:=[.$E$1]/([.$E$2]-1)*([.A569]-512)" office:value-type="float" office:value="10500.6720430108" calcext:value-type="float">
            <text:p>10.50E+03</text:p>
          </table:table-cell>
          <table:table-cell table:formula="of:=IF(OR(AND([.B569]&gt;[.$G$2];[.B569]&lt;[.$G$3]);AND([.B569]&gt;[.$G$4];[.B5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table:formula="of:=[.$E$1]/([.$E$2]-1)*([.A570]-512)" office:value-type="float" office:value="10691.5933528837" calcext:value-type="float">
            <text:p>10.69E+03</text:p>
          </table:table-cell>
          <table:table-cell table:formula="of:=IF(OR(AND([.B570]&gt;[.$G$2];[.B570]&lt;[.$G$3]);AND([.B570]&gt;[.$G$4];[.B5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table:formula="of:=[.$E$1]/([.$E$2]-1)*([.A571]-512)" office:value-type="float" office:value="10882.5146627566" calcext:value-type="float">
            <text:p>10.88E+03</text:p>
          </table:table-cell>
          <table:table-cell table:formula="of:=IF(OR(AND([.B571]&gt;[.$G$2];[.B571]&lt;[.$G$3]);AND([.B571]&gt;[.$G$4];[.B5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table:formula="of:=[.$E$1]/([.$E$2]-1)*([.A572]-512)" office:value-type="float" office:value="11073.4359726295" calcext:value-type="float">
            <text:p>11.07E+03</text:p>
          </table:table-cell>
          <table:table-cell table:formula="of:=IF(OR(AND([.B572]&gt;[.$G$2];[.B572]&lt;[.$G$3]);AND([.B572]&gt;[.$G$4];[.B5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table:formula="of:=[.$E$1]/([.$E$2]-1)*([.A573]-512)" office:value-type="float" office:value="11264.3572825024" calcext:value-type="float">
            <text:p>11.26E+03</text:p>
          </table:table-cell>
          <table:table-cell table:formula="of:=IF(OR(AND([.B573]&gt;[.$G$2];[.B573]&lt;[.$G$3]);AND([.B573]&gt;[.$G$4];[.B5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table:formula="of:=[.$E$1]/([.$E$2]-1)*([.A574]-512)" office:value-type="float" office:value="11455.2785923754" calcext:value-type="float">
            <text:p>11.46E+03</text:p>
          </table:table-cell>
          <table:table-cell table:formula="of:=IF(OR(AND([.B574]&gt;[.$G$2];[.B574]&lt;[.$G$3]);AND([.B574]&gt;[.$G$4];[.B5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table:formula="of:=[.$E$1]/([.$E$2]-1)*([.A575]-512)" office:value-type="float" office:value="11646.1999022483" calcext:value-type="float">
            <text:p>11.65E+03</text:p>
          </table:table-cell>
          <table:table-cell table:formula="of:=IF(OR(AND([.B575]&gt;[.$G$2];[.B575]&lt;[.$G$3]);AND([.B575]&gt;[.$G$4];[.B5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table:formula="of:=[.$E$1]/([.$E$2]-1)*([.A576]-512)" office:value-type="float" office:value="11837.1212121212" calcext:value-type="float">
            <text:p>11.84E+03</text:p>
          </table:table-cell>
          <table:table-cell table:formula="of:=IF(OR(AND([.B576]&gt;[.$G$2];[.B576]&lt;[.$G$3]);AND([.B576]&gt;[.$G$4];[.B5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table:formula="of:=[.$E$1]/([.$E$2]-1)*([.A577]-512)" office:value-type="float" office:value="12028.0425219941" calcext:value-type="float">
            <text:p>12.03E+03</text:p>
          </table:table-cell>
          <table:table-cell table:formula="of:=IF(OR(AND([.B577]&gt;[.$G$2];[.B577]&lt;[.$G$3]);AND([.B577]&gt;[.$G$4];[.B57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table:formula="of:=[.$E$1]/([.$E$2]-1)*([.A578]-512)" office:value-type="float" office:value="12218.9638318671" calcext:value-type="float">
            <text:p>12.22E+03</text:p>
          </table:table-cell>
          <table:table-cell table:formula="of:=IF(OR(AND([.B578]&gt;[.$G$2];[.B578]&lt;[.$G$3]);AND([.B578]&gt;[.$G$4];[.B57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table:formula="of:=[.$E$1]/([.$E$2]-1)*([.A579]-512)" office:value-type="float" office:value="12409.88514174" calcext:value-type="float">
            <text:p>12.41E+03</text:p>
          </table:table-cell>
          <table:table-cell table:formula="of:=IF(OR(AND([.B579]&gt;[.$G$2];[.B579]&lt;[.$G$3]);AND([.B579]&gt;[.$G$4];[.B57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table:formula="of:=[.$E$1]/([.$E$2]-1)*([.A580]-512)" office:value-type="float" office:value="12600.8064516129" calcext:value-type="float">
            <text:p>12.60E+03</text:p>
          </table:table-cell>
          <table:table-cell table:formula="of:=IF(OR(AND([.B580]&gt;[.$G$2];[.B580]&lt;[.$G$3]);AND([.B580]&gt;[.$G$4];[.B58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table:formula="of:=[.$E$1]/([.$E$2]-1)*([.A581]-512)" office:value-type="float" office:value="12791.7277614858" calcext:value-type="float">
            <text:p>12.79E+03</text:p>
          </table:table-cell>
          <table:table-cell table:formula="of:=IF(OR(AND([.B581]&gt;[.$G$2];[.B581]&lt;[.$G$3]);AND([.B581]&gt;[.$G$4];[.B58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table:formula="of:=[.$E$1]/([.$E$2]-1)*([.A582]-512)" office:value-type="float" office:value="12982.6490713587" calcext:value-type="float">
            <text:p>12.98E+03</text:p>
          </table:table-cell>
          <table:table-cell table:formula="of:=IF(OR(AND([.B582]&gt;[.$G$2];[.B582]&lt;[.$G$3]);AND([.B582]&gt;[.$G$4];[.B58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table:formula="of:=[.$E$1]/([.$E$2]-1)*([.A583]-512)" office:value-type="float" office:value="13173.5703812317" calcext:value-type="float">
            <text:p>13.17E+03</text:p>
          </table:table-cell>
          <table:table-cell table:formula="of:=IF(OR(AND([.B583]&gt;[.$G$2];[.B583]&lt;[.$G$3]);AND([.B583]&gt;[.$G$4];[.B58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table:formula="of:=[.$E$1]/([.$E$2]-1)*([.A584]-512)" office:value-type="float" office:value="13364.4916911046" calcext:value-type="float">
            <text:p>13.36E+03</text:p>
          </table:table-cell>
          <table:table-cell table:formula="of:=IF(OR(AND([.B584]&gt;[.$G$2];[.B584]&lt;[.$G$3]);AND([.B584]&gt;[.$G$4];[.B58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table:formula="of:=[.$E$1]/([.$E$2]-1)*([.A585]-512)" office:value-type="float" office:value="13555.4130009775" calcext:value-type="float">
            <text:p>13.56E+03</text:p>
          </table:table-cell>
          <table:table-cell table:formula="of:=IF(OR(AND([.B585]&gt;[.$G$2];[.B585]&lt;[.$G$3]);AND([.B585]&gt;[.$G$4];[.B58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table:formula="of:=[.$E$1]/([.$E$2]-1)*([.A586]-512)" office:value-type="float" office:value="13746.3343108504" calcext:value-type="float">
            <text:p>13.75E+03</text:p>
          </table:table-cell>
          <table:table-cell table:formula="of:=IF(OR(AND([.B586]&gt;[.$G$2];[.B586]&lt;[.$G$3]);AND([.B586]&gt;[.$G$4];[.B58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table:formula="of:=[.$E$1]/([.$E$2]-1)*([.A587]-512)" office:value-type="float" office:value="13937.2556207234" calcext:value-type="float">
            <text:p>13.94E+03</text:p>
          </table:table-cell>
          <table:table-cell table:formula="of:=IF(OR(AND([.B587]&gt;[.$G$2];[.B587]&lt;[.$G$3]);AND([.B587]&gt;[.$G$4];[.B58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table:formula="of:=[.$E$1]/([.$E$2]-1)*([.A588]-512)" office:value-type="float" office:value="14128.1769305963" calcext:value-type="float">
            <text:p>14.13E+03</text:p>
          </table:table-cell>
          <table:table-cell table:formula="of:=IF(OR(AND([.B588]&gt;[.$G$2];[.B588]&lt;[.$G$3]);AND([.B588]&gt;[.$G$4];[.B588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table:formula="of:=[.$E$1]/([.$E$2]-1)*([.A589]-512)" office:value-type="float" office:value="14319.0982404692" calcext:value-type="float">
            <text:p>14.32E+03</text:p>
          </table:table-cell>
          <table:table-cell table:formula="of:=IF(OR(AND([.B589]&gt;[.$G$2];[.B589]&lt;[.$G$3]);AND([.B589]&gt;[.$G$4];[.B589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table:formula="of:=[.$E$1]/([.$E$2]-1)*([.A590]-512)" office:value-type="float" office:value="14510.0195503421" calcext:value-type="float">
            <text:p>14.51E+03</text:p>
          </table:table-cell>
          <table:table-cell table:formula="of:=IF(OR(AND([.B590]&gt;[.$G$2];[.B590]&lt;[.$G$3]);AND([.B590]&gt;[.$G$4];[.B590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0]+1" office:value-type="float" office:value="589" calcext:value-type="float">
            <text:p>589</text:p>
          </table:table-cell>
          <table:table-cell table:formula="of:=[.$E$1]/([.$E$2]-1)*([.A591]-512)" office:value-type="float" office:value="14700.9408602151" calcext:value-type="float">
            <text:p>14.70E+03</text:p>
          </table:table-cell>
          <table:table-cell table:formula="of:=IF(OR(AND([.B591]&gt;[.$G$2];[.B591]&lt;[.$G$3]);AND([.B591]&gt;[.$G$4];[.B591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1]+1" office:value-type="float" office:value="590" calcext:value-type="float">
            <text:p>590</text:p>
          </table:table-cell>
          <table:table-cell table:formula="of:=[.$E$1]/([.$E$2]-1)*([.A592]-512)" office:value-type="float" office:value="14891.862170088" calcext:value-type="float">
            <text:p>14.89E+03</text:p>
          </table:table-cell>
          <table:table-cell table:formula="of:=IF(OR(AND([.B592]&gt;[.$G$2];[.B592]&lt;[.$G$3]);AND([.B592]&gt;[.$G$4];[.B592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2]+1" office:value-type="float" office:value="591" calcext:value-type="float">
            <text:p>591</text:p>
          </table:table-cell>
          <table:table-cell table:formula="of:=[.$E$1]/([.$E$2]-1)*([.A593]-512)" office:value-type="float" office:value="15082.7834799609" calcext:value-type="float">
            <text:p>15.08E+03</text:p>
          </table:table-cell>
          <table:table-cell table:formula="of:=IF(OR(AND([.B593]&gt;[.$G$2];[.B593]&lt;[.$G$3]);AND([.B593]&gt;[.$G$4];[.B593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3]+1" office:value-type="float" office:value="592" calcext:value-type="float">
            <text:p>592</text:p>
          </table:table-cell>
          <table:table-cell table:formula="of:=[.$E$1]/([.$E$2]-1)*([.A594]-512)" office:value-type="float" office:value="15273.7047898338" calcext:value-type="float">
            <text:p>15.27E+03</text:p>
          </table:table-cell>
          <table:table-cell table:formula="of:=IF(OR(AND([.B594]&gt;[.$G$2];[.B594]&lt;[.$G$3]);AND([.B594]&gt;[.$G$4];[.B594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4]+1" office:value-type="float" office:value="593" calcext:value-type="float">
            <text:p>593</text:p>
          </table:table-cell>
          <table:table-cell table:formula="of:=[.$E$1]/([.$E$2]-1)*([.A595]-512)" office:value-type="float" office:value="15464.6260997067" calcext:value-type="float">
            <text:p>15.46E+03</text:p>
          </table:table-cell>
          <table:table-cell table:formula="of:=IF(OR(AND([.B595]&gt;[.$G$2];[.B595]&lt;[.$G$3]);AND([.B595]&gt;[.$G$4];[.B595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5]+1" office:value-type="float" office:value="594" calcext:value-type="float">
            <text:p>594</text:p>
          </table:table-cell>
          <table:table-cell table:formula="of:=[.$E$1]/([.$E$2]-1)*([.A596]-512)" office:value-type="float" office:value="15655.5474095797" calcext:value-type="float">
            <text:p>15.66E+03</text:p>
          </table:table-cell>
          <table:table-cell table:formula="of:=IF(OR(AND([.B596]&gt;[.$G$2];[.B596]&lt;[.$G$3]);AND([.B596]&gt;[.$G$4];[.B596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6]+1" office:value-type="float" office:value="595" calcext:value-type="float">
            <text:p>595</text:p>
          </table:table-cell>
          <table:table-cell table:formula="of:=[.$E$1]/([.$E$2]-1)*([.A597]-512)" office:value-type="float" office:value="15846.4687194526" calcext:value-type="float">
            <text:p>15.85E+03</text:p>
          </table:table-cell>
          <table:table-cell table:formula="of:=IF(OR(AND([.B597]&gt;[.$G$2];[.B597]&lt;[.$G$3]);AND([.B597]&gt;[.$G$4];[.B597]&lt;[.$G$5]));1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97]+1" office:value-type="float" office:value="596" calcext:value-type="float">
            <text:p>596</text:p>
          </table:table-cell>
          <table:table-cell table:formula="of:=[.$E$1]/([.$E$2]-1)*([.A598]-512)" office:value-type="float" office:value="16037.3900293255" calcext:value-type="float">
            <text:p>16.04E+03</text:p>
          </table:table-cell>
          <table:table-cell table:formula="of:=IF(OR(AND([.B598]&gt;[.$G$2];[.B598]&lt;[.$G$3]);AND([.B598]&gt;[.$G$4];[.B5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8]+1" office:value-type="float" office:value="597" calcext:value-type="float">
            <text:p>597</text:p>
          </table:table-cell>
          <table:table-cell table:formula="of:=[.$E$1]/([.$E$2]-1)*([.A599]-512)" office:value-type="float" office:value="16228.3113391984" calcext:value-type="float">
            <text:p>16.23E+03</text:p>
          </table:table-cell>
          <table:table-cell table:formula="of:=IF(OR(AND([.B599]&gt;[.$G$2];[.B599]&lt;[.$G$3]);AND([.B599]&gt;[.$G$4];[.B5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99]+1" office:value-type="float" office:value="598" calcext:value-type="float">
            <text:p>598</text:p>
          </table:table-cell>
          <table:table-cell table:formula="of:=[.$E$1]/([.$E$2]-1)*([.A600]-512)" office:value-type="float" office:value="16419.2326490714" calcext:value-type="float">
            <text:p>16.42E+03</text:p>
          </table:table-cell>
          <table:table-cell table:formula="of:=IF(OR(AND([.B600]&gt;[.$G$2];[.B600]&lt;[.$G$3]);AND([.B600]&gt;[.$G$4];[.B6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0]+1" office:value-type="float" office:value="599" calcext:value-type="float">
            <text:p>599</text:p>
          </table:table-cell>
          <table:table-cell table:formula="of:=[.$E$1]/([.$E$2]-1)*([.A601]-512)" office:value-type="float" office:value="16610.1539589443" calcext:value-type="float">
            <text:p>16.61E+03</text:p>
          </table:table-cell>
          <table:table-cell table:formula="of:=IF(OR(AND([.B601]&gt;[.$G$2];[.B601]&lt;[.$G$3]);AND([.B601]&gt;[.$G$4];[.B6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1]+1" office:value-type="float" office:value="600" calcext:value-type="float">
            <text:p>600</text:p>
          </table:table-cell>
          <table:table-cell table:formula="of:=[.$E$1]/([.$E$2]-1)*([.A602]-512)" office:value-type="float" office:value="16801.0752688172" calcext:value-type="float">
            <text:p>16.80E+03</text:p>
          </table:table-cell>
          <table:table-cell table:formula="of:=IF(OR(AND([.B602]&gt;[.$G$2];[.B602]&lt;[.$G$3]);AND([.B602]&gt;[.$G$4];[.B6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2]+1" office:value-type="float" office:value="601" calcext:value-type="float">
            <text:p>601</text:p>
          </table:table-cell>
          <table:table-cell table:formula="of:=[.$E$1]/([.$E$2]-1)*([.A603]-512)" office:value-type="float" office:value="16991.9965786901" calcext:value-type="float">
            <text:p>16.99E+03</text:p>
          </table:table-cell>
          <table:table-cell table:formula="of:=IF(OR(AND([.B603]&gt;[.$G$2];[.B603]&lt;[.$G$3]);AND([.B603]&gt;[.$G$4];[.B6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3]+1" office:value-type="float" office:value="602" calcext:value-type="float">
            <text:p>602</text:p>
          </table:table-cell>
          <table:table-cell table:formula="of:=[.$E$1]/([.$E$2]-1)*([.A604]-512)" office:value-type="float" office:value="17182.9178885631" calcext:value-type="float">
            <text:p>17.18E+03</text:p>
          </table:table-cell>
          <table:table-cell table:formula="of:=IF(OR(AND([.B604]&gt;[.$G$2];[.B604]&lt;[.$G$3]);AND([.B604]&gt;[.$G$4];[.B6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4]+1" office:value-type="float" office:value="603" calcext:value-type="float">
            <text:p>603</text:p>
          </table:table-cell>
          <table:table-cell table:formula="of:=[.$E$1]/([.$E$2]-1)*([.A605]-512)" office:value-type="float" office:value="17373.839198436" calcext:value-type="float">
            <text:p>17.37E+03</text:p>
          </table:table-cell>
          <table:table-cell table:formula="of:=IF(OR(AND([.B605]&gt;[.$G$2];[.B605]&lt;[.$G$3]);AND([.B605]&gt;[.$G$4];[.B6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5]+1" office:value-type="float" office:value="604" calcext:value-type="float">
            <text:p>604</text:p>
          </table:table-cell>
          <table:table-cell table:formula="of:=[.$E$1]/([.$E$2]-1)*([.A606]-512)" office:value-type="float" office:value="17564.7605083089" calcext:value-type="float">
            <text:p>17.56E+03</text:p>
          </table:table-cell>
          <table:table-cell table:formula="of:=IF(OR(AND([.B606]&gt;[.$G$2];[.B606]&lt;[.$G$3]);AND([.B606]&gt;[.$G$4];[.B6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6]+1" office:value-type="float" office:value="605" calcext:value-type="float">
            <text:p>605</text:p>
          </table:table-cell>
          <table:table-cell table:formula="of:=[.$E$1]/([.$E$2]-1)*([.A607]-512)" office:value-type="float" office:value="17755.6818181818" calcext:value-type="float">
            <text:p>17.76E+03</text:p>
          </table:table-cell>
          <table:table-cell table:formula="of:=IF(OR(AND([.B607]&gt;[.$G$2];[.B607]&lt;[.$G$3]);AND([.B607]&gt;[.$G$4];[.B6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7]+1" office:value-type="float" office:value="606" calcext:value-type="float">
            <text:p>606</text:p>
          </table:table-cell>
          <table:table-cell table:formula="of:=[.$E$1]/([.$E$2]-1)*([.A608]-512)" office:value-type="float" office:value="17946.6031280547" calcext:value-type="float">
            <text:p>17.95E+03</text:p>
          </table:table-cell>
          <table:table-cell table:formula="of:=IF(OR(AND([.B608]&gt;[.$G$2];[.B608]&lt;[.$G$3]);AND([.B608]&gt;[.$G$4];[.B6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8]+1" office:value-type="float" office:value="607" calcext:value-type="float">
            <text:p>607</text:p>
          </table:table-cell>
          <table:table-cell table:formula="of:=[.$E$1]/([.$E$2]-1)*([.A609]-512)" office:value-type="float" office:value="18137.5244379277" calcext:value-type="float">
            <text:p>18.14E+03</text:p>
          </table:table-cell>
          <table:table-cell table:formula="of:=IF(OR(AND([.B609]&gt;[.$G$2];[.B609]&lt;[.$G$3]);AND([.B609]&gt;[.$G$4];[.B6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09]+1" office:value-type="float" office:value="608" calcext:value-type="float">
            <text:p>608</text:p>
          </table:table-cell>
          <table:table-cell table:formula="of:=[.$E$1]/([.$E$2]-1)*([.A610]-512)" office:value-type="float" office:value="18328.4457478006" calcext:value-type="float">
            <text:p>18.33E+03</text:p>
          </table:table-cell>
          <table:table-cell table:formula="of:=IF(OR(AND([.B610]&gt;[.$G$2];[.B610]&lt;[.$G$3]);AND([.B610]&gt;[.$G$4];[.B6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0]+1" office:value-type="float" office:value="609" calcext:value-type="float">
            <text:p>609</text:p>
          </table:table-cell>
          <table:table-cell table:formula="of:=[.$E$1]/([.$E$2]-1)*([.A611]-512)" office:value-type="float" office:value="18519.3670576735" calcext:value-type="float">
            <text:p>18.52E+03</text:p>
          </table:table-cell>
          <table:table-cell table:formula="of:=IF(OR(AND([.B611]&gt;[.$G$2];[.B611]&lt;[.$G$3]);AND([.B611]&gt;[.$G$4];[.B6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1]+1" office:value-type="float" office:value="610" calcext:value-type="float">
            <text:p>610</text:p>
          </table:table-cell>
          <table:table-cell table:formula="of:=[.$E$1]/([.$E$2]-1)*([.A612]-512)" office:value-type="float" office:value="18710.2883675464" calcext:value-type="float">
            <text:p>18.71E+03</text:p>
          </table:table-cell>
          <table:table-cell table:formula="of:=IF(OR(AND([.B612]&gt;[.$G$2];[.B612]&lt;[.$G$3]);AND([.B612]&gt;[.$G$4];[.B6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2]+1" office:value-type="float" office:value="611" calcext:value-type="float">
            <text:p>611</text:p>
          </table:table-cell>
          <table:table-cell table:formula="of:=[.$E$1]/([.$E$2]-1)*([.A613]-512)" office:value-type="float" office:value="18901.2096774194" calcext:value-type="float">
            <text:p>18.90E+03</text:p>
          </table:table-cell>
          <table:table-cell table:formula="of:=IF(OR(AND([.B613]&gt;[.$G$2];[.B613]&lt;[.$G$3]);AND([.B613]&gt;[.$G$4];[.B6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3]+1" office:value-type="float" office:value="612" calcext:value-type="float">
            <text:p>612</text:p>
          </table:table-cell>
          <table:table-cell table:formula="of:=[.$E$1]/([.$E$2]-1)*([.A614]-512)" office:value-type="float" office:value="19092.1309872923" calcext:value-type="float">
            <text:p>19.09E+03</text:p>
          </table:table-cell>
          <table:table-cell table:formula="of:=IF(OR(AND([.B614]&gt;[.$G$2];[.B614]&lt;[.$G$3]);AND([.B614]&gt;[.$G$4];[.B6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4]+1" office:value-type="float" office:value="613" calcext:value-type="float">
            <text:p>613</text:p>
          </table:table-cell>
          <table:table-cell table:formula="of:=[.$E$1]/([.$E$2]-1)*([.A615]-512)" office:value-type="float" office:value="19283.0522971652" calcext:value-type="float">
            <text:p>19.28E+03</text:p>
          </table:table-cell>
          <table:table-cell table:formula="of:=IF(OR(AND([.B615]&gt;[.$G$2];[.B615]&lt;[.$G$3]);AND([.B615]&gt;[.$G$4];[.B6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5]+1" office:value-type="float" office:value="614" calcext:value-type="float">
            <text:p>614</text:p>
          </table:table-cell>
          <table:table-cell table:formula="of:=[.$E$1]/([.$E$2]-1)*([.A616]-512)" office:value-type="float" office:value="19473.9736070381" calcext:value-type="float">
            <text:p>19.47E+03</text:p>
          </table:table-cell>
          <table:table-cell table:formula="of:=IF(OR(AND([.B616]&gt;[.$G$2];[.B616]&lt;[.$G$3]);AND([.B616]&gt;[.$G$4];[.B6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6]+1" office:value-type="float" office:value="615" calcext:value-type="float">
            <text:p>615</text:p>
          </table:table-cell>
          <table:table-cell table:formula="of:=[.$E$1]/([.$E$2]-1)*([.A617]-512)" office:value-type="float" office:value="19664.894916911" calcext:value-type="float">
            <text:p>19.66E+03</text:p>
          </table:table-cell>
          <table:table-cell table:formula="of:=IF(OR(AND([.B617]&gt;[.$G$2];[.B617]&lt;[.$G$3]);AND([.B617]&gt;[.$G$4];[.B6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7]+1" office:value-type="float" office:value="616" calcext:value-type="float">
            <text:p>616</text:p>
          </table:table-cell>
          <table:table-cell table:formula="of:=[.$E$1]/([.$E$2]-1)*([.A618]-512)" office:value-type="float" office:value="19855.816226784" calcext:value-type="float">
            <text:p>19.86E+03</text:p>
          </table:table-cell>
          <table:table-cell table:formula="of:=IF(OR(AND([.B618]&gt;[.$G$2];[.B618]&lt;[.$G$3]);AND([.B618]&gt;[.$G$4];[.B6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8]+1" office:value-type="float" office:value="617" calcext:value-type="float">
            <text:p>617</text:p>
          </table:table-cell>
          <table:table-cell table:formula="of:=[.$E$1]/([.$E$2]-1)*([.A619]-512)" office:value-type="float" office:value="20046.7375366569" calcext:value-type="float">
            <text:p>20.05E+03</text:p>
          </table:table-cell>
          <table:table-cell table:formula="of:=IF(OR(AND([.B619]&gt;[.$G$2];[.B619]&lt;[.$G$3]);AND([.B619]&gt;[.$G$4];[.B6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19]+1" office:value-type="float" office:value="618" calcext:value-type="float">
            <text:p>618</text:p>
          </table:table-cell>
          <table:table-cell table:formula="of:=[.$E$1]/([.$E$2]-1)*([.A620]-512)" office:value-type="float" office:value="20237.6588465298" calcext:value-type="float">
            <text:p>20.24E+03</text:p>
          </table:table-cell>
          <table:table-cell table:formula="of:=IF(OR(AND([.B620]&gt;[.$G$2];[.B620]&lt;[.$G$3]);AND([.B620]&gt;[.$G$4];[.B6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0]+1" office:value-type="float" office:value="619" calcext:value-type="float">
            <text:p>619</text:p>
          </table:table-cell>
          <table:table-cell table:formula="of:=[.$E$1]/([.$E$2]-1)*([.A621]-512)" office:value-type="float" office:value="20428.5801564027" calcext:value-type="float">
            <text:p>20.43E+03</text:p>
          </table:table-cell>
          <table:table-cell table:formula="of:=IF(OR(AND([.B621]&gt;[.$G$2];[.B621]&lt;[.$G$3]);AND([.B621]&gt;[.$G$4];[.B6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1]+1" office:value-type="float" office:value="620" calcext:value-type="float">
            <text:p>620</text:p>
          </table:table-cell>
          <table:table-cell table:formula="of:=[.$E$1]/([.$E$2]-1)*([.A622]-512)" office:value-type="float" office:value="20619.5014662757" calcext:value-type="float">
            <text:p>20.62E+03</text:p>
          </table:table-cell>
          <table:table-cell table:formula="of:=IF(OR(AND([.B622]&gt;[.$G$2];[.B622]&lt;[.$G$3]);AND([.B622]&gt;[.$G$4];[.B6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2]+1" office:value-type="float" office:value="621" calcext:value-type="float">
            <text:p>621</text:p>
          </table:table-cell>
          <table:table-cell table:formula="of:=[.$E$1]/([.$E$2]-1)*([.A623]-512)" office:value-type="float" office:value="20810.4227761486" calcext:value-type="float">
            <text:p>20.81E+03</text:p>
          </table:table-cell>
          <table:table-cell table:formula="of:=IF(OR(AND([.B623]&gt;[.$G$2];[.B623]&lt;[.$G$3]);AND([.B623]&gt;[.$G$4];[.B6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3]+1" office:value-type="float" office:value="622" calcext:value-type="float">
            <text:p>622</text:p>
          </table:table-cell>
          <table:table-cell table:formula="of:=[.$E$1]/([.$E$2]-1)*([.A624]-512)" office:value-type="float" office:value="21001.3440860215" calcext:value-type="float">
            <text:p>21.00E+03</text:p>
          </table:table-cell>
          <table:table-cell table:formula="of:=IF(OR(AND([.B624]&gt;[.$G$2];[.B624]&lt;[.$G$3]);AND([.B624]&gt;[.$G$4];[.B6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4]+1" office:value-type="float" office:value="623" calcext:value-type="float">
            <text:p>623</text:p>
          </table:table-cell>
          <table:table-cell table:formula="of:=[.$E$1]/([.$E$2]-1)*([.A625]-512)" office:value-type="float" office:value="21192.2653958944" calcext:value-type="float">
            <text:p>21.19E+03</text:p>
          </table:table-cell>
          <table:table-cell table:formula="of:=IF(OR(AND([.B625]&gt;[.$G$2];[.B625]&lt;[.$G$3]);AND([.B625]&gt;[.$G$4];[.B6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5]+1" office:value-type="float" office:value="624" calcext:value-type="float">
            <text:p>624</text:p>
          </table:table-cell>
          <table:table-cell table:formula="of:=[.$E$1]/([.$E$2]-1)*([.A626]-512)" office:value-type="float" office:value="21383.1867057673" calcext:value-type="float">
            <text:p>21.38E+03</text:p>
          </table:table-cell>
          <table:table-cell table:formula="of:=IF(OR(AND([.B626]&gt;[.$G$2];[.B626]&lt;[.$G$3]);AND([.B626]&gt;[.$G$4];[.B6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6]+1" office:value-type="float" office:value="625" calcext:value-type="float">
            <text:p>625</text:p>
          </table:table-cell>
          <table:table-cell table:formula="of:=[.$E$1]/([.$E$2]-1)*([.A627]-512)" office:value-type="float" office:value="21574.1080156403" calcext:value-type="float">
            <text:p>21.57E+03</text:p>
          </table:table-cell>
          <table:table-cell table:formula="of:=IF(OR(AND([.B627]&gt;[.$G$2];[.B627]&lt;[.$G$3]);AND([.B627]&gt;[.$G$4];[.B6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7]+1" office:value-type="float" office:value="626" calcext:value-type="float">
            <text:p>626</text:p>
          </table:table-cell>
          <table:table-cell table:formula="of:=[.$E$1]/([.$E$2]-1)*([.A628]-512)" office:value-type="float" office:value="21765.0293255132" calcext:value-type="float">
            <text:p>21.77E+03</text:p>
          </table:table-cell>
          <table:table-cell table:formula="of:=IF(OR(AND([.B628]&gt;[.$G$2];[.B628]&lt;[.$G$3]);AND([.B628]&gt;[.$G$4];[.B6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8]+1" office:value-type="float" office:value="627" calcext:value-type="float">
            <text:p>627</text:p>
          </table:table-cell>
          <table:table-cell table:formula="of:=[.$E$1]/([.$E$2]-1)*([.A629]-512)" office:value-type="float" office:value="21955.9506353861" calcext:value-type="float">
            <text:p>21.96E+03</text:p>
          </table:table-cell>
          <table:table-cell table:formula="of:=IF(OR(AND([.B629]&gt;[.$G$2];[.B629]&lt;[.$G$3]);AND([.B629]&gt;[.$G$4];[.B6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29]+1" office:value-type="float" office:value="628" calcext:value-type="float">
            <text:p>628</text:p>
          </table:table-cell>
          <table:table-cell table:formula="of:=[.$E$1]/([.$E$2]-1)*([.A630]-512)" office:value-type="float" office:value="22146.871945259" calcext:value-type="float">
            <text:p>22.15E+03</text:p>
          </table:table-cell>
          <table:table-cell table:formula="of:=IF(OR(AND([.B630]&gt;[.$G$2];[.B630]&lt;[.$G$3]);AND([.B630]&gt;[.$G$4];[.B6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0]+1" office:value-type="float" office:value="629" calcext:value-type="float">
            <text:p>629</text:p>
          </table:table-cell>
          <table:table-cell table:formula="of:=[.$E$1]/([.$E$2]-1)*([.A631]-512)" office:value-type="float" office:value="22337.793255132" calcext:value-type="float">
            <text:p>22.34E+03</text:p>
          </table:table-cell>
          <table:table-cell table:formula="of:=IF(OR(AND([.B631]&gt;[.$G$2];[.B631]&lt;[.$G$3]);AND([.B631]&gt;[.$G$4];[.B6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1]+1" office:value-type="float" office:value="630" calcext:value-type="float">
            <text:p>630</text:p>
          </table:table-cell>
          <table:table-cell table:formula="of:=[.$E$1]/([.$E$2]-1)*([.A632]-512)" office:value-type="float" office:value="22528.7145650049" calcext:value-type="float">
            <text:p>22.53E+03</text:p>
          </table:table-cell>
          <table:table-cell table:formula="of:=IF(OR(AND([.B632]&gt;[.$G$2];[.B632]&lt;[.$G$3]);AND([.B632]&gt;[.$G$4];[.B6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2]+1" office:value-type="float" office:value="631" calcext:value-type="float">
            <text:p>631</text:p>
          </table:table-cell>
          <table:table-cell table:formula="of:=[.$E$1]/([.$E$2]-1)*([.A633]-512)" office:value-type="float" office:value="22719.6358748778" calcext:value-type="float">
            <text:p>22.72E+03</text:p>
          </table:table-cell>
          <table:table-cell table:formula="of:=IF(OR(AND([.B633]&gt;[.$G$2];[.B633]&lt;[.$G$3]);AND([.B633]&gt;[.$G$4];[.B6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3]+1" office:value-type="float" office:value="632" calcext:value-type="float">
            <text:p>632</text:p>
          </table:table-cell>
          <table:table-cell table:formula="of:=[.$E$1]/([.$E$2]-1)*([.A634]-512)" office:value-type="float" office:value="22910.5571847507" calcext:value-type="float">
            <text:p>22.91E+03</text:p>
          </table:table-cell>
          <table:table-cell table:formula="of:=IF(OR(AND([.B634]&gt;[.$G$2];[.B634]&lt;[.$G$3]);AND([.B634]&gt;[.$G$4];[.B6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4]+1" office:value-type="float" office:value="633" calcext:value-type="float">
            <text:p>633</text:p>
          </table:table-cell>
          <table:table-cell table:formula="of:=[.$E$1]/([.$E$2]-1)*([.A635]-512)" office:value-type="float" office:value="23101.4784946237" calcext:value-type="float">
            <text:p>23.10E+03</text:p>
          </table:table-cell>
          <table:table-cell table:formula="of:=IF(OR(AND([.B635]&gt;[.$G$2];[.B635]&lt;[.$G$3]);AND([.B635]&gt;[.$G$4];[.B6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5]+1" office:value-type="float" office:value="634" calcext:value-type="float">
            <text:p>634</text:p>
          </table:table-cell>
          <table:table-cell table:formula="of:=[.$E$1]/([.$E$2]-1)*([.A636]-512)" office:value-type="float" office:value="23292.3998044966" calcext:value-type="float">
            <text:p>23.29E+03</text:p>
          </table:table-cell>
          <table:table-cell table:formula="of:=IF(OR(AND([.B636]&gt;[.$G$2];[.B636]&lt;[.$G$3]);AND([.B636]&gt;[.$G$4];[.B6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6]+1" office:value-type="float" office:value="635" calcext:value-type="float">
            <text:p>635</text:p>
          </table:table-cell>
          <table:table-cell table:formula="of:=[.$E$1]/([.$E$2]-1)*([.A637]-512)" office:value-type="float" office:value="23483.3211143695" calcext:value-type="float">
            <text:p>23.48E+03</text:p>
          </table:table-cell>
          <table:table-cell table:formula="of:=IF(OR(AND([.B637]&gt;[.$G$2];[.B637]&lt;[.$G$3]);AND([.B637]&gt;[.$G$4];[.B6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7]+1" office:value-type="float" office:value="636" calcext:value-type="float">
            <text:p>636</text:p>
          </table:table-cell>
          <table:table-cell table:formula="of:=[.$E$1]/([.$E$2]-1)*([.A638]-512)" office:value-type="float" office:value="23674.2424242424" calcext:value-type="float">
            <text:p>23.67E+03</text:p>
          </table:table-cell>
          <table:table-cell table:formula="of:=IF(OR(AND([.B638]&gt;[.$G$2];[.B638]&lt;[.$G$3]);AND([.B638]&gt;[.$G$4];[.B6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8]+1" office:value-type="float" office:value="637" calcext:value-type="float">
            <text:p>637</text:p>
          </table:table-cell>
          <table:table-cell table:formula="of:=[.$E$1]/([.$E$2]-1)*([.A639]-512)" office:value-type="float" office:value="23865.1637341153" calcext:value-type="float">
            <text:p>23.87E+03</text:p>
          </table:table-cell>
          <table:table-cell table:formula="of:=IF(OR(AND([.B639]&gt;[.$G$2];[.B639]&lt;[.$G$3]);AND([.B639]&gt;[.$G$4];[.B6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39]+1" office:value-type="float" office:value="638" calcext:value-type="float">
            <text:p>638</text:p>
          </table:table-cell>
          <table:table-cell table:formula="of:=[.$E$1]/([.$E$2]-1)*([.A640]-512)" office:value-type="float" office:value="24056.0850439883" calcext:value-type="float">
            <text:p>24.06E+03</text:p>
          </table:table-cell>
          <table:table-cell table:formula="of:=IF(OR(AND([.B640]&gt;[.$G$2];[.B640]&lt;[.$G$3]);AND([.B640]&gt;[.$G$4];[.B6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0]+1" office:value-type="float" office:value="639" calcext:value-type="float">
            <text:p>639</text:p>
          </table:table-cell>
          <table:table-cell table:formula="of:=[.$E$1]/([.$E$2]-1)*([.A641]-512)" office:value-type="float" office:value="24247.0063538612" calcext:value-type="float">
            <text:p>24.25E+03</text:p>
          </table:table-cell>
          <table:table-cell table:formula="of:=IF(OR(AND([.B641]&gt;[.$G$2];[.B641]&lt;[.$G$3]);AND([.B641]&gt;[.$G$4];[.B6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1]+1" office:value-type="float" office:value="640" calcext:value-type="float">
            <text:p>640</text:p>
          </table:table-cell>
          <table:table-cell table:formula="of:=[.$E$1]/([.$E$2]-1)*([.A642]-512)" office:value-type="float" office:value="24437.9276637341" calcext:value-type="float">
            <text:p>24.44E+03</text:p>
          </table:table-cell>
          <table:table-cell table:formula="of:=IF(OR(AND([.B642]&gt;[.$G$2];[.B642]&lt;[.$G$3]);AND([.B642]&gt;[.$G$4];[.B6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2]+1" office:value-type="float" office:value="641" calcext:value-type="float">
            <text:p>641</text:p>
          </table:table-cell>
          <table:table-cell table:formula="of:=[.$E$1]/([.$E$2]-1)*([.A643]-512)" office:value-type="float" office:value="24628.848973607" calcext:value-type="float">
            <text:p>24.63E+03</text:p>
          </table:table-cell>
          <table:table-cell table:formula="of:=IF(OR(AND([.B643]&gt;[.$G$2];[.B643]&lt;[.$G$3]);AND([.B643]&gt;[.$G$4];[.B6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3]+1" office:value-type="float" office:value="642" calcext:value-type="float">
            <text:p>642</text:p>
          </table:table-cell>
          <table:table-cell table:formula="of:=[.$E$1]/([.$E$2]-1)*([.A644]-512)" office:value-type="float" office:value="24819.77028348" calcext:value-type="float">
            <text:p>24.82E+03</text:p>
          </table:table-cell>
          <table:table-cell table:formula="of:=IF(OR(AND([.B644]&gt;[.$G$2];[.B644]&lt;[.$G$3]);AND([.B644]&gt;[.$G$4];[.B6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4]+1" office:value-type="float" office:value="643" calcext:value-type="float">
            <text:p>643</text:p>
          </table:table-cell>
          <table:table-cell table:formula="of:=[.$E$1]/([.$E$2]-1)*([.A645]-512)" office:value-type="float" office:value="25010.6915933529" calcext:value-type="float">
            <text:p>25.01E+03</text:p>
          </table:table-cell>
          <table:table-cell table:formula="of:=IF(OR(AND([.B645]&gt;[.$G$2];[.B645]&lt;[.$G$3]);AND([.B645]&gt;[.$G$4];[.B6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5]+1" office:value-type="float" office:value="644" calcext:value-type="float">
            <text:p>644</text:p>
          </table:table-cell>
          <table:table-cell table:formula="of:=[.$E$1]/([.$E$2]-1)*([.A646]-512)" office:value-type="float" office:value="25201.6129032258" calcext:value-type="float">
            <text:p>25.20E+03</text:p>
          </table:table-cell>
          <table:table-cell table:formula="of:=IF(OR(AND([.B646]&gt;[.$G$2];[.B646]&lt;[.$G$3]);AND([.B646]&gt;[.$G$4];[.B6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6]+1" office:value-type="float" office:value="645" calcext:value-type="float">
            <text:p>645</text:p>
          </table:table-cell>
          <table:table-cell table:formula="of:=[.$E$1]/([.$E$2]-1)*([.A647]-512)" office:value-type="float" office:value="25392.5342130987" calcext:value-type="float">
            <text:p>25.39E+03</text:p>
          </table:table-cell>
          <table:table-cell table:formula="of:=IF(OR(AND([.B647]&gt;[.$G$2];[.B647]&lt;[.$G$3]);AND([.B647]&gt;[.$G$4];[.B6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7]+1" office:value-type="float" office:value="646" calcext:value-type="float">
            <text:p>646</text:p>
          </table:table-cell>
          <table:table-cell table:formula="of:=[.$E$1]/([.$E$2]-1)*([.A648]-512)" office:value-type="float" office:value="25583.4555229716" calcext:value-type="float">
            <text:p>25.58E+03</text:p>
          </table:table-cell>
          <table:table-cell table:formula="of:=IF(OR(AND([.B648]&gt;[.$G$2];[.B648]&lt;[.$G$3]);AND([.B648]&gt;[.$G$4];[.B6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8]+1" office:value-type="float" office:value="647" calcext:value-type="float">
            <text:p>647</text:p>
          </table:table-cell>
          <table:table-cell table:formula="of:=[.$E$1]/([.$E$2]-1)*([.A649]-512)" office:value-type="float" office:value="25774.3768328446" calcext:value-type="float">
            <text:p>25.77E+03</text:p>
          </table:table-cell>
          <table:table-cell table:formula="of:=IF(OR(AND([.B649]&gt;[.$G$2];[.B649]&lt;[.$G$3]);AND([.B649]&gt;[.$G$4];[.B6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49]+1" office:value-type="float" office:value="648" calcext:value-type="float">
            <text:p>648</text:p>
          </table:table-cell>
          <table:table-cell table:formula="of:=[.$E$1]/([.$E$2]-1)*([.A650]-512)" office:value-type="float" office:value="25965.2981427175" calcext:value-type="float">
            <text:p>25.97E+03</text:p>
          </table:table-cell>
          <table:table-cell table:formula="of:=IF(OR(AND([.B650]&gt;[.$G$2];[.B650]&lt;[.$G$3]);AND([.B650]&gt;[.$G$4];[.B6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0]+1" office:value-type="float" office:value="649" calcext:value-type="float">
            <text:p>649</text:p>
          </table:table-cell>
          <table:table-cell table:formula="of:=[.$E$1]/([.$E$2]-1)*([.A651]-512)" office:value-type="float" office:value="26156.2194525904" calcext:value-type="float">
            <text:p>26.16E+03</text:p>
          </table:table-cell>
          <table:table-cell table:formula="of:=IF(OR(AND([.B651]&gt;[.$G$2];[.B651]&lt;[.$G$3]);AND([.B651]&gt;[.$G$4];[.B6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1]+1" office:value-type="float" office:value="650" calcext:value-type="float">
            <text:p>650</text:p>
          </table:table-cell>
          <table:table-cell table:formula="of:=[.$E$1]/([.$E$2]-1)*([.A652]-512)" office:value-type="float" office:value="26347.1407624633" calcext:value-type="float">
            <text:p>26.35E+03</text:p>
          </table:table-cell>
          <table:table-cell table:formula="of:=IF(OR(AND([.B652]&gt;[.$G$2];[.B652]&lt;[.$G$3]);AND([.B652]&gt;[.$G$4];[.B6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2]+1" office:value-type="float" office:value="651" calcext:value-type="float">
            <text:p>651</text:p>
          </table:table-cell>
          <table:table-cell table:formula="of:=[.$E$1]/([.$E$2]-1)*([.A653]-512)" office:value-type="float" office:value="26538.0620723363" calcext:value-type="float">
            <text:p>26.54E+03</text:p>
          </table:table-cell>
          <table:table-cell table:formula="of:=IF(OR(AND([.B653]&gt;[.$G$2];[.B653]&lt;[.$G$3]);AND([.B653]&gt;[.$G$4];[.B6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3]+1" office:value-type="float" office:value="652" calcext:value-type="float">
            <text:p>652</text:p>
          </table:table-cell>
          <table:table-cell table:formula="of:=[.$E$1]/([.$E$2]-1)*([.A654]-512)" office:value-type="float" office:value="26728.9833822092" calcext:value-type="float">
            <text:p>26.73E+03</text:p>
          </table:table-cell>
          <table:table-cell table:formula="of:=IF(OR(AND([.B654]&gt;[.$G$2];[.B654]&lt;[.$G$3]);AND([.B654]&gt;[.$G$4];[.B6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4]+1" office:value-type="float" office:value="653" calcext:value-type="float">
            <text:p>653</text:p>
          </table:table-cell>
          <table:table-cell table:formula="of:=[.$E$1]/([.$E$2]-1)*([.A655]-512)" office:value-type="float" office:value="26919.9046920821" calcext:value-type="float">
            <text:p>26.92E+03</text:p>
          </table:table-cell>
          <table:table-cell table:formula="of:=IF(OR(AND([.B655]&gt;[.$G$2];[.B655]&lt;[.$G$3]);AND([.B655]&gt;[.$G$4];[.B6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5]+1" office:value-type="float" office:value="654" calcext:value-type="float">
            <text:p>654</text:p>
          </table:table-cell>
          <table:table-cell table:formula="of:=[.$E$1]/([.$E$2]-1)*([.A656]-512)" office:value-type="float" office:value="27110.826001955" calcext:value-type="float">
            <text:p>27.11E+03</text:p>
          </table:table-cell>
          <table:table-cell table:formula="of:=IF(OR(AND([.B656]&gt;[.$G$2];[.B656]&lt;[.$G$3]);AND([.B656]&gt;[.$G$4];[.B6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6]+1" office:value-type="float" office:value="655" calcext:value-type="float">
            <text:p>655</text:p>
          </table:table-cell>
          <table:table-cell table:formula="of:=[.$E$1]/([.$E$2]-1)*([.A657]-512)" office:value-type="float" office:value="27301.747311828" calcext:value-type="float">
            <text:p>27.30E+03</text:p>
          </table:table-cell>
          <table:table-cell table:formula="of:=IF(OR(AND([.B657]&gt;[.$G$2];[.B657]&lt;[.$G$3]);AND([.B657]&gt;[.$G$4];[.B6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7]+1" office:value-type="float" office:value="656" calcext:value-type="float">
            <text:p>656</text:p>
          </table:table-cell>
          <table:table-cell table:formula="of:=[.$E$1]/([.$E$2]-1)*([.A658]-512)" office:value-type="float" office:value="27492.6686217009" calcext:value-type="float">
            <text:p>27.49E+03</text:p>
          </table:table-cell>
          <table:table-cell table:formula="of:=IF(OR(AND([.B658]&gt;[.$G$2];[.B658]&lt;[.$G$3]);AND([.B658]&gt;[.$G$4];[.B6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8]+1" office:value-type="float" office:value="657" calcext:value-type="float">
            <text:p>657</text:p>
          </table:table-cell>
          <table:table-cell table:formula="of:=[.$E$1]/([.$E$2]-1)*([.A659]-512)" office:value-type="float" office:value="27683.5899315738" calcext:value-type="float">
            <text:p>27.68E+03</text:p>
          </table:table-cell>
          <table:table-cell table:formula="of:=IF(OR(AND([.B659]&gt;[.$G$2];[.B659]&lt;[.$G$3]);AND([.B659]&gt;[.$G$4];[.B6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59]+1" office:value-type="float" office:value="658" calcext:value-type="float">
            <text:p>658</text:p>
          </table:table-cell>
          <table:table-cell table:formula="of:=[.$E$1]/([.$E$2]-1)*([.A660]-512)" office:value-type="float" office:value="27874.5112414467" calcext:value-type="float">
            <text:p>27.87E+03</text:p>
          </table:table-cell>
          <table:table-cell table:formula="of:=IF(OR(AND([.B660]&gt;[.$G$2];[.B660]&lt;[.$G$3]);AND([.B660]&gt;[.$G$4];[.B6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0]+1" office:value-type="float" office:value="659" calcext:value-type="float">
            <text:p>659</text:p>
          </table:table-cell>
          <table:table-cell table:formula="of:=[.$E$1]/([.$E$2]-1)*([.A661]-512)" office:value-type="float" office:value="28065.4325513196" calcext:value-type="float">
            <text:p>28.07E+03</text:p>
          </table:table-cell>
          <table:table-cell table:formula="of:=IF(OR(AND([.B661]&gt;[.$G$2];[.B661]&lt;[.$G$3]);AND([.B661]&gt;[.$G$4];[.B6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1]+1" office:value-type="float" office:value="660" calcext:value-type="float">
            <text:p>660</text:p>
          </table:table-cell>
          <table:table-cell table:formula="of:=[.$E$1]/([.$E$2]-1)*([.A662]-512)" office:value-type="float" office:value="28256.3538611926" calcext:value-type="float">
            <text:p>28.26E+03</text:p>
          </table:table-cell>
          <table:table-cell table:formula="of:=IF(OR(AND([.B662]&gt;[.$G$2];[.B662]&lt;[.$G$3]);AND([.B662]&gt;[.$G$4];[.B6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2]+1" office:value-type="float" office:value="661" calcext:value-type="float">
            <text:p>661</text:p>
          </table:table-cell>
          <table:table-cell table:formula="of:=[.$E$1]/([.$E$2]-1)*([.A663]-512)" office:value-type="float" office:value="28447.2751710655" calcext:value-type="float">
            <text:p>28.45E+03</text:p>
          </table:table-cell>
          <table:table-cell table:formula="of:=IF(OR(AND([.B663]&gt;[.$G$2];[.B663]&lt;[.$G$3]);AND([.B663]&gt;[.$G$4];[.B6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3]+1" office:value-type="float" office:value="662" calcext:value-type="float">
            <text:p>662</text:p>
          </table:table-cell>
          <table:table-cell table:formula="of:=[.$E$1]/([.$E$2]-1)*([.A664]-512)" office:value-type="float" office:value="28638.1964809384" calcext:value-type="float">
            <text:p>28.64E+03</text:p>
          </table:table-cell>
          <table:table-cell table:formula="of:=IF(OR(AND([.B664]&gt;[.$G$2];[.B664]&lt;[.$G$3]);AND([.B664]&gt;[.$G$4];[.B6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4]+1" office:value-type="float" office:value="663" calcext:value-type="float">
            <text:p>663</text:p>
          </table:table-cell>
          <table:table-cell table:formula="of:=[.$E$1]/([.$E$2]-1)*([.A665]-512)" office:value-type="float" office:value="28829.1177908113" calcext:value-type="float">
            <text:p>28.83E+03</text:p>
          </table:table-cell>
          <table:table-cell table:formula="of:=IF(OR(AND([.B665]&gt;[.$G$2];[.B665]&lt;[.$G$3]);AND([.B665]&gt;[.$G$4];[.B6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5]+1" office:value-type="float" office:value="664" calcext:value-type="float">
            <text:p>664</text:p>
          </table:table-cell>
          <table:table-cell table:formula="of:=[.$E$1]/([.$E$2]-1)*([.A666]-512)" office:value-type="float" office:value="29020.0391006843" calcext:value-type="float">
            <text:p>29.02E+03</text:p>
          </table:table-cell>
          <table:table-cell table:formula="of:=IF(OR(AND([.B666]&gt;[.$G$2];[.B666]&lt;[.$G$3]);AND([.B666]&gt;[.$G$4];[.B6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6]+1" office:value-type="float" office:value="665" calcext:value-type="float">
            <text:p>665</text:p>
          </table:table-cell>
          <table:table-cell table:formula="of:=[.$E$1]/([.$E$2]-1)*([.A667]-512)" office:value-type="float" office:value="29210.9604105572" calcext:value-type="float">
            <text:p>29.21E+03</text:p>
          </table:table-cell>
          <table:table-cell table:formula="of:=IF(OR(AND([.B667]&gt;[.$G$2];[.B667]&lt;[.$G$3]);AND([.B667]&gt;[.$G$4];[.B6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7]+1" office:value-type="float" office:value="666" calcext:value-type="float">
            <text:p>666</text:p>
          </table:table-cell>
          <table:table-cell table:formula="of:=[.$E$1]/([.$E$2]-1)*([.A668]-512)" office:value-type="float" office:value="29401.8817204301" calcext:value-type="float">
            <text:p>29.40E+03</text:p>
          </table:table-cell>
          <table:table-cell table:formula="of:=IF(OR(AND([.B668]&gt;[.$G$2];[.B668]&lt;[.$G$3]);AND([.B668]&gt;[.$G$4];[.B6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8]+1" office:value-type="float" office:value="667" calcext:value-type="float">
            <text:p>667</text:p>
          </table:table-cell>
          <table:table-cell table:formula="of:=[.$E$1]/([.$E$2]-1)*([.A669]-512)" office:value-type="float" office:value="29592.803030303" calcext:value-type="float">
            <text:p>29.59E+03</text:p>
          </table:table-cell>
          <table:table-cell table:formula="of:=IF(OR(AND([.B669]&gt;[.$G$2];[.B669]&lt;[.$G$3]);AND([.B669]&gt;[.$G$4];[.B6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69]+1" office:value-type="float" office:value="668" calcext:value-type="float">
            <text:p>668</text:p>
          </table:table-cell>
          <table:table-cell table:formula="of:=[.$E$1]/([.$E$2]-1)*([.A670]-512)" office:value-type="float" office:value="29783.7243401759" calcext:value-type="float">
            <text:p>29.78E+03</text:p>
          </table:table-cell>
          <table:table-cell table:formula="of:=IF(OR(AND([.B670]&gt;[.$G$2];[.B670]&lt;[.$G$3]);AND([.B670]&gt;[.$G$4];[.B6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0]+1" office:value-type="float" office:value="669" calcext:value-type="float">
            <text:p>669</text:p>
          </table:table-cell>
          <table:table-cell table:formula="of:=[.$E$1]/([.$E$2]-1)*([.A671]-512)" office:value-type="float" office:value="29974.6456500489" calcext:value-type="float">
            <text:p>29.97E+03</text:p>
          </table:table-cell>
          <table:table-cell table:formula="of:=IF(OR(AND([.B671]&gt;[.$G$2];[.B671]&lt;[.$G$3]);AND([.B671]&gt;[.$G$4];[.B6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1]+1" office:value-type="float" office:value="670" calcext:value-type="float">
            <text:p>670</text:p>
          </table:table-cell>
          <table:table-cell table:formula="of:=[.$E$1]/([.$E$2]-1)*([.A672]-512)" office:value-type="float" office:value="30165.5669599218" calcext:value-type="float">
            <text:p>30.17E+03</text:p>
          </table:table-cell>
          <table:table-cell table:formula="of:=IF(OR(AND([.B672]&gt;[.$G$2];[.B672]&lt;[.$G$3]);AND([.B672]&gt;[.$G$4];[.B6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2]+1" office:value-type="float" office:value="671" calcext:value-type="float">
            <text:p>671</text:p>
          </table:table-cell>
          <table:table-cell table:formula="of:=[.$E$1]/([.$E$2]-1)*([.A673]-512)" office:value-type="float" office:value="30356.4882697947" calcext:value-type="float">
            <text:p>30.36E+03</text:p>
          </table:table-cell>
          <table:table-cell table:formula="of:=IF(OR(AND([.B673]&gt;[.$G$2];[.B673]&lt;[.$G$3]);AND([.B673]&gt;[.$G$4];[.B6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3]+1" office:value-type="float" office:value="672" calcext:value-type="float">
            <text:p>672</text:p>
          </table:table-cell>
          <table:table-cell table:formula="of:=[.$E$1]/([.$E$2]-1)*([.A674]-512)" office:value-type="float" office:value="30547.4095796676" calcext:value-type="float">
            <text:p>30.55E+03</text:p>
          </table:table-cell>
          <table:table-cell table:formula="of:=IF(OR(AND([.B674]&gt;[.$G$2];[.B674]&lt;[.$G$3]);AND([.B674]&gt;[.$G$4];[.B6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4]+1" office:value-type="float" office:value="673" calcext:value-type="float">
            <text:p>673</text:p>
          </table:table-cell>
          <table:table-cell table:formula="of:=[.$E$1]/([.$E$2]-1)*([.A675]-512)" office:value-type="float" office:value="30738.3308895406" calcext:value-type="float">
            <text:p>30.74E+03</text:p>
          </table:table-cell>
          <table:table-cell table:formula="of:=IF(OR(AND([.B675]&gt;[.$G$2];[.B675]&lt;[.$G$3]);AND([.B675]&gt;[.$G$4];[.B6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5]+1" office:value-type="float" office:value="674" calcext:value-type="float">
            <text:p>674</text:p>
          </table:table-cell>
          <table:table-cell table:formula="of:=[.$E$1]/([.$E$2]-1)*([.A676]-512)" office:value-type="float" office:value="30929.2521994135" calcext:value-type="float">
            <text:p>30.93E+03</text:p>
          </table:table-cell>
          <table:table-cell table:formula="of:=IF(OR(AND([.B676]&gt;[.$G$2];[.B676]&lt;[.$G$3]);AND([.B676]&gt;[.$G$4];[.B6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6]+1" office:value-type="float" office:value="675" calcext:value-type="float">
            <text:p>675</text:p>
          </table:table-cell>
          <table:table-cell table:formula="of:=[.$E$1]/([.$E$2]-1)*([.A677]-512)" office:value-type="float" office:value="31120.1735092864" calcext:value-type="float">
            <text:p>31.12E+03</text:p>
          </table:table-cell>
          <table:table-cell table:formula="of:=IF(OR(AND([.B677]&gt;[.$G$2];[.B677]&lt;[.$G$3]);AND([.B677]&gt;[.$G$4];[.B6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7]+1" office:value-type="float" office:value="676" calcext:value-type="float">
            <text:p>676</text:p>
          </table:table-cell>
          <table:table-cell table:formula="of:=[.$E$1]/([.$E$2]-1)*([.A678]-512)" office:value-type="float" office:value="31311.0948191593" calcext:value-type="float">
            <text:p>31.31E+03</text:p>
          </table:table-cell>
          <table:table-cell table:formula="of:=IF(OR(AND([.B678]&gt;[.$G$2];[.B678]&lt;[.$G$3]);AND([.B678]&gt;[.$G$4];[.B6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8]+1" office:value-type="float" office:value="677" calcext:value-type="float">
            <text:p>677</text:p>
          </table:table-cell>
          <table:table-cell table:formula="of:=[.$E$1]/([.$E$2]-1)*([.A679]-512)" office:value-type="float" office:value="31502.0161290323" calcext:value-type="float">
            <text:p>31.50E+03</text:p>
          </table:table-cell>
          <table:table-cell table:formula="of:=IF(OR(AND([.B679]&gt;[.$G$2];[.B679]&lt;[.$G$3]);AND([.B679]&gt;[.$G$4];[.B6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79]+1" office:value-type="float" office:value="678" calcext:value-type="float">
            <text:p>678</text:p>
          </table:table-cell>
          <table:table-cell table:formula="of:=[.$E$1]/([.$E$2]-1)*([.A680]-512)" office:value-type="float" office:value="31692.9374389052" calcext:value-type="float">
            <text:p>31.69E+03</text:p>
          </table:table-cell>
          <table:table-cell table:formula="of:=IF(OR(AND([.B680]&gt;[.$G$2];[.B680]&lt;[.$G$3]);AND([.B680]&gt;[.$G$4];[.B6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0]+1" office:value-type="float" office:value="679" calcext:value-type="float">
            <text:p>679</text:p>
          </table:table-cell>
          <table:table-cell table:formula="of:=[.$E$1]/([.$E$2]-1)*([.A681]-512)" office:value-type="float" office:value="31883.8587487781" calcext:value-type="float">
            <text:p>31.88E+03</text:p>
          </table:table-cell>
          <table:table-cell table:formula="of:=IF(OR(AND([.B681]&gt;[.$G$2];[.B681]&lt;[.$G$3]);AND([.B681]&gt;[.$G$4];[.B6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1]+1" office:value-type="float" office:value="680" calcext:value-type="float">
            <text:p>680</text:p>
          </table:table-cell>
          <table:table-cell table:formula="of:=[.$E$1]/([.$E$2]-1)*([.A682]-512)" office:value-type="float" office:value="32074.780058651" calcext:value-type="float">
            <text:p>32.07E+03</text:p>
          </table:table-cell>
          <table:table-cell table:formula="of:=IF(OR(AND([.B682]&gt;[.$G$2];[.B682]&lt;[.$G$3]);AND([.B682]&gt;[.$G$4];[.B6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2]+1" office:value-type="float" office:value="681" calcext:value-type="float">
            <text:p>681</text:p>
          </table:table-cell>
          <table:table-cell table:formula="of:=[.$E$1]/([.$E$2]-1)*([.A683]-512)" office:value-type="float" office:value="32265.7013685239" calcext:value-type="float">
            <text:p>32.27E+03</text:p>
          </table:table-cell>
          <table:table-cell table:formula="of:=IF(OR(AND([.B683]&gt;[.$G$2];[.B683]&lt;[.$G$3]);AND([.B683]&gt;[.$G$4];[.B6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3]+1" office:value-type="float" office:value="682" calcext:value-type="float">
            <text:p>682</text:p>
          </table:table-cell>
          <table:table-cell table:formula="of:=[.$E$1]/([.$E$2]-1)*([.A684]-512)" office:value-type="float" office:value="32456.6226783969" calcext:value-type="float">
            <text:p>32.46E+03</text:p>
          </table:table-cell>
          <table:table-cell table:formula="of:=IF(OR(AND([.B684]&gt;[.$G$2];[.B684]&lt;[.$G$3]);AND([.B684]&gt;[.$G$4];[.B6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4]+1" office:value-type="float" office:value="683" calcext:value-type="float">
            <text:p>683</text:p>
          </table:table-cell>
          <table:table-cell table:formula="of:=[.$E$1]/([.$E$2]-1)*([.A685]-512)" office:value-type="float" office:value="32647.5439882698" calcext:value-type="float">
            <text:p>32.65E+03</text:p>
          </table:table-cell>
          <table:table-cell table:formula="of:=IF(OR(AND([.B685]&gt;[.$G$2];[.B685]&lt;[.$G$3]);AND([.B685]&gt;[.$G$4];[.B6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5]+1" office:value-type="float" office:value="684" calcext:value-type="float">
            <text:p>684</text:p>
          </table:table-cell>
          <table:table-cell table:formula="of:=[.$E$1]/([.$E$2]-1)*([.A686]-512)" office:value-type="float" office:value="32838.4652981427" calcext:value-type="float">
            <text:p>32.84E+03</text:p>
          </table:table-cell>
          <table:table-cell table:formula="of:=IF(OR(AND([.B686]&gt;[.$G$2];[.B686]&lt;[.$G$3]);AND([.B686]&gt;[.$G$4];[.B6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6]+1" office:value-type="float" office:value="685" calcext:value-type="float">
            <text:p>685</text:p>
          </table:table-cell>
          <table:table-cell table:formula="of:=[.$E$1]/([.$E$2]-1)*([.A687]-512)" office:value-type="float" office:value="33029.3866080156" calcext:value-type="float">
            <text:p>33.03E+03</text:p>
          </table:table-cell>
          <table:table-cell table:formula="of:=IF(OR(AND([.B687]&gt;[.$G$2];[.B687]&lt;[.$G$3]);AND([.B687]&gt;[.$G$4];[.B6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7]+1" office:value-type="float" office:value="686" calcext:value-type="float">
            <text:p>686</text:p>
          </table:table-cell>
          <table:table-cell table:formula="of:=[.$E$1]/([.$E$2]-1)*([.A688]-512)" office:value-type="float" office:value="33220.3079178886" calcext:value-type="float">
            <text:p>33.22E+03</text:p>
          </table:table-cell>
          <table:table-cell table:formula="of:=IF(OR(AND([.B688]&gt;[.$G$2];[.B688]&lt;[.$G$3]);AND([.B688]&gt;[.$G$4];[.B6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8]+1" office:value-type="float" office:value="687" calcext:value-type="float">
            <text:p>687</text:p>
          </table:table-cell>
          <table:table-cell table:formula="of:=[.$E$1]/([.$E$2]-1)*([.A689]-512)" office:value-type="float" office:value="33411.2292277615" calcext:value-type="float">
            <text:p>33.41E+03</text:p>
          </table:table-cell>
          <table:table-cell table:formula="of:=IF(OR(AND([.B689]&gt;[.$G$2];[.B689]&lt;[.$G$3]);AND([.B689]&gt;[.$G$4];[.B6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89]+1" office:value-type="float" office:value="688" calcext:value-type="float">
            <text:p>688</text:p>
          </table:table-cell>
          <table:table-cell table:formula="of:=[.$E$1]/([.$E$2]-1)*([.A690]-512)" office:value-type="float" office:value="33602.1505376344" calcext:value-type="float">
            <text:p>33.60E+03</text:p>
          </table:table-cell>
          <table:table-cell table:formula="of:=IF(OR(AND([.B690]&gt;[.$G$2];[.B690]&lt;[.$G$3]);AND([.B690]&gt;[.$G$4];[.B6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0]+1" office:value-type="float" office:value="689" calcext:value-type="float">
            <text:p>689</text:p>
          </table:table-cell>
          <table:table-cell table:formula="of:=[.$E$1]/([.$E$2]-1)*([.A691]-512)" office:value-type="float" office:value="33793.0718475073" calcext:value-type="float">
            <text:p>33.79E+03</text:p>
          </table:table-cell>
          <table:table-cell table:formula="of:=IF(OR(AND([.B691]&gt;[.$G$2];[.B691]&lt;[.$G$3]);AND([.B691]&gt;[.$G$4];[.B6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1]+1" office:value-type="float" office:value="690" calcext:value-type="float">
            <text:p>690</text:p>
          </table:table-cell>
          <table:table-cell table:formula="of:=[.$E$1]/([.$E$2]-1)*([.A692]-512)" office:value-type="float" office:value="33983.9931573803" calcext:value-type="float">
            <text:p>33.98E+03</text:p>
          </table:table-cell>
          <table:table-cell table:formula="of:=IF(OR(AND([.B692]&gt;[.$G$2];[.B692]&lt;[.$G$3]);AND([.B692]&gt;[.$G$4];[.B6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2]+1" office:value-type="float" office:value="691" calcext:value-type="float">
            <text:p>691</text:p>
          </table:table-cell>
          <table:table-cell table:formula="of:=[.$E$1]/([.$E$2]-1)*([.A693]-512)" office:value-type="float" office:value="34174.9144672532" calcext:value-type="float">
            <text:p>34.17E+03</text:p>
          </table:table-cell>
          <table:table-cell table:formula="of:=IF(OR(AND([.B693]&gt;[.$G$2];[.B693]&lt;[.$G$3]);AND([.B693]&gt;[.$G$4];[.B6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3]+1" office:value-type="float" office:value="692" calcext:value-type="float">
            <text:p>692</text:p>
          </table:table-cell>
          <table:table-cell table:formula="of:=[.$E$1]/([.$E$2]-1)*([.A694]-512)" office:value-type="float" office:value="34365.8357771261" calcext:value-type="float">
            <text:p>34.37E+03</text:p>
          </table:table-cell>
          <table:table-cell table:formula="of:=IF(OR(AND([.B694]&gt;[.$G$2];[.B694]&lt;[.$G$3]);AND([.B694]&gt;[.$G$4];[.B6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4]+1" office:value-type="float" office:value="693" calcext:value-type="float">
            <text:p>693</text:p>
          </table:table-cell>
          <table:table-cell table:formula="of:=[.$E$1]/([.$E$2]-1)*([.A695]-512)" office:value-type="float" office:value="34556.757086999" calcext:value-type="float">
            <text:p>34.56E+03</text:p>
          </table:table-cell>
          <table:table-cell table:formula="of:=IF(OR(AND([.B695]&gt;[.$G$2];[.B695]&lt;[.$G$3]);AND([.B695]&gt;[.$G$4];[.B6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5]+1" office:value-type="float" office:value="694" calcext:value-type="float">
            <text:p>694</text:p>
          </table:table-cell>
          <table:table-cell table:formula="of:=[.$E$1]/([.$E$2]-1)*([.A696]-512)" office:value-type="float" office:value="34747.6783968719" calcext:value-type="float">
            <text:p>34.75E+03</text:p>
          </table:table-cell>
          <table:table-cell table:formula="of:=IF(OR(AND([.B696]&gt;[.$G$2];[.B696]&lt;[.$G$3]);AND([.B696]&gt;[.$G$4];[.B6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6]+1" office:value-type="float" office:value="695" calcext:value-type="float">
            <text:p>695</text:p>
          </table:table-cell>
          <table:table-cell table:formula="of:=[.$E$1]/([.$E$2]-1)*([.A697]-512)" office:value-type="float" office:value="34938.5997067449" calcext:value-type="float">
            <text:p>34.94E+03</text:p>
          </table:table-cell>
          <table:table-cell table:formula="of:=IF(OR(AND([.B697]&gt;[.$G$2];[.B697]&lt;[.$G$3]);AND([.B697]&gt;[.$G$4];[.B6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7]+1" office:value-type="float" office:value="696" calcext:value-type="float">
            <text:p>696</text:p>
          </table:table-cell>
          <table:table-cell table:formula="of:=[.$E$1]/([.$E$2]-1)*([.A698]-512)" office:value-type="float" office:value="35129.5210166178" calcext:value-type="float">
            <text:p>35.13E+03</text:p>
          </table:table-cell>
          <table:table-cell table:formula="of:=IF(OR(AND([.B698]&gt;[.$G$2];[.B698]&lt;[.$G$3]);AND([.B698]&gt;[.$G$4];[.B6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8]+1" office:value-type="float" office:value="697" calcext:value-type="float">
            <text:p>697</text:p>
          </table:table-cell>
          <table:table-cell table:formula="of:=[.$E$1]/([.$E$2]-1)*([.A699]-512)" office:value-type="float" office:value="35320.4423264907" calcext:value-type="float">
            <text:p>35.32E+03</text:p>
          </table:table-cell>
          <table:table-cell table:formula="of:=IF(OR(AND([.B699]&gt;[.$G$2];[.B699]&lt;[.$G$3]);AND([.B699]&gt;[.$G$4];[.B6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699]+1" office:value-type="float" office:value="698" calcext:value-type="float">
            <text:p>698</text:p>
          </table:table-cell>
          <table:table-cell table:formula="of:=[.$E$1]/([.$E$2]-1)*([.A700]-512)" office:value-type="float" office:value="35511.3636363636" calcext:value-type="float">
            <text:p>35.51E+03</text:p>
          </table:table-cell>
          <table:table-cell table:formula="of:=IF(OR(AND([.B700]&gt;[.$G$2];[.B700]&lt;[.$G$3]);AND([.B700]&gt;[.$G$4];[.B7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0]+1" office:value-type="float" office:value="699" calcext:value-type="float">
            <text:p>699</text:p>
          </table:table-cell>
          <table:table-cell table:formula="of:=[.$E$1]/([.$E$2]-1)*([.A701]-512)" office:value-type="float" office:value="35702.2849462366" calcext:value-type="float">
            <text:p>35.70E+03</text:p>
          </table:table-cell>
          <table:table-cell table:formula="of:=IF(OR(AND([.B701]&gt;[.$G$2];[.B701]&lt;[.$G$3]);AND([.B701]&gt;[.$G$4];[.B7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1]+1" office:value-type="float" office:value="700" calcext:value-type="float">
            <text:p>700</text:p>
          </table:table-cell>
          <table:table-cell table:formula="of:=[.$E$1]/([.$E$2]-1)*([.A702]-512)" office:value-type="float" office:value="35893.2062561095" calcext:value-type="float">
            <text:p>35.89E+03</text:p>
          </table:table-cell>
          <table:table-cell table:formula="of:=IF(OR(AND([.B702]&gt;[.$G$2];[.B702]&lt;[.$G$3]);AND([.B702]&gt;[.$G$4];[.B7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2]+1" office:value-type="float" office:value="701" calcext:value-type="float">
            <text:p>701</text:p>
          </table:table-cell>
          <table:table-cell table:formula="of:=[.$E$1]/([.$E$2]-1)*([.A703]-512)" office:value-type="float" office:value="36084.1275659824" calcext:value-type="float">
            <text:p>36.08E+03</text:p>
          </table:table-cell>
          <table:table-cell table:formula="of:=IF(OR(AND([.B703]&gt;[.$G$2];[.B703]&lt;[.$G$3]);AND([.B703]&gt;[.$G$4];[.B7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3]+1" office:value-type="float" office:value="702" calcext:value-type="float">
            <text:p>702</text:p>
          </table:table-cell>
          <table:table-cell table:formula="of:=[.$E$1]/([.$E$2]-1)*([.A704]-512)" office:value-type="float" office:value="36275.0488758553" calcext:value-type="float">
            <text:p>36.28E+03</text:p>
          </table:table-cell>
          <table:table-cell table:formula="of:=IF(OR(AND([.B704]&gt;[.$G$2];[.B704]&lt;[.$G$3]);AND([.B704]&gt;[.$G$4];[.B7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4]+1" office:value-type="float" office:value="703" calcext:value-type="float">
            <text:p>703</text:p>
          </table:table-cell>
          <table:table-cell table:formula="of:=[.$E$1]/([.$E$2]-1)*([.A705]-512)" office:value-type="float" office:value="36465.9701857282" calcext:value-type="float">
            <text:p>36.47E+03</text:p>
          </table:table-cell>
          <table:table-cell table:formula="of:=IF(OR(AND([.B705]&gt;[.$G$2];[.B705]&lt;[.$G$3]);AND([.B705]&gt;[.$G$4];[.B7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5]+1" office:value-type="float" office:value="704" calcext:value-type="float">
            <text:p>704</text:p>
          </table:table-cell>
          <table:table-cell table:formula="of:=[.$E$1]/([.$E$2]-1)*([.A706]-512)" office:value-type="float" office:value="36656.8914956012" calcext:value-type="float">
            <text:p>36.66E+03</text:p>
          </table:table-cell>
          <table:table-cell table:formula="of:=IF(OR(AND([.B706]&gt;[.$G$2];[.B706]&lt;[.$G$3]);AND([.B706]&gt;[.$G$4];[.B7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6]+1" office:value-type="float" office:value="705" calcext:value-type="float">
            <text:p>705</text:p>
          </table:table-cell>
          <table:table-cell table:formula="of:=[.$E$1]/([.$E$2]-1)*([.A707]-512)" office:value-type="float" office:value="36847.8128054741" calcext:value-type="float">
            <text:p>36.85E+03</text:p>
          </table:table-cell>
          <table:table-cell table:formula="of:=IF(OR(AND([.B707]&gt;[.$G$2];[.B707]&lt;[.$G$3]);AND([.B707]&gt;[.$G$4];[.B7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7]+1" office:value-type="float" office:value="706" calcext:value-type="float">
            <text:p>706</text:p>
          </table:table-cell>
          <table:table-cell table:formula="of:=[.$E$1]/([.$E$2]-1)*([.A708]-512)" office:value-type="float" office:value="37038.734115347" calcext:value-type="float">
            <text:p>37.04E+03</text:p>
          </table:table-cell>
          <table:table-cell table:formula="of:=IF(OR(AND([.B708]&gt;[.$G$2];[.B708]&lt;[.$G$3]);AND([.B708]&gt;[.$G$4];[.B7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8]+1" office:value-type="float" office:value="707" calcext:value-type="float">
            <text:p>707</text:p>
          </table:table-cell>
          <table:table-cell table:formula="of:=[.$E$1]/([.$E$2]-1)*([.A709]-512)" office:value-type="float" office:value="37229.6554252199" calcext:value-type="float">
            <text:p>37.23E+03</text:p>
          </table:table-cell>
          <table:table-cell table:formula="of:=IF(OR(AND([.B709]&gt;[.$G$2];[.B709]&lt;[.$G$3]);AND([.B709]&gt;[.$G$4];[.B7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09]+1" office:value-type="float" office:value="708" calcext:value-type="float">
            <text:p>708</text:p>
          </table:table-cell>
          <table:table-cell table:formula="of:=[.$E$1]/([.$E$2]-1)*([.A710]-512)" office:value-type="float" office:value="37420.5767350929" calcext:value-type="float">
            <text:p>37.42E+03</text:p>
          </table:table-cell>
          <table:table-cell table:formula="of:=IF(OR(AND([.B710]&gt;[.$G$2];[.B710]&lt;[.$G$3]);AND([.B710]&gt;[.$G$4];[.B7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0]+1" office:value-type="float" office:value="709" calcext:value-type="float">
            <text:p>709</text:p>
          </table:table-cell>
          <table:table-cell table:formula="of:=[.$E$1]/([.$E$2]-1)*([.A711]-512)" office:value-type="float" office:value="37611.4980449658" calcext:value-type="float">
            <text:p>37.61E+03</text:p>
          </table:table-cell>
          <table:table-cell table:formula="of:=IF(OR(AND([.B711]&gt;[.$G$2];[.B711]&lt;[.$G$3]);AND([.B711]&gt;[.$G$4];[.B7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1]+1" office:value-type="float" office:value="710" calcext:value-type="float">
            <text:p>710</text:p>
          </table:table-cell>
          <table:table-cell table:formula="of:=[.$E$1]/([.$E$2]-1)*([.A712]-512)" office:value-type="float" office:value="37802.4193548387" calcext:value-type="float">
            <text:p>37.80E+03</text:p>
          </table:table-cell>
          <table:table-cell table:formula="of:=IF(OR(AND([.B712]&gt;[.$G$2];[.B712]&lt;[.$G$3]);AND([.B712]&gt;[.$G$4];[.B7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2]+1" office:value-type="float" office:value="711" calcext:value-type="float">
            <text:p>711</text:p>
          </table:table-cell>
          <table:table-cell table:formula="of:=[.$E$1]/([.$E$2]-1)*([.A713]-512)" office:value-type="float" office:value="37993.3406647116" calcext:value-type="float">
            <text:p>37.99E+03</text:p>
          </table:table-cell>
          <table:table-cell table:formula="of:=IF(OR(AND([.B713]&gt;[.$G$2];[.B713]&lt;[.$G$3]);AND([.B713]&gt;[.$G$4];[.B7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3]+1" office:value-type="float" office:value="712" calcext:value-type="float">
            <text:p>712</text:p>
          </table:table-cell>
          <table:table-cell table:formula="of:=[.$E$1]/([.$E$2]-1)*([.A714]-512)" office:value-type="float" office:value="38184.2619745845" calcext:value-type="float">
            <text:p>38.18E+03</text:p>
          </table:table-cell>
          <table:table-cell table:formula="of:=IF(OR(AND([.B714]&gt;[.$G$2];[.B714]&lt;[.$G$3]);AND([.B714]&gt;[.$G$4];[.B7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4]+1" office:value-type="float" office:value="713" calcext:value-type="float">
            <text:p>713</text:p>
          </table:table-cell>
          <table:table-cell table:formula="of:=[.$E$1]/([.$E$2]-1)*([.A715]-512)" office:value-type="float" office:value="38375.1832844575" calcext:value-type="float">
            <text:p>38.38E+03</text:p>
          </table:table-cell>
          <table:table-cell table:formula="of:=IF(OR(AND([.B715]&gt;[.$G$2];[.B715]&lt;[.$G$3]);AND([.B715]&gt;[.$G$4];[.B7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5]+1" office:value-type="float" office:value="714" calcext:value-type="float">
            <text:p>714</text:p>
          </table:table-cell>
          <table:table-cell table:formula="of:=[.$E$1]/([.$E$2]-1)*([.A716]-512)" office:value-type="float" office:value="38566.1045943304" calcext:value-type="float">
            <text:p>38.57E+03</text:p>
          </table:table-cell>
          <table:table-cell table:formula="of:=IF(OR(AND([.B716]&gt;[.$G$2];[.B716]&lt;[.$G$3]);AND([.B716]&gt;[.$G$4];[.B7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6]+1" office:value-type="float" office:value="715" calcext:value-type="float">
            <text:p>715</text:p>
          </table:table-cell>
          <table:table-cell table:formula="of:=[.$E$1]/([.$E$2]-1)*([.A717]-512)" office:value-type="float" office:value="38757.0259042033" calcext:value-type="float">
            <text:p>38.76E+03</text:p>
          </table:table-cell>
          <table:table-cell table:formula="of:=IF(OR(AND([.B717]&gt;[.$G$2];[.B717]&lt;[.$G$3]);AND([.B717]&gt;[.$G$4];[.B7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7]+1" office:value-type="float" office:value="716" calcext:value-type="float">
            <text:p>716</text:p>
          </table:table-cell>
          <table:table-cell table:formula="of:=[.$E$1]/([.$E$2]-1)*([.A718]-512)" office:value-type="float" office:value="38947.9472140762" calcext:value-type="float">
            <text:p>38.95E+03</text:p>
          </table:table-cell>
          <table:table-cell table:formula="of:=IF(OR(AND([.B718]&gt;[.$G$2];[.B718]&lt;[.$G$3]);AND([.B718]&gt;[.$G$4];[.B7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8]+1" office:value-type="float" office:value="717" calcext:value-type="float">
            <text:p>717</text:p>
          </table:table-cell>
          <table:table-cell table:formula="of:=[.$E$1]/([.$E$2]-1)*([.A719]-512)" office:value-type="float" office:value="39138.8685239492" calcext:value-type="float">
            <text:p>39.14E+03</text:p>
          </table:table-cell>
          <table:table-cell table:formula="of:=IF(OR(AND([.B719]&gt;[.$G$2];[.B719]&lt;[.$G$3]);AND([.B719]&gt;[.$G$4];[.B7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19]+1" office:value-type="float" office:value="718" calcext:value-type="float">
            <text:p>718</text:p>
          </table:table-cell>
          <table:table-cell table:formula="of:=[.$E$1]/([.$E$2]-1)*([.A720]-512)" office:value-type="float" office:value="39329.7898338221" calcext:value-type="float">
            <text:p>39.33E+03</text:p>
          </table:table-cell>
          <table:table-cell table:formula="of:=IF(OR(AND([.B720]&gt;[.$G$2];[.B720]&lt;[.$G$3]);AND([.B720]&gt;[.$G$4];[.B7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0]+1" office:value-type="float" office:value="719" calcext:value-type="float">
            <text:p>719</text:p>
          </table:table-cell>
          <table:table-cell table:formula="of:=[.$E$1]/([.$E$2]-1)*([.A721]-512)" office:value-type="float" office:value="39520.711143695" calcext:value-type="float">
            <text:p>39.52E+03</text:p>
          </table:table-cell>
          <table:table-cell table:formula="of:=IF(OR(AND([.B721]&gt;[.$G$2];[.B721]&lt;[.$G$3]);AND([.B721]&gt;[.$G$4];[.B7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1]+1" office:value-type="float" office:value="720" calcext:value-type="float">
            <text:p>720</text:p>
          </table:table-cell>
          <table:table-cell table:formula="of:=[.$E$1]/([.$E$2]-1)*([.A722]-512)" office:value-type="float" office:value="39711.6324535679" calcext:value-type="float">
            <text:p>39.71E+03</text:p>
          </table:table-cell>
          <table:table-cell table:formula="of:=IF(OR(AND([.B722]&gt;[.$G$2];[.B722]&lt;[.$G$3]);AND([.B722]&gt;[.$G$4];[.B7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2]+1" office:value-type="float" office:value="721" calcext:value-type="float">
            <text:p>721</text:p>
          </table:table-cell>
          <table:table-cell table:formula="of:=[.$E$1]/([.$E$2]-1)*([.A723]-512)" office:value-type="float" office:value="39902.5537634409" calcext:value-type="float">
            <text:p>39.90E+03</text:p>
          </table:table-cell>
          <table:table-cell table:formula="of:=IF(OR(AND([.B723]&gt;[.$G$2];[.B723]&lt;[.$G$3]);AND([.B723]&gt;[.$G$4];[.B7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3]+1" office:value-type="float" office:value="722" calcext:value-type="float">
            <text:p>722</text:p>
          </table:table-cell>
          <table:table-cell table:formula="of:=[.$E$1]/([.$E$2]-1)*([.A724]-512)" office:value-type="float" office:value="40093.4750733138" calcext:value-type="float">
            <text:p>40.09E+03</text:p>
          </table:table-cell>
          <table:table-cell table:formula="of:=IF(OR(AND([.B724]&gt;[.$G$2];[.B724]&lt;[.$G$3]);AND([.B724]&gt;[.$G$4];[.B7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4]+1" office:value-type="float" office:value="723" calcext:value-type="float">
            <text:p>723</text:p>
          </table:table-cell>
          <table:table-cell table:formula="of:=[.$E$1]/([.$E$2]-1)*([.A725]-512)" office:value-type="float" office:value="40284.3963831867" calcext:value-type="float">
            <text:p>40.28E+03</text:p>
          </table:table-cell>
          <table:table-cell table:formula="of:=IF(OR(AND([.B725]&gt;[.$G$2];[.B725]&lt;[.$G$3]);AND([.B725]&gt;[.$G$4];[.B7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5]+1" office:value-type="float" office:value="724" calcext:value-type="float">
            <text:p>724</text:p>
          </table:table-cell>
          <table:table-cell table:formula="of:=[.$E$1]/([.$E$2]-1)*([.A726]-512)" office:value-type="float" office:value="40475.3176930596" calcext:value-type="float">
            <text:p>40.48E+03</text:p>
          </table:table-cell>
          <table:table-cell table:formula="of:=IF(OR(AND([.B726]&gt;[.$G$2];[.B726]&lt;[.$G$3]);AND([.B726]&gt;[.$G$4];[.B7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6]+1" office:value-type="float" office:value="725" calcext:value-type="float">
            <text:p>725</text:p>
          </table:table-cell>
          <table:table-cell table:formula="of:=[.$E$1]/([.$E$2]-1)*([.A727]-512)" office:value-type="float" office:value="40666.2390029326" calcext:value-type="float">
            <text:p>40.67E+03</text:p>
          </table:table-cell>
          <table:table-cell table:formula="of:=IF(OR(AND([.B727]&gt;[.$G$2];[.B727]&lt;[.$G$3]);AND([.B727]&gt;[.$G$4];[.B7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7]+1" office:value-type="float" office:value="726" calcext:value-type="float">
            <text:p>726</text:p>
          </table:table-cell>
          <table:table-cell table:formula="of:=[.$E$1]/([.$E$2]-1)*([.A728]-512)" office:value-type="float" office:value="40857.1603128055" calcext:value-type="float">
            <text:p>40.86E+03</text:p>
          </table:table-cell>
          <table:table-cell table:formula="of:=IF(OR(AND([.B728]&gt;[.$G$2];[.B728]&lt;[.$G$3]);AND([.B728]&gt;[.$G$4];[.B7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8]+1" office:value-type="float" office:value="727" calcext:value-type="float">
            <text:p>727</text:p>
          </table:table-cell>
          <table:table-cell table:formula="of:=[.$E$1]/([.$E$2]-1)*([.A729]-512)" office:value-type="float" office:value="41048.0816226784" calcext:value-type="float">
            <text:p>41.05E+03</text:p>
          </table:table-cell>
          <table:table-cell table:formula="of:=IF(OR(AND([.B729]&gt;[.$G$2];[.B729]&lt;[.$G$3]);AND([.B729]&gt;[.$G$4];[.B7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29]+1" office:value-type="float" office:value="728" calcext:value-type="float">
            <text:p>728</text:p>
          </table:table-cell>
          <table:table-cell table:formula="of:=[.$E$1]/([.$E$2]-1)*([.A730]-512)" office:value-type="float" office:value="41239.0029325513" calcext:value-type="float">
            <text:p>41.24E+03</text:p>
          </table:table-cell>
          <table:table-cell table:formula="of:=IF(OR(AND([.B730]&gt;[.$G$2];[.B730]&lt;[.$G$3]);AND([.B730]&gt;[.$G$4];[.B7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0]+1" office:value-type="float" office:value="729" calcext:value-type="float">
            <text:p>729</text:p>
          </table:table-cell>
          <table:table-cell table:formula="of:=[.$E$1]/([.$E$2]-1)*([.A731]-512)" office:value-type="float" office:value="41429.9242424242" calcext:value-type="float">
            <text:p>41.43E+03</text:p>
          </table:table-cell>
          <table:table-cell table:formula="of:=IF(OR(AND([.B731]&gt;[.$G$2];[.B731]&lt;[.$G$3]);AND([.B731]&gt;[.$G$4];[.B7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1]+1" office:value-type="float" office:value="730" calcext:value-type="float">
            <text:p>730</text:p>
          </table:table-cell>
          <table:table-cell table:formula="of:=[.$E$1]/([.$E$2]-1)*([.A732]-512)" office:value-type="float" office:value="41620.8455522972" calcext:value-type="float">
            <text:p>41.62E+03</text:p>
          </table:table-cell>
          <table:table-cell table:formula="of:=IF(OR(AND([.B732]&gt;[.$G$2];[.B732]&lt;[.$G$3]);AND([.B732]&gt;[.$G$4];[.B7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2]+1" office:value-type="float" office:value="731" calcext:value-type="float">
            <text:p>731</text:p>
          </table:table-cell>
          <table:table-cell table:formula="of:=[.$E$1]/([.$E$2]-1)*([.A733]-512)" office:value-type="float" office:value="41811.7668621701" calcext:value-type="float">
            <text:p>41.81E+03</text:p>
          </table:table-cell>
          <table:table-cell table:formula="of:=IF(OR(AND([.B733]&gt;[.$G$2];[.B733]&lt;[.$G$3]);AND([.B733]&gt;[.$G$4];[.B7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3]+1" office:value-type="float" office:value="732" calcext:value-type="float">
            <text:p>732</text:p>
          </table:table-cell>
          <table:table-cell table:formula="of:=[.$E$1]/([.$E$2]-1)*([.A734]-512)" office:value-type="float" office:value="42002.688172043" calcext:value-type="float">
            <text:p>42.00E+03</text:p>
          </table:table-cell>
          <table:table-cell table:formula="of:=IF(OR(AND([.B734]&gt;[.$G$2];[.B734]&lt;[.$G$3]);AND([.B734]&gt;[.$G$4];[.B7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4]+1" office:value-type="float" office:value="733" calcext:value-type="float">
            <text:p>733</text:p>
          </table:table-cell>
          <table:table-cell table:formula="of:=[.$E$1]/([.$E$2]-1)*([.A735]-512)" office:value-type="float" office:value="42193.6094819159" calcext:value-type="float">
            <text:p>42.19E+03</text:p>
          </table:table-cell>
          <table:table-cell table:formula="of:=IF(OR(AND([.B735]&gt;[.$G$2];[.B735]&lt;[.$G$3]);AND([.B735]&gt;[.$G$4];[.B7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5]+1" office:value-type="float" office:value="734" calcext:value-type="float">
            <text:p>734</text:p>
          </table:table-cell>
          <table:table-cell table:formula="of:=[.$E$1]/([.$E$2]-1)*([.A736]-512)" office:value-type="float" office:value="42384.5307917889" calcext:value-type="float">
            <text:p>42.38E+03</text:p>
          </table:table-cell>
          <table:table-cell table:formula="of:=IF(OR(AND([.B736]&gt;[.$G$2];[.B736]&lt;[.$G$3]);AND([.B736]&gt;[.$G$4];[.B7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6]+1" office:value-type="float" office:value="735" calcext:value-type="float">
            <text:p>735</text:p>
          </table:table-cell>
          <table:table-cell table:formula="of:=[.$E$1]/([.$E$2]-1)*([.A737]-512)" office:value-type="float" office:value="42575.4521016618" calcext:value-type="float">
            <text:p>42.58E+03</text:p>
          </table:table-cell>
          <table:table-cell table:formula="of:=IF(OR(AND([.B737]&gt;[.$G$2];[.B737]&lt;[.$G$3]);AND([.B737]&gt;[.$G$4];[.B7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7]+1" office:value-type="float" office:value="736" calcext:value-type="float">
            <text:p>736</text:p>
          </table:table-cell>
          <table:table-cell table:formula="of:=[.$E$1]/([.$E$2]-1)*([.A738]-512)" office:value-type="float" office:value="42766.3734115347" calcext:value-type="float">
            <text:p>42.77E+03</text:p>
          </table:table-cell>
          <table:table-cell table:formula="of:=IF(OR(AND([.B738]&gt;[.$G$2];[.B738]&lt;[.$G$3]);AND([.B738]&gt;[.$G$4];[.B7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8]+1" office:value-type="float" office:value="737" calcext:value-type="float">
            <text:p>737</text:p>
          </table:table-cell>
          <table:table-cell table:formula="of:=[.$E$1]/([.$E$2]-1)*([.A739]-512)" office:value-type="float" office:value="42957.2947214076" calcext:value-type="float">
            <text:p>42.96E+03</text:p>
          </table:table-cell>
          <table:table-cell table:formula="of:=IF(OR(AND([.B739]&gt;[.$G$2];[.B739]&lt;[.$G$3]);AND([.B739]&gt;[.$G$4];[.B7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39]+1" office:value-type="float" office:value="738" calcext:value-type="float">
            <text:p>738</text:p>
          </table:table-cell>
          <table:table-cell table:formula="of:=[.$E$1]/([.$E$2]-1)*([.A740]-512)" office:value-type="float" office:value="43148.2160312805" calcext:value-type="float">
            <text:p>43.15E+03</text:p>
          </table:table-cell>
          <table:table-cell table:formula="of:=IF(OR(AND([.B740]&gt;[.$G$2];[.B740]&lt;[.$G$3]);AND([.B740]&gt;[.$G$4];[.B7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0]+1" office:value-type="float" office:value="739" calcext:value-type="float">
            <text:p>739</text:p>
          </table:table-cell>
          <table:table-cell table:formula="of:=[.$E$1]/([.$E$2]-1)*([.A741]-512)" office:value-type="float" office:value="43339.1373411535" calcext:value-type="float">
            <text:p>43.34E+03</text:p>
          </table:table-cell>
          <table:table-cell table:formula="of:=IF(OR(AND([.B741]&gt;[.$G$2];[.B741]&lt;[.$G$3]);AND([.B741]&gt;[.$G$4];[.B7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1]+1" office:value-type="float" office:value="740" calcext:value-type="float">
            <text:p>740</text:p>
          </table:table-cell>
          <table:table-cell table:formula="of:=[.$E$1]/([.$E$2]-1)*([.A742]-512)" office:value-type="float" office:value="43530.0586510264" calcext:value-type="float">
            <text:p>43.53E+03</text:p>
          </table:table-cell>
          <table:table-cell table:formula="of:=IF(OR(AND([.B742]&gt;[.$G$2];[.B742]&lt;[.$G$3]);AND([.B742]&gt;[.$G$4];[.B7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2]+1" office:value-type="float" office:value="741" calcext:value-type="float">
            <text:p>741</text:p>
          </table:table-cell>
          <table:table-cell table:formula="of:=[.$E$1]/([.$E$2]-1)*([.A743]-512)" office:value-type="float" office:value="43720.9799608993" calcext:value-type="float">
            <text:p>43.72E+03</text:p>
          </table:table-cell>
          <table:table-cell table:formula="of:=IF(OR(AND([.B743]&gt;[.$G$2];[.B743]&lt;[.$G$3]);AND([.B743]&gt;[.$G$4];[.B7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3]+1" office:value-type="float" office:value="742" calcext:value-type="float">
            <text:p>742</text:p>
          </table:table-cell>
          <table:table-cell table:formula="of:=[.$E$1]/([.$E$2]-1)*([.A744]-512)" office:value-type="float" office:value="43911.9012707722" calcext:value-type="float">
            <text:p>43.91E+03</text:p>
          </table:table-cell>
          <table:table-cell table:formula="of:=IF(OR(AND([.B744]&gt;[.$G$2];[.B744]&lt;[.$G$3]);AND([.B744]&gt;[.$G$4];[.B7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4]+1" office:value-type="float" office:value="743" calcext:value-type="float">
            <text:p>743</text:p>
          </table:table-cell>
          <table:table-cell table:formula="of:=[.$E$1]/([.$E$2]-1)*([.A745]-512)" office:value-type="float" office:value="44102.8225806452" calcext:value-type="float">
            <text:p>44.10E+03</text:p>
          </table:table-cell>
          <table:table-cell table:formula="of:=IF(OR(AND([.B745]&gt;[.$G$2];[.B745]&lt;[.$G$3]);AND([.B745]&gt;[.$G$4];[.B7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5]+1" office:value-type="float" office:value="744" calcext:value-type="float">
            <text:p>744</text:p>
          </table:table-cell>
          <table:table-cell table:formula="of:=[.$E$1]/([.$E$2]-1)*([.A746]-512)" office:value-type="float" office:value="44293.7438905181" calcext:value-type="float">
            <text:p>44.29E+03</text:p>
          </table:table-cell>
          <table:table-cell table:formula="of:=IF(OR(AND([.B746]&gt;[.$G$2];[.B746]&lt;[.$G$3]);AND([.B746]&gt;[.$G$4];[.B7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6]+1" office:value-type="float" office:value="745" calcext:value-type="float">
            <text:p>745</text:p>
          </table:table-cell>
          <table:table-cell table:formula="of:=[.$E$1]/([.$E$2]-1)*([.A747]-512)" office:value-type="float" office:value="44484.665200391" calcext:value-type="float">
            <text:p>44.48E+03</text:p>
          </table:table-cell>
          <table:table-cell table:formula="of:=IF(OR(AND([.B747]&gt;[.$G$2];[.B747]&lt;[.$G$3]);AND([.B747]&gt;[.$G$4];[.B7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7]+1" office:value-type="float" office:value="746" calcext:value-type="float">
            <text:p>746</text:p>
          </table:table-cell>
          <table:table-cell table:formula="of:=[.$E$1]/([.$E$2]-1)*([.A748]-512)" office:value-type="float" office:value="44675.5865102639" calcext:value-type="float">
            <text:p>44.68E+03</text:p>
          </table:table-cell>
          <table:table-cell table:formula="of:=IF(OR(AND([.B748]&gt;[.$G$2];[.B748]&lt;[.$G$3]);AND([.B748]&gt;[.$G$4];[.B7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8]+1" office:value-type="float" office:value="747" calcext:value-type="float">
            <text:p>747</text:p>
          </table:table-cell>
          <table:table-cell table:formula="of:=[.$E$1]/([.$E$2]-1)*([.A749]-512)" office:value-type="float" office:value="44866.5078201369" calcext:value-type="float">
            <text:p>44.87E+03</text:p>
          </table:table-cell>
          <table:table-cell table:formula="of:=IF(OR(AND([.B749]&gt;[.$G$2];[.B749]&lt;[.$G$3]);AND([.B749]&gt;[.$G$4];[.B7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49]+1" office:value-type="float" office:value="748" calcext:value-type="float">
            <text:p>748</text:p>
          </table:table-cell>
          <table:table-cell table:formula="of:=[.$E$1]/([.$E$2]-1)*([.A750]-512)" office:value-type="float" office:value="45057.4291300098" calcext:value-type="float">
            <text:p>45.06E+03</text:p>
          </table:table-cell>
          <table:table-cell table:formula="of:=IF(OR(AND([.B750]&gt;[.$G$2];[.B750]&lt;[.$G$3]);AND([.B750]&gt;[.$G$4];[.B7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0]+1" office:value-type="float" office:value="749" calcext:value-type="float">
            <text:p>749</text:p>
          </table:table-cell>
          <table:table-cell table:formula="of:=[.$E$1]/([.$E$2]-1)*([.A751]-512)" office:value-type="float" office:value="45248.3504398827" calcext:value-type="float">
            <text:p>45.25E+03</text:p>
          </table:table-cell>
          <table:table-cell table:formula="of:=IF(OR(AND([.B751]&gt;[.$G$2];[.B751]&lt;[.$G$3]);AND([.B751]&gt;[.$G$4];[.B7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1]+1" office:value-type="float" office:value="750" calcext:value-type="float">
            <text:p>750</text:p>
          </table:table-cell>
          <table:table-cell table:formula="of:=[.$E$1]/([.$E$2]-1)*([.A752]-512)" office:value-type="float" office:value="45439.2717497556" calcext:value-type="float">
            <text:p>45.44E+03</text:p>
          </table:table-cell>
          <table:table-cell table:formula="of:=IF(OR(AND([.B752]&gt;[.$G$2];[.B752]&lt;[.$G$3]);AND([.B752]&gt;[.$G$4];[.B7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2]+1" office:value-type="float" office:value="751" calcext:value-type="float">
            <text:p>751</text:p>
          </table:table-cell>
          <table:table-cell table:formula="of:=[.$E$1]/([.$E$2]-1)*([.A753]-512)" office:value-type="float" office:value="45630.1930596285" calcext:value-type="float">
            <text:p>45.63E+03</text:p>
          </table:table-cell>
          <table:table-cell table:formula="of:=IF(OR(AND([.B753]&gt;[.$G$2];[.B753]&lt;[.$G$3]);AND([.B753]&gt;[.$G$4];[.B7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3]+1" office:value-type="float" office:value="752" calcext:value-type="float">
            <text:p>752</text:p>
          </table:table-cell>
          <table:table-cell table:formula="of:=[.$E$1]/([.$E$2]-1)*([.A754]-512)" office:value-type="float" office:value="45821.1143695015" calcext:value-type="float">
            <text:p>45.82E+03</text:p>
          </table:table-cell>
          <table:table-cell table:formula="of:=IF(OR(AND([.B754]&gt;[.$G$2];[.B754]&lt;[.$G$3]);AND([.B754]&gt;[.$G$4];[.B7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4]+1" office:value-type="float" office:value="753" calcext:value-type="float">
            <text:p>753</text:p>
          </table:table-cell>
          <table:table-cell table:formula="of:=[.$E$1]/([.$E$2]-1)*([.A755]-512)" office:value-type="float" office:value="46012.0356793744" calcext:value-type="float">
            <text:p>46.01E+03</text:p>
          </table:table-cell>
          <table:table-cell table:formula="of:=IF(OR(AND([.B755]&gt;[.$G$2];[.B755]&lt;[.$G$3]);AND([.B755]&gt;[.$G$4];[.B7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5]+1" office:value-type="float" office:value="754" calcext:value-type="float">
            <text:p>754</text:p>
          </table:table-cell>
          <table:table-cell table:formula="of:=[.$E$1]/([.$E$2]-1)*([.A756]-512)" office:value-type="float" office:value="46202.9569892473" calcext:value-type="float">
            <text:p>46.20E+03</text:p>
          </table:table-cell>
          <table:table-cell table:formula="of:=IF(OR(AND([.B756]&gt;[.$G$2];[.B756]&lt;[.$G$3]);AND([.B756]&gt;[.$G$4];[.B7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6]+1" office:value-type="float" office:value="755" calcext:value-type="float">
            <text:p>755</text:p>
          </table:table-cell>
          <table:table-cell table:formula="of:=[.$E$1]/([.$E$2]-1)*([.A757]-512)" office:value-type="float" office:value="46393.8782991202" calcext:value-type="float">
            <text:p>46.39E+03</text:p>
          </table:table-cell>
          <table:table-cell table:formula="of:=IF(OR(AND([.B757]&gt;[.$G$2];[.B757]&lt;[.$G$3]);AND([.B757]&gt;[.$G$4];[.B7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7]+1" office:value-type="float" office:value="756" calcext:value-type="float">
            <text:p>756</text:p>
          </table:table-cell>
          <table:table-cell table:formula="of:=[.$E$1]/([.$E$2]-1)*([.A758]-512)" office:value-type="float" office:value="46584.7996089932" calcext:value-type="float">
            <text:p>46.58E+03</text:p>
          </table:table-cell>
          <table:table-cell table:formula="of:=IF(OR(AND([.B758]&gt;[.$G$2];[.B758]&lt;[.$G$3]);AND([.B758]&gt;[.$G$4];[.B7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8]+1" office:value-type="float" office:value="757" calcext:value-type="float">
            <text:p>757</text:p>
          </table:table-cell>
          <table:table-cell table:formula="of:=[.$E$1]/([.$E$2]-1)*([.A759]-512)" office:value-type="float" office:value="46775.7209188661" calcext:value-type="float">
            <text:p>46.78E+03</text:p>
          </table:table-cell>
          <table:table-cell table:formula="of:=IF(OR(AND([.B759]&gt;[.$G$2];[.B759]&lt;[.$G$3]);AND([.B759]&gt;[.$G$4];[.B7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59]+1" office:value-type="float" office:value="758" calcext:value-type="float">
            <text:p>758</text:p>
          </table:table-cell>
          <table:table-cell table:formula="of:=[.$E$1]/([.$E$2]-1)*([.A760]-512)" office:value-type="float" office:value="46966.642228739" calcext:value-type="float">
            <text:p>46.97E+03</text:p>
          </table:table-cell>
          <table:table-cell table:formula="of:=IF(OR(AND([.B760]&gt;[.$G$2];[.B760]&lt;[.$G$3]);AND([.B760]&gt;[.$G$4];[.B7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0]+1" office:value-type="float" office:value="759" calcext:value-type="float">
            <text:p>759</text:p>
          </table:table-cell>
          <table:table-cell table:formula="of:=[.$E$1]/([.$E$2]-1)*([.A761]-512)" office:value-type="float" office:value="47157.5635386119" calcext:value-type="float">
            <text:p>47.16E+03</text:p>
          </table:table-cell>
          <table:table-cell table:formula="of:=IF(OR(AND([.B761]&gt;[.$G$2];[.B761]&lt;[.$G$3]);AND([.B761]&gt;[.$G$4];[.B7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1]+1" office:value-type="float" office:value="760" calcext:value-type="float">
            <text:p>760</text:p>
          </table:table-cell>
          <table:table-cell table:formula="of:=[.$E$1]/([.$E$2]-1)*([.A762]-512)" office:value-type="float" office:value="47348.4848484848" calcext:value-type="float">
            <text:p>47.35E+03</text:p>
          </table:table-cell>
          <table:table-cell table:formula="of:=IF(OR(AND([.B762]&gt;[.$G$2];[.B762]&lt;[.$G$3]);AND([.B762]&gt;[.$G$4];[.B7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2]+1" office:value-type="float" office:value="761" calcext:value-type="float">
            <text:p>761</text:p>
          </table:table-cell>
          <table:table-cell table:formula="of:=[.$E$1]/([.$E$2]-1)*([.A763]-512)" office:value-type="float" office:value="47539.4061583578" calcext:value-type="float">
            <text:p>47.54E+03</text:p>
          </table:table-cell>
          <table:table-cell table:formula="of:=IF(OR(AND([.B763]&gt;[.$G$2];[.B763]&lt;[.$G$3]);AND([.B763]&gt;[.$G$4];[.B7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3]+1" office:value-type="float" office:value="762" calcext:value-type="float">
            <text:p>762</text:p>
          </table:table-cell>
          <table:table-cell table:formula="of:=[.$E$1]/([.$E$2]-1)*([.A764]-512)" office:value-type="float" office:value="47730.3274682307" calcext:value-type="float">
            <text:p>47.73E+03</text:p>
          </table:table-cell>
          <table:table-cell table:formula="of:=IF(OR(AND([.B764]&gt;[.$G$2];[.B764]&lt;[.$G$3]);AND([.B764]&gt;[.$G$4];[.B7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4]+1" office:value-type="float" office:value="763" calcext:value-type="float">
            <text:p>763</text:p>
          </table:table-cell>
          <table:table-cell table:formula="of:=[.$E$1]/([.$E$2]-1)*([.A765]-512)" office:value-type="float" office:value="47921.2487781036" calcext:value-type="float">
            <text:p>47.92E+03</text:p>
          </table:table-cell>
          <table:table-cell table:formula="of:=IF(OR(AND([.B765]&gt;[.$G$2];[.B765]&lt;[.$G$3]);AND([.B765]&gt;[.$G$4];[.B7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5]+1" office:value-type="float" office:value="764" calcext:value-type="float">
            <text:p>764</text:p>
          </table:table-cell>
          <table:table-cell table:formula="of:=[.$E$1]/([.$E$2]-1)*([.A766]-512)" office:value-type="float" office:value="48112.1700879765" calcext:value-type="float">
            <text:p>48.11E+03</text:p>
          </table:table-cell>
          <table:table-cell table:formula="of:=IF(OR(AND([.B766]&gt;[.$G$2];[.B766]&lt;[.$G$3]);AND([.B766]&gt;[.$G$4];[.B7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6]+1" office:value-type="float" office:value="765" calcext:value-type="float">
            <text:p>765</text:p>
          </table:table-cell>
          <table:table-cell table:formula="of:=[.$E$1]/([.$E$2]-1)*([.A767]-512)" office:value-type="float" office:value="48303.0913978495" calcext:value-type="float">
            <text:p>48.30E+03</text:p>
          </table:table-cell>
          <table:table-cell table:formula="of:=IF(OR(AND([.B767]&gt;[.$G$2];[.B767]&lt;[.$G$3]);AND([.B767]&gt;[.$G$4];[.B7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7]+1" office:value-type="float" office:value="766" calcext:value-type="float">
            <text:p>766</text:p>
          </table:table-cell>
          <table:table-cell table:formula="of:=[.$E$1]/([.$E$2]-1)*([.A768]-512)" office:value-type="float" office:value="48494.0127077224" calcext:value-type="float">
            <text:p>48.49E+03</text:p>
          </table:table-cell>
          <table:table-cell table:formula="of:=IF(OR(AND([.B768]&gt;[.$G$2];[.B768]&lt;[.$G$3]);AND([.B768]&gt;[.$G$4];[.B7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8]+1" office:value-type="float" office:value="767" calcext:value-type="float">
            <text:p>767</text:p>
          </table:table-cell>
          <table:table-cell table:formula="of:=[.$E$1]/([.$E$2]-1)*([.A769]-512)" office:value-type="float" office:value="48684.9340175953" calcext:value-type="float">
            <text:p>48.68E+03</text:p>
          </table:table-cell>
          <table:table-cell table:formula="of:=IF(OR(AND([.B769]&gt;[.$G$2];[.B769]&lt;[.$G$3]);AND([.B769]&gt;[.$G$4];[.B7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69]+1" office:value-type="float" office:value="768" calcext:value-type="float">
            <text:p>768</text:p>
          </table:table-cell>
          <table:table-cell table:formula="of:=[.$E$1]/([.$E$2]-1)*([.A770]-512)" office:value-type="float" office:value="48875.8553274682" calcext:value-type="float">
            <text:p>48.88E+03</text:p>
          </table:table-cell>
          <table:table-cell table:formula="of:=IF(OR(AND([.B770]&gt;[.$G$2];[.B770]&lt;[.$G$3]);AND([.B770]&gt;[.$G$4];[.B7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0]+1" office:value-type="float" office:value="769" calcext:value-type="float">
            <text:p>769</text:p>
          </table:table-cell>
          <table:table-cell table:formula="of:=[.$E$1]/([.$E$2]-1)*([.A771]-512)" office:value-type="float" office:value="49066.7766373412" calcext:value-type="float">
            <text:p>49.07E+03</text:p>
          </table:table-cell>
          <table:table-cell table:formula="of:=IF(OR(AND([.B771]&gt;[.$G$2];[.B771]&lt;[.$G$3]);AND([.B771]&gt;[.$G$4];[.B7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1]+1" office:value-type="float" office:value="770" calcext:value-type="float">
            <text:p>770</text:p>
          </table:table-cell>
          <table:table-cell table:formula="of:=[.$E$1]/([.$E$2]-1)*([.A772]-512)" office:value-type="float" office:value="49257.6979472141" calcext:value-type="float">
            <text:p>49.26E+03</text:p>
          </table:table-cell>
          <table:table-cell table:formula="of:=IF(OR(AND([.B772]&gt;[.$G$2];[.B772]&lt;[.$G$3]);AND([.B772]&gt;[.$G$4];[.B7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2]+1" office:value-type="float" office:value="771" calcext:value-type="float">
            <text:p>771</text:p>
          </table:table-cell>
          <table:table-cell table:formula="of:=[.$E$1]/([.$E$2]-1)*([.A773]-512)" office:value-type="float" office:value="49448.619257087" calcext:value-type="float">
            <text:p>49.45E+03</text:p>
          </table:table-cell>
          <table:table-cell table:formula="of:=IF(OR(AND([.B773]&gt;[.$G$2];[.B773]&lt;[.$G$3]);AND([.B773]&gt;[.$G$4];[.B7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3]+1" office:value-type="float" office:value="772" calcext:value-type="float">
            <text:p>772</text:p>
          </table:table-cell>
          <table:table-cell table:formula="of:=[.$E$1]/([.$E$2]-1)*([.A774]-512)" office:value-type="float" office:value="49639.5405669599" calcext:value-type="float">
            <text:p>49.64E+03</text:p>
          </table:table-cell>
          <table:table-cell table:formula="of:=IF(OR(AND([.B774]&gt;[.$G$2];[.B774]&lt;[.$G$3]);AND([.B774]&gt;[.$G$4];[.B7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4]+1" office:value-type="float" office:value="773" calcext:value-type="float">
            <text:p>773</text:p>
          </table:table-cell>
          <table:table-cell table:formula="of:=[.$E$1]/([.$E$2]-1)*([.A775]-512)" office:value-type="float" office:value="49830.4618768329" calcext:value-type="float">
            <text:p>49.83E+03</text:p>
          </table:table-cell>
          <table:table-cell table:formula="of:=IF(OR(AND([.B775]&gt;[.$G$2];[.B775]&lt;[.$G$3]);AND([.B775]&gt;[.$G$4];[.B7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5]+1" office:value-type="float" office:value="774" calcext:value-type="float">
            <text:p>774</text:p>
          </table:table-cell>
          <table:table-cell table:formula="of:=[.$E$1]/([.$E$2]-1)*([.A776]-512)" office:value-type="float" office:value="50021.3831867058" calcext:value-type="float">
            <text:p>50.02E+03</text:p>
          </table:table-cell>
          <table:table-cell table:formula="of:=IF(OR(AND([.B776]&gt;[.$G$2];[.B776]&lt;[.$G$3]);AND([.B776]&gt;[.$G$4];[.B7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6]+1" office:value-type="float" office:value="775" calcext:value-type="float">
            <text:p>775</text:p>
          </table:table-cell>
          <table:table-cell table:formula="of:=[.$E$1]/([.$E$2]-1)*([.A777]-512)" office:value-type="float" office:value="50212.3044965787" calcext:value-type="float">
            <text:p>50.21E+03</text:p>
          </table:table-cell>
          <table:table-cell table:formula="of:=IF(OR(AND([.B777]&gt;[.$G$2];[.B777]&lt;[.$G$3]);AND([.B777]&gt;[.$G$4];[.B7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7]+1" office:value-type="float" office:value="776" calcext:value-type="float">
            <text:p>776</text:p>
          </table:table-cell>
          <table:table-cell table:formula="of:=[.$E$1]/([.$E$2]-1)*([.A778]-512)" office:value-type="float" office:value="50403.2258064516" calcext:value-type="float">
            <text:p>50.40E+03</text:p>
          </table:table-cell>
          <table:table-cell table:formula="of:=IF(OR(AND([.B778]&gt;[.$G$2];[.B778]&lt;[.$G$3]);AND([.B778]&gt;[.$G$4];[.B7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8]+1" office:value-type="float" office:value="777" calcext:value-type="float">
            <text:p>777</text:p>
          </table:table-cell>
          <table:table-cell table:formula="of:=[.$E$1]/([.$E$2]-1)*([.A779]-512)" office:value-type="float" office:value="50594.1471163245" calcext:value-type="float">
            <text:p>50.59E+03</text:p>
          </table:table-cell>
          <table:table-cell table:formula="of:=IF(OR(AND([.B779]&gt;[.$G$2];[.B779]&lt;[.$G$3]);AND([.B779]&gt;[.$G$4];[.B7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79]+1" office:value-type="float" office:value="778" calcext:value-type="float">
            <text:p>778</text:p>
          </table:table-cell>
          <table:table-cell table:formula="of:=[.$E$1]/([.$E$2]-1)*([.A780]-512)" office:value-type="float" office:value="50785.0684261975" calcext:value-type="float">
            <text:p>50.79E+03</text:p>
          </table:table-cell>
          <table:table-cell table:formula="of:=IF(OR(AND([.B780]&gt;[.$G$2];[.B780]&lt;[.$G$3]);AND([.B780]&gt;[.$G$4];[.B7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0]+1" office:value-type="float" office:value="779" calcext:value-type="float">
            <text:p>779</text:p>
          </table:table-cell>
          <table:table-cell table:formula="of:=[.$E$1]/([.$E$2]-1)*([.A781]-512)" office:value-type="float" office:value="50975.9897360704" calcext:value-type="float">
            <text:p>50.98E+03</text:p>
          </table:table-cell>
          <table:table-cell table:formula="of:=IF(OR(AND([.B781]&gt;[.$G$2];[.B781]&lt;[.$G$3]);AND([.B781]&gt;[.$G$4];[.B7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1]+1" office:value-type="float" office:value="780" calcext:value-type="float">
            <text:p>780</text:p>
          </table:table-cell>
          <table:table-cell table:formula="of:=[.$E$1]/([.$E$2]-1)*([.A782]-512)" office:value-type="float" office:value="51166.9110459433" calcext:value-type="float">
            <text:p>51.17E+03</text:p>
          </table:table-cell>
          <table:table-cell table:formula="of:=IF(OR(AND([.B782]&gt;[.$G$2];[.B782]&lt;[.$G$3]);AND([.B782]&gt;[.$G$4];[.B7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2]+1" office:value-type="float" office:value="781" calcext:value-type="float">
            <text:p>781</text:p>
          </table:table-cell>
          <table:table-cell table:formula="of:=[.$E$1]/([.$E$2]-1)*([.A783]-512)" office:value-type="float" office:value="51357.8323558162" calcext:value-type="float">
            <text:p>51.36E+03</text:p>
          </table:table-cell>
          <table:table-cell table:formula="of:=IF(OR(AND([.B783]&gt;[.$G$2];[.B783]&lt;[.$G$3]);AND([.B783]&gt;[.$G$4];[.B7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3]+1" office:value-type="float" office:value="782" calcext:value-type="float">
            <text:p>782</text:p>
          </table:table-cell>
          <table:table-cell table:formula="of:=[.$E$1]/([.$E$2]-1)*([.A784]-512)" office:value-type="float" office:value="51548.7536656891" calcext:value-type="float">
            <text:p>51.55E+03</text:p>
          </table:table-cell>
          <table:table-cell table:formula="of:=IF(OR(AND([.B784]&gt;[.$G$2];[.B784]&lt;[.$G$3]);AND([.B784]&gt;[.$G$4];[.B7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4]+1" office:value-type="float" office:value="783" calcext:value-type="float">
            <text:p>783</text:p>
          </table:table-cell>
          <table:table-cell table:formula="of:=[.$E$1]/([.$E$2]-1)*([.A785]-512)" office:value-type="float" office:value="51739.6749755621" calcext:value-type="float">
            <text:p>51.74E+03</text:p>
          </table:table-cell>
          <table:table-cell table:formula="of:=IF(OR(AND([.B785]&gt;[.$G$2];[.B785]&lt;[.$G$3]);AND([.B785]&gt;[.$G$4];[.B7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5]+1" office:value-type="float" office:value="784" calcext:value-type="float">
            <text:p>784</text:p>
          </table:table-cell>
          <table:table-cell table:formula="of:=[.$E$1]/([.$E$2]-1)*([.A786]-512)" office:value-type="float" office:value="51930.596285435" calcext:value-type="float">
            <text:p>51.93E+03</text:p>
          </table:table-cell>
          <table:table-cell table:formula="of:=IF(OR(AND([.B786]&gt;[.$G$2];[.B786]&lt;[.$G$3]);AND([.B786]&gt;[.$G$4];[.B7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6]+1" office:value-type="float" office:value="785" calcext:value-type="float">
            <text:p>785</text:p>
          </table:table-cell>
          <table:table-cell table:formula="of:=[.$E$1]/([.$E$2]-1)*([.A787]-512)" office:value-type="float" office:value="52121.5175953079" calcext:value-type="float">
            <text:p>52.12E+03</text:p>
          </table:table-cell>
          <table:table-cell table:formula="of:=IF(OR(AND([.B787]&gt;[.$G$2];[.B787]&lt;[.$G$3]);AND([.B787]&gt;[.$G$4];[.B7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7]+1" office:value-type="float" office:value="786" calcext:value-type="float">
            <text:p>786</text:p>
          </table:table-cell>
          <table:table-cell table:formula="of:=[.$E$1]/([.$E$2]-1)*([.A788]-512)" office:value-type="float" office:value="52312.4389051808" calcext:value-type="float">
            <text:p>52.31E+03</text:p>
          </table:table-cell>
          <table:table-cell table:formula="of:=IF(OR(AND([.B788]&gt;[.$G$2];[.B788]&lt;[.$G$3]);AND([.B788]&gt;[.$G$4];[.B7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8]+1" office:value-type="float" office:value="787" calcext:value-type="float">
            <text:p>787</text:p>
          </table:table-cell>
          <table:table-cell table:formula="of:=[.$E$1]/([.$E$2]-1)*([.A789]-512)" office:value-type="float" office:value="52503.3602150538" calcext:value-type="float">
            <text:p>52.50E+03</text:p>
          </table:table-cell>
          <table:table-cell table:formula="of:=IF(OR(AND([.B789]&gt;[.$G$2];[.B789]&lt;[.$G$3]);AND([.B789]&gt;[.$G$4];[.B7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89]+1" office:value-type="float" office:value="788" calcext:value-type="float">
            <text:p>788</text:p>
          </table:table-cell>
          <table:table-cell table:formula="of:=[.$E$1]/([.$E$2]-1)*([.A790]-512)" office:value-type="float" office:value="52694.2815249267" calcext:value-type="float">
            <text:p>52.69E+03</text:p>
          </table:table-cell>
          <table:table-cell table:formula="of:=IF(OR(AND([.B790]&gt;[.$G$2];[.B790]&lt;[.$G$3]);AND([.B790]&gt;[.$G$4];[.B7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0]+1" office:value-type="float" office:value="789" calcext:value-type="float">
            <text:p>789</text:p>
          </table:table-cell>
          <table:table-cell table:formula="of:=[.$E$1]/([.$E$2]-1)*([.A791]-512)" office:value-type="float" office:value="52885.2028347996" calcext:value-type="float">
            <text:p>52.89E+03</text:p>
          </table:table-cell>
          <table:table-cell table:formula="of:=IF(OR(AND([.B791]&gt;[.$G$2];[.B791]&lt;[.$G$3]);AND([.B791]&gt;[.$G$4];[.B7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1]+1" office:value-type="float" office:value="790" calcext:value-type="float">
            <text:p>790</text:p>
          </table:table-cell>
          <table:table-cell table:formula="of:=[.$E$1]/([.$E$2]-1)*([.A792]-512)" office:value-type="float" office:value="53076.1241446725" calcext:value-type="float">
            <text:p>53.08E+03</text:p>
          </table:table-cell>
          <table:table-cell table:formula="of:=IF(OR(AND([.B792]&gt;[.$G$2];[.B792]&lt;[.$G$3]);AND([.B792]&gt;[.$G$4];[.B7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2]+1" office:value-type="float" office:value="791" calcext:value-type="float">
            <text:p>791</text:p>
          </table:table-cell>
          <table:table-cell table:formula="of:=[.$E$1]/([.$E$2]-1)*([.A793]-512)" office:value-type="float" office:value="53267.0454545455" calcext:value-type="float">
            <text:p>53.27E+03</text:p>
          </table:table-cell>
          <table:table-cell table:formula="of:=IF(OR(AND([.B793]&gt;[.$G$2];[.B793]&lt;[.$G$3]);AND([.B793]&gt;[.$G$4];[.B7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3]+1" office:value-type="float" office:value="792" calcext:value-type="float">
            <text:p>792</text:p>
          </table:table-cell>
          <table:table-cell table:formula="of:=[.$E$1]/([.$E$2]-1)*([.A794]-512)" office:value-type="float" office:value="53457.9667644184" calcext:value-type="float">
            <text:p>53.46E+03</text:p>
          </table:table-cell>
          <table:table-cell table:formula="of:=IF(OR(AND([.B794]&gt;[.$G$2];[.B794]&lt;[.$G$3]);AND([.B794]&gt;[.$G$4];[.B7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4]+1" office:value-type="float" office:value="793" calcext:value-type="float">
            <text:p>793</text:p>
          </table:table-cell>
          <table:table-cell table:formula="of:=[.$E$1]/([.$E$2]-1)*([.A795]-512)" office:value-type="float" office:value="53648.8880742913" calcext:value-type="float">
            <text:p>53.65E+03</text:p>
          </table:table-cell>
          <table:table-cell table:formula="of:=IF(OR(AND([.B795]&gt;[.$G$2];[.B795]&lt;[.$G$3]);AND([.B795]&gt;[.$G$4];[.B7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5]+1" office:value-type="float" office:value="794" calcext:value-type="float">
            <text:p>794</text:p>
          </table:table-cell>
          <table:table-cell table:formula="of:=[.$E$1]/([.$E$2]-1)*([.A796]-512)" office:value-type="float" office:value="53839.8093841642" calcext:value-type="float">
            <text:p>53.84E+03</text:p>
          </table:table-cell>
          <table:table-cell table:formula="of:=IF(OR(AND([.B796]&gt;[.$G$2];[.B796]&lt;[.$G$3]);AND([.B796]&gt;[.$G$4];[.B7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6]+1" office:value-type="float" office:value="795" calcext:value-type="float">
            <text:p>795</text:p>
          </table:table-cell>
          <table:table-cell table:formula="of:=[.$E$1]/([.$E$2]-1)*([.A797]-512)" office:value-type="float" office:value="54030.7306940371" calcext:value-type="float">
            <text:p>54.03E+03</text:p>
          </table:table-cell>
          <table:table-cell table:formula="of:=IF(OR(AND([.B797]&gt;[.$G$2];[.B797]&lt;[.$G$3]);AND([.B797]&gt;[.$G$4];[.B7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7]+1" office:value-type="float" office:value="796" calcext:value-type="float">
            <text:p>796</text:p>
          </table:table-cell>
          <table:table-cell table:formula="of:=[.$E$1]/([.$E$2]-1)*([.A798]-512)" office:value-type="float" office:value="54221.6520039101" calcext:value-type="float">
            <text:p>54.22E+03</text:p>
          </table:table-cell>
          <table:table-cell table:formula="of:=IF(OR(AND([.B798]&gt;[.$G$2];[.B798]&lt;[.$G$3]);AND([.B798]&gt;[.$G$4];[.B7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8]+1" office:value-type="float" office:value="797" calcext:value-type="float">
            <text:p>797</text:p>
          </table:table-cell>
          <table:table-cell table:formula="of:=[.$E$1]/([.$E$2]-1)*([.A799]-512)" office:value-type="float" office:value="54412.573313783" calcext:value-type="float">
            <text:p>54.41E+03</text:p>
          </table:table-cell>
          <table:table-cell table:formula="of:=IF(OR(AND([.B799]&gt;[.$G$2];[.B799]&lt;[.$G$3]);AND([.B799]&gt;[.$G$4];[.B7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799]+1" office:value-type="float" office:value="798" calcext:value-type="float">
            <text:p>798</text:p>
          </table:table-cell>
          <table:table-cell table:formula="of:=[.$E$1]/([.$E$2]-1)*([.A800]-512)" office:value-type="float" office:value="54603.4946236559" calcext:value-type="float">
            <text:p>54.60E+03</text:p>
          </table:table-cell>
          <table:table-cell table:formula="of:=IF(OR(AND([.B800]&gt;[.$G$2];[.B800]&lt;[.$G$3]);AND([.B800]&gt;[.$G$4];[.B8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0]+1" office:value-type="float" office:value="799" calcext:value-type="float">
            <text:p>799</text:p>
          </table:table-cell>
          <table:table-cell table:formula="of:=[.$E$1]/([.$E$2]-1)*([.A801]-512)" office:value-type="float" office:value="54794.4159335288" calcext:value-type="float">
            <text:p>54.79E+03</text:p>
          </table:table-cell>
          <table:table-cell table:formula="of:=IF(OR(AND([.B801]&gt;[.$G$2];[.B801]&lt;[.$G$3]);AND([.B801]&gt;[.$G$4];[.B8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1]+1" office:value-type="float" office:value="800" calcext:value-type="float">
            <text:p>800</text:p>
          </table:table-cell>
          <table:table-cell table:formula="of:=[.$E$1]/([.$E$2]-1)*([.A802]-512)" office:value-type="float" office:value="54985.3372434018" calcext:value-type="float">
            <text:p>54.99E+03</text:p>
          </table:table-cell>
          <table:table-cell table:formula="of:=IF(OR(AND([.B802]&gt;[.$G$2];[.B802]&lt;[.$G$3]);AND([.B802]&gt;[.$G$4];[.B8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2]+1" office:value-type="float" office:value="801" calcext:value-type="float">
            <text:p>801</text:p>
          </table:table-cell>
          <table:table-cell table:formula="of:=[.$E$1]/([.$E$2]-1)*([.A803]-512)" office:value-type="float" office:value="55176.2585532747" calcext:value-type="float">
            <text:p>55.18E+03</text:p>
          </table:table-cell>
          <table:table-cell table:formula="of:=IF(OR(AND([.B803]&gt;[.$G$2];[.B803]&lt;[.$G$3]);AND([.B803]&gt;[.$G$4];[.B8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3]+1" office:value-type="float" office:value="802" calcext:value-type="float">
            <text:p>802</text:p>
          </table:table-cell>
          <table:table-cell table:formula="of:=[.$E$1]/([.$E$2]-1)*([.A804]-512)" office:value-type="float" office:value="55367.1798631476" calcext:value-type="float">
            <text:p>55.37E+03</text:p>
          </table:table-cell>
          <table:table-cell table:formula="of:=IF(OR(AND([.B804]&gt;[.$G$2];[.B804]&lt;[.$G$3]);AND([.B804]&gt;[.$G$4];[.B8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4]+1" office:value-type="float" office:value="803" calcext:value-type="float">
            <text:p>803</text:p>
          </table:table-cell>
          <table:table-cell table:formula="of:=[.$E$1]/([.$E$2]-1)*([.A805]-512)" office:value-type="float" office:value="55558.1011730205" calcext:value-type="float">
            <text:p>55.56E+03</text:p>
          </table:table-cell>
          <table:table-cell table:formula="of:=IF(OR(AND([.B805]&gt;[.$G$2];[.B805]&lt;[.$G$3]);AND([.B805]&gt;[.$G$4];[.B8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5]+1" office:value-type="float" office:value="804" calcext:value-type="float">
            <text:p>804</text:p>
          </table:table-cell>
          <table:table-cell table:formula="of:=[.$E$1]/([.$E$2]-1)*([.A806]-512)" office:value-type="float" office:value="55749.0224828934" calcext:value-type="float">
            <text:p>55.75E+03</text:p>
          </table:table-cell>
          <table:table-cell table:formula="of:=IF(OR(AND([.B806]&gt;[.$G$2];[.B806]&lt;[.$G$3]);AND([.B806]&gt;[.$G$4];[.B8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6]+1" office:value-type="float" office:value="805" calcext:value-type="float">
            <text:p>805</text:p>
          </table:table-cell>
          <table:table-cell table:formula="of:=[.$E$1]/([.$E$2]-1)*([.A807]-512)" office:value-type="float" office:value="55939.9437927664" calcext:value-type="float">
            <text:p>55.94E+03</text:p>
          </table:table-cell>
          <table:table-cell table:formula="of:=IF(OR(AND([.B807]&gt;[.$G$2];[.B807]&lt;[.$G$3]);AND([.B807]&gt;[.$G$4];[.B8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7]+1" office:value-type="float" office:value="806" calcext:value-type="float">
            <text:p>806</text:p>
          </table:table-cell>
          <table:table-cell table:formula="of:=[.$E$1]/([.$E$2]-1)*([.A808]-512)" office:value-type="float" office:value="56130.8651026393" calcext:value-type="float">
            <text:p>56.13E+03</text:p>
          </table:table-cell>
          <table:table-cell table:formula="of:=IF(OR(AND([.B808]&gt;[.$G$2];[.B808]&lt;[.$G$3]);AND([.B808]&gt;[.$G$4];[.B8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8]+1" office:value-type="float" office:value="807" calcext:value-type="float">
            <text:p>807</text:p>
          </table:table-cell>
          <table:table-cell table:formula="of:=[.$E$1]/([.$E$2]-1)*([.A809]-512)" office:value-type="float" office:value="56321.7864125122" calcext:value-type="float">
            <text:p>56.32E+03</text:p>
          </table:table-cell>
          <table:table-cell table:formula="of:=IF(OR(AND([.B809]&gt;[.$G$2];[.B809]&lt;[.$G$3]);AND([.B809]&gt;[.$G$4];[.B8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09]+1" office:value-type="float" office:value="808" calcext:value-type="float">
            <text:p>808</text:p>
          </table:table-cell>
          <table:table-cell table:formula="of:=[.$E$1]/([.$E$2]-1)*([.A810]-512)" office:value-type="float" office:value="56512.7077223851" calcext:value-type="float">
            <text:p>56.51E+03</text:p>
          </table:table-cell>
          <table:table-cell table:formula="of:=IF(OR(AND([.B810]&gt;[.$G$2];[.B810]&lt;[.$G$3]);AND([.B810]&gt;[.$G$4];[.B8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0]+1" office:value-type="float" office:value="809" calcext:value-type="float">
            <text:p>809</text:p>
          </table:table-cell>
          <table:table-cell table:formula="of:=[.$E$1]/([.$E$2]-1)*([.A811]-512)" office:value-type="float" office:value="56703.6290322581" calcext:value-type="float">
            <text:p>56.70E+03</text:p>
          </table:table-cell>
          <table:table-cell table:formula="of:=IF(OR(AND([.B811]&gt;[.$G$2];[.B811]&lt;[.$G$3]);AND([.B811]&gt;[.$G$4];[.B8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1]+1" office:value-type="float" office:value="810" calcext:value-type="float">
            <text:p>810</text:p>
          </table:table-cell>
          <table:table-cell table:formula="of:=[.$E$1]/([.$E$2]-1)*([.A812]-512)" office:value-type="float" office:value="56894.550342131" calcext:value-type="float">
            <text:p>56.89E+03</text:p>
          </table:table-cell>
          <table:table-cell table:formula="of:=IF(OR(AND([.B812]&gt;[.$G$2];[.B812]&lt;[.$G$3]);AND([.B812]&gt;[.$G$4];[.B8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2]+1" office:value-type="float" office:value="811" calcext:value-type="float">
            <text:p>811</text:p>
          </table:table-cell>
          <table:table-cell table:formula="of:=[.$E$1]/([.$E$2]-1)*([.A813]-512)" office:value-type="float" office:value="57085.4716520039" calcext:value-type="float">
            <text:p>57.09E+03</text:p>
          </table:table-cell>
          <table:table-cell table:formula="of:=IF(OR(AND([.B813]&gt;[.$G$2];[.B813]&lt;[.$G$3]);AND([.B813]&gt;[.$G$4];[.B8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3]+1" office:value-type="float" office:value="812" calcext:value-type="float">
            <text:p>812</text:p>
          </table:table-cell>
          <table:table-cell table:formula="of:=[.$E$1]/([.$E$2]-1)*([.A814]-512)" office:value-type="float" office:value="57276.3929618768" calcext:value-type="float">
            <text:p>57.28E+03</text:p>
          </table:table-cell>
          <table:table-cell table:formula="of:=IF(OR(AND([.B814]&gt;[.$G$2];[.B814]&lt;[.$G$3]);AND([.B814]&gt;[.$G$4];[.B8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4]+1" office:value-type="float" office:value="813" calcext:value-type="float">
            <text:p>813</text:p>
          </table:table-cell>
          <table:table-cell table:formula="of:=[.$E$1]/([.$E$2]-1)*([.A815]-512)" office:value-type="float" office:value="57467.3142717498" calcext:value-type="float">
            <text:p>57.47E+03</text:p>
          </table:table-cell>
          <table:table-cell table:formula="of:=IF(OR(AND([.B815]&gt;[.$G$2];[.B815]&lt;[.$G$3]);AND([.B815]&gt;[.$G$4];[.B8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5]+1" office:value-type="float" office:value="814" calcext:value-type="float">
            <text:p>814</text:p>
          </table:table-cell>
          <table:table-cell table:formula="of:=[.$E$1]/([.$E$2]-1)*([.A816]-512)" office:value-type="float" office:value="57658.2355816227" calcext:value-type="float">
            <text:p>57.66E+03</text:p>
          </table:table-cell>
          <table:table-cell table:formula="of:=IF(OR(AND([.B816]&gt;[.$G$2];[.B816]&lt;[.$G$3]);AND([.B816]&gt;[.$G$4];[.B8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6]+1" office:value-type="float" office:value="815" calcext:value-type="float">
            <text:p>815</text:p>
          </table:table-cell>
          <table:table-cell table:formula="of:=[.$E$1]/([.$E$2]-1)*([.A817]-512)" office:value-type="float" office:value="57849.1568914956" calcext:value-type="float">
            <text:p>57.85E+03</text:p>
          </table:table-cell>
          <table:table-cell table:formula="of:=IF(OR(AND([.B817]&gt;[.$G$2];[.B817]&lt;[.$G$3]);AND([.B817]&gt;[.$G$4];[.B8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7]+1" office:value-type="float" office:value="816" calcext:value-type="float">
            <text:p>816</text:p>
          </table:table-cell>
          <table:table-cell table:formula="of:=[.$E$1]/([.$E$2]-1)*([.A818]-512)" office:value-type="float" office:value="58040.0782013685" calcext:value-type="float">
            <text:p>58.04E+03</text:p>
          </table:table-cell>
          <table:table-cell table:formula="of:=IF(OR(AND([.B818]&gt;[.$G$2];[.B818]&lt;[.$G$3]);AND([.B818]&gt;[.$G$4];[.B8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8]+1" office:value-type="float" office:value="817" calcext:value-type="float">
            <text:p>817</text:p>
          </table:table-cell>
          <table:table-cell table:formula="of:=[.$E$1]/([.$E$2]-1)*([.A819]-512)" office:value-type="float" office:value="58230.9995112414" calcext:value-type="float">
            <text:p>58.23E+03</text:p>
          </table:table-cell>
          <table:table-cell table:formula="of:=IF(OR(AND([.B819]&gt;[.$G$2];[.B819]&lt;[.$G$3]);AND([.B819]&gt;[.$G$4];[.B8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19]+1" office:value-type="float" office:value="818" calcext:value-type="float">
            <text:p>818</text:p>
          </table:table-cell>
          <table:table-cell table:formula="of:=[.$E$1]/([.$E$2]-1)*([.A820]-512)" office:value-type="float" office:value="58421.9208211144" calcext:value-type="float">
            <text:p>58.42E+03</text:p>
          </table:table-cell>
          <table:table-cell table:formula="of:=IF(OR(AND([.B820]&gt;[.$G$2];[.B820]&lt;[.$G$3]);AND([.B820]&gt;[.$G$4];[.B8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0]+1" office:value-type="float" office:value="819" calcext:value-type="float">
            <text:p>819</text:p>
          </table:table-cell>
          <table:table-cell table:formula="of:=[.$E$1]/([.$E$2]-1)*([.A821]-512)" office:value-type="float" office:value="58612.8421309873" calcext:value-type="float">
            <text:p>58.61E+03</text:p>
          </table:table-cell>
          <table:table-cell table:formula="of:=IF(OR(AND([.B821]&gt;[.$G$2];[.B821]&lt;[.$G$3]);AND([.B821]&gt;[.$G$4];[.B8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1]+1" office:value-type="float" office:value="820" calcext:value-type="float">
            <text:p>820</text:p>
          </table:table-cell>
          <table:table-cell table:formula="of:=[.$E$1]/([.$E$2]-1)*([.A822]-512)" office:value-type="float" office:value="58803.7634408602" calcext:value-type="float">
            <text:p>58.80E+03</text:p>
          </table:table-cell>
          <table:table-cell table:formula="of:=IF(OR(AND([.B822]&gt;[.$G$2];[.B822]&lt;[.$G$3]);AND([.B822]&gt;[.$G$4];[.B8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2]+1" office:value-type="float" office:value="821" calcext:value-type="float">
            <text:p>821</text:p>
          </table:table-cell>
          <table:table-cell table:formula="of:=[.$E$1]/([.$E$2]-1)*([.A823]-512)" office:value-type="float" office:value="58994.6847507331" calcext:value-type="float">
            <text:p>58.99E+03</text:p>
          </table:table-cell>
          <table:table-cell table:formula="of:=IF(OR(AND([.B823]&gt;[.$G$2];[.B823]&lt;[.$G$3]);AND([.B823]&gt;[.$G$4];[.B8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3]+1" office:value-type="float" office:value="822" calcext:value-type="float">
            <text:p>822</text:p>
          </table:table-cell>
          <table:table-cell table:formula="of:=[.$E$1]/([.$E$2]-1)*([.A824]-512)" office:value-type="float" office:value="59185.6060606061" calcext:value-type="float">
            <text:p>59.19E+03</text:p>
          </table:table-cell>
          <table:table-cell table:formula="of:=IF(OR(AND([.B824]&gt;[.$G$2];[.B824]&lt;[.$G$3]);AND([.B824]&gt;[.$G$4];[.B8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4]+1" office:value-type="float" office:value="823" calcext:value-type="float">
            <text:p>823</text:p>
          </table:table-cell>
          <table:table-cell table:formula="of:=[.$E$1]/([.$E$2]-1)*([.A825]-512)" office:value-type="float" office:value="59376.527370479" calcext:value-type="float">
            <text:p>59.38E+03</text:p>
          </table:table-cell>
          <table:table-cell table:formula="of:=IF(OR(AND([.B825]&gt;[.$G$2];[.B825]&lt;[.$G$3]);AND([.B825]&gt;[.$G$4];[.B8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5]+1" office:value-type="float" office:value="824" calcext:value-type="float">
            <text:p>824</text:p>
          </table:table-cell>
          <table:table-cell table:formula="of:=[.$E$1]/([.$E$2]-1)*([.A826]-512)" office:value-type="float" office:value="59567.4486803519" calcext:value-type="float">
            <text:p>59.57E+03</text:p>
          </table:table-cell>
          <table:table-cell table:formula="of:=IF(OR(AND([.B826]&gt;[.$G$2];[.B826]&lt;[.$G$3]);AND([.B826]&gt;[.$G$4];[.B8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6]+1" office:value-type="float" office:value="825" calcext:value-type="float">
            <text:p>825</text:p>
          </table:table-cell>
          <table:table-cell table:formula="of:=[.$E$1]/([.$E$2]-1)*([.A827]-512)" office:value-type="float" office:value="59758.3699902248" calcext:value-type="float">
            <text:p>59.76E+03</text:p>
          </table:table-cell>
          <table:table-cell table:formula="of:=IF(OR(AND([.B827]&gt;[.$G$2];[.B827]&lt;[.$G$3]);AND([.B827]&gt;[.$G$4];[.B8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7]+1" office:value-type="float" office:value="826" calcext:value-type="float">
            <text:p>826</text:p>
          </table:table-cell>
          <table:table-cell table:formula="of:=[.$E$1]/([.$E$2]-1)*([.A828]-512)" office:value-type="float" office:value="59949.2913000978" calcext:value-type="float">
            <text:p>59.95E+03</text:p>
          </table:table-cell>
          <table:table-cell table:formula="of:=IF(OR(AND([.B828]&gt;[.$G$2];[.B828]&lt;[.$G$3]);AND([.B828]&gt;[.$G$4];[.B8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8]+1" office:value-type="float" office:value="827" calcext:value-type="float">
            <text:p>827</text:p>
          </table:table-cell>
          <table:table-cell table:formula="of:=[.$E$1]/([.$E$2]-1)*([.A829]-512)" office:value-type="float" office:value="60140.2126099707" calcext:value-type="float">
            <text:p>60.14E+03</text:p>
          </table:table-cell>
          <table:table-cell table:formula="of:=IF(OR(AND([.B829]&gt;[.$G$2];[.B829]&lt;[.$G$3]);AND([.B829]&gt;[.$G$4];[.B8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29]+1" office:value-type="float" office:value="828" calcext:value-type="float">
            <text:p>828</text:p>
          </table:table-cell>
          <table:table-cell table:formula="of:=[.$E$1]/([.$E$2]-1)*([.A830]-512)" office:value-type="float" office:value="60331.1339198436" calcext:value-type="float">
            <text:p>60.33E+03</text:p>
          </table:table-cell>
          <table:table-cell table:formula="of:=IF(OR(AND([.B830]&gt;[.$G$2];[.B830]&lt;[.$G$3]);AND([.B830]&gt;[.$G$4];[.B8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0]+1" office:value-type="float" office:value="829" calcext:value-type="float">
            <text:p>829</text:p>
          </table:table-cell>
          <table:table-cell table:formula="of:=[.$E$1]/([.$E$2]-1)*([.A831]-512)" office:value-type="float" office:value="60522.0552297165" calcext:value-type="float">
            <text:p>60.52E+03</text:p>
          </table:table-cell>
          <table:table-cell table:formula="of:=IF(OR(AND([.B831]&gt;[.$G$2];[.B831]&lt;[.$G$3]);AND([.B831]&gt;[.$G$4];[.B8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1]+1" office:value-type="float" office:value="830" calcext:value-type="float">
            <text:p>830</text:p>
          </table:table-cell>
          <table:table-cell table:formula="of:=[.$E$1]/([.$E$2]-1)*([.A832]-512)" office:value-type="float" office:value="60712.9765395894" calcext:value-type="float">
            <text:p>60.71E+03</text:p>
          </table:table-cell>
          <table:table-cell table:formula="of:=IF(OR(AND([.B832]&gt;[.$G$2];[.B832]&lt;[.$G$3]);AND([.B832]&gt;[.$G$4];[.B8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2]+1" office:value-type="float" office:value="831" calcext:value-type="float">
            <text:p>831</text:p>
          </table:table-cell>
          <table:table-cell table:formula="of:=[.$E$1]/([.$E$2]-1)*([.A833]-512)" office:value-type="float" office:value="60903.8978494624" calcext:value-type="float">
            <text:p>60.90E+03</text:p>
          </table:table-cell>
          <table:table-cell table:formula="of:=IF(OR(AND([.B833]&gt;[.$G$2];[.B833]&lt;[.$G$3]);AND([.B833]&gt;[.$G$4];[.B8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3]+1" office:value-type="float" office:value="832" calcext:value-type="float">
            <text:p>832</text:p>
          </table:table-cell>
          <table:table-cell table:formula="of:=[.$E$1]/([.$E$2]-1)*([.A834]-512)" office:value-type="float" office:value="61094.8191593353" calcext:value-type="float">
            <text:p>61.09E+03</text:p>
          </table:table-cell>
          <table:table-cell table:formula="of:=IF(OR(AND([.B834]&gt;[.$G$2];[.B834]&lt;[.$G$3]);AND([.B834]&gt;[.$G$4];[.B8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4]+1" office:value-type="float" office:value="833" calcext:value-type="float">
            <text:p>833</text:p>
          </table:table-cell>
          <table:table-cell table:formula="of:=[.$E$1]/([.$E$2]-1)*([.A835]-512)" office:value-type="float" office:value="61285.7404692082" calcext:value-type="float">
            <text:p>61.29E+03</text:p>
          </table:table-cell>
          <table:table-cell table:formula="of:=IF(OR(AND([.B835]&gt;[.$G$2];[.B835]&lt;[.$G$3]);AND([.B835]&gt;[.$G$4];[.B8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5]+1" office:value-type="float" office:value="834" calcext:value-type="float">
            <text:p>834</text:p>
          </table:table-cell>
          <table:table-cell table:formula="of:=[.$E$1]/([.$E$2]-1)*([.A836]-512)" office:value-type="float" office:value="61476.6617790811" calcext:value-type="float">
            <text:p>61.48E+03</text:p>
          </table:table-cell>
          <table:table-cell table:formula="of:=IF(OR(AND([.B836]&gt;[.$G$2];[.B836]&lt;[.$G$3]);AND([.B836]&gt;[.$G$4];[.B8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6]+1" office:value-type="float" office:value="835" calcext:value-type="float">
            <text:p>835</text:p>
          </table:table-cell>
          <table:table-cell table:formula="of:=[.$E$1]/([.$E$2]-1)*([.A837]-512)" office:value-type="float" office:value="61667.5830889541" calcext:value-type="float">
            <text:p>61.67E+03</text:p>
          </table:table-cell>
          <table:table-cell table:formula="of:=IF(OR(AND([.B837]&gt;[.$G$2];[.B837]&lt;[.$G$3]);AND([.B837]&gt;[.$G$4];[.B8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7]+1" office:value-type="float" office:value="836" calcext:value-type="float">
            <text:p>836</text:p>
          </table:table-cell>
          <table:table-cell table:formula="of:=[.$E$1]/([.$E$2]-1)*([.A838]-512)" office:value-type="float" office:value="61858.504398827" calcext:value-type="float">
            <text:p>61.86E+03</text:p>
          </table:table-cell>
          <table:table-cell table:formula="of:=IF(OR(AND([.B838]&gt;[.$G$2];[.B838]&lt;[.$G$3]);AND([.B838]&gt;[.$G$4];[.B8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8]+1" office:value-type="float" office:value="837" calcext:value-type="float">
            <text:p>837</text:p>
          </table:table-cell>
          <table:table-cell table:formula="of:=[.$E$1]/([.$E$2]-1)*([.A839]-512)" office:value-type="float" office:value="62049.4257086999" calcext:value-type="float">
            <text:p>62.05E+03</text:p>
          </table:table-cell>
          <table:table-cell table:formula="of:=IF(OR(AND([.B839]&gt;[.$G$2];[.B839]&lt;[.$G$3]);AND([.B839]&gt;[.$G$4];[.B8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39]+1" office:value-type="float" office:value="838" calcext:value-type="float">
            <text:p>838</text:p>
          </table:table-cell>
          <table:table-cell table:formula="of:=[.$E$1]/([.$E$2]-1)*([.A840]-512)" office:value-type="float" office:value="62240.3470185728" calcext:value-type="float">
            <text:p>62.24E+03</text:p>
          </table:table-cell>
          <table:table-cell table:formula="of:=IF(OR(AND([.B840]&gt;[.$G$2];[.B840]&lt;[.$G$3]);AND([.B840]&gt;[.$G$4];[.B8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0]+1" office:value-type="float" office:value="839" calcext:value-type="float">
            <text:p>839</text:p>
          </table:table-cell>
          <table:table-cell table:formula="of:=[.$E$1]/([.$E$2]-1)*([.A841]-512)" office:value-type="float" office:value="62431.2683284458" calcext:value-type="float">
            <text:p>62.43E+03</text:p>
          </table:table-cell>
          <table:table-cell table:formula="of:=IF(OR(AND([.B841]&gt;[.$G$2];[.B841]&lt;[.$G$3]);AND([.B841]&gt;[.$G$4];[.B8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1]+1" office:value-type="float" office:value="840" calcext:value-type="float">
            <text:p>840</text:p>
          </table:table-cell>
          <table:table-cell table:formula="of:=[.$E$1]/([.$E$2]-1)*([.A842]-512)" office:value-type="float" office:value="62622.1896383187" calcext:value-type="float">
            <text:p>62.62E+03</text:p>
          </table:table-cell>
          <table:table-cell table:formula="of:=IF(OR(AND([.B842]&gt;[.$G$2];[.B842]&lt;[.$G$3]);AND([.B842]&gt;[.$G$4];[.B8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2]+1" office:value-type="float" office:value="841" calcext:value-type="float">
            <text:p>841</text:p>
          </table:table-cell>
          <table:table-cell table:formula="of:=[.$E$1]/([.$E$2]-1)*([.A843]-512)" office:value-type="float" office:value="62813.1109481916" calcext:value-type="float">
            <text:p>62.81E+03</text:p>
          </table:table-cell>
          <table:table-cell table:formula="of:=IF(OR(AND([.B843]&gt;[.$G$2];[.B843]&lt;[.$G$3]);AND([.B843]&gt;[.$G$4];[.B8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3]+1" office:value-type="float" office:value="842" calcext:value-type="float">
            <text:p>842</text:p>
          </table:table-cell>
          <table:table-cell table:formula="of:=[.$E$1]/([.$E$2]-1)*([.A844]-512)" office:value-type="float" office:value="63004.0322580645" calcext:value-type="float">
            <text:p>63.00E+03</text:p>
          </table:table-cell>
          <table:table-cell table:formula="of:=IF(OR(AND([.B844]&gt;[.$G$2];[.B844]&lt;[.$G$3]);AND([.B844]&gt;[.$G$4];[.B8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4]+1" office:value-type="float" office:value="843" calcext:value-type="float">
            <text:p>843</text:p>
          </table:table-cell>
          <table:table-cell table:formula="of:=[.$E$1]/([.$E$2]-1)*([.A845]-512)" office:value-type="float" office:value="63194.9535679374" calcext:value-type="float">
            <text:p>63.19E+03</text:p>
          </table:table-cell>
          <table:table-cell table:formula="of:=IF(OR(AND([.B845]&gt;[.$G$2];[.B845]&lt;[.$G$3]);AND([.B845]&gt;[.$G$4];[.B8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5]+1" office:value-type="float" office:value="844" calcext:value-type="float">
            <text:p>844</text:p>
          </table:table-cell>
          <table:table-cell table:formula="of:=[.$E$1]/([.$E$2]-1)*([.A846]-512)" office:value-type="float" office:value="63385.8748778104" calcext:value-type="float">
            <text:p>63.39E+03</text:p>
          </table:table-cell>
          <table:table-cell table:formula="of:=IF(OR(AND([.B846]&gt;[.$G$2];[.B846]&lt;[.$G$3]);AND([.B846]&gt;[.$G$4];[.B8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6]+1" office:value-type="float" office:value="845" calcext:value-type="float">
            <text:p>845</text:p>
          </table:table-cell>
          <table:table-cell table:formula="of:=[.$E$1]/([.$E$2]-1)*([.A847]-512)" office:value-type="float" office:value="63576.7961876833" calcext:value-type="float">
            <text:p>63.58E+03</text:p>
          </table:table-cell>
          <table:table-cell table:formula="of:=IF(OR(AND([.B847]&gt;[.$G$2];[.B847]&lt;[.$G$3]);AND([.B847]&gt;[.$G$4];[.B8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7]+1" office:value-type="float" office:value="846" calcext:value-type="float">
            <text:p>846</text:p>
          </table:table-cell>
          <table:table-cell table:formula="of:=[.$E$1]/([.$E$2]-1)*([.A848]-512)" office:value-type="float" office:value="63767.7174975562" calcext:value-type="float">
            <text:p>63.77E+03</text:p>
          </table:table-cell>
          <table:table-cell table:formula="of:=IF(OR(AND([.B848]&gt;[.$G$2];[.B848]&lt;[.$G$3]);AND([.B848]&gt;[.$G$4];[.B8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8]+1" office:value-type="float" office:value="847" calcext:value-type="float">
            <text:p>847</text:p>
          </table:table-cell>
          <table:table-cell table:formula="of:=[.$E$1]/([.$E$2]-1)*([.A849]-512)" office:value-type="float" office:value="63958.6388074291" calcext:value-type="float">
            <text:p>63.96E+03</text:p>
          </table:table-cell>
          <table:table-cell table:formula="of:=IF(OR(AND([.B849]&gt;[.$G$2];[.B849]&lt;[.$G$3]);AND([.B849]&gt;[.$G$4];[.B8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9]+1" office:value-type="float" office:value="848" calcext:value-type="float">
            <text:p>848</text:p>
          </table:table-cell>
          <table:table-cell table:formula="of:=[.$E$1]/([.$E$2]-1)*([.A850]-512)" office:value-type="float" office:value="64149.560117302" calcext:value-type="float">
            <text:p>64.15E+03</text:p>
          </table:table-cell>
          <table:table-cell table:formula="of:=IF(OR(AND([.B850]&gt;[.$G$2];[.B850]&lt;[.$G$3]);AND([.B850]&gt;[.$G$4];[.B8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0]+1" office:value-type="float" office:value="849" calcext:value-type="float">
            <text:p>849</text:p>
          </table:table-cell>
          <table:table-cell table:formula="of:=[.$E$1]/([.$E$2]-1)*([.A851]-512)" office:value-type="float" office:value="64340.481427175" calcext:value-type="float">
            <text:p>64.34E+03</text:p>
          </table:table-cell>
          <table:table-cell table:formula="of:=IF(OR(AND([.B851]&gt;[.$G$2];[.B851]&lt;[.$G$3]);AND([.B851]&gt;[.$G$4];[.B8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1]+1" office:value-type="float" office:value="850" calcext:value-type="float">
            <text:p>850</text:p>
          </table:table-cell>
          <table:table-cell table:formula="of:=[.$E$1]/([.$E$2]-1)*([.A852]-512)" office:value-type="float" office:value="64531.4027370479" calcext:value-type="float">
            <text:p>64.53E+03</text:p>
          </table:table-cell>
          <table:table-cell table:formula="of:=IF(OR(AND([.B852]&gt;[.$G$2];[.B852]&lt;[.$G$3]);AND([.B852]&gt;[.$G$4];[.B8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2]+1" office:value-type="float" office:value="851" calcext:value-type="float">
            <text:p>851</text:p>
          </table:table-cell>
          <table:table-cell table:formula="of:=[.$E$1]/([.$E$2]-1)*([.A853]-512)" office:value-type="float" office:value="64722.3240469208" calcext:value-type="float">
            <text:p>64.72E+03</text:p>
          </table:table-cell>
          <table:table-cell table:formula="of:=IF(OR(AND([.B853]&gt;[.$G$2];[.B853]&lt;[.$G$3]);AND([.B853]&gt;[.$G$4];[.B8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3]+1" office:value-type="float" office:value="852" calcext:value-type="float">
            <text:p>852</text:p>
          </table:table-cell>
          <table:table-cell table:formula="of:=[.$E$1]/([.$E$2]-1)*([.A854]-512)" office:value-type="float" office:value="64913.2453567937" calcext:value-type="float">
            <text:p>64.91E+03</text:p>
          </table:table-cell>
          <table:table-cell table:formula="of:=IF(OR(AND([.B854]&gt;[.$G$2];[.B854]&lt;[.$G$3]);AND([.B854]&gt;[.$G$4];[.B8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4]+1" office:value-type="float" office:value="853" calcext:value-type="float">
            <text:p>853</text:p>
          </table:table-cell>
          <table:table-cell table:formula="of:=[.$E$1]/([.$E$2]-1)*([.A855]-512)" office:value-type="float" office:value="65104.1666666667" calcext:value-type="float">
            <text:p>65.10E+03</text:p>
          </table:table-cell>
          <table:table-cell table:formula="of:=IF(OR(AND([.B855]&gt;[.$G$2];[.B855]&lt;[.$G$3]);AND([.B855]&gt;[.$G$4];[.B8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5]+1" office:value-type="float" office:value="854" calcext:value-type="float">
            <text:p>854</text:p>
          </table:table-cell>
          <table:table-cell table:formula="of:=[.$E$1]/([.$E$2]-1)*([.A856]-512)" office:value-type="float" office:value="65295.0879765396" calcext:value-type="float">
            <text:p>65.30E+03</text:p>
          </table:table-cell>
          <table:table-cell table:formula="of:=IF(OR(AND([.B856]&gt;[.$G$2];[.B856]&lt;[.$G$3]);AND([.B856]&gt;[.$G$4];[.B8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6]+1" office:value-type="float" office:value="855" calcext:value-type="float">
            <text:p>855</text:p>
          </table:table-cell>
          <table:table-cell table:formula="of:=[.$E$1]/([.$E$2]-1)*([.A857]-512)" office:value-type="float" office:value="65486.0092864125" calcext:value-type="float">
            <text:p>65.49E+03</text:p>
          </table:table-cell>
          <table:table-cell table:formula="of:=IF(OR(AND([.B857]&gt;[.$G$2];[.B857]&lt;[.$G$3]);AND([.B857]&gt;[.$G$4];[.B8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7]+1" office:value-type="float" office:value="856" calcext:value-type="float">
            <text:p>856</text:p>
          </table:table-cell>
          <table:table-cell table:formula="of:=[.$E$1]/([.$E$2]-1)*([.A858]-512)" office:value-type="float" office:value="65676.9305962854" calcext:value-type="float">
            <text:p>65.68E+03</text:p>
          </table:table-cell>
          <table:table-cell table:formula="of:=IF(OR(AND([.B858]&gt;[.$G$2];[.B858]&lt;[.$G$3]);AND([.B858]&gt;[.$G$4];[.B8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8]+1" office:value-type="float" office:value="857" calcext:value-type="float">
            <text:p>857</text:p>
          </table:table-cell>
          <table:table-cell table:formula="of:=[.$E$1]/([.$E$2]-1)*([.A859]-512)" office:value-type="float" office:value="65867.8519061584" calcext:value-type="float">
            <text:p>65.87E+03</text:p>
          </table:table-cell>
          <table:table-cell table:formula="of:=IF(OR(AND([.B859]&gt;[.$G$2];[.B859]&lt;[.$G$3]);AND([.B859]&gt;[.$G$4];[.B8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59]+1" office:value-type="float" office:value="858" calcext:value-type="float">
            <text:p>858</text:p>
          </table:table-cell>
          <table:table-cell table:formula="of:=[.$E$1]/([.$E$2]-1)*([.A860]-512)" office:value-type="float" office:value="66058.7732160313" calcext:value-type="float">
            <text:p>66.06E+03</text:p>
          </table:table-cell>
          <table:table-cell table:formula="of:=IF(OR(AND([.B860]&gt;[.$G$2];[.B860]&lt;[.$G$3]);AND([.B860]&gt;[.$G$4];[.B8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0]+1" office:value-type="float" office:value="859" calcext:value-type="float">
            <text:p>859</text:p>
          </table:table-cell>
          <table:table-cell table:formula="of:=[.$E$1]/([.$E$2]-1)*([.A861]-512)" office:value-type="float" office:value="66249.6945259042" calcext:value-type="float">
            <text:p>66.25E+03</text:p>
          </table:table-cell>
          <table:table-cell table:formula="of:=IF(OR(AND([.B861]&gt;[.$G$2];[.B861]&lt;[.$G$3]);AND([.B861]&gt;[.$G$4];[.B8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1]+1" office:value-type="float" office:value="860" calcext:value-type="float">
            <text:p>860</text:p>
          </table:table-cell>
          <table:table-cell table:formula="of:=[.$E$1]/([.$E$2]-1)*([.A862]-512)" office:value-type="float" office:value="66440.6158357771" calcext:value-type="float">
            <text:p>66.44E+03</text:p>
          </table:table-cell>
          <table:table-cell table:formula="of:=IF(OR(AND([.B862]&gt;[.$G$2];[.B862]&lt;[.$G$3]);AND([.B862]&gt;[.$G$4];[.B8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2]+1" office:value-type="float" office:value="861" calcext:value-type="float">
            <text:p>861</text:p>
          </table:table-cell>
          <table:table-cell table:formula="of:=[.$E$1]/([.$E$2]-1)*([.A863]-512)" office:value-type="float" office:value="66631.53714565" calcext:value-type="float">
            <text:p>66.63E+03</text:p>
          </table:table-cell>
          <table:table-cell table:formula="of:=IF(OR(AND([.B863]&gt;[.$G$2];[.B863]&lt;[.$G$3]);AND([.B863]&gt;[.$G$4];[.B8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3]+1" office:value-type="float" office:value="862" calcext:value-type="float">
            <text:p>862</text:p>
          </table:table-cell>
          <table:table-cell table:formula="of:=[.$E$1]/([.$E$2]-1)*([.A864]-512)" office:value-type="float" office:value="66822.458455523" calcext:value-type="float">
            <text:p>66.82E+03</text:p>
          </table:table-cell>
          <table:table-cell table:formula="of:=IF(OR(AND([.B864]&gt;[.$G$2];[.B864]&lt;[.$G$3]);AND([.B864]&gt;[.$G$4];[.B8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4]+1" office:value-type="float" office:value="863" calcext:value-type="float">
            <text:p>863</text:p>
          </table:table-cell>
          <table:table-cell table:formula="of:=[.$E$1]/([.$E$2]-1)*([.A865]-512)" office:value-type="float" office:value="67013.3797653959" calcext:value-type="float">
            <text:p>67.01E+03</text:p>
          </table:table-cell>
          <table:table-cell table:formula="of:=IF(OR(AND([.B865]&gt;[.$G$2];[.B865]&lt;[.$G$3]);AND([.B865]&gt;[.$G$4];[.B8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5]+1" office:value-type="float" office:value="864" calcext:value-type="float">
            <text:p>864</text:p>
          </table:table-cell>
          <table:table-cell table:formula="of:=[.$E$1]/([.$E$2]-1)*([.A866]-512)" office:value-type="float" office:value="67204.3010752688" calcext:value-type="float">
            <text:p>67.20E+03</text:p>
          </table:table-cell>
          <table:table-cell table:formula="of:=IF(OR(AND([.B866]&gt;[.$G$2];[.B866]&lt;[.$G$3]);AND([.B866]&gt;[.$G$4];[.B8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6]+1" office:value-type="float" office:value="865" calcext:value-type="float">
            <text:p>865</text:p>
          </table:table-cell>
          <table:table-cell table:formula="of:=[.$E$1]/([.$E$2]-1)*([.A867]-512)" office:value-type="float" office:value="67395.2223851417" calcext:value-type="float">
            <text:p>67.40E+03</text:p>
          </table:table-cell>
          <table:table-cell table:formula="of:=IF(OR(AND([.B867]&gt;[.$G$2];[.B867]&lt;[.$G$3]);AND([.B867]&gt;[.$G$4];[.B8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7]+1" office:value-type="float" office:value="866" calcext:value-type="float">
            <text:p>866</text:p>
          </table:table-cell>
          <table:table-cell table:formula="of:=[.$E$1]/([.$E$2]-1)*([.A868]-512)" office:value-type="float" office:value="67586.1436950147" calcext:value-type="float">
            <text:p>67.59E+03</text:p>
          </table:table-cell>
          <table:table-cell table:formula="of:=IF(OR(AND([.B868]&gt;[.$G$2];[.B868]&lt;[.$G$3]);AND([.B868]&gt;[.$G$4];[.B8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8]+1" office:value-type="float" office:value="867" calcext:value-type="float">
            <text:p>867</text:p>
          </table:table-cell>
          <table:table-cell table:formula="of:=[.$E$1]/([.$E$2]-1)*([.A869]-512)" office:value-type="float" office:value="67777.0650048876" calcext:value-type="float">
            <text:p>67.78E+03</text:p>
          </table:table-cell>
          <table:table-cell table:formula="of:=IF(OR(AND([.B869]&gt;[.$G$2];[.B869]&lt;[.$G$3]);AND([.B869]&gt;[.$G$4];[.B8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69]+1" office:value-type="float" office:value="868" calcext:value-type="float">
            <text:p>868</text:p>
          </table:table-cell>
          <table:table-cell table:formula="of:=[.$E$1]/([.$E$2]-1)*([.A870]-512)" office:value-type="float" office:value="67967.9863147605" calcext:value-type="float">
            <text:p>67.97E+03</text:p>
          </table:table-cell>
          <table:table-cell table:formula="of:=IF(OR(AND([.B870]&gt;[.$G$2];[.B870]&lt;[.$G$3]);AND([.B870]&gt;[.$G$4];[.B8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0]+1" office:value-type="float" office:value="869" calcext:value-type="float">
            <text:p>869</text:p>
          </table:table-cell>
          <table:table-cell table:formula="of:=[.$E$1]/([.$E$2]-1)*([.A871]-512)" office:value-type="float" office:value="68158.9076246334" calcext:value-type="float">
            <text:p>68.16E+03</text:p>
          </table:table-cell>
          <table:table-cell table:formula="of:=IF(OR(AND([.B871]&gt;[.$G$2];[.B871]&lt;[.$G$3]);AND([.B871]&gt;[.$G$4];[.B8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1]+1" office:value-type="float" office:value="870" calcext:value-type="float">
            <text:p>870</text:p>
          </table:table-cell>
          <table:table-cell table:formula="of:=[.$E$1]/([.$E$2]-1)*([.A872]-512)" office:value-type="float" office:value="68349.8289345064" calcext:value-type="float">
            <text:p>68.35E+03</text:p>
          </table:table-cell>
          <table:table-cell table:formula="of:=IF(OR(AND([.B872]&gt;[.$G$2];[.B872]&lt;[.$G$3]);AND([.B872]&gt;[.$G$4];[.B8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2]+1" office:value-type="float" office:value="871" calcext:value-type="float">
            <text:p>871</text:p>
          </table:table-cell>
          <table:table-cell table:formula="of:=[.$E$1]/([.$E$2]-1)*([.A873]-512)" office:value-type="float" office:value="68540.7502443793" calcext:value-type="float">
            <text:p>68.54E+03</text:p>
          </table:table-cell>
          <table:table-cell table:formula="of:=IF(OR(AND([.B873]&gt;[.$G$2];[.B873]&lt;[.$G$3]);AND([.B873]&gt;[.$G$4];[.B8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3]+1" office:value-type="float" office:value="872" calcext:value-type="float">
            <text:p>872</text:p>
          </table:table-cell>
          <table:table-cell table:formula="of:=[.$E$1]/([.$E$2]-1)*([.A874]-512)" office:value-type="float" office:value="68731.6715542522" calcext:value-type="float">
            <text:p>68.73E+03</text:p>
          </table:table-cell>
          <table:table-cell table:formula="of:=IF(OR(AND([.B874]&gt;[.$G$2];[.B874]&lt;[.$G$3]);AND([.B874]&gt;[.$G$4];[.B8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4]+1" office:value-type="float" office:value="873" calcext:value-type="float">
            <text:p>873</text:p>
          </table:table-cell>
          <table:table-cell table:formula="of:=[.$E$1]/([.$E$2]-1)*([.A875]-512)" office:value-type="float" office:value="68922.5928641251" calcext:value-type="float">
            <text:p>68.92E+03</text:p>
          </table:table-cell>
          <table:table-cell table:formula="of:=IF(OR(AND([.B875]&gt;[.$G$2];[.B875]&lt;[.$G$3]);AND([.B875]&gt;[.$G$4];[.B8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5]+1" office:value-type="float" office:value="874" calcext:value-type="float">
            <text:p>874</text:p>
          </table:table-cell>
          <table:table-cell table:formula="of:=[.$E$1]/([.$E$2]-1)*([.A876]-512)" office:value-type="float" office:value="69113.514173998" calcext:value-type="float">
            <text:p>69.11E+03</text:p>
          </table:table-cell>
          <table:table-cell table:formula="of:=IF(OR(AND([.B876]&gt;[.$G$2];[.B876]&lt;[.$G$3]);AND([.B876]&gt;[.$G$4];[.B8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6]+1" office:value-type="float" office:value="875" calcext:value-type="float">
            <text:p>875</text:p>
          </table:table-cell>
          <table:table-cell table:formula="of:=[.$E$1]/([.$E$2]-1)*([.A877]-512)" office:value-type="float" office:value="69304.435483871" calcext:value-type="float">
            <text:p>69.30E+03</text:p>
          </table:table-cell>
          <table:table-cell table:formula="of:=IF(OR(AND([.B877]&gt;[.$G$2];[.B877]&lt;[.$G$3]);AND([.B877]&gt;[.$G$4];[.B8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7]+1" office:value-type="float" office:value="876" calcext:value-type="float">
            <text:p>876</text:p>
          </table:table-cell>
          <table:table-cell table:formula="of:=[.$E$1]/([.$E$2]-1)*([.A878]-512)" office:value-type="float" office:value="69495.3567937439" calcext:value-type="float">
            <text:p>69.50E+03</text:p>
          </table:table-cell>
          <table:table-cell table:formula="of:=IF(OR(AND([.B878]&gt;[.$G$2];[.B878]&lt;[.$G$3]);AND([.B878]&gt;[.$G$4];[.B8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8]+1" office:value-type="float" office:value="877" calcext:value-type="float">
            <text:p>877</text:p>
          </table:table-cell>
          <table:table-cell table:formula="of:=[.$E$1]/([.$E$2]-1)*([.A879]-512)" office:value-type="float" office:value="69686.2781036168" calcext:value-type="float">
            <text:p>69.69E+03</text:p>
          </table:table-cell>
          <table:table-cell table:formula="of:=IF(OR(AND([.B879]&gt;[.$G$2];[.B879]&lt;[.$G$3]);AND([.B879]&gt;[.$G$4];[.B8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79]+1" office:value-type="float" office:value="878" calcext:value-type="float">
            <text:p>878</text:p>
          </table:table-cell>
          <table:table-cell table:formula="of:=[.$E$1]/([.$E$2]-1)*([.A880]-512)" office:value-type="float" office:value="69877.1994134897" calcext:value-type="float">
            <text:p>69.88E+03</text:p>
          </table:table-cell>
          <table:table-cell table:formula="of:=IF(OR(AND([.B880]&gt;[.$G$2];[.B880]&lt;[.$G$3]);AND([.B880]&gt;[.$G$4];[.B8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0]+1" office:value-type="float" office:value="879" calcext:value-type="float">
            <text:p>879</text:p>
          </table:table-cell>
          <table:table-cell table:formula="of:=[.$E$1]/([.$E$2]-1)*([.A881]-512)" office:value-type="float" office:value="70068.1207233627" calcext:value-type="float">
            <text:p>70.07E+03</text:p>
          </table:table-cell>
          <table:table-cell table:formula="of:=IF(OR(AND([.B881]&gt;[.$G$2];[.B881]&lt;[.$G$3]);AND([.B881]&gt;[.$G$4];[.B8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1]+1" office:value-type="float" office:value="880" calcext:value-type="float">
            <text:p>880</text:p>
          </table:table-cell>
          <table:table-cell table:formula="of:=[.$E$1]/([.$E$2]-1)*([.A882]-512)" office:value-type="float" office:value="70259.0420332356" calcext:value-type="float">
            <text:p>70.26E+03</text:p>
          </table:table-cell>
          <table:table-cell table:formula="of:=IF(OR(AND([.B882]&gt;[.$G$2];[.B882]&lt;[.$G$3]);AND([.B882]&gt;[.$G$4];[.B8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2]+1" office:value-type="float" office:value="881" calcext:value-type="float">
            <text:p>881</text:p>
          </table:table-cell>
          <table:table-cell table:formula="of:=[.$E$1]/([.$E$2]-1)*([.A883]-512)" office:value-type="float" office:value="70449.9633431085" calcext:value-type="float">
            <text:p>70.45E+03</text:p>
          </table:table-cell>
          <table:table-cell table:formula="of:=IF(OR(AND([.B883]&gt;[.$G$2];[.B883]&lt;[.$G$3]);AND([.B883]&gt;[.$G$4];[.B8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3]+1" office:value-type="float" office:value="882" calcext:value-type="float">
            <text:p>882</text:p>
          </table:table-cell>
          <table:table-cell table:formula="of:=[.$E$1]/([.$E$2]-1)*([.A884]-512)" office:value-type="float" office:value="70640.8846529814" calcext:value-type="float">
            <text:p>70.64E+03</text:p>
          </table:table-cell>
          <table:table-cell table:formula="of:=IF(OR(AND([.B884]&gt;[.$G$2];[.B884]&lt;[.$G$3]);AND([.B884]&gt;[.$G$4];[.B8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4]+1" office:value-type="float" office:value="883" calcext:value-type="float">
            <text:p>883</text:p>
          </table:table-cell>
          <table:table-cell table:formula="of:=[.$E$1]/([.$E$2]-1)*([.A885]-512)" office:value-type="float" office:value="70831.8059628543" calcext:value-type="float">
            <text:p>70.83E+03</text:p>
          </table:table-cell>
          <table:table-cell table:formula="of:=IF(OR(AND([.B885]&gt;[.$G$2];[.B885]&lt;[.$G$3]);AND([.B885]&gt;[.$G$4];[.B8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5]+1" office:value-type="float" office:value="884" calcext:value-type="float">
            <text:p>884</text:p>
          </table:table-cell>
          <table:table-cell table:formula="of:=[.$E$1]/([.$E$2]-1)*([.A886]-512)" office:value-type="float" office:value="71022.7272727273" calcext:value-type="float">
            <text:p>71.02E+03</text:p>
          </table:table-cell>
          <table:table-cell table:formula="of:=IF(OR(AND([.B886]&gt;[.$G$2];[.B886]&lt;[.$G$3]);AND([.B886]&gt;[.$G$4];[.B8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6]+1" office:value-type="float" office:value="885" calcext:value-type="float">
            <text:p>885</text:p>
          </table:table-cell>
          <table:table-cell table:formula="of:=[.$E$1]/([.$E$2]-1)*([.A887]-512)" office:value-type="float" office:value="71213.6485826002" calcext:value-type="float">
            <text:p>71.21E+03</text:p>
          </table:table-cell>
          <table:table-cell table:formula="of:=IF(OR(AND([.B887]&gt;[.$G$2];[.B887]&lt;[.$G$3]);AND([.B887]&gt;[.$G$4];[.B8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7]+1" office:value-type="float" office:value="886" calcext:value-type="float">
            <text:p>886</text:p>
          </table:table-cell>
          <table:table-cell table:formula="of:=[.$E$1]/([.$E$2]-1)*([.A888]-512)" office:value-type="float" office:value="71404.5698924731" calcext:value-type="float">
            <text:p>71.40E+03</text:p>
          </table:table-cell>
          <table:table-cell table:formula="of:=IF(OR(AND([.B888]&gt;[.$G$2];[.B888]&lt;[.$G$3]);AND([.B888]&gt;[.$G$4];[.B8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8]+1" office:value-type="float" office:value="887" calcext:value-type="float">
            <text:p>887</text:p>
          </table:table-cell>
          <table:table-cell table:formula="of:=[.$E$1]/([.$E$2]-1)*([.A889]-512)" office:value-type="float" office:value="71595.491202346" calcext:value-type="float">
            <text:p>71.60E+03</text:p>
          </table:table-cell>
          <table:table-cell table:formula="of:=IF(OR(AND([.B889]&gt;[.$G$2];[.B889]&lt;[.$G$3]);AND([.B889]&gt;[.$G$4];[.B8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89]+1" office:value-type="float" office:value="888" calcext:value-type="float">
            <text:p>888</text:p>
          </table:table-cell>
          <table:table-cell table:formula="of:=[.$E$1]/([.$E$2]-1)*([.A890]-512)" office:value-type="float" office:value="71786.412512219" calcext:value-type="float">
            <text:p>71.79E+03</text:p>
          </table:table-cell>
          <table:table-cell table:formula="of:=IF(OR(AND([.B890]&gt;[.$G$2];[.B890]&lt;[.$G$3]);AND([.B890]&gt;[.$G$4];[.B8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0]+1" office:value-type="float" office:value="889" calcext:value-type="float">
            <text:p>889</text:p>
          </table:table-cell>
          <table:table-cell table:formula="of:=[.$E$1]/([.$E$2]-1)*([.A891]-512)" office:value-type="float" office:value="71977.3338220919" calcext:value-type="float">
            <text:p>71.98E+03</text:p>
          </table:table-cell>
          <table:table-cell table:formula="of:=IF(OR(AND([.B891]&gt;[.$G$2];[.B891]&lt;[.$G$3]);AND([.B891]&gt;[.$G$4];[.B8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1]+1" office:value-type="float" office:value="890" calcext:value-type="float">
            <text:p>890</text:p>
          </table:table-cell>
          <table:table-cell table:formula="of:=[.$E$1]/([.$E$2]-1)*([.A892]-512)" office:value-type="float" office:value="72168.2551319648" calcext:value-type="float">
            <text:p>72.17E+03</text:p>
          </table:table-cell>
          <table:table-cell table:formula="of:=IF(OR(AND([.B892]&gt;[.$G$2];[.B892]&lt;[.$G$3]);AND([.B892]&gt;[.$G$4];[.B8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2]+1" office:value-type="float" office:value="891" calcext:value-type="float">
            <text:p>891</text:p>
          </table:table-cell>
          <table:table-cell table:formula="of:=[.$E$1]/([.$E$2]-1)*([.A893]-512)" office:value-type="float" office:value="72359.1764418377" calcext:value-type="float">
            <text:p>72.36E+03</text:p>
          </table:table-cell>
          <table:table-cell table:formula="of:=IF(OR(AND([.B893]&gt;[.$G$2];[.B893]&lt;[.$G$3]);AND([.B893]&gt;[.$G$4];[.B8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3]+1" office:value-type="float" office:value="892" calcext:value-type="float">
            <text:p>892</text:p>
          </table:table-cell>
          <table:table-cell table:formula="of:=[.$E$1]/([.$E$2]-1)*([.A894]-512)" office:value-type="float" office:value="72550.0977517107" calcext:value-type="float">
            <text:p>72.55E+03</text:p>
          </table:table-cell>
          <table:table-cell table:formula="of:=IF(OR(AND([.B894]&gt;[.$G$2];[.B894]&lt;[.$G$3]);AND([.B894]&gt;[.$G$4];[.B8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4]+1" office:value-type="float" office:value="893" calcext:value-type="float">
            <text:p>893</text:p>
          </table:table-cell>
          <table:table-cell table:formula="of:=[.$E$1]/([.$E$2]-1)*([.A895]-512)" office:value-type="float" office:value="72741.0190615836" calcext:value-type="float">
            <text:p>72.74E+03</text:p>
          </table:table-cell>
          <table:table-cell table:formula="of:=IF(OR(AND([.B895]&gt;[.$G$2];[.B895]&lt;[.$G$3]);AND([.B895]&gt;[.$G$4];[.B8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5]+1" office:value-type="float" office:value="894" calcext:value-type="float">
            <text:p>894</text:p>
          </table:table-cell>
          <table:table-cell table:formula="of:=[.$E$1]/([.$E$2]-1)*([.A896]-512)" office:value-type="float" office:value="72931.9403714565" calcext:value-type="float">
            <text:p>72.93E+03</text:p>
          </table:table-cell>
          <table:table-cell table:formula="of:=IF(OR(AND([.B896]&gt;[.$G$2];[.B896]&lt;[.$G$3]);AND([.B896]&gt;[.$G$4];[.B8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6]+1" office:value-type="float" office:value="895" calcext:value-type="float">
            <text:p>895</text:p>
          </table:table-cell>
          <table:table-cell table:formula="of:=[.$E$1]/([.$E$2]-1)*([.A897]-512)" office:value-type="float" office:value="73122.8616813294" calcext:value-type="float">
            <text:p>73.12E+03</text:p>
          </table:table-cell>
          <table:table-cell table:formula="of:=IF(OR(AND([.B897]&gt;[.$G$2];[.B897]&lt;[.$G$3]);AND([.B897]&gt;[.$G$4];[.B8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7]+1" office:value-type="float" office:value="896" calcext:value-type="float">
            <text:p>896</text:p>
          </table:table-cell>
          <table:table-cell table:formula="of:=[.$E$1]/([.$E$2]-1)*([.A898]-512)" office:value-type="float" office:value="73313.7829912023" calcext:value-type="float">
            <text:p>73.31E+03</text:p>
          </table:table-cell>
          <table:table-cell table:formula="of:=IF(OR(AND([.B898]&gt;[.$G$2];[.B898]&lt;[.$G$3]);AND([.B898]&gt;[.$G$4];[.B8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8]+1" office:value-type="float" office:value="897" calcext:value-type="float">
            <text:p>897</text:p>
          </table:table-cell>
          <table:table-cell table:formula="of:=[.$E$1]/([.$E$2]-1)*([.A899]-512)" office:value-type="float" office:value="73504.7043010753" calcext:value-type="float">
            <text:p>73.50E+03</text:p>
          </table:table-cell>
          <table:table-cell table:formula="of:=IF(OR(AND([.B899]&gt;[.$G$2];[.B899]&lt;[.$G$3]);AND([.B899]&gt;[.$G$4];[.B8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99]+1" office:value-type="float" office:value="898" calcext:value-type="float">
            <text:p>898</text:p>
          </table:table-cell>
          <table:table-cell table:formula="of:=[.$E$1]/([.$E$2]-1)*([.A900]-512)" office:value-type="float" office:value="73695.6256109482" calcext:value-type="float">
            <text:p>73.70E+03</text:p>
          </table:table-cell>
          <table:table-cell table:formula="of:=IF(OR(AND([.B900]&gt;[.$G$2];[.B900]&lt;[.$G$3]);AND([.B900]&gt;[.$G$4];[.B9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0]+1" office:value-type="float" office:value="899" calcext:value-type="float">
            <text:p>899</text:p>
          </table:table-cell>
          <table:table-cell table:formula="of:=[.$E$1]/([.$E$2]-1)*([.A901]-512)" office:value-type="float" office:value="73886.5469208211" calcext:value-type="float">
            <text:p>73.89E+03</text:p>
          </table:table-cell>
          <table:table-cell table:formula="of:=IF(OR(AND([.B901]&gt;[.$G$2];[.B901]&lt;[.$G$3]);AND([.B901]&gt;[.$G$4];[.B9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1]+1" office:value-type="float" office:value="900" calcext:value-type="float">
            <text:p>900</text:p>
          </table:table-cell>
          <table:table-cell table:formula="of:=[.$E$1]/([.$E$2]-1)*([.A902]-512)" office:value-type="float" office:value="74077.468230694" calcext:value-type="float">
            <text:p>74.08E+03</text:p>
          </table:table-cell>
          <table:table-cell table:formula="of:=IF(OR(AND([.B902]&gt;[.$G$2];[.B902]&lt;[.$G$3]);AND([.B902]&gt;[.$G$4];[.B9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2]+1" office:value-type="float" office:value="901" calcext:value-type="float">
            <text:p>901</text:p>
          </table:table-cell>
          <table:table-cell table:formula="of:=[.$E$1]/([.$E$2]-1)*([.A903]-512)" office:value-type="float" office:value="74268.389540567" calcext:value-type="float">
            <text:p>74.27E+03</text:p>
          </table:table-cell>
          <table:table-cell table:formula="of:=IF(OR(AND([.B903]&gt;[.$G$2];[.B903]&lt;[.$G$3]);AND([.B903]&gt;[.$G$4];[.B9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3]+1" office:value-type="float" office:value="902" calcext:value-type="float">
            <text:p>902</text:p>
          </table:table-cell>
          <table:table-cell table:formula="of:=[.$E$1]/([.$E$2]-1)*([.A904]-512)" office:value-type="float" office:value="74459.3108504399" calcext:value-type="float">
            <text:p>74.46E+03</text:p>
          </table:table-cell>
          <table:table-cell table:formula="of:=IF(OR(AND([.B904]&gt;[.$G$2];[.B904]&lt;[.$G$3]);AND([.B904]&gt;[.$G$4];[.B9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4]+1" office:value-type="float" office:value="903" calcext:value-type="float">
            <text:p>903</text:p>
          </table:table-cell>
          <table:table-cell table:formula="of:=[.$E$1]/([.$E$2]-1)*([.A905]-512)" office:value-type="float" office:value="74650.2321603128" calcext:value-type="float">
            <text:p>74.65E+03</text:p>
          </table:table-cell>
          <table:table-cell table:formula="of:=IF(OR(AND([.B905]&gt;[.$G$2];[.B905]&lt;[.$G$3]);AND([.B905]&gt;[.$G$4];[.B9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5]+1" office:value-type="float" office:value="904" calcext:value-type="float">
            <text:p>904</text:p>
          </table:table-cell>
          <table:table-cell table:formula="of:=[.$E$1]/([.$E$2]-1)*([.A906]-512)" office:value-type="float" office:value="74841.1534701857" calcext:value-type="float">
            <text:p>74.84E+03</text:p>
          </table:table-cell>
          <table:table-cell table:formula="of:=IF(OR(AND([.B906]&gt;[.$G$2];[.B906]&lt;[.$G$3]);AND([.B906]&gt;[.$G$4];[.B9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6]+1" office:value-type="float" office:value="905" calcext:value-type="float">
            <text:p>905</text:p>
          </table:table-cell>
          <table:table-cell table:formula="of:=[.$E$1]/([.$E$2]-1)*([.A907]-512)" office:value-type="float" office:value="75032.0747800586" calcext:value-type="float">
            <text:p>75.03E+03</text:p>
          </table:table-cell>
          <table:table-cell table:formula="of:=IF(OR(AND([.B907]&gt;[.$G$2];[.B907]&lt;[.$G$3]);AND([.B907]&gt;[.$G$4];[.B9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7]+1" office:value-type="float" office:value="906" calcext:value-type="float">
            <text:p>906</text:p>
          </table:table-cell>
          <table:table-cell table:formula="of:=[.$E$1]/([.$E$2]-1)*([.A908]-512)" office:value-type="float" office:value="75222.9960899316" calcext:value-type="float">
            <text:p>75.22E+03</text:p>
          </table:table-cell>
          <table:table-cell table:formula="of:=IF(OR(AND([.B908]&gt;[.$G$2];[.B908]&lt;[.$G$3]);AND([.B908]&gt;[.$G$4];[.B9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8]+1" office:value-type="float" office:value="907" calcext:value-type="float">
            <text:p>907</text:p>
          </table:table-cell>
          <table:table-cell table:formula="of:=[.$E$1]/([.$E$2]-1)*([.A909]-512)" office:value-type="float" office:value="75413.9173998045" calcext:value-type="float">
            <text:p>75.41E+03</text:p>
          </table:table-cell>
          <table:table-cell table:formula="of:=IF(OR(AND([.B909]&gt;[.$G$2];[.B909]&lt;[.$G$3]);AND([.B909]&gt;[.$G$4];[.B9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09]+1" office:value-type="float" office:value="908" calcext:value-type="float">
            <text:p>908</text:p>
          </table:table-cell>
          <table:table-cell table:formula="of:=[.$E$1]/([.$E$2]-1)*([.A910]-512)" office:value-type="float" office:value="75604.8387096774" calcext:value-type="float">
            <text:p>75.60E+03</text:p>
          </table:table-cell>
          <table:table-cell table:formula="of:=IF(OR(AND([.B910]&gt;[.$G$2];[.B910]&lt;[.$G$3]);AND([.B910]&gt;[.$G$4];[.B9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0]+1" office:value-type="float" office:value="909" calcext:value-type="float">
            <text:p>909</text:p>
          </table:table-cell>
          <table:table-cell table:formula="of:=[.$E$1]/([.$E$2]-1)*([.A911]-512)" office:value-type="float" office:value="75795.7600195503" calcext:value-type="float">
            <text:p>75.80E+03</text:p>
          </table:table-cell>
          <table:table-cell table:formula="of:=IF(OR(AND([.B911]&gt;[.$G$2];[.B911]&lt;[.$G$3]);AND([.B911]&gt;[.$G$4];[.B9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1]+1" office:value-type="float" office:value="910" calcext:value-type="float">
            <text:p>910</text:p>
          </table:table-cell>
          <table:table-cell table:formula="of:=[.$E$1]/([.$E$2]-1)*([.A912]-512)" office:value-type="float" office:value="75986.6813294233" calcext:value-type="float">
            <text:p>75.99E+03</text:p>
          </table:table-cell>
          <table:table-cell table:formula="of:=IF(OR(AND([.B912]&gt;[.$G$2];[.B912]&lt;[.$G$3]);AND([.B912]&gt;[.$G$4];[.B9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2]+1" office:value-type="float" office:value="911" calcext:value-type="float">
            <text:p>911</text:p>
          </table:table-cell>
          <table:table-cell table:formula="of:=[.$E$1]/([.$E$2]-1)*([.A913]-512)" office:value-type="float" office:value="76177.6026392962" calcext:value-type="float">
            <text:p>76.18E+03</text:p>
          </table:table-cell>
          <table:table-cell table:formula="of:=IF(OR(AND([.B913]&gt;[.$G$2];[.B913]&lt;[.$G$3]);AND([.B913]&gt;[.$G$4];[.B9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3]+1" office:value-type="float" office:value="912" calcext:value-type="float">
            <text:p>912</text:p>
          </table:table-cell>
          <table:table-cell table:formula="of:=[.$E$1]/([.$E$2]-1)*([.A914]-512)" office:value-type="float" office:value="76368.5239491691" calcext:value-type="float">
            <text:p>76.37E+03</text:p>
          </table:table-cell>
          <table:table-cell table:formula="of:=IF(OR(AND([.B914]&gt;[.$G$2];[.B914]&lt;[.$G$3]);AND([.B914]&gt;[.$G$4];[.B9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4]+1" office:value-type="float" office:value="913" calcext:value-type="float">
            <text:p>913</text:p>
          </table:table-cell>
          <table:table-cell table:formula="of:=[.$E$1]/([.$E$2]-1)*([.A915]-512)" office:value-type="float" office:value="76559.445259042" calcext:value-type="float">
            <text:p>76.56E+03</text:p>
          </table:table-cell>
          <table:table-cell table:formula="of:=IF(OR(AND([.B915]&gt;[.$G$2];[.B915]&lt;[.$G$3]);AND([.B915]&gt;[.$G$4];[.B9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5]+1" office:value-type="float" office:value="914" calcext:value-type="float">
            <text:p>914</text:p>
          </table:table-cell>
          <table:table-cell table:formula="of:=[.$E$1]/([.$E$2]-1)*([.A916]-512)" office:value-type="float" office:value="76750.3665689149" calcext:value-type="float">
            <text:p>76.75E+03</text:p>
          </table:table-cell>
          <table:table-cell table:formula="of:=IF(OR(AND([.B916]&gt;[.$G$2];[.B916]&lt;[.$G$3]);AND([.B916]&gt;[.$G$4];[.B9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6]+1" office:value-type="float" office:value="915" calcext:value-type="float">
            <text:p>915</text:p>
          </table:table-cell>
          <table:table-cell table:formula="of:=[.$E$1]/([.$E$2]-1)*([.A917]-512)" office:value-type="float" office:value="76941.2878787879" calcext:value-type="float">
            <text:p>76.94E+03</text:p>
          </table:table-cell>
          <table:table-cell table:formula="of:=IF(OR(AND([.B917]&gt;[.$G$2];[.B917]&lt;[.$G$3]);AND([.B917]&gt;[.$G$4];[.B9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7]+1" office:value-type="float" office:value="916" calcext:value-type="float">
            <text:p>916</text:p>
          </table:table-cell>
          <table:table-cell table:formula="of:=[.$E$1]/([.$E$2]-1)*([.A918]-512)" office:value-type="float" office:value="77132.2091886608" calcext:value-type="float">
            <text:p>77.13E+03</text:p>
          </table:table-cell>
          <table:table-cell table:formula="of:=IF(OR(AND([.B918]&gt;[.$G$2];[.B918]&lt;[.$G$3]);AND([.B918]&gt;[.$G$4];[.B9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8]+1" office:value-type="float" office:value="917" calcext:value-type="float">
            <text:p>917</text:p>
          </table:table-cell>
          <table:table-cell table:formula="of:=[.$E$1]/([.$E$2]-1)*([.A919]-512)" office:value-type="float" office:value="77323.1304985337" calcext:value-type="float">
            <text:p>77.32E+03</text:p>
          </table:table-cell>
          <table:table-cell table:formula="of:=IF(OR(AND([.B919]&gt;[.$G$2];[.B919]&lt;[.$G$3]);AND([.B919]&gt;[.$G$4];[.B9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19]+1" office:value-type="float" office:value="918" calcext:value-type="float">
            <text:p>918</text:p>
          </table:table-cell>
          <table:table-cell table:formula="of:=[.$E$1]/([.$E$2]-1)*([.A920]-512)" office:value-type="float" office:value="77514.0518084066" calcext:value-type="float">
            <text:p>77.51E+03</text:p>
          </table:table-cell>
          <table:table-cell table:formula="of:=IF(OR(AND([.B920]&gt;[.$G$2];[.B920]&lt;[.$G$3]);AND([.B920]&gt;[.$G$4];[.B9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0]+1" office:value-type="float" office:value="919" calcext:value-type="float">
            <text:p>919</text:p>
          </table:table-cell>
          <table:table-cell table:formula="of:=[.$E$1]/([.$E$2]-1)*([.A921]-512)" office:value-type="float" office:value="77704.9731182796" calcext:value-type="float">
            <text:p>77.70E+03</text:p>
          </table:table-cell>
          <table:table-cell table:formula="of:=IF(OR(AND([.B921]&gt;[.$G$2];[.B921]&lt;[.$G$3]);AND([.B921]&gt;[.$G$4];[.B9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1]+1" office:value-type="float" office:value="920" calcext:value-type="float">
            <text:p>920</text:p>
          </table:table-cell>
          <table:table-cell table:formula="of:=[.$E$1]/([.$E$2]-1)*([.A922]-512)" office:value-type="float" office:value="77895.8944281525" calcext:value-type="float">
            <text:p>77.90E+03</text:p>
          </table:table-cell>
          <table:table-cell table:formula="of:=IF(OR(AND([.B922]&gt;[.$G$2];[.B922]&lt;[.$G$3]);AND([.B922]&gt;[.$G$4];[.B9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2]+1" office:value-type="float" office:value="921" calcext:value-type="float">
            <text:p>921</text:p>
          </table:table-cell>
          <table:table-cell table:formula="of:=[.$E$1]/([.$E$2]-1)*([.A923]-512)" office:value-type="float" office:value="78086.8157380254" calcext:value-type="float">
            <text:p>78.09E+03</text:p>
          </table:table-cell>
          <table:table-cell table:formula="of:=IF(OR(AND([.B923]&gt;[.$G$2];[.B923]&lt;[.$G$3]);AND([.B923]&gt;[.$G$4];[.B9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3]+1" office:value-type="float" office:value="922" calcext:value-type="float">
            <text:p>922</text:p>
          </table:table-cell>
          <table:table-cell table:formula="of:=[.$E$1]/([.$E$2]-1)*([.A924]-512)" office:value-type="float" office:value="78277.7370478983" calcext:value-type="float">
            <text:p>78.28E+03</text:p>
          </table:table-cell>
          <table:table-cell table:formula="of:=IF(OR(AND([.B924]&gt;[.$G$2];[.B924]&lt;[.$G$3]);AND([.B924]&gt;[.$G$4];[.B9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4]+1" office:value-type="float" office:value="923" calcext:value-type="float">
            <text:p>923</text:p>
          </table:table-cell>
          <table:table-cell table:formula="of:=[.$E$1]/([.$E$2]-1)*([.A925]-512)" office:value-type="float" office:value="78468.6583577713" calcext:value-type="float">
            <text:p>78.47E+03</text:p>
          </table:table-cell>
          <table:table-cell table:formula="of:=IF(OR(AND([.B925]&gt;[.$G$2];[.B925]&lt;[.$G$3]);AND([.B925]&gt;[.$G$4];[.B92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5]+1" office:value-type="float" office:value="924" calcext:value-type="float">
            <text:p>924</text:p>
          </table:table-cell>
          <table:table-cell table:formula="of:=[.$E$1]/([.$E$2]-1)*([.A926]-512)" office:value-type="float" office:value="78659.5796676442" calcext:value-type="float">
            <text:p>78.66E+03</text:p>
          </table:table-cell>
          <table:table-cell table:formula="of:=IF(OR(AND([.B926]&gt;[.$G$2];[.B926]&lt;[.$G$3]);AND([.B926]&gt;[.$G$4];[.B92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6]+1" office:value-type="float" office:value="925" calcext:value-type="float">
            <text:p>925</text:p>
          </table:table-cell>
          <table:table-cell table:formula="of:=[.$E$1]/([.$E$2]-1)*([.A927]-512)" office:value-type="float" office:value="78850.5009775171" calcext:value-type="float">
            <text:p>78.85E+03</text:p>
          </table:table-cell>
          <table:table-cell table:formula="of:=IF(OR(AND([.B927]&gt;[.$G$2];[.B927]&lt;[.$G$3]);AND([.B927]&gt;[.$G$4];[.B92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7]+1" office:value-type="float" office:value="926" calcext:value-type="float">
            <text:p>926</text:p>
          </table:table-cell>
          <table:table-cell table:formula="of:=[.$E$1]/([.$E$2]-1)*([.A928]-512)" office:value-type="float" office:value="79041.42228739" calcext:value-type="float">
            <text:p>79.04E+03</text:p>
          </table:table-cell>
          <table:table-cell table:formula="of:=IF(OR(AND([.B928]&gt;[.$G$2];[.B928]&lt;[.$G$3]);AND([.B928]&gt;[.$G$4];[.B92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8]+1" office:value-type="float" office:value="927" calcext:value-type="float">
            <text:p>927</text:p>
          </table:table-cell>
          <table:table-cell table:formula="of:=[.$E$1]/([.$E$2]-1)*([.A929]-512)" office:value-type="float" office:value="79232.343597263" calcext:value-type="float">
            <text:p>79.23E+03</text:p>
          </table:table-cell>
          <table:table-cell table:formula="of:=IF(OR(AND([.B929]&gt;[.$G$2];[.B929]&lt;[.$G$3]);AND([.B929]&gt;[.$G$4];[.B92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29]+1" office:value-type="float" office:value="928" calcext:value-type="float">
            <text:p>928</text:p>
          </table:table-cell>
          <table:table-cell table:formula="of:=[.$E$1]/([.$E$2]-1)*([.A930]-512)" office:value-type="float" office:value="79423.2649071359" calcext:value-type="float">
            <text:p>79.42E+03</text:p>
          </table:table-cell>
          <table:table-cell table:formula="of:=IF(OR(AND([.B930]&gt;[.$G$2];[.B930]&lt;[.$G$3]);AND([.B930]&gt;[.$G$4];[.B93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0]+1" office:value-type="float" office:value="929" calcext:value-type="float">
            <text:p>929</text:p>
          </table:table-cell>
          <table:table-cell table:formula="of:=[.$E$1]/([.$E$2]-1)*([.A931]-512)" office:value-type="float" office:value="79614.1862170088" calcext:value-type="float">
            <text:p>79.61E+03</text:p>
          </table:table-cell>
          <table:table-cell table:formula="of:=IF(OR(AND([.B931]&gt;[.$G$2];[.B931]&lt;[.$G$3]);AND([.B931]&gt;[.$G$4];[.B93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1]+1" office:value-type="float" office:value="930" calcext:value-type="float">
            <text:p>930</text:p>
          </table:table-cell>
          <table:table-cell table:formula="of:=[.$E$1]/([.$E$2]-1)*([.A932]-512)" office:value-type="float" office:value="79805.1075268817" calcext:value-type="float">
            <text:p>79.81E+03</text:p>
          </table:table-cell>
          <table:table-cell table:formula="of:=IF(OR(AND([.B932]&gt;[.$G$2];[.B932]&lt;[.$G$3]);AND([.B932]&gt;[.$G$4];[.B93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2]+1" office:value-type="float" office:value="931" calcext:value-type="float">
            <text:p>931</text:p>
          </table:table-cell>
          <table:table-cell table:formula="of:=[.$E$1]/([.$E$2]-1)*([.A933]-512)" office:value-type="float" office:value="79996.0288367546" calcext:value-type="float">
            <text:p>80.00E+03</text:p>
          </table:table-cell>
          <table:table-cell table:formula="of:=IF(OR(AND([.B933]&gt;[.$G$2];[.B933]&lt;[.$G$3]);AND([.B933]&gt;[.$G$4];[.B93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3]+1" office:value-type="float" office:value="932" calcext:value-type="float">
            <text:p>932</text:p>
          </table:table-cell>
          <table:table-cell table:formula="of:=[.$E$1]/([.$E$2]-1)*([.A934]-512)" office:value-type="float" office:value="80186.9501466276" calcext:value-type="float">
            <text:p>80.19E+03</text:p>
          </table:table-cell>
          <table:table-cell table:formula="of:=IF(OR(AND([.B934]&gt;[.$G$2];[.B934]&lt;[.$G$3]);AND([.B934]&gt;[.$G$4];[.B93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4]+1" office:value-type="float" office:value="933" calcext:value-type="float">
            <text:p>933</text:p>
          </table:table-cell>
          <table:table-cell table:formula="of:=[.$E$1]/([.$E$2]-1)*([.A935]-512)" office:value-type="float" office:value="80377.8714565005" calcext:value-type="float">
            <text:p>80.38E+03</text:p>
          </table:table-cell>
          <table:table-cell table:formula="of:=IF(OR(AND([.B935]&gt;[.$G$2];[.B935]&lt;[.$G$3]);AND([.B935]&gt;[.$G$4];[.B93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5]+1" office:value-type="float" office:value="934" calcext:value-type="float">
            <text:p>934</text:p>
          </table:table-cell>
          <table:table-cell table:formula="of:=[.$E$1]/([.$E$2]-1)*([.A936]-512)" office:value-type="float" office:value="80568.7927663734" calcext:value-type="float">
            <text:p>80.57E+03</text:p>
          </table:table-cell>
          <table:table-cell table:formula="of:=IF(OR(AND([.B936]&gt;[.$G$2];[.B936]&lt;[.$G$3]);AND([.B936]&gt;[.$G$4];[.B93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6]+1" office:value-type="float" office:value="935" calcext:value-type="float">
            <text:p>935</text:p>
          </table:table-cell>
          <table:table-cell table:formula="of:=[.$E$1]/([.$E$2]-1)*([.A937]-512)" office:value-type="float" office:value="80759.7140762463" calcext:value-type="float">
            <text:p>80.76E+03</text:p>
          </table:table-cell>
          <table:table-cell table:formula="of:=IF(OR(AND([.B937]&gt;[.$G$2];[.B937]&lt;[.$G$3]);AND([.B937]&gt;[.$G$4];[.B93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7]+1" office:value-type="float" office:value="936" calcext:value-type="float">
            <text:p>936</text:p>
          </table:table-cell>
          <table:table-cell table:formula="of:=[.$E$1]/([.$E$2]-1)*([.A938]-512)" office:value-type="float" office:value="80950.6353861192" calcext:value-type="float">
            <text:p>80.95E+03</text:p>
          </table:table-cell>
          <table:table-cell table:formula="of:=IF(OR(AND([.B938]&gt;[.$G$2];[.B938]&lt;[.$G$3]);AND([.B938]&gt;[.$G$4];[.B93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8]+1" office:value-type="float" office:value="937" calcext:value-type="float">
            <text:p>937</text:p>
          </table:table-cell>
          <table:table-cell table:formula="of:=[.$E$1]/([.$E$2]-1)*([.A939]-512)" office:value-type="float" office:value="81141.5566959922" calcext:value-type="float">
            <text:p>81.14E+03</text:p>
          </table:table-cell>
          <table:table-cell table:formula="of:=IF(OR(AND([.B939]&gt;[.$G$2];[.B939]&lt;[.$G$3]);AND([.B939]&gt;[.$G$4];[.B93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39]+1" office:value-type="float" office:value="938" calcext:value-type="float">
            <text:p>938</text:p>
          </table:table-cell>
          <table:table-cell table:formula="of:=[.$E$1]/([.$E$2]-1)*([.A940]-512)" office:value-type="float" office:value="81332.4780058651" calcext:value-type="float">
            <text:p>81.33E+03</text:p>
          </table:table-cell>
          <table:table-cell table:formula="of:=IF(OR(AND([.B940]&gt;[.$G$2];[.B940]&lt;[.$G$3]);AND([.B940]&gt;[.$G$4];[.B94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0]+1" office:value-type="float" office:value="939" calcext:value-type="float">
            <text:p>939</text:p>
          </table:table-cell>
          <table:table-cell table:formula="of:=[.$E$1]/([.$E$2]-1)*([.A941]-512)" office:value-type="float" office:value="81523.399315738" calcext:value-type="float">
            <text:p>81.52E+03</text:p>
          </table:table-cell>
          <table:table-cell table:formula="of:=IF(OR(AND([.B941]&gt;[.$G$2];[.B941]&lt;[.$G$3]);AND([.B941]&gt;[.$G$4];[.B94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1]+1" office:value-type="float" office:value="940" calcext:value-type="float">
            <text:p>940</text:p>
          </table:table-cell>
          <table:table-cell table:formula="of:=[.$E$1]/([.$E$2]-1)*([.A942]-512)" office:value-type="float" office:value="81714.3206256109" calcext:value-type="float">
            <text:p>81.71E+03</text:p>
          </table:table-cell>
          <table:table-cell table:formula="of:=IF(OR(AND([.B942]&gt;[.$G$2];[.B942]&lt;[.$G$3]);AND([.B942]&gt;[.$G$4];[.B94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2]+1" office:value-type="float" office:value="941" calcext:value-type="float">
            <text:p>941</text:p>
          </table:table-cell>
          <table:table-cell table:formula="of:=[.$E$1]/([.$E$2]-1)*([.A943]-512)" office:value-type="float" office:value="81905.2419354839" calcext:value-type="float">
            <text:p>81.91E+03</text:p>
          </table:table-cell>
          <table:table-cell table:formula="of:=IF(OR(AND([.B943]&gt;[.$G$2];[.B943]&lt;[.$G$3]);AND([.B943]&gt;[.$G$4];[.B94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3]+1" office:value-type="float" office:value="942" calcext:value-type="float">
            <text:p>942</text:p>
          </table:table-cell>
          <table:table-cell table:formula="of:=[.$E$1]/([.$E$2]-1)*([.A944]-512)" office:value-type="float" office:value="82096.1632453568" calcext:value-type="float">
            <text:p>82.10E+03</text:p>
          </table:table-cell>
          <table:table-cell table:formula="of:=IF(OR(AND([.B944]&gt;[.$G$2];[.B944]&lt;[.$G$3]);AND([.B944]&gt;[.$G$4];[.B94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4]+1" office:value-type="float" office:value="943" calcext:value-type="float">
            <text:p>943</text:p>
          </table:table-cell>
          <table:table-cell table:formula="of:=[.$E$1]/([.$E$2]-1)*([.A945]-512)" office:value-type="float" office:value="82287.0845552297" calcext:value-type="float">
            <text:p>82.29E+03</text:p>
          </table:table-cell>
          <table:table-cell table:formula="of:=IF(OR(AND([.B945]&gt;[.$G$2];[.B945]&lt;[.$G$3]);AND([.B945]&gt;[.$G$4];[.B94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5]+1" office:value-type="float" office:value="944" calcext:value-type="float">
            <text:p>944</text:p>
          </table:table-cell>
          <table:table-cell table:formula="of:=[.$E$1]/([.$E$2]-1)*([.A946]-512)" office:value-type="float" office:value="82478.0058651026" calcext:value-type="float">
            <text:p>82.48E+03</text:p>
          </table:table-cell>
          <table:table-cell table:formula="of:=IF(OR(AND([.B946]&gt;[.$G$2];[.B946]&lt;[.$G$3]);AND([.B946]&gt;[.$G$4];[.B94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6]+1" office:value-type="float" office:value="945" calcext:value-type="float">
            <text:p>945</text:p>
          </table:table-cell>
          <table:table-cell table:formula="of:=[.$E$1]/([.$E$2]-1)*([.A947]-512)" office:value-type="float" office:value="82668.9271749756" calcext:value-type="float">
            <text:p>82.67E+03</text:p>
          </table:table-cell>
          <table:table-cell table:formula="of:=IF(OR(AND([.B947]&gt;[.$G$2];[.B947]&lt;[.$G$3]);AND([.B947]&gt;[.$G$4];[.B94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7]+1" office:value-type="float" office:value="946" calcext:value-type="float">
            <text:p>946</text:p>
          </table:table-cell>
          <table:table-cell table:formula="of:=[.$E$1]/([.$E$2]-1)*([.A948]-512)" office:value-type="float" office:value="82859.8484848485" calcext:value-type="float">
            <text:p>82.86E+03</text:p>
          </table:table-cell>
          <table:table-cell table:formula="of:=IF(OR(AND([.B948]&gt;[.$G$2];[.B948]&lt;[.$G$3]);AND([.B948]&gt;[.$G$4];[.B94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8]+1" office:value-type="float" office:value="947" calcext:value-type="float">
            <text:p>947</text:p>
          </table:table-cell>
          <table:table-cell table:formula="of:=[.$E$1]/([.$E$2]-1)*([.A949]-512)" office:value-type="float" office:value="83050.7697947214" calcext:value-type="float">
            <text:p>83.05E+03</text:p>
          </table:table-cell>
          <table:table-cell table:formula="of:=IF(OR(AND([.B949]&gt;[.$G$2];[.B949]&lt;[.$G$3]);AND([.B949]&gt;[.$G$4];[.B94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49]+1" office:value-type="float" office:value="948" calcext:value-type="float">
            <text:p>948</text:p>
          </table:table-cell>
          <table:table-cell table:formula="of:=[.$E$1]/([.$E$2]-1)*([.A950]-512)" office:value-type="float" office:value="83241.6911045943" calcext:value-type="float">
            <text:p>83.24E+03</text:p>
          </table:table-cell>
          <table:table-cell table:formula="of:=IF(OR(AND([.B950]&gt;[.$G$2];[.B950]&lt;[.$G$3]);AND([.B950]&gt;[.$G$4];[.B95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0]+1" office:value-type="float" office:value="949" calcext:value-type="float">
            <text:p>949</text:p>
          </table:table-cell>
          <table:table-cell table:formula="of:=[.$E$1]/([.$E$2]-1)*([.A951]-512)" office:value-type="float" office:value="83432.6124144673" calcext:value-type="float">
            <text:p>83.43E+03</text:p>
          </table:table-cell>
          <table:table-cell table:formula="of:=IF(OR(AND([.B951]&gt;[.$G$2];[.B951]&lt;[.$G$3]);AND([.B951]&gt;[.$G$4];[.B95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1]+1" office:value-type="float" office:value="950" calcext:value-type="float">
            <text:p>950</text:p>
          </table:table-cell>
          <table:table-cell table:formula="of:=[.$E$1]/([.$E$2]-1)*([.A952]-512)" office:value-type="float" office:value="83623.5337243402" calcext:value-type="float">
            <text:p>83.62E+03</text:p>
          </table:table-cell>
          <table:table-cell table:formula="of:=IF(OR(AND([.B952]&gt;[.$G$2];[.B952]&lt;[.$G$3]);AND([.B952]&gt;[.$G$4];[.B95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2]+1" office:value-type="float" office:value="951" calcext:value-type="float">
            <text:p>951</text:p>
          </table:table-cell>
          <table:table-cell table:formula="of:=[.$E$1]/([.$E$2]-1)*([.A953]-512)" office:value-type="float" office:value="83814.4550342131" calcext:value-type="float">
            <text:p>83.81E+03</text:p>
          </table:table-cell>
          <table:table-cell table:formula="of:=IF(OR(AND([.B953]&gt;[.$G$2];[.B953]&lt;[.$G$3]);AND([.B953]&gt;[.$G$4];[.B95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3]+1" office:value-type="float" office:value="952" calcext:value-type="float">
            <text:p>952</text:p>
          </table:table-cell>
          <table:table-cell table:formula="of:=[.$E$1]/([.$E$2]-1)*([.A954]-512)" office:value-type="float" office:value="84005.376344086" calcext:value-type="float">
            <text:p>84.01E+03</text:p>
          </table:table-cell>
          <table:table-cell table:formula="of:=IF(OR(AND([.B954]&gt;[.$G$2];[.B954]&lt;[.$G$3]);AND([.B954]&gt;[.$G$4];[.B95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4]+1" office:value-type="float" office:value="953" calcext:value-type="float">
            <text:p>953</text:p>
          </table:table-cell>
          <table:table-cell table:formula="of:=[.$E$1]/([.$E$2]-1)*([.A955]-512)" office:value-type="float" office:value="84196.297653959" calcext:value-type="float">
            <text:p>84.20E+03</text:p>
          </table:table-cell>
          <table:table-cell table:formula="of:=IF(OR(AND([.B955]&gt;[.$G$2];[.B955]&lt;[.$G$3]);AND([.B955]&gt;[.$G$4];[.B95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5]+1" office:value-type="float" office:value="954" calcext:value-type="float">
            <text:p>954</text:p>
          </table:table-cell>
          <table:table-cell table:formula="of:=[.$E$1]/([.$E$2]-1)*([.A956]-512)" office:value-type="float" office:value="84387.2189638319" calcext:value-type="float">
            <text:p>84.39E+03</text:p>
          </table:table-cell>
          <table:table-cell table:formula="of:=IF(OR(AND([.B956]&gt;[.$G$2];[.B956]&lt;[.$G$3]);AND([.B956]&gt;[.$G$4];[.B95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6]+1" office:value-type="float" office:value="955" calcext:value-type="float">
            <text:p>955</text:p>
          </table:table-cell>
          <table:table-cell table:formula="of:=[.$E$1]/([.$E$2]-1)*([.A957]-512)" office:value-type="float" office:value="84578.1402737048" calcext:value-type="float">
            <text:p>84.58E+03</text:p>
          </table:table-cell>
          <table:table-cell table:formula="of:=IF(OR(AND([.B957]&gt;[.$G$2];[.B957]&lt;[.$G$3]);AND([.B957]&gt;[.$G$4];[.B95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7]+1" office:value-type="float" office:value="956" calcext:value-type="float">
            <text:p>956</text:p>
          </table:table-cell>
          <table:table-cell table:formula="of:=[.$E$1]/([.$E$2]-1)*([.A958]-512)" office:value-type="float" office:value="84769.0615835777" calcext:value-type="float">
            <text:p>84.77E+03</text:p>
          </table:table-cell>
          <table:table-cell table:formula="of:=IF(OR(AND([.B958]&gt;[.$G$2];[.B958]&lt;[.$G$3]);AND([.B958]&gt;[.$G$4];[.B95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8]+1" office:value-type="float" office:value="957" calcext:value-type="float">
            <text:p>957</text:p>
          </table:table-cell>
          <table:table-cell table:formula="of:=[.$E$1]/([.$E$2]-1)*([.A959]-512)" office:value-type="float" office:value="84959.9828934506" calcext:value-type="float">
            <text:p>84.96E+03</text:p>
          </table:table-cell>
          <table:table-cell table:formula="of:=IF(OR(AND([.B959]&gt;[.$G$2];[.B959]&lt;[.$G$3]);AND([.B959]&gt;[.$G$4];[.B95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59]+1" office:value-type="float" office:value="958" calcext:value-type="float">
            <text:p>958</text:p>
          </table:table-cell>
          <table:table-cell table:formula="of:=[.$E$1]/([.$E$2]-1)*([.A960]-512)" office:value-type="float" office:value="85150.9042033235" calcext:value-type="float">
            <text:p>85.15E+03</text:p>
          </table:table-cell>
          <table:table-cell table:formula="of:=IF(OR(AND([.B960]&gt;[.$G$2];[.B960]&lt;[.$G$3]);AND([.B960]&gt;[.$G$4];[.B96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0]+1" office:value-type="float" office:value="959" calcext:value-type="float">
            <text:p>959</text:p>
          </table:table-cell>
          <table:table-cell table:formula="of:=[.$E$1]/([.$E$2]-1)*([.A961]-512)" office:value-type="float" office:value="85341.8255131965" calcext:value-type="float">
            <text:p>85.34E+03</text:p>
          </table:table-cell>
          <table:table-cell table:formula="of:=IF(OR(AND([.B961]&gt;[.$G$2];[.B961]&lt;[.$G$3]);AND([.B961]&gt;[.$G$4];[.B96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1]+1" office:value-type="float" office:value="960" calcext:value-type="float">
            <text:p>960</text:p>
          </table:table-cell>
          <table:table-cell table:formula="of:=[.$E$1]/([.$E$2]-1)*([.A962]-512)" office:value-type="float" office:value="85532.7468230694" calcext:value-type="float">
            <text:p>85.53E+03</text:p>
          </table:table-cell>
          <table:table-cell table:formula="of:=IF(OR(AND([.B962]&gt;[.$G$2];[.B962]&lt;[.$G$3]);AND([.B962]&gt;[.$G$4];[.B96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2]+1" office:value-type="float" office:value="961" calcext:value-type="float">
            <text:p>961</text:p>
          </table:table-cell>
          <table:table-cell table:formula="of:=[.$E$1]/([.$E$2]-1)*([.A963]-512)" office:value-type="float" office:value="85723.6681329423" calcext:value-type="float">
            <text:p>85.72E+03</text:p>
          </table:table-cell>
          <table:table-cell table:formula="of:=IF(OR(AND([.B963]&gt;[.$G$2];[.B963]&lt;[.$G$3]);AND([.B963]&gt;[.$G$4];[.B96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3]+1" office:value-type="float" office:value="962" calcext:value-type="float">
            <text:p>962</text:p>
          </table:table-cell>
          <table:table-cell table:formula="of:=[.$E$1]/([.$E$2]-1)*([.A964]-512)" office:value-type="float" office:value="85914.5894428152" calcext:value-type="float">
            <text:p>85.91E+03</text:p>
          </table:table-cell>
          <table:table-cell table:formula="of:=IF(OR(AND([.B964]&gt;[.$G$2];[.B964]&lt;[.$G$3]);AND([.B964]&gt;[.$G$4];[.B96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4]+1" office:value-type="float" office:value="963" calcext:value-type="float">
            <text:p>963</text:p>
          </table:table-cell>
          <table:table-cell table:formula="of:=[.$E$1]/([.$E$2]-1)*([.A965]-512)" office:value-type="float" office:value="86105.5107526882" calcext:value-type="float">
            <text:p>86.11E+03</text:p>
          </table:table-cell>
          <table:table-cell table:formula="of:=IF(OR(AND([.B965]&gt;[.$G$2];[.B965]&lt;[.$G$3]);AND([.B965]&gt;[.$G$4];[.B96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5]+1" office:value-type="float" office:value="964" calcext:value-type="float">
            <text:p>964</text:p>
          </table:table-cell>
          <table:table-cell table:formula="of:=[.$E$1]/([.$E$2]-1)*([.A966]-512)" office:value-type="float" office:value="86296.4320625611" calcext:value-type="float">
            <text:p>86.30E+03</text:p>
          </table:table-cell>
          <table:table-cell table:formula="of:=IF(OR(AND([.B966]&gt;[.$G$2];[.B966]&lt;[.$G$3]);AND([.B966]&gt;[.$G$4];[.B96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6]+1" office:value-type="float" office:value="965" calcext:value-type="float">
            <text:p>965</text:p>
          </table:table-cell>
          <table:table-cell table:formula="of:=[.$E$1]/([.$E$2]-1)*([.A967]-512)" office:value-type="float" office:value="86487.353372434" calcext:value-type="float">
            <text:p>86.49E+03</text:p>
          </table:table-cell>
          <table:table-cell table:formula="of:=IF(OR(AND([.B967]&gt;[.$G$2];[.B967]&lt;[.$G$3]);AND([.B967]&gt;[.$G$4];[.B96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7]+1" office:value-type="float" office:value="966" calcext:value-type="float">
            <text:p>966</text:p>
          </table:table-cell>
          <table:table-cell table:formula="of:=[.$E$1]/([.$E$2]-1)*([.A968]-512)" office:value-type="float" office:value="86678.2746823069" calcext:value-type="float">
            <text:p>86.68E+03</text:p>
          </table:table-cell>
          <table:table-cell table:formula="of:=IF(OR(AND([.B968]&gt;[.$G$2];[.B968]&lt;[.$G$3]);AND([.B968]&gt;[.$G$4];[.B96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8]+1" office:value-type="float" office:value="967" calcext:value-type="float">
            <text:p>967</text:p>
          </table:table-cell>
          <table:table-cell table:formula="of:=[.$E$1]/([.$E$2]-1)*([.A969]-512)" office:value-type="float" office:value="86869.1959921799" calcext:value-type="float">
            <text:p>86.87E+03</text:p>
          </table:table-cell>
          <table:table-cell table:formula="of:=IF(OR(AND([.B969]&gt;[.$G$2];[.B969]&lt;[.$G$3]);AND([.B969]&gt;[.$G$4];[.B96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69]+1" office:value-type="float" office:value="968" calcext:value-type="float">
            <text:p>968</text:p>
          </table:table-cell>
          <table:table-cell table:formula="of:=[.$E$1]/([.$E$2]-1)*([.A970]-512)" office:value-type="float" office:value="87060.1173020528" calcext:value-type="float">
            <text:p>87.06E+03</text:p>
          </table:table-cell>
          <table:table-cell table:formula="of:=IF(OR(AND([.B970]&gt;[.$G$2];[.B970]&lt;[.$G$3]);AND([.B970]&gt;[.$G$4];[.B97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0]+1" office:value-type="float" office:value="969" calcext:value-type="float">
            <text:p>969</text:p>
          </table:table-cell>
          <table:table-cell table:formula="of:=[.$E$1]/([.$E$2]-1)*([.A971]-512)" office:value-type="float" office:value="87251.0386119257" calcext:value-type="float">
            <text:p>87.25E+03</text:p>
          </table:table-cell>
          <table:table-cell table:formula="of:=IF(OR(AND([.B971]&gt;[.$G$2];[.B971]&lt;[.$G$3]);AND([.B971]&gt;[.$G$4];[.B97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1]+1" office:value-type="float" office:value="970" calcext:value-type="float">
            <text:p>970</text:p>
          </table:table-cell>
          <table:table-cell table:formula="of:=[.$E$1]/([.$E$2]-1)*([.A972]-512)" office:value-type="float" office:value="87441.9599217986" calcext:value-type="float">
            <text:p>87.44E+03</text:p>
          </table:table-cell>
          <table:table-cell table:formula="of:=IF(OR(AND([.B972]&gt;[.$G$2];[.B972]&lt;[.$G$3]);AND([.B972]&gt;[.$G$4];[.B97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2]+1" office:value-type="float" office:value="971" calcext:value-type="float">
            <text:p>971</text:p>
          </table:table-cell>
          <table:table-cell table:formula="of:=[.$E$1]/([.$E$2]-1)*([.A973]-512)" office:value-type="float" office:value="87632.8812316715" calcext:value-type="float">
            <text:p>87.63E+03</text:p>
          </table:table-cell>
          <table:table-cell table:formula="of:=IF(OR(AND([.B973]&gt;[.$G$2];[.B973]&lt;[.$G$3]);AND([.B973]&gt;[.$G$4];[.B97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3]+1" office:value-type="float" office:value="972" calcext:value-type="float">
            <text:p>972</text:p>
          </table:table-cell>
          <table:table-cell table:formula="of:=[.$E$1]/([.$E$2]-1)*([.A974]-512)" office:value-type="float" office:value="87823.8025415445" calcext:value-type="float">
            <text:p>87.82E+03</text:p>
          </table:table-cell>
          <table:table-cell table:formula="of:=IF(OR(AND([.B974]&gt;[.$G$2];[.B974]&lt;[.$G$3]);AND([.B974]&gt;[.$G$4];[.B97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4]+1" office:value-type="float" office:value="973" calcext:value-type="float">
            <text:p>973</text:p>
          </table:table-cell>
          <table:table-cell table:formula="of:=[.$E$1]/([.$E$2]-1)*([.A975]-512)" office:value-type="float" office:value="88014.7238514174" calcext:value-type="float">
            <text:p>88.01E+03</text:p>
          </table:table-cell>
          <table:table-cell table:formula="of:=IF(OR(AND([.B975]&gt;[.$G$2];[.B975]&lt;[.$G$3]);AND([.B975]&gt;[.$G$4];[.B97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5]+1" office:value-type="float" office:value="974" calcext:value-type="float">
            <text:p>974</text:p>
          </table:table-cell>
          <table:table-cell table:formula="of:=[.$E$1]/([.$E$2]-1)*([.A976]-512)" office:value-type="float" office:value="88205.6451612903" calcext:value-type="float">
            <text:p>88.21E+03</text:p>
          </table:table-cell>
          <table:table-cell table:formula="of:=IF(OR(AND([.B976]&gt;[.$G$2];[.B976]&lt;[.$G$3]);AND([.B976]&gt;[.$G$4];[.B97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6]+1" office:value-type="float" office:value="975" calcext:value-type="float">
            <text:p>975</text:p>
          </table:table-cell>
          <table:table-cell table:formula="of:=[.$E$1]/([.$E$2]-1)*([.A977]-512)" office:value-type="float" office:value="88396.5664711633" calcext:value-type="float">
            <text:p>88.40E+03</text:p>
          </table:table-cell>
          <table:table-cell table:formula="of:=IF(OR(AND([.B977]&gt;[.$G$2];[.B977]&lt;[.$G$3]);AND([.B977]&gt;[.$G$4];[.B97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7]+1" office:value-type="float" office:value="976" calcext:value-type="float">
            <text:p>976</text:p>
          </table:table-cell>
          <table:table-cell table:formula="of:=[.$E$1]/([.$E$2]-1)*([.A978]-512)" office:value-type="float" office:value="88587.4877810362" calcext:value-type="float">
            <text:p>88.59E+03</text:p>
          </table:table-cell>
          <table:table-cell table:formula="of:=IF(OR(AND([.B978]&gt;[.$G$2];[.B978]&lt;[.$G$3]);AND([.B978]&gt;[.$G$4];[.B97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8]+1" office:value-type="float" office:value="977" calcext:value-type="float">
            <text:p>977</text:p>
          </table:table-cell>
          <table:table-cell table:formula="of:=[.$E$1]/([.$E$2]-1)*([.A979]-512)" office:value-type="float" office:value="88778.4090909091" calcext:value-type="float">
            <text:p>88.78E+03</text:p>
          </table:table-cell>
          <table:table-cell table:formula="of:=IF(OR(AND([.B979]&gt;[.$G$2];[.B979]&lt;[.$G$3]);AND([.B979]&gt;[.$G$4];[.B97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79]+1" office:value-type="float" office:value="978" calcext:value-type="float">
            <text:p>978</text:p>
          </table:table-cell>
          <table:table-cell table:formula="of:=[.$E$1]/([.$E$2]-1)*([.A980]-512)" office:value-type="float" office:value="88969.330400782" calcext:value-type="float">
            <text:p>88.97E+03</text:p>
          </table:table-cell>
          <table:table-cell table:formula="of:=IF(OR(AND([.B980]&gt;[.$G$2];[.B980]&lt;[.$G$3]);AND([.B980]&gt;[.$G$4];[.B98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0]+1" office:value-type="float" office:value="979" calcext:value-type="float">
            <text:p>979</text:p>
          </table:table-cell>
          <table:table-cell table:formula="of:=[.$E$1]/([.$E$2]-1)*([.A981]-512)" office:value-type="float" office:value="89160.2517106549" calcext:value-type="float">
            <text:p>89.16E+03</text:p>
          </table:table-cell>
          <table:table-cell table:formula="of:=IF(OR(AND([.B981]&gt;[.$G$2];[.B981]&lt;[.$G$3]);AND([.B981]&gt;[.$G$4];[.B98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1]+1" office:value-type="float" office:value="980" calcext:value-type="float">
            <text:p>980</text:p>
          </table:table-cell>
          <table:table-cell table:formula="of:=[.$E$1]/([.$E$2]-1)*([.A982]-512)" office:value-type="float" office:value="89351.1730205279" calcext:value-type="float">
            <text:p>89.35E+03</text:p>
          </table:table-cell>
          <table:table-cell table:formula="of:=IF(OR(AND([.B982]&gt;[.$G$2];[.B982]&lt;[.$G$3]);AND([.B982]&gt;[.$G$4];[.B98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2]+1" office:value-type="float" office:value="981" calcext:value-type="float">
            <text:p>981</text:p>
          </table:table-cell>
          <table:table-cell table:formula="of:=[.$E$1]/([.$E$2]-1)*([.A983]-512)" office:value-type="float" office:value="89542.0943304008" calcext:value-type="float">
            <text:p>89.54E+03</text:p>
          </table:table-cell>
          <table:table-cell table:formula="of:=IF(OR(AND([.B983]&gt;[.$G$2];[.B983]&lt;[.$G$3]);AND([.B983]&gt;[.$G$4];[.B98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3]+1" office:value-type="float" office:value="982" calcext:value-type="float">
            <text:p>982</text:p>
          </table:table-cell>
          <table:table-cell table:formula="of:=[.$E$1]/([.$E$2]-1)*([.A984]-512)" office:value-type="float" office:value="89733.0156402737" calcext:value-type="float">
            <text:p>89.73E+03</text:p>
          </table:table-cell>
          <table:table-cell table:formula="of:=IF(OR(AND([.B984]&gt;[.$G$2];[.B984]&lt;[.$G$3]);AND([.B984]&gt;[.$G$4];[.B98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4]+1" office:value-type="float" office:value="983" calcext:value-type="float">
            <text:p>983</text:p>
          </table:table-cell>
          <table:table-cell table:formula="of:=[.$E$1]/([.$E$2]-1)*([.A985]-512)" office:value-type="float" office:value="89923.9369501466" calcext:value-type="float">
            <text:p>89.92E+03</text:p>
          </table:table-cell>
          <table:table-cell table:formula="of:=IF(OR(AND([.B985]&gt;[.$G$2];[.B985]&lt;[.$G$3]);AND([.B985]&gt;[.$G$4];[.B98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5]+1" office:value-type="float" office:value="984" calcext:value-type="float">
            <text:p>984</text:p>
          </table:table-cell>
          <table:table-cell table:formula="of:=[.$E$1]/([.$E$2]-1)*([.A986]-512)" office:value-type="float" office:value="90114.8582600195" calcext:value-type="float">
            <text:p>90.11E+03</text:p>
          </table:table-cell>
          <table:table-cell table:formula="of:=IF(OR(AND([.B986]&gt;[.$G$2];[.B986]&lt;[.$G$3]);AND([.B986]&gt;[.$G$4];[.B98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6]+1" office:value-type="float" office:value="985" calcext:value-type="float">
            <text:p>985</text:p>
          </table:table-cell>
          <table:table-cell table:formula="of:=[.$E$1]/([.$E$2]-1)*([.A987]-512)" office:value-type="float" office:value="90305.7795698925" calcext:value-type="float">
            <text:p>90.31E+03</text:p>
          </table:table-cell>
          <table:table-cell table:formula="of:=IF(OR(AND([.B987]&gt;[.$G$2];[.B987]&lt;[.$G$3]);AND([.B987]&gt;[.$G$4];[.B98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7]+1" office:value-type="float" office:value="986" calcext:value-type="float">
            <text:p>986</text:p>
          </table:table-cell>
          <table:table-cell table:formula="of:=[.$E$1]/([.$E$2]-1)*([.A988]-512)" office:value-type="float" office:value="90496.7008797654" calcext:value-type="float">
            <text:p>90.50E+03</text:p>
          </table:table-cell>
          <table:table-cell table:formula="of:=IF(OR(AND([.B988]&gt;[.$G$2];[.B988]&lt;[.$G$3]);AND([.B988]&gt;[.$G$4];[.B98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8]+1" office:value-type="float" office:value="987" calcext:value-type="float">
            <text:p>987</text:p>
          </table:table-cell>
          <table:table-cell table:formula="of:=[.$E$1]/([.$E$2]-1)*([.A989]-512)" office:value-type="float" office:value="90687.6221896383" calcext:value-type="float">
            <text:p>90.69E+03</text:p>
          </table:table-cell>
          <table:table-cell table:formula="of:=IF(OR(AND([.B989]&gt;[.$G$2];[.B989]&lt;[.$G$3]);AND([.B989]&gt;[.$G$4];[.B98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89]+1" office:value-type="float" office:value="988" calcext:value-type="float">
            <text:p>988</text:p>
          </table:table-cell>
          <table:table-cell table:formula="of:=[.$E$1]/([.$E$2]-1)*([.A990]-512)" office:value-type="float" office:value="90878.5434995112" calcext:value-type="float">
            <text:p>90.88E+03</text:p>
          </table:table-cell>
          <table:table-cell table:formula="of:=IF(OR(AND([.B990]&gt;[.$G$2];[.B990]&lt;[.$G$3]);AND([.B990]&gt;[.$G$4];[.B99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0]+1" office:value-type="float" office:value="989" calcext:value-type="float">
            <text:p>989</text:p>
          </table:table-cell>
          <table:table-cell table:formula="of:=[.$E$1]/([.$E$2]-1)*([.A991]-512)" office:value-type="float" office:value="91069.4648093842" calcext:value-type="float">
            <text:p>91.07E+03</text:p>
          </table:table-cell>
          <table:table-cell table:formula="of:=IF(OR(AND([.B991]&gt;[.$G$2];[.B991]&lt;[.$G$3]);AND([.B991]&gt;[.$G$4];[.B99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1]+1" office:value-type="float" office:value="990" calcext:value-type="float">
            <text:p>990</text:p>
          </table:table-cell>
          <table:table-cell table:formula="of:=[.$E$1]/([.$E$2]-1)*([.A992]-512)" office:value-type="float" office:value="91260.3861192571" calcext:value-type="float">
            <text:p>91.26E+03</text:p>
          </table:table-cell>
          <table:table-cell table:formula="of:=IF(OR(AND([.B992]&gt;[.$G$2];[.B992]&lt;[.$G$3]);AND([.B992]&gt;[.$G$4];[.B99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2]+1" office:value-type="float" office:value="991" calcext:value-type="float">
            <text:p>991</text:p>
          </table:table-cell>
          <table:table-cell table:formula="of:=[.$E$1]/([.$E$2]-1)*([.A993]-512)" office:value-type="float" office:value="91451.30742913" calcext:value-type="float">
            <text:p>91.45E+03</text:p>
          </table:table-cell>
          <table:table-cell table:formula="of:=IF(OR(AND([.B993]&gt;[.$G$2];[.B993]&lt;[.$G$3]);AND([.B993]&gt;[.$G$4];[.B99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3]+1" office:value-type="float" office:value="992" calcext:value-type="float">
            <text:p>992</text:p>
          </table:table-cell>
          <table:table-cell table:formula="of:=[.$E$1]/([.$E$2]-1)*([.A994]-512)" office:value-type="float" office:value="91642.2287390029" calcext:value-type="float">
            <text:p>91.64E+03</text:p>
          </table:table-cell>
          <table:table-cell table:formula="of:=IF(OR(AND([.B994]&gt;[.$G$2];[.B994]&lt;[.$G$3]);AND([.B994]&gt;[.$G$4];[.B99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4]+1" office:value-type="float" office:value="993" calcext:value-type="float">
            <text:p>993</text:p>
          </table:table-cell>
          <table:table-cell table:formula="of:=[.$E$1]/([.$E$2]-1)*([.A995]-512)" office:value-type="float" office:value="91833.1500488758" calcext:value-type="float">
            <text:p>91.83E+03</text:p>
          </table:table-cell>
          <table:table-cell table:formula="of:=IF(OR(AND([.B995]&gt;[.$G$2];[.B995]&lt;[.$G$3]);AND([.B995]&gt;[.$G$4];[.B99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5]+1" office:value-type="float" office:value="994" calcext:value-type="float">
            <text:p>994</text:p>
          </table:table-cell>
          <table:table-cell table:formula="of:=[.$E$1]/([.$E$2]-1)*([.A996]-512)" office:value-type="float" office:value="92024.0713587488" calcext:value-type="float">
            <text:p>92.02E+03</text:p>
          </table:table-cell>
          <table:table-cell table:formula="of:=IF(OR(AND([.B996]&gt;[.$G$2];[.B996]&lt;[.$G$3]);AND([.B996]&gt;[.$G$4];[.B99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6]+1" office:value-type="float" office:value="995" calcext:value-type="float">
            <text:p>995</text:p>
          </table:table-cell>
          <table:table-cell table:formula="of:=[.$E$1]/([.$E$2]-1)*([.A997]-512)" office:value-type="float" office:value="92214.9926686217" calcext:value-type="float">
            <text:p>92.21E+03</text:p>
          </table:table-cell>
          <table:table-cell table:formula="of:=IF(OR(AND([.B997]&gt;[.$G$2];[.B997]&lt;[.$G$3]);AND([.B997]&gt;[.$G$4];[.B99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7]+1" office:value-type="float" office:value="996" calcext:value-type="float">
            <text:p>996</text:p>
          </table:table-cell>
          <table:table-cell table:formula="of:=[.$E$1]/([.$E$2]-1)*([.A998]-512)" office:value-type="float" office:value="92405.9139784946" calcext:value-type="float">
            <text:p>92.41E+03</text:p>
          </table:table-cell>
          <table:table-cell table:formula="of:=IF(OR(AND([.B998]&gt;[.$G$2];[.B998]&lt;[.$G$3]);AND([.B998]&gt;[.$G$4];[.B99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8]+1" office:value-type="float" office:value="997" calcext:value-type="float">
            <text:p>997</text:p>
          </table:table-cell>
          <table:table-cell table:formula="of:=[.$E$1]/([.$E$2]-1)*([.A999]-512)" office:value-type="float" office:value="92596.8352883676" calcext:value-type="float">
            <text:p>92.60E+03</text:p>
          </table:table-cell>
          <table:table-cell table:formula="of:=IF(OR(AND([.B999]&gt;[.$G$2];[.B999]&lt;[.$G$3]);AND([.B999]&gt;[.$G$4];[.B99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999]+1" office:value-type="float" office:value="998" calcext:value-type="float">
            <text:p>998</text:p>
          </table:table-cell>
          <table:table-cell table:formula="of:=[.$E$1]/([.$E$2]-1)*([.A1000]-512)" office:value-type="float" office:value="92787.7565982405" calcext:value-type="float">
            <text:p>92.79E+03</text:p>
          </table:table-cell>
          <table:table-cell table:formula="of:=IF(OR(AND([.B1000]&gt;[.$G$2];[.B1000]&lt;[.$G$3]);AND([.B1000]&gt;[.$G$4];[.B100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0]+1" office:value-type="float" office:value="999" calcext:value-type="float">
            <text:p>999</text:p>
          </table:table-cell>
          <table:table-cell table:formula="of:=[.$E$1]/([.$E$2]-1)*([.A1001]-512)" office:value-type="float" office:value="92978.6779081134" calcext:value-type="float">
            <text:p>92.98E+03</text:p>
          </table:table-cell>
          <table:table-cell table:formula="of:=IF(OR(AND([.B1001]&gt;[.$G$2];[.B1001]&lt;[.$G$3]);AND([.B1001]&gt;[.$G$4];[.B100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1]+1" office:value-type="float" office:value="1000" calcext:value-type="float">
            <text:p>1000</text:p>
          </table:table-cell>
          <table:table-cell table:formula="of:=[.$E$1]/([.$E$2]-1)*([.A1002]-512)" office:value-type="float" office:value="93169.5992179863" calcext:value-type="float">
            <text:p>93.17E+03</text:p>
          </table:table-cell>
          <table:table-cell table:formula="of:=IF(OR(AND([.B1002]&gt;[.$G$2];[.B1002]&lt;[.$G$3]);AND([.B1002]&gt;[.$G$4];[.B100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2]+1" office:value-type="float" office:value="1001" calcext:value-type="float">
            <text:p>1001</text:p>
          </table:table-cell>
          <table:table-cell table:formula="of:=[.$E$1]/([.$E$2]-1)*([.A1003]-512)" office:value-type="float" office:value="93360.5205278592" calcext:value-type="float">
            <text:p>93.36E+03</text:p>
          </table:table-cell>
          <table:table-cell table:formula="of:=IF(OR(AND([.B1003]&gt;[.$G$2];[.B1003]&lt;[.$G$3]);AND([.B1003]&gt;[.$G$4];[.B100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3]+1" office:value-type="float" office:value="1002" calcext:value-type="float">
            <text:p>1002</text:p>
          </table:table-cell>
          <table:table-cell table:formula="of:=[.$E$1]/([.$E$2]-1)*([.A1004]-512)" office:value-type="float" office:value="93551.4418377322" calcext:value-type="float">
            <text:p>93.55E+03</text:p>
          </table:table-cell>
          <table:table-cell table:formula="of:=IF(OR(AND([.B1004]&gt;[.$G$2];[.B1004]&lt;[.$G$3]);AND([.B1004]&gt;[.$G$4];[.B100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4]+1" office:value-type="float" office:value="1003" calcext:value-type="float">
            <text:p>1003</text:p>
          </table:table-cell>
          <table:table-cell table:formula="of:=[.$E$1]/([.$E$2]-1)*([.A1005]-512)" office:value-type="float" office:value="93742.3631476051" calcext:value-type="float">
            <text:p>93.74E+03</text:p>
          </table:table-cell>
          <table:table-cell table:formula="of:=IF(OR(AND([.B1005]&gt;[.$G$2];[.B1005]&lt;[.$G$3]);AND([.B1005]&gt;[.$G$4];[.B100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5]+1" office:value-type="float" office:value="1004" calcext:value-type="float">
            <text:p>1004</text:p>
          </table:table-cell>
          <table:table-cell table:formula="of:=[.$E$1]/([.$E$2]-1)*([.A1006]-512)" office:value-type="float" office:value="93933.284457478" calcext:value-type="float">
            <text:p>93.93E+03</text:p>
          </table:table-cell>
          <table:table-cell table:formula="of:=IF(OR(AND([.B1006]&gt;[.$G$2];[.B1006]&lt;[.$G$3]);AND([.B1006]&gt;[.$G$4];[.B100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6]+1" office:value-type="float" office:value="1005" calcext:value-type="float">
            <text:p>1005</text:p>
          </table:table-cell>
          <table:table-cell table:formula="of:=[.$E$1]/([.$E$2]-1)*([.A1007]-512)" office:value-type="float" office:value="94124.2057673509" calcext:value-type="float">
            <text:p>94.12E+03</text:p>
          </table:table-cell>
          <table:table-cell table:formula="of:=IF(OR(AND([.B1007]&gt;[.$G$2];[.B1007]&lt;[.$G$3]);AND([.B1007]&gt;[.$G$4];[.B100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7]+1" office:value-type="float" office:value="1006" calcext:value-type="float">
            <text:p>1006</text:p>
          </table:table-cell>
          <table:table-cell table:formula="of:=[.$E$1]/([.$E$2]-1)*([.A1008]-512)" office:value-type="float" office:value="94315.1270772239" calcext:value-type="float">
            <text:p>94.32E+03</text:p>
          </table:table-cell>
          <table:table-cell table:formula="of:=IF(OR(AND([.B1008]&gt;[.$G$2];[.B1008]&lt;[.$G$3]);AND([.B1008]&gt;[.$G$4];[.B100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8]+1" office:value-type="float" office:value="1007" calcext:value-type="float">
            <text:p>1007</text:p>
          </table:table-cell>
          <table:table-cell table:formula="of:=[.$E$1]/([.$E$2]-1)*([.A1009]-512)" office:value-type="float" office:value="94506.0483870968" calcext:value-type="float">
            <text:p>94.51E+03</text:p>
          </table:table-cell>
          <table:table-cell table:formula="of:=IF(OR(AND([.B1009]&gt;[.$G$2];[.B1009]&lt;[.$G$3]);AND([.B1009]&gt;[.$G$4];[.B100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09]+1" office:value-type="float" office:value="1008" calcext:value-type="float">
            <text:p>1008</text:p>
          </table:table-cell>
          <table:table-cell table:formula="of:=[.$E$1]/([.$E$2]-1)*([.A1010]-512)" office:value-type="float" office:value="94696.9696969697" calcext:value-type="float">
            <text:p>94.70E+03</text:p>
          </table:table-cell>
          <table:table-cell table:formula="of:=IF(OR(AND([.B1010]&gt;[.$G$2];[.B1010]&lt;[.$G$3]);AND([.B1010]&gt;[.$G$4];[.B101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0]+1" office:value-type="float" office:value="1009" calcext:value-type="float">
            <text:p>1009</text:p>
          </table:table-cell>
          <table:table-cell table:formula="of:=[.$E$1]/([.$E$2]-1)*([.A1011]-512)" office:value-type="float" office:value="94887.8910068426" calcext:value-type="float">
            <text:p>94.89E+03</text:p>
          </table:table-cell>
          <table:table-cell table:formula="of:=IF(OR(AND([.B1011]&gt;[.$G$2];[.B1011]&lt;[.$G$3]);AND([.B1011]&gt;[.$G$4];[.B101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1]+1" office:value-type="float" office:value="1010" calcext:value-type="float">
            <text:p>1010</text:p>
          </table:table-cell>
          <table:table-cell table:formula="of:=[.$E$1]/([.$E$2]-1)*([.A1012]-512)" office:value-type="float" office:value="95078.8123167155" calcext:value-type="float">
            <text:p>95.08E+03</text:p>
          </table:table-cell>
          <table:table-cell table:formula="of:=IF(OR(AND([.B1012]&gt;[.$G$2];[.B1012]&lt;[.$G$3]);AND([.B1012]&gt;[.$G$4];[.B101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2]+1" office:value-type="float" office:value="1011" calcext:value-type="float">
            <text:p>1011</text:p>
          </table:table-cell>
          <table:table-cell table:formula="of:=[.$E$1]/([.$E$2]-1)*([.A1013]-512)" office:value-type="float" office:value="95269.7336265885" calcext:value-type="float">
            <text:p>95.27E+03</text:p>
          </table:table-cell>
          <table:table-cell table:formula="of:=IF(OR(AND([.B1013]&gt;[.$G$2];[.B1013]&lt;[.$G$3]);AND([.B1013]&gt;[.$G$4];[.B101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3]+1" office:value-type="float" office:value="1012" calcext:value-type="float">
            <text:p>1012</text:p>
          </table:table-cell>
          <table:table-cell table:formula="of:=[.$E$1]/([.$E$2]-1)*([.A1014]-512)" office:value-type="float" office:value="95460.6549364614" calcext:value-type="float">
            <text:p>95.46E+03</text:p>
          </table:table-cell>
          <table:table-cell table:formula="of:=IF(OR(AND([.B1014]&gt;[.$G$2];[.B1014]&lt;[.$G$3]);AND([.B1014]&gt;[.$G$4];[.B101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4]+1" office:value-type="float" office:value="1013" calcext:value-type="float">
            <text:p>1013</text:p>
          </table:table-cell>
          <table:table-cell table:formula="of:=[.$E$1]/([.$E$2]-1)*([.A1015]-512)" office:value-type="float" office:value="95651.5762463343" calcext:value-type="float">
            <text:p>95.65E+03</text:p>
          </table:table-cell>
          <table:table-cell table:formula="of:=IF(OR(AND([.B1015]&gt;[.$G$2];[.B1015]&lt;[.$G$3]);AND([.B1015]&gt;[.$G$4];[.B1015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5]+1" office:value-type="float" office:value="1014" calcext:value-type="float">
            <text:p>1014</text:p>
          </table:table-cell>
          <table:table-cell table:formula="of:=[.$E$1]/([.$E$2]-1)*([.A1016]-512)" office:value-type="float" office:value="95842.4975562072" calcext:value-type="float">
            <text:p>95.84E+03</text:p>
          </table:table-cell>
          <table:table-cell table:formula="of:=IF(OR(AND([.B1016]&gt;[.$G$2];[.B1016]&lt;[.$G$3]);AND([.B1016]&gt;[.$G$4];[.B1016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6]+1" office:value-type="float" office:value="1015" calcext:value-type="float">
            <text:p>1015</text:p>
          </table:table-cell>
          <table:table-cell table:formula="of:=[.$E$1]/([.$E$2]-1)*([.A1017]-512)" office:value-type="float" office:value="96033.4188660801" calcext:value-type="float">
            <text:p>96.03E+03</text:p>
          </table:table-cell>
          <table:table-cell table:formula="of:=IF(OR(AND([.B1017]&gt;[.$G$2];[.B1017]&lt;[.$G$3]);AND([.B1017]&gt;[.$G$4];[.B1017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7]+1" office:value-type="float" office:value="1016" calcext:value-type="float">
            <text:p>1016</text:p>
          </table:table-cell>
          <table:table-cell table:formula="of:=[.$E$1]/([.$E$2]-1)*([.A1018]-512)" office:value-type="float" office:value="96224.3401759531" calcext:value-type="float">
            <text:p>96.22E+03</text:p>
          </table:table-cell>
          <table:table-cell table:formula="of:=IF(OR(AND([.B1018]&gt;[.$G$2];[.B1018]&lt;[.$G$3]);AND([.B1018]&gt;[.$G$4];[.B1018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8]+1" office:value-type="float" office:value="1017" calcext:value-type="float">
            <text:p>1017</text:p>
          </table:table-cell>
          <table:table-cell table:formula="of:=[.$E$1]/([.$E$2]-1)*([.A1019]-512)" office:value-type="float" office:value="96415.261485826" calcext:value-type="float">
            <text:p>96.42E+03</text:p>
          </table:table-cell>
          <table:table-cell table:formula="of:=IF(OR(AND([.B1019]&gt;[.$G$2];[.B1019]&lt;[.$G$3]);AND([.B1019]&gt;[.$G$4];[.B1019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19]+1" office:value-type="float" office:value="1018" calcext:value-type="float">
            <text:p>1018</text:p>
          </table:table-cell>
          <table:table-cell table:formula="of:=[.$E$1]/([.$E$2]-1)*([.A1020]-512)" office:value-type="float" office:value="96606.1827956989" calcext:value-type="float">
            <text:p>96.61E+03</text:p>
          </table:table-cell>
          <table:table-cell table:formula="of:=IF(OR(AND([.B1020]&gt;[.$G$2];[.B1020]&lt;[.$G$3]);AND([.B1020]&gt;[.$G$4];[.B1020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0]+1" office:value-type="float" office:value="1019" calcext:value-type="float">
            <text:p>1019</text:p>
          </table:table-cell>
          <table:table-cell table:formula="of:=[.$E$1]/([.$E$2]-1)*([.A1021]-512)" office:value-type="float" office:value="96797.1041055718" calcext:value-type="float">
            <text:p>96.80E+03</text:p>
          </table:table-cell>
          <table:table-cell table:formula="of:=IF(OR(AND([.B1021]&gt;[.$G$2];[.B1021]&lt;[.$G$3]);AND([.B1021]&gt;[.$G$4];[.B1021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1]+1" office:value-type="float" office:value="1020" calcext:value-type="float">
            <text:p>1020</text:p>
          </table:table-cell>
          <table:table-cell table:formula="of:=[.$E$1]/([.$E$2]-1)*([.A1022]-512)" office:value-type="float" office:value="96988.0254154448" calcext:value-type="float">
            <text:p>96.99E+03</text:p>
          </table:table-cell>
          <table:table-cell table:formula="of:=IF(OR(AND([.B1022]&gt;[.$G$2];[.B1022]&lt;[.$G$3]);AND([.B1022]&gt;[.$G$4];[.B1022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2]+1" office:value-type="float" office:value="1021" calcext:value-type="float">
            <text:p>1021</text:p>
          </table:table-cell>
          <table:table-cell table:formula="of:=[.$E$1]/([.$E$2]-1)*([.A1023]-512)" office:value-type="float" office:value="97178.9467253177" calcext:value-type="float">
            <text:p>97.18E+03</text:p>
          </table:table-cell>
          <table:table-cell table:formula="of:=IF(OR(AND([.B1023]&gt;[.$G$2];[.B1023]&lt;[.$G$3]);AND([.B1023]&gt;[.$G$4];[.B1023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3]+1" office:value-type="float" office:value="1022" calcext:value-type="float">
            <text:p>1022</text:p>
          </table:table-cell>
          <table:table-cell table:formula="of:=[.$E$1]/([.$E$2]-1)*([.A1024]-512)" office:value-type="float" office:value="97369.8680351906" calcext:value-type="float">
            <text:p>97.37E+03</text:p>
          </table:table-cell>
          <table:table-cell table:formula="of:=IF(OR(AND([.B1024]&gt;[.$G$2];[.B1024]&lt;[.$G$3]);AND([.B1024]&gt;[.$G$4];[.B1024]&lt;[.$G$5]))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024]+1" office:value-type="float" office:value="1023" calcext:value-type="float">
            <text:p>1023</text:p>
          </table:table-cell>
          <table:table-cell table:formula="of:=[.$E$1]/([.$E$2]-1)*([.A1025]-512)" office:value-type="float" office:value="97560.7893450635" calcext:value-type="float">
            <text:p>97.56E+03</text:p>
          </table:table-cell>
          <table:table-cell table:formula="of:=IF(OR(AND([.B1025]&gt;[.$G$2];[.B1025]&lt;[.$G$3]);AND([.B1025]&gt;[.$G$4];[.B1025]&lt;[.$G$5]));1;0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4:40:16.280000000</meta:creation-date>
    <dc:date>2021-10-31T14:58:27.626000000</dc:date>
    <meta:editing-duration>PT7M41S</meta:editing-duration>
    <meta:editing-cycles>1</meta:editing-cycles>
    <meta:generator>LibreOffice/7.2.2.2$Windows_X86_64 LibreOffice_project/02b2acce88a210515b4a5bb2e46cbfb63fe97d56</meta:generator>
    <meta:document-statistic meta:table-count="1" meta:cell-count="3088" meta:object-count="0"/>
  </office:meta>
</office:document-meta>
</file>